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085F0000022C68463E15.svm"/>
  <manifest:file-entry manifest:media-type="" manifest:full-path="Pictures/200000070000078B000003D3FBD3F218.svm"/>
  <manifest:file-entry manifest:media-type="" manifest:full-path="Pictures/200000070000085F0000022C6AA66C9D.svm"/>
  <manifest:file-entry manifest:media-type="" manifest:full-path="Pictures/200000070000085F0000022CE46F6109.svm"/>
  <manifest:file-entry manifest:media-type="" manifest:full-path="Pictures/200000070000085F0000022CE461BE32.svm"/>
  <manifest:file-entry manifest:media-type="" manifest:full-path="Pictures/200000070000078B000003D34D37E675.svm"/>
  <manifest:file-entry manifest:media-type="" manifest:full-path="Pictures/200000070000085F0000022C805A645E.svm"/>
  <manifest:file-entry manifest:media-type="" manifest:full-path="Pictures/200000070000085F0000022CDD9BF3A1.svm"/>
  <manifest:file-entry manifest:media-type="" manifest:full-path="Pictures/200000070000085F0000022C4510E6A4.svm"/>
  <manifest:file-entry manifest:media-type="" manifest:full-path="Pictures/200000070000085F0000022C50362CD9.svm"/>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T Extra" svg:font-family="'MT Extra', Symbol" style:font-family-generic="roman" style:font-pitch="variable" style:font-charset="x-symbol"/>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elle1" style:family="table">
      <style:table-properties style:width="18.288cm" fo:margin-left="-0.191cm" table:align="left" style:writing-mode="lr-tb"/>
    </style:style>
    <style:style style:name="Tabelle1.A" style:family="table-column">
      <style:table-column-properties style:column-width="2.096cm"/>
    </style:style>
    <style:style style:name="Tabelle1.B" style:family="table-column">
      <style:table-column-properties style:column-width="0.635cm"/>
    </style:style>
    <style:style style:name="Tabelle1.C" style:family="table-column">
      <style:table-column-properties style:column-width="1.296cm"/>
    </style:style>
    <style:style style:name="Tabelle1.D" style:family="table-column">
      <style:table-column-properties style:column-width="3.865cm"/>
    </style:style>
    <style:style style:name="Tabelle1.E" style:family="table-column">
      <style:table-column-properties style:column-width="1.886cm"/>
    </style:style>
    <style:style style:name="Tabelle1.F" style:family="table-column">
      <style:table-column-properties style:column-width="1.464cm"/>
    </style:style>
    <style:style style:name="Tabelle1.J" style:family="table-column">
      <style:table-column-properties style:column-width="2.655cm"/>
    </style:style>
    <style:style style:name="Tabelle1.1" style:family="table-row">
      <style:table-row-properties style:keep-together="true" fo:keep-together="auto"/>
    </style:style>
    <style:style style:name="Tabelle1.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elle1.A2" style:family="table-cell">
      <style:table-cell-properties style:vertical-align="top" fo:padding-left="0.191cm" fo:padding-right="0.191cm" fo:padding-top="0cm" fo:padding-bottom="0cm" fo:border="none" style:writing-mode="lr-tb"/>
    </style:style>
    <style:style style:name="Tabelle1.A26"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2" style:family="table">
      <style:table-properties style:width="18.129cm" fo:margin-left="-0.191cm" table:align="left" style:writing-mode="lr-tb"/>
    </style:style>
    <style:style style:name="Tabelle2.A" style:family="table-column">
      <style:table-column-properties style:column-width="2.096cm"/>
    </style:style>
    <style:style style:name="Tabelle2.B" style:family="table-column">
      <style:table-column-properties style:column-width="0.635cm"/>
    </style:style>
    <style:style style:name="Tabelle2.C" style:family="table-column">
      <style:table-column-properties style:column-width="1.429cm"/>
    </style:style>
    <style:style style:name="Tabelle2.D" style:family="table-column">
      <style:table-column-properties style:column-width="3.828cm"/>
    </style:style>
    <style:style style:name="Tabelle2.E" style:family="table-column">
      <style:table-column-properties style:column-width="1.868cm"/>
    </style:style>
    <style:style style:name="Tabelle2.F" style:family="table-column">
      <style:table-column-properties style:column-width="1.45cm"/>
    </style:style>
    <style:style style:name="Tabelle2.J" style:family="table-column">
      <style:table-column-properties style:column-width="2.473cm"/>
    </style:style>
    <style:style style:name="Tabelle2.1" style:family="table-row">
      <style:table-row-properties style:keep-together="true" fo:keep-together="auto"/>
    </style:style>
    <style:style style:name="Tabelle2.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elle2.A2" style:family="table-cell">
      <style:table-cell-properties style:vertical-align="top" fo:padding-left="0.191cm" fo:padding-right="0.191cm" fo:padding-top="0cm" fo:padding-bottom="0cm" fo:border="none" style:writing-mode="lr-tb"/>
    </style:style>
    <style:style style:name="Tabelle2.A2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3" style:family="table">
      <style:table-properties style:width="18.129cm" fo:margin-left="-0.191cm" table:align="left" style:writing-mode="lr-tb"/>
    </style:style>
    <style:style style:name="Tabelle3.A" style:family="table-column">
      <style:table-column-properties style:column-width="2.096cm"/>
    </style:style>
    <style:style style:name="Tabelle3.B" style:family="table-column">
      <style:table-column-properties style:column-width="0.635cm"/>
    </style:style>
    <style:style style:name="Tabelle3.C" style:family="table-column">
      <style:table-column-properties style:column-width="1.429cm"/>
    </style:style>
    <style:style style:name="Tabelle3.D" style:family="table-column">
      <style:table-column-properties style:column-width="3.828cm"/>
    </style:style>
    <style:style style:name="Tabelle3.E" style:family="table-column">
      <style:table-column-properties style:column-width="1.868cm"/>
    </style:style>
    <style:style style:name="Tabelle3.F" style:family="table-column">
      <style:table-column-properties style:column-width="1.45cm"/>
    </style:style>
    <style:style style:name="Tabelle3.J" style:family="table-column">
      <style:table-column-properties style:column-width="2.473cm"/>
    </style:style>
    <style:style style:name="Tabelle3.1" style:family="table-row">
      <style:table-row-properties style:keep-together="true" fo:keep-together="auto"/>
    </style:style>
    <style:style style:name="Tabelle3.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elle3.A2" style:family="table-cell">
      <style:table-cell-properties style:vertical-align="top" fo:padding-left="0.191cm" fo:padding-right="0.191cm" fo:padding-top="0cm" fo:padding-bottom="0cm" fo:border="none" style:writing-mode="lr-tb"/>
    </style:style>
    <style:style style:name="Tabelle3.A15"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4" style:family="table">
      <style:table-properties style:width="19.082cm" fo:margin-left="-0.191cm" table:align="left" style:writing-mode="lr-tb"/>
    </style:style>
    <style:style style:name="Tabelle4.A" style:family="table-column">
      <style:table-column-properties style:column-width="2.413cm"/>
    </style:style>
    <style:style style:name="Tabelle4.B" style:family="table-column">
      <style:table-column-properties style:column-width="0.318cm"/>
    </style:style>
    <style:style style:name="Tabelle4.C" style:family="table-column">
      <style:table-column-properties style:column-width="2.223cm"/>
    </style:style>
    <style:style style:name="Tabelle4.D" style:family="table-column">
      <style:table-column-properties style:column-width="3.861cm"/>
    </style:style>
    <style:style style:name="Tabelle4.E" style:family="table-column">
      <style:table-column-properties style:column-width="1.947cm"/>
    </style:style>
    <style:style style:name="Tabelle4.F" style:family="table-column">
      <style:table-column-properties style:column-width="1.293cm"/>
    </style:style>
    <style:style style:name="Tabelle4.G" style:family="table-column">
      <style:table-column-properties style:column-width="1.154cm"/>
    </style:style>
    <style:style style:name="Tabelle4.H" style:family="table-column">
      <style:table-column-properties style:column-width="1.429cm"/>
    </style:style>
    <style:style style:name="Tabelle4.J" style:family="table-column">
      <style:table-column-properties style:column-width="3.152cm"/>
    </style:style>
    <style:style style:name="Tabelle4.1" style:family="table-row">
      <style:table-row-properties style:keep-together="true" fo:keep-together="auto"/>
    </style:style>
    <style:style style:name="Tabelle4.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none" style:writing-mode="lr-tb"/>
    </style:style>
    <style:style style:name="Tabelle4.A22"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5" style:family="table">
      <style:table-properties style:width="19.084cm" fo:margin-left="-0.191cm" table:align="left" style:writing-mode="lr-tb"/>
    </style:style>
    <style:style style:name="Tabelle5.A" style:family="table-column">
      <style:table-column-properties style:column-width="2.413cm"/>
    </style:style>
    <style:style style:name="Tabelle5.B" style:family="table-column">
      <style:table-column-properties style:column-width="0.318cm"/>
    </style:style>
    <style:style style:name="Tabelle5.C" style:family="table-column">
      <style:table-column-properties style:column-width="2.54cm"/>
    </style:style>
    <style:style style:name="Tabelle5.D" style:family="table-column">
      <style:table-column-properties style:column-width="3.969cm"/>
    </style:style>
    <style:style style:name="Tabelle5.E" style:family="table-column">
      <style:table-column-properties style:column-width="1.866cm"/>
    </style:style>
    <style:style style:name="Tabelle5.F" style:family="table-column">
      <style:table-column-properties style:column-width="1.24cm"/>
    </style:style>
    <style:style style:name="Tabelle5.H" style:family="table-column">
      <style:table-column-properties style:column-width="1.436cm"/>
    </style:style>
    <style:style style:name="Tabelle5.I" style:family="table-column">
      <style:table-column-properties style:column-width="1.406cm"/>
    </style:style>
    <style:style style:name="Tabelle5.J" style:family="table-column">
      <style:table-column-properties style:column-width="2.656cm"/>
    </style:style>
    <style:style style:name="Tabelle5.1" style:family="table-row">
      <style:table-row-properties style:keep-together="true" fo:keep-together="auto"/>
    </style:style>
    <style:style style:name="Tabelle5.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none" style:writing-mode="lr-tb"/>
    </style:style>
    <style:style style:name="Tabelle5.A12"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6" style:family="table">
      <style:table-properties style:width="19.082cm" fo:margin-left="-0.191cm" table:align="left" style:writing-mode="lr-tb"/>
    </style:style>
    <style:style style:name="Tabelle6.A" style:family="table-column">
      <style:table-column-properties style:column-width="2.096cm"/>
    </style:style>
    <style:style style:name="Tabelle6.B" style:family="table-column">
      <style:table-column-properties style:column-width="0.635cm"/>
    </style:style>
    <style:style style:name="Tabelle6.C" style:family="table-column">
      <style:table-column-properties style:column-width="1.905cm"/>
    </style:style>
    <style:style style:name="Tabelle6.D" style:family="table-column">
      <style:table-column-properties style:column-width="3.969cm"/>
    </style:style>
    <style:style style:name="Tabelle6.E" style:family="table-column">
      <style:table-column-properties style:column-width="1.873cm"/>
    </style:style>
    <style:style style:name="Tabelle6.F" style:family="table-column">
      <style:table-column-properties style:column-width="1.341cm"/>
    </style:style>
    <style:style style:name="Tabelle6.J" style:family="table-column">
      <style:table-column-properties style:column-width="3.242cm"/>
    </style:style>
    <style:style style:name="Tabelle6.1" style:family="table-row">
      <style:table-row-properties style:keep-together="true" fo:keep-together="auto"/>
    </style:style>
    <style:style style:name="Tabelle6.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none" style:writing-mode="lr-tb"/>
    </style:style>
    <style:style style:name="Tabelle6.A1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7" style:family="table">
      <style:table-properties style:width="19.082cm" fo:margin-left="-0.191cm" table:align="left" style:writing-mode="lr-tb"/>
    </style:style>
    <style:style style:name="Tabelle7.A" style:family="table-column">
      <style:table-column-properties style:column-width="2.692cm"/>
    </style:style>
    <style:style style:name="Tabelle7.B" style:family="table-column">
      <style:table-column-properties style:column-width="0.614cm"/>
    </style:style>
    <style:style style:name="Tabelle7.C" style:family="table-column">
      <style:table-column-properties style:column-width="1.386cm"/>
    </style:style>
    <style:style style:name="Tabelle7.D" style:family="table-column">
      <style:table-column-properties style:column-width="4.001cm"/>
    </style:style>
    <style:style style:name="Tabelle7.E" style:family="table-column">
      <style:table-column-properties style:column-width="1.752cm"/>
    </style:style>
    <style:style style:name="Tabelle7.F" style:family="table-column">
      <style:table-column-properties style:column-width="1.356cm"/>
    </style:style>
    <style:style style:name="Tabelle7.H" style:family="table-column">
      <style:table-column-properties style:column-width="1.425cm"/>
    </style:style>
    <style:style style:name="Tabelle7.I" style:family="table-column">
      <style:table-column-properties style:column-width="1.499cm"/>
    </style:style>
    <style:style style:name="Tabelle7.J" style:family="table-column">
      <style:table-column-properties style:column-width="2.997cm"/>
    </style:style>
    <style:style style:name="Tabelle7.1" style:family="table-row">
      <style:table-row-properties style:keep-together="true" fo:keep-together="auto"/>
    </style:style>
    <style:style style:name="Tabelle7.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none" style:writing-mode="lr-tb"/>
    </style:style>
    <style:style style:name="Tabelle7.A20"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8" style:family="table">
      <style:table-properties style:width="19.084cm" fo:margin-left="-0.191cm" table:align="left" style:writing-mode="lr-tb"/>
    </style:style>
    <style:style style:name="Tabelle8.A" style:family="table-column">
      <style:table-column-properties style:column-width="2.942cm"/>
    </style:style>
    <style:style style:name="Tabelle8.B" style:family="table-column">
      <style:table-column-properties style:column-width="0.307cm"/>
    </style:style>
    <style:style style:name="Tabelle8.C" style:family="table-column">
      <style:table-column-properties style:column-width="2.461cm"/>
    </style:style>
    <style:style style:name="Tabelle8.D" style:family="table-column">
      <style:table-column-properties style:column-width="3.844cm"/>
    </style:style>
    <style:style style:name="Tabelle8.E" style:family="table-column">
      <style:table-column-properties style:column-width="1.808cm"/>
    </style:style>
    <style:style style:name="Tabelle8.F" style:family="table-column">
      <style:table-column-properties style:column-width="1.199cm"/>
    </style:style>
    <style:style style:name="Tabelle8.H" style:family="table-column">
      <style:table-column-properties style:column-width="1.432cm"/>
    </style:style>
    <style:style style:name="Tabelle8.I" style:family="table-column">
      <style:table-column-properties style:column-width="1.501cm"/>
    </style:style>
    <style:style style:name="Tabelle8.J" style:family="table-column">
      <style:table-column-properties style:column-width="2.39cm"/>
    </style:style>
    <style:style style:name="Tabelle8.1" style:family="table-row">
      <style:table-row-properties style:keep-together="true" fo:keep-together="auto"/>
    </style:style>
    <style:style style:name="Tabelle8.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elle8.A2" style:family="table-cell">
      <style:table-cell-properties style:vertical-align="top" fo:padding-left="0.191cm" fo:padding-right="0.191cm" fo:padding-top="0cm" fo:padding-bottom="0cm" fo:border="none" style:writing-mode="lr-tb"/>
    </style:style>
    <style:style style:name="Tabelle8.A12"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9" style:family="table">
      <style:table-properties style:width="19.084cm" fo:margin-left="-0.191cm" table:align="left" style:writing-mode="lr-tb"/>
    </style:style>
    <style:style style:name="Tabelle9.A" style:family="table-column">
      <style:table-column-properties style:column-width="2.413cm"/>
    </style:style>
    <style:style style:name="Tabelle9.B" style:family="table-column">
      <style:table-column-properties style:column-width="0.318cm"/>
    </style:style>
    <style:style style:name="Tabelle9.C" style:family="table-column">
      <style:table-column-properties style:column-width="2.54cm"/>
    </style:style>
    <style:style style:name="Tabelle9.D" style:family="table-column">
      <style:table-column-properties style:column-width="3.969cm"/>
    </style:style>
    <style:style style:name="Tabelle9.E" style:family="table-column">
      <style:table-column-properties style:column-width="1.866cm"/>
    </style:style>
    <style:style style:name="Tabelle9.F" style:family="table-column">
      <style:table-column-properties style:column-width="1.24cm"/>
    </style:style>
    <style:style style:name="Tabelle9.H" style:family="table-column">
      <style:table-column-properties style:column-width="1.436cm"/>
    </style:style>
    <style:style style:name="Tabelle9.I" style:family="table-column">
      <style:table-column-properties style:column-width="1.406cm"/>
    </style:style>
    <style:style style:name="Tabelle9.J" style:family="table-column">
      <style:table-column-properties style:column-width="2.656cm"/>
    </style:style>
    <style:style style:name="Tabelle9.1" style:family="table-row">
      <style:table-row-properties style:keep-together="true" fo:keep-together="auto"/>
    </style:style>
    <style:style style:name="Tabelle9.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elle9.A2" style:family="table-cell">
      <style:table-cell-properties style:vertical-align="top" fo:padding-left="0.191cm" fo:padding-right="0.191cm" fo:padding-top="0cm" fo:padding-bottom="0cm" fo:border="none" style:writing-mode="lr-tb"/>
    </style:style>
    <style:style style:name="Tabelle9.A15"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10" style:family="table">
      <style:table-properties style:width="18.129cm" fo:margin-left="-0.191cm" table:align="left" style:writing-mode="lr-tb"/>
    </style:style>
    <style:style style:name="Tabelle10.A" style:family="table-column">
      <style:table-column-properties style:column-width="2.096cm"/>
    </style:style>
    <style:style style:name="Tabelle10.B" style:family="table-column">
      <style:table-column-properties style:column-width="0.635cm"/>
    </style:style>
    <style:style style:name="Tabelle10.C" style:family="table-column">
      <style:table-column-properties style:column-width="1.429cm"/>
    </style:style>
    <style:style style:name="Tabelle10.D" style:family="table-column">
      <style:table-column-properties style:column-width="3.828cm"/>
    </style:style>
    <style:style style:name="Tabelle10.E" style:family="table-column">
      <style:table-column-properties style:column-width="1.868cm"/>
    </style:style>
    <style:style style:name="Tabelle10.F" style:family="table-column">
      <style:table-column-properties style:column-width="1.45cm"/>
    </style:style>
    <style:style style:name="Tabelle10.I" style:family="table-column">
      <style:table-column-properties style:column-width="1.385cm"/>
    </style:style>
    <style:style style:name="Tabelle10.J" style:family="table-column">
      <style:table-column-properties style:column-width="2.538cm"/>
    </style:style>
    <style:style style:name="Tabelle10.1" style:family="table-row">
      <style:table-row-properties style:keep-together="true" fo:keep-together="auto"/>
    </style:style>
    <style:style style:name="Tabelle10.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elle10.A2" style:family="table-cell">
      <style:table-cell-properties style:vertical-align="top" fo:padding-left="0.191cm" fo:padding-right="0.191cm" fo:padding-top="0cm" fo:padding-bottom="0cm" fo:border="none" style:writing-mode="lr-tb"/>
    </style:style>
    <style:style style:name="Tabelle10.A9"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11" style:family="table">
      <style:table-properties style:width="18.129cm" fo:margin-left="-0.191cm" table:align="left" style:writing-mode="lr-tb"/>
    </style:style>
    <style:style style:name="Tabelle11.A" style:family="table-column">
      <style:table-column-properties style:column-width="2.096cm"/>
    </style:style>
    <style:style style:name="Tabelle11.B" style:family="table-column">
      <style:table-column-properties style:column-width="0.635cm"/>
    </style:style>
    <style:style style:name="Tabelle11.C" style:family="table-column">
      <style:table-column-properties style:column-width="1.429cm"/>
    </style:style>
    <style:style style:name="Tabelle11.D" style:family="table-column">
      <style:table-column-properties style:column-width="3.828cm"/>
    </style:style>
    <style:style style:name="Tabelle11.E" style:family="table-column">
      <style:table-column-properties style:column-width="1.868cm"/>
    </style:style>
    <style:style style:name="Tabelle11.F" style:family="table-column">
      <style:table-column-properties style:column-width="1.45cm"/>
    </style:style>
    <style:style style:name="Tabelle11.J" style:family="table-column">
      <style:table-column-properties style:column-width="2.473cm"/>
    </style:style>
    <style:style style:name="Tabelle11.1" style:family="table-row">
      <style:table-row-properties style:keep-together="true" fo:keep-together="auto"/>
    </style:style>
    <style:style style:name="Tabelle11.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elle11.A2" style:family="table-cell">
      <style:table-cell-properties style:vertical-align="top" fo:padding-left="0.191cm" fo:padding-right="0.191cm" fo:padding-top="0cm" fo:padding-bottom="0cm" fo:border="none" style:writing-mode="lr-tb"/>
    </style:style>
    <style:style style:name="Tabelle11.A8"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Standard">
      <style:paragraph-properties fo:orphans="2" fo:widows="2"/>
    </style:style>
    <style:style style:name="P2" style:family="paragraph" style:parent-style-name="Standard">
      <style:paragraph-properties fo:orphans="2" fo:widows="2">
        <style:tab-stops>
          <style:tab-stop style:position="1.27cm"/>
        </style:tab-stops>
      </style:paragraph-properties>
    </style:style>
    <style:style style:name="P3" style:family="paragraph" style:parent-style-name="Standard">
      <style:paragraph-properties fo:orphans="2" fo:widows="2" style:snap-to-layout-grid="false"/>
    </style:style>
    <style:style style:name="P4" style:family="paragraph" style:parent-style-name="Standard">
      <style:paragraph-properties fo:orphans="2" fo:widows="2">
        <style:tab-stops>
          <style:tab-stop style:position="0.718cm"/>
        </style:tab-stops>
      </style:paragraph-properties>
    </style:style>
    <style:style style:name="P5" style:family="paragraph" style:parent-style-name="Standard">
      <style:paragraph-properties fo:orphans="2" fo:widows="2" style:snap-to-layout-grid="false">
        <style:tab-stops>
          <style:tab-stop style:position="0.718cm"/>
        </style:tab-stops>
      </style:paragraph-properties>
    </style:style>
    <style:style style:name="P6" style:family="paragraph" style:parent-style-name="Standard">
      <style:paragraph-properties fo:orphans="2" fo:widows="2" style:snap-to-layout-grid="false">
        <style:tab-stops>
          <style:tab-stop style:position="0.381cm"/>
          <style:tab-stop style:position="0.857cm"/>
          <style:tab-stop style:position="1.334cm"/>
          <style:tab-stop style:position="1.81cm"/>
          <style:tab-stop style:position="2.286cm"/>
          <style:tab-stop style:position="2.762cm"/>
          <style:tab-stop style:position="3.239cm"/>
        </style:tab-stops>
      </style:paragraph-properties>
    </style:style>
    <style:style style:name="P7" style:family="paragraph" style:parent-style-name="Standard">
      <style:paragraph-properties fo:orphans="2" fo:widows="2">
        <style:tab-stops>
          <style:tab-stop style:position="2.54cm"/>
        </style:tab-stops>
      </style:paragraph-properties>
    </style:style>
    <style:style style:name="P8" style:family="paragraph" style:parent-style-name="Standard">
      <style:paragraph-properties fo:orphans="2" fo:widows="2" style:snap-to-layout-grid="false">
        <style:tab-stops>
          <style:tab-stop style:position="2.54cm"/>
        </style:tab-stops>
      </style:paragraph-properties>
    </style:style>
    <style:style style:name="P9" style:family="paragraph" style:parent-style-name="Standard">
      <style:paragraph-properties fo:orphans="2" fo:widows="2">
        <style:tab-stops>
          <style:tab-stop style:position="0.286cm"/>
        </style:tab-stops>
      </style:paragraph-properties>
    </style:style>
    <style:style style:name="P10" style:family="paragraph" style:parent-style-name="Standard">
      <style:paragraph-properties fo:orphans="2" fo:widows="2" style:snap-to-layout-grid="false">
        <style:tab-stops>
          <style:tab-stop style:position="0.286cm"/>
        </style:tab-stops>
      </style:paragraph-properties>
    </style:style>
    <style:style style:name="P11" style:family="paragraph" style:parent-style-name="Standard">
      <style:paragraph-properties fo:orphans="2" fo:widows="2">
        <style:tab-stops>
          <style:tab-stop style:position="0.718cm"/>
          <style:tab-stop style:position="1.533cm"/>
          <style:tab-stop style:position="2.168cm"/>
        </style:tab-stops>
      </style:paragraph-properties>
    </style:style>
    <style:style style:name="P12" style:family="paragraph" style:parent-style-name="Standard">
      <style:paragraph-properties fo:orphans="2" fo:widows="2" style:snap-to-layout-grid="false">
        <style:tab-stops>
          <style:tab-stop style:position="0.718cm"/>
          <style:tab-stop style:position="1.533cm"/>
          <style:tab-stop style:position="2.168cm"/>
        </style:tab-stops>
      </style:paragraph-properties>
    </style:style>
    <style:style style:name="P13" style:family="paragraph" style:parent-style-name="Standard">
      <style:paragraph-properties fo:orphans="2" fo:widows="2">
        <style:tab-stops>
          <style:tab-stop style:position="2.223cm"/>
        </style:tab-stops>
      </style:paragraph-properties>
    </style:style>
    <style:style style:name="P14" style:family="paragraph" style:parent-style-name="Standard">
      <style:paragraph-properties fo:orphans="2" fo:widows="2">
        <style:tab-stops>
          <style:tab-stop style:position="1.27cm"/>
        </style:tab-stops>
      </style:paragraph-properties>
      <style:text-properties fo:font-size="12pt" fo:font-weight="bold" style:font-size-asian="12pt" style:font-weight-asian="bold"/>
    </style:style>
    <style:style style:name="P15" style:family="paragraph" style:parent-style-name="Standard">
      <style:paragraph-properties fo:orphans="2" fo:widows="2"/>
      <style:text-properties style:font-name="Arial" fo:font-size="8pt" style:font-size-asian="8pt"/>
    </style:style>
    <style:style style:name="P16" style:family="paragraph" style:parent-style-name="Standard">
      <style:paragraph-properties fo:orphans="2" fo:widows="2" style:snap-to-layout-grid="false"/>
      <style:text-properties style:font-name="Arial" fo:font-size="8pt" style:font-size-asian="8pt"/>
    </style:style>
    <style:style style:name="P17" style:family="paragraph" style:parent-style-name="Standard">
      <style:paragraph-properties fo:orphans="2" fo:widows="2">
        <style:tab-stops>
          <style:tab-stop style:position="0.381cm"/>
          <style:tab-stop style:position="0.736cm"/>
          <style:tab-stop style:position="1.334cm"/>
          <style:tab-stop style:position="1.688cm"/>
          <style:tab-stop style:position="2.164cm"/>
          <style:tab-stop style:position="2.762cm"/>
          <style:tab-stop style:position="3.239cm"/>
        </style:tab-stops>
      </style:paragraph-properties>
      <style:text-properties style:font-name="Arial" fo:font-size="8pt" style:font-size-asian="8pt"/>
    </style:style>
    <style:style style:name="P18" style:family="paragraph" style:parent-style-name="Standard">
      <style:paragraph-properties fo:orphans="2" fo:widows="2">
        <style:tab-stops>
          <style:tab-stop style:position="0.718cm"/>
        </style:tab-stops>
      </style:paragraph-properties>
      <style:text-properties style:font-name="Arial" fo:font-size="8pt" style:font-size-asian="8pt"/>
    </style:style>
    <style:style style:name="P19" style:family="paragraph" style:parent-style-name="Standard">
      <style:paragraph-properties fo:orphans="2" fo:widows="2" style:snap-to-layout-grid="false">
        <style:tab-stops>
          <style:tab-stop style:position="0.718cm"/>
        </style:tab-stops>
      </style:paragraph-properties>
      <style:text-properties style:font-name="Arial" fo:font-size="8pt" style:font-size-asian="8pt"/>
    </style:style>
    <style:style style:name="P20" style:family="paragraph" style:parent-style-name="Standard">
      <style:paragraph-properties fo:orphans="2" fo:widows="2">
        <style:tab-stops>
          <style:tab-stop style:position="0.381cm"/>
          <style:tab-stop style:position="0.857cm"/>
          <style:tab-stop style:position="1.334cm"/>
          <style:tab-stop style:position="1.81cm"/>
          <style:tab-stop style:position="2.286cm"/>
          <style:tab-stop style:position="2.762cm"/>
          <style:tab-stop style:position="3.239cm"/>
        </style:tab-stops>
      </style:paragraph-properties>
      <style:text-properties style:font-name="Arial" fo:font-size="8pt" style:font-size-asian="8pt"/>
    </style:style>
    <style:style style:name="P21" style:family="paragraph" style:parent-style-name="Standard">
      <style:paragraph-properties fo:orphans="2" fo:widows="2" style:snap-to-layout-grid="false">
        <style:tab-stops>
          <style:tab-stop style:position="0.381cm"/>
          <style:tab-stop style:position="0.857cm"/>
          <style:tab-stop style:position="1.334cm"/>
          <style:tab-stop style:position="1.81cm"/>
          <style:tab-stop style:position="2.286cm"/>
          <style:tab-stop style:position="2.762cm"/>
          <style:tab-stop style:position="3.239cm"/>
        </style:tab-stops>
      </style:paragraph-properties>
      <style:text-properties style:font-name="Arial" fo:font-size="8pt" style:font-size-asian="8pt"/>
    </style:style>
    <style:style style:name="P22" style:family="paragraph" style:parent-style-name="Standard">
      <style:paragraph-properties fo:orphans="2" fo:widows="2">
        <style:tab-stops>
          <style:tab-stop style:position="2.54cm"/>
        </style:tab-stops>
      </style:paragraph-properties>
      <style:text-properties style:font-name="Arial" fo:font-size="8pt" style:font-size-asian="8pt"/>
    </style:style>
    <style:style style:name="P23" style:family="paragraph" style:parent-style-name="Standard">
      <style:paragraph-properties fo:orphans="2" fo:widows="2" style:snap-to-layout-grid="false">
        <style:tab-stops>
          <style:tab-stop style:position="2.54cm"/>
        </style:tab-stops>
      </style:paragraph-properties>
      <style:text-properties style:font-name="Arial" fo:font-size="8pt" style:font-size-asian="8pt"/>
    </style:style>
    <style:style style:name="P24" style:family="paragraph" style:parent-style-name="Standard">
      <style:paragraph-properties fo:orphans="2" fo:widows="2">
        <style:tab-stops>
          <style:tab-stop style:position="0.381cm"/>
          <style:tab-stop style:position="0.762cm"/>
          <style:tab-stop style:position="1.334cm"/>
          <style:tab-stop style:position="1.715cm"/>
          <style:tab-stop style:position="2.191cm"/>
          <style:tab-stop style:position="2.762cm"/>
          <style:tab-stop style:position="3.239cm"/>
        </style:tab-stops>
      </style:paragraph-properties>
      <style:text-properties style:font-name="Arial" fo:font-size="8pt" style:font-size-asian="8pt"/>
    </style:style>
    <style:style style:name="P25" style:family="paragraph" style:parent-style-name="Standard">
      <style:paragraph-properties fo:orphans="2" fo:widows="2">
        <style:tab-stops>
          <style:tab-stop style:position="0.718cm"/>
          <style:tab-stop style:position="1.533cm"/>
          <style:tab-stop style:position="2.168cm"/>
        </style:tab-stops>
      </style:paragraph-properties>
      <style:text-properties style:font-name="Arial" fo:font-size="8pt" style:font-size-asian="8pt"/>
    </style:style>
    <style:style style:name="P26" style:family="paragraph" style:parent-style-name="Standard">
      <style:paragraph-properties fo:orphans="2" fo:widows="2" style:snap-to-layout-grid="false">
        <style:tab-stops>
          <style:tab-stop style:position="0.718cm"/>
          <style:tab-stop style:position="1.533cm"/>
          <style:tab-stop style:position="2.168cm"/>
        </style:tab-stops>
      </style:paragraph-properties>
      <style:text-properties style:font-name="Arial" fo:font-size="8pt" style:font-size-asian="8pt"/>
    </style:style>
    <style:style style:name="P27" style:family="paragraph" style:parent-style-name="Standard">
      <style:paragraph-properties fo:orphans="2" fo:widows="2">
        <style:tab-stops>
          <style:tab-stop style:position="0.286cm"/>
        </style:tab-stops>
      </style:paragraph-properties>
      <style:text-properties style:font-name="Arial" fo:font-size="8pt" style:font-size-asian="8pt"/>
    </style:style>
    <style:style style:name="P28" style:family="paragraph" style:parent-style-name="Standard">
      <style:paragraph-properties fo:orphans="2" fo:widows="2" style:snap-to-layout-grid="false">
        <style:tab-stops>
          <style:tab-stop style:position="0.286cm"/>
        </style:tab-stops>
      </style:paragraph-properties>
      <style:text-properties style:font-name="Arial" fo:font-size="8pt" style:font-size-asian="8pt"/>
    </style:style>
    <style:style style:name="P29" style:family="paragraph" style:parent-style-name="Standard">
      <style:paragraph-properties fo:orphans="2" fo:widows="2">
        <style:tab-stops>
          <style:tab-stop style:position="0.381cm"/>
          <style:tab-stop style:position="0.788cm"/>
          <style:tab-stop style:position="1.334cm"/>
          <style:tab-stop style:position="1.741cm"/>
          <style:tab-stop style:position="2.217cm"/>
          <style:tab-stop style:position="2.762cm"/>
          <style:tab-stop style:position="3.239cm"/>
        </style:tab-stops>
      </style:paragraph-properties>
      <style:text-properties style:font-name="Arial" fo:font-size="8pt" style:font-size-asian="8pt"/>
    </style:style>
    <style:style style:name="P30" style:family="paragraph" style:parent-style-name="Standard">
      <style:paragraph-properties fo:orphans="2" fo:widows="2">
        <style:tab-stops>
          <style:tab-stop style:position="0.381cm"/>
          <style:tab-stop style:position="0.815cm"/>
          <style:tab-stop style:position="1.334cm"/>
          <style:tab-stop style:position="1.767cm"/>
          <style:tab-stop style:position="2.191cm"/>
          <style:tab-stop style:position="2.762cm"/>
          <style:tab-stop style:position="3.239cm"/>
        </style:tab-stops>
      </style:paragraph-properties>
      <style:text-properties style:font-name="Arial" fo:font-size="8pt" style:font-size-asian="8pt"/>
    </style:style>
    <style:style style:name="P31" style:family="paragraph" style:parent-style-name="Standard">
      <style:paragraph-properties fo:orphans="2" fo:widows="2">
        <style:tab-stops>
          <style:tab-stop style:position="1.27cm"/>
        </style:tab-stops>
      </style:paragraph-properties>
      <style:text-properties style:font-name="Arial" fo:font-size="8pt" style:font-size-asian="8pt"/>
    </style:style>
    <style:style style:name="P32" style:family="paragraph" style:parent-style-name="Standard">
      <style:paragraph-properties fo:orphans="2" fo:widows="2">
        <style:tab-stops>
          <style:tab-stop style:position="2.223cm"/>
        </style:tab-stops>
      </style:paragraph-properties>
      <style:text-properties style:font-name="Arial" fo:font-size="8pt" style:font-size-asian="8pt"/>
    </style:style>
    <style:style style:name="P33" style:family="paragraph" style:parent-style-name="Standard">
      <style:paragraph-properties fo:text-align="center" style:justify-single-word="false" fo:orphans="2" fo:widows="2" style:snap-to-layout-grid="false">
        <style:tab-stops>
          <style:tab-stop style:position="0.381cm"/>
          <style:tab-stop style:position="0.857cm"/>
          <style:tab-stop style:position="1.334cm"/>
          <style:tab-stop style:position="1.81cm"/>
          <style:tab-stop style:position="2.286cm"/>
          <style:tab-stop style:position="2.762cm"/>
          <style:tab-stop style:position="3.239cm"/>
        </style:tab-stops>
      </style:paragraph-properties>
      <style:text-properties style:font-name="Arial" fo:font-size="8pt" style:font-size-asian="8pt"/>
    </style:style>
    <style:style style:name="P34" style:family="paragraph" style:parent-style-name="Standard">
      <style:paragraph-properties fo:text-align="center" style:justify-single-word="false" fo:orphans="2" fo:widows="2" style:snap-to-layout-grid="false"/>
      <style:text-properties style:font-name="Arial" fo:font-size="8pt" style:font-size-asian="8pt"/>
    </style:style>
    <style:style style:name="P35" style:family="paragraph" style:parent-style-name="Standard">
      <style:paragraph-properties fo:orphans="2" fo:widows="2">
        <style:tab-stops>
          <style:tab-stop style:position="0.718cm"/>
        </style:tab-stops>
      </style:paragraph-properties>
      <style:text-properties style:font-name="Arial" fo:font-size="8pt" style:text-underline-style="solid" style:text-underline-width="auto" style:text-underline-color="font-color" style:font-size-asian="8pt"/>
    </style:style>
    <style:style style:name="P36" style:family="paragraph" style:parent-style-name="Standard">
      <style:paragraph-properties fo:orphans="2" fo:widows="2" style:snap-to-layout-grid="false">
        <style:tab-stops>
          <style:tab-stop style:position="0.718cm"/>
        </style:tab-stops>
      </style:paragraph-properties>
      <style:text-properties style:font-name="Arial" fo:font-size="8pt" style:text-underline-style="solid" style:text-underline-width="auto" style:text-underline-color="font-color" style:font-size-asian="8pt"/>
    </style:style>
    <style:style style:name="P37" style:family="paragraph" style:parent-style-name="Standard">
      <style:paragraph-properties fo:orphans="2" fo:widows="2">
        <style:tab-stops>
          <style:tab-stop style:position="0.718cm"/>
          <style:tab-stop style:position="1.533cm"/>
          <style:tab-stop style:position="2.168cm"/>
        </style:tab-stops>
      </style:paragraph-properties>
      <style:text-properties style:font-name="Arial" fo:font-size="8pt" style:text-underline-style="solid" style:text-underline-width="auto" style:text-underline-color="font-color" style:font-size-asian="8pt"/>
    </style:style>
    <style:style style:name="P38" style:family="paragraph" style:parent-style-name="Standard">
      <style:paragraph-properties fo:orphans="2" fo:widows="2" style:snap-to-layout-grid="false">
        <style:tab-stops>
          <style:tab-stop style:position="0.718cm"/>
          <style:tab-stop style:position="1.533cm"/>
          <style:tab-stop style:position="2.168cm"/>
        </style:tab-stops>
      </style:paragraph-properties>
      <style:text-properties style:font-name="Arial" fo:font-size="8pt" style:text-underline-style="solid" style:text-underline-width="auto" style:text-underline-color="font-color" style:font-size-asian="8pt"/>
    </style:style>
    <style:style style:name="P39" style:family="paragraph" style:parent-style-name="Standard">
      <style:paragraph-properties fo:orphans="2" fo:widows="2" style:snap-to-layout-grid="false"/>
      <style:text-properties style:font-name="Arial" fo:font-size="8pt" style:text-underline-style="solid" style:text-underline-width="auto" style:text-underline-color="font-color" style:font-size-asian="8pt"/>
    </style:style>
    <style:style style:name="P40" style:family="paragraph" style:parent-style-name="Standard">
      <style:paragraph-properties fo:orphans="2" fo:widows="2" style:snap-to-layout-grid="false"/>
      <style:text-properties style:font-name="Arial" fo:font-size="10pt" style:font-size-asian="10pt"/>
    </style:style>
    <style:style style:name="P41" style:family="paragraph" style:parent-style-name="Standard">
      <style:paragraph-properties fo:margin-left="1.27cm" fo:margin-right="0cm" fo:orphans="2" fo:widows="2" fo:text-indent="-1.27cm" style:auto-text-indent="false">
        <style:tab-stops>
          <style:tab-stop style:position="1.27cm"/>
        </style:tab-stops>
      </style:paragraph-properties>
    </style:style>
    <style:style style:name="P42" style:family="paragraph" style:parent-style-name="Standard">
      <style:paragraph-properties fo:margin-left="1.905cm" fo:margin-right="3.226cm" fo:orphans="2" fo:widows="2" fo:text-indent="-1.905cm" style:auto-text-indent="false">
        <style:tab-stops>
          <style:tab-stop style:position="1.905cm"/>
        </style:tab-stops>
      </style:paragraph-properties>
      <style:text-properties style:font-name="Arial" fo:font-size="9pt" style:font-size-asian="9pt"/>
    </style:style>
    <style:style style:name="P43" style:family="paragraph" style:parent-style-name="Standard">
      <style:paragraph-properties fo:margin-left="0cm" fo:margin-right="2.54cm" fo:orphans="2" fo:widows="2" fo:text-indent="0cm" style:auto-text-indent="false"/>
    </style:style>
    <style:style style:name="P44" style:family="paragraph" style:parent-style-name="Standard">
      <style:paragraph-properties fo:margin-left="0.635cm" fo:margin-right="2.54cm" fo:orphans="2" fo:widows="2" fo:text-indent="-0.635cm" style:auto-text-indent="false"/>
    </style:style>
    <style:style style:name="P45" style:family="paragraph" style:parent-style-name="Standard">
      <style:paragraph-properties fo:margin-left="0.635cm" fo:margin-right="0cm" fo:orphans="2" fo:widows="2" fo:text-indent="-0.635cm" style:auto-text-indent="false"/>
    </style:style>
    <style:style style:name="P46" style:family="paragraph" style:parent-style-name="Heading_20_2">
      <style:paragraph-properties fo:orphans="2" fo:widows="2"/>
    </style:style>
    <style:style style:name="P47" style:family="paragraph" style:parent-style-name="Heading_20_2">
      <style:paragraph-properties fo:orphans="2" fo:widows="2" fo:break-before="page"/>
    </style:style>
    <style:style style:name="P48" style:family="paragraph" style:parent-style-name="Heading_20_1">
      <style:paragraph-properties fo:text-align="center" style:justify-single-word="false" fo:orphans="2" fo:widows="2"/>
    </style:style>
    <style:style style:name="P49" style:family="paragraph" style:parent-style-name="Heading_20_1">
      <style:paragraph-properties fo:text-align="center" style:justify-single-word="false" fo:orphans="2" fo:widows="2"/>
      <style:text-properties fo:font-size="12pt" style:font-size-asian="12pt"/>
    </style:style>
    <style:style style:name="P50" style:family="paragraph" style:parent-style-name="Heading_20_1">
      <style:paragraph-properties fo:orphans="2" fo:widows="2"/>
    </style:style>
    <style:style style:name="P51" style:family="paragraph" style:parent-style-name="Heading_20_1">
      <style:paragraph-properties fo:break-before="page"/>
    </style:style>
    <style:style style:name="P52" style:family="paragraph" style:parent-style-name="Heading_20_1">
      <style:paragraph-properties fo:orphans="2" fo:widows="2" fo:break-before="page"/>
    </style:style>
    <style:style style:name="P53" style:family="paragraph" style:parent-style-name="Heading_20_1">
      <style:paragraph-properties fo:text-align="center" style:justify-single-word="false" fo:orphans="2" fo:widows="2" fo:break-before="page"/>
    </style:style>
    <style:style style:name="P54" style:family="paragraph" style:parent-style-name="Heading_20_1" style:master-page-name="Standard">
      <style:paragraph-properties fo:text-align="center" style:justify-single-word="false" fo:orphans="2" fo:widows="2" style:page-number="auto"/>
      <style:text-properties fo:font-size="20pt" style:font-size-asian="20pt"/>
    </style:style>
    <style:style style:name="T1" style:family="text">
      <style:text-properties style:font-name="Arial"/>
    </style:style>
    <style:style style:name="T2" style:family="text">
      <style:text-properties style:font-name="Arial" fo:font-size="9pt" style:font-size-asian="9pt"/>
    </style:style>
    <style:style style:name="T3" style:family="text">
      <style:text-properties style:font-name="Arial" fo:font-size="8pt" style:font-size-asian="8pt"/>
    </style:style>
    <style:style style:name="T4" style:family="text">
      <style:text-properties style:font-name="Arial" fo:font-size="8pt" style:text-underline-style="solid" style:text-underline-width="auto" style:text-underline-color="font-color" style:font-size-asian="8pt"/>
    </style:style>
    <style:style style:name="T5" style:family="text">
      <style:text-properties style:text-position="sub 58%"/>
    </style:style>
    <style:style style:name="T6" style:family="text">
      <style:text-properties style:text-position="sub 58%" style:font-name="Arial" fo:font-size="8pt" style:font-size-asian="8pt"/>
    </style:style>
    <style:style style:name="T7" style:family="text">
      <style:text-properties fo:font-size="8pt" style:font-size-asian="8pt"/>
    </style:style>
    <style:style style:name="T8" style:family="text">
      <style:text-properties style:font-name="Symbol" fo:font-size="8pt" style:font-size-asian="8pt"/>
    </style:style>
    <style:style style:name="T9" style:family="text">
      <style:text-properties style:font-name="MT Extra" fo:font-size="8pt" style:font-size-asian="8pt"/>
    </style:style>
    <style:style style:name="T10" style:family="text">
      <style:text-properties style:text-position="super 58%" style:font-name="Arial" fo:font-size="8pt" style:font-size-asian="8pt"/>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3" fo:column-gap="1.249cm">
          <style:column style:rel-width="21103*" fo:start-indent="0cm" fo:end-indent="0.624cm"/>
          <style:column style:rel-width="23320*" fo:start-indent="0.624cm" fo:end-indent="0.624cm"/>
          <style:column style:rel-width="21110*" fo:start-indent="0.624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Zilog Z80 CPU Specifications</text:h>
      <text:h text:style-name="P49" text:outline-level="1">by Sean Young (syoung@cs.vu.nl)</text:h>
      <text:h text:style-name="P49" text:outline-level="1">Last update: September 21, 1997</text:h>
      <text:p text:style-name="P14"/>
      <text:h text:style-name="P50" text:outline-level="1">Opcode Prefixes</text:h>
      <text:p text:style-name="P2">There are four different opcode prefixes: CB, DD, ED and FD. If an opcode begins the DD prefix, the IX register is used in stead of the HL register and likewise the FD prefix results in use of the IY register in stead of the HL register. If HL refers to memory address, (e.g. <text:span text:style-name="T2">LD A, (HL)</text:span><text:span text:style-name="T1"> </text:span>), an offset d is added to the opcode (e.g. <text:span text:style-name="T2">LD A, (IX + d)</text:span> ). If the instruction uses the H or L register, the high order byte or the low order byte of the IX or IY register is used. There are two exceptions to this rule, though: the <text:span text:style-name="T2">EXX</text:span> and <text:span text:style-name="T2">EX DE, HL</text:span><text:span text:style-name="T1"> </text:span>instructions. These instructions cannot be changed with a DD or FD prefix. If the instruction does not use the HL, H or L register, the instruction is executed as without the DD or FD prefix (except for the DDCB and FDCB opcode prefixes). Multiple DDs or FDs after each other operate like <text:span text:style-name="T2">NOP</text:span>s. If a instruction is preceded by an ED, a new set of instructions is used (see Opcode list). If the opcode is not listed, it will operate as two <text:span text:style-name="T2">NOP</text:span>s. Similarly the CB, FDCB and the DDCB select a new instruction set, though every possible instruction has a function and is listed.</text:p>
      <text:h text:style-name="P50" text:outline-level="1">The IM 0/1 and RETI/N instructions</text:h>
      <text:p text:style-name="P1">The opcode list shows these two strange instructions. They are unofficial, and because both possibilities operate exactly the same way on a MSX, I can not determine which one they are. It is not important on a MSX though, but if anyone knows which one they are, please let me know.</text:p>
      <text:h text:style-name="P50" text:outline-level="1">Registers</text:h>
      <text:p text:style-name="P2">The Z80 has the following (accessible) registers:</text:p>
      <text:p text:style-name="P2">I, R, A, F, BC, DE, HL, IX, IY, SP, PC, AF’, BC’, DE’ and HL’.</text:p>
      <text:p text:style-name="P2"/>
      <text:p text:style-name="P2">The R register is for memory refresh. It is increased by 1 after every instruction, whereby the CB, DD, DDCB, ED, FD and FDCB prefixes are viewed as separate instructions. Bit 7 is never modified, but it can be changed with <text:span text:style-name="T2">LD A,R</text:span>.</text:p>
      <text:p text:style-name="P2"/>
      <text:p text:style-name="P2">The F register is the flag register. It has the following structure:</text:p>
      <text:p text:style-name="P41">Bit 7:<text:tab/>The S flag: if the result of the operation is negative, this flag is high. This is a copy of the MSB of the result of the operation.</text:p>
      <text:p text:style-name="P41">Bit 6:<text:tab/>The Z flag: if the result is zero, this flag is high.</text:p>
      <text:p text:style-name="P41">Bit 5:<text:tab/>This bit has no official name. Throughout this document it is referred to as ‘b5’. It is a copy of bit 5 of the result of the operation.</text:p>
      <text:p text:style-name="P41">Bit 4:<text:tab/>The H flag. This is the carry from bit 3 to bit 4 of the operation. Used with <text:span text:style-name="T2">DAA </text:span>instruction.</text:p>
      <text:p text:style-name="P41">Bit 3:<text:tab/>This bit has no official name. Throughout this document it is referred to as ‘b3’. It is a copy of bit 3 of the result of the operation.</text:p>
      <text:p text:style-name="P41">Bit 2:<text:tab/>The P/V flag. It contains the overflow (high if two’s complements result does not fit in register) or the parity (parity of number of high bits in result of operation). See description of instructions for which one.</text:p>
      <text:p text:style-name="P41">Bit 1:<text:tab/>The N flag. It is high if the last operation was an subtraction, otherwise it was an addition. Used with <text:span text:style-name="T2">DAA</text:span> instruction.</text:p>
      <text:p text:style-name="P41">Bit 0:<text:tab/>The C flag. If the result of the operation does not fit in the register, this bit is high.</text:p>
      <text:p text:style-name="P1">Sometimes the flags have other meanings. See descriptions of instructions for details.</text:p>
      <text:h text:style-name="P52" text:outline-level="1">Interrupts</text:h>
      <text:p text:style-name="P2">There are two types of interrupts: mask-able and non mask-able, and the are two flip-flops associated with interrupts: IFF<text:span text:style-name="T5">1</text:span> and IFF<text:span text:style-name="T5">2</text:span>. <text:span text:style-name="T2">DI</text:span> resets both and <text:span text:style-name="T2">EI</text:span> sets both. If IFF<text:span text:style-name="T5">1 </text:span><text:s/>is set then mask-able interrupts are accepted. When an non mask-able interrupt occurs, the IFF<text:span text:style-name="T5">1</text:span> is reset, so disabling mask-able interrupts. When the CPU returns from a non mask-able interrupt (with <text:span text:style-name="T2">RETN</text:span>) the IFF<text:span text:style-name="T5">2</text:span> is copied into IFF<text:span text:style-name="T5">1</text:span> (and thus restored). Only IFF<text:span text:style-name="T5">2</text:span> can be read (with <text:span text:style-name="T2">LD A, I</text:span><text:span text:style-name="T1"> </text:span>and<text:span text:style-name="T1"> </text:span><text:span text:style-name="T2">LD A, R</text:span> <text:s/>IFF<text:span text:style-name="T5">2</text:span> is copied into the P/V flag).</text:p>
      <text:p text:style-name="P42"><text:tab/>MSX Specific: non mask-able interrupts never occur in a MSX, so the two interrupt flip-flops are always identical. Viewing the CPU as though it has one Interrupt flip-flop is not incorrect.</text:p>
      <text:h text:style-name="P50" text:outline-level="1">Interrupt Modes</text:h>
      <text:p text:style-name="P1">Interrupt modes can be set with the <text:span text:style-name="T2">IM x </text:span>instructions. They only affect mask-able interrupts. When a mask-able interrupt occurs, the interrupting device must supply a value.</text:p>
      <text:p text:style-name="P43">Interrupt Mode 0:</text:p>
      <text:p text:style-name="P44"><text:tab/>The value the interrupting device supplies is interpreted as an 8 bit opcode which is executed (usually <text:span text:style-name="T2">RST p </text:span>instructions).</text:p>
      <text:p text:style-name="P1">Interrupt Mode 1:</text:p>
      <text:p text:style-name="P45"><text:tab/>A call is made to address 38h. The value the interrupting device supplies is ignored.</text:p>
      <text:p text:style-name="P1">Interrupt Mode 2:</text:p>
      <text:p text:style-name="P45"><text:tab/>A call is made to an address read from address (register I × 256 + value from interrupting device).<text:span text:style-name="T2"> </text:span></text:p>
      <text:p text:style-name="P42"><text:tab/>MSX Specific: The MSX has one interrupting device (the VDP), which always provides value FFh (instruction RST 38h), so the MSX operates the same in Interrupt Mode 0 as in 1. In IM 2 a call is made to an address read from address (register I × 256 + FFh).</text:p>
      <text:h text:style-name="P53" text:outline-level="1">Instructions Descriptions</text:h>
      <text:h text:style-name="P46" text:outline-level="2">8 bit Load Group</text:h>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number-columns-repeated="4"/>
        <table:table-column table:style-name="Tabelle1.J"/>
        <table:table-row table:style-name="Tabelle1.1">
          <table:table-cell table:style-name="Tabelle1.A1" office:value-type="string">
            <text:p text:style-name="P16"/>
            <text:p text:style-name="P15">Mnemonic</text:p>
          </table:table-cell>
          <table:table-cell table:style-name="Tabelle1.A1" table:number-columns-spanned="2" office:value-type="string">
            <text:p text:style-name="P16">Symbolic</text:p>
            <text:p text:style-name="P15">Operation</text:p>
          </table:table-cell>
          <table:covered-table-cell/>
          <table:table-cell table:style-name="Tabelle1.A1" office:value-type="string">
            <text:p text:style-name="P33">Flags</text:p>
            <text:p text:style-name="P17">S<text:tab/>Z<text:tab/>F5<text:tab/>H<text:tab/>F3<text:tab/>P/V<text:tab/>N<text:tab/>C</text:p>
          </table:table-cell>
          <table:table-cell table:style-name="Tabelle1.A1" office:value-type="string">
            <text:p text:style-name="P34">Opcode</text:p>
            <text:p text:style-name="P15">76 543 210</text:p>
          </table:table-cell>
          <table:table-cell table:style-name="Tabelle1.A1" office:value-type="string">
            <text:p text:style-name="P16"/>
            <text:p text:style-name="P15">Hex</text:p>
          </table:table-cell>
          <table:table-cell table:style-name="Tabelle1.A1" office:value-type="string">
            <text:p text:style-name="P16">No. of</text:p>
            <text:p text:style-name="P15">Bytes</text:p>
          </table:table-cell>
          <table:table-cell table:style-name="Tabelle1.A1" office:value-type="string">
            <text:p text:style-name="P16">No. of M</text:p>
            <text:p text:style-name="P15">Cycles</text:p>
          </table:table-cell>
          <table:table-cell table:style-name="Tabelle1.A1" office:value-type="string">
            <text:p text:style-name="P16">No. of T</text:p>
            <text:p text:style-name="P15">States</text:p>
          </table:table-cell>
          <table:table-cell table:style-name="Tabelle1.A1" office:value-type="string">
            <text:p text:style-name="P19"/>
            <text:p text:style-name="P18">Comments</text:p>
          </table:table-cell>
        </table:table-row>
        <table:table-row table:style-name="Tabelle1.1">
          <table:table-cell table:style-name="Tabelle1.A2" office:value-type="string">
            <text:p text:style-name="P16">LD r, r’</text:p>
          </table:table-cell>
          <table:table-cell table:style-name="Tabelle1.A2" table:number-columns-spanned="2" office:value-type="string">
            <text:p text:style-name="P3"><text:span text:style-name="T3">r </text:span><text:span text:style-name="T8">¬</text:span><text:span text:style-name="T3"> r’</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01 <text:s text:c="2"/>r <text:s text:c="5"/>r’</text:p>
          </table:table-cell>
          <table:table-cell table:style-name="Tabelle1.A2" office:value-type="string">
            <text:p text:style-name="P16"/>
          </table:table-cell>
          <table:table-cell table:style-name="Tabelle1.A2" office:value-type="string">
            <text:p text:style-name="P16">1</text:p>
          </table:table-cell>
          <table:table-cell table:style-name="Tabelle1.A2" office:value-type="string">
            <text:p text:style-name="P16">1</text:p>
          </table:table-cell>
          <table:table-cell table:style-name="Tabelle1.A2" office:value-type="string">
            <text:p text:style-name="P16">4</text:p>
          </table:table-cell>
          <table:table-cell table:style-name="Tabelle1.A2" office:value-type="string">
            <text:p text:style-name="P36">r, r’<text:tab/>Reg.</text:p>
          </table:table-cell>
        </table:table-row>
        <table:table-row table:style-name="Tabelle1.1">
          <table:table-cell table:style-name="Tabelle1.A2" office:value-type="string">
            <text:p text:style-name="P16">LD p, p’*</text:p>
          </table:table-cell>
          <table:table-cell table:style-name="Tabelle1.A2" table:number-columns-spanned="2" office:value-type="string">
            <text:p text:style-name="P3"><text:span text:style-name="T3">p </text:span><text:span text:style-name="T8">¬</text:span><text:span text:style-name="T3"> p’</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11 011 101</text:p>
            <text:p text:style-name="P15">01 <text:s text:c="2"/>p <text:s text:c="4"/>p’</text:p>
          </table:table-cell>
          <table:table-cell table:style-name="Tabelle1.A2" office:value-type="string">
            <text:p text:style-name="P16">DD</text:p>
          </table:table-cell>
          <table:table-cell table:style-name="Tabelle1.A2" office:value-type="string">
            <text:p text:style-name="P16">2</text:p>
          </table:table-cell>
          <table:table-cell table:style-name="Tabelle1.A2" office:value-type="string">
            <text:p text:style-name="P16">2</text:p>
          </table:table-cell>
          <table:table-cell table:style-name="Tabelle1.A2" office:value-type="string">
            <text:p text:style-name="P16">8</text:p>
          </table:table-cell>
          <table:table-cell table:style-name="Tabelle1.A2" office:value-type="string">
            <text:p text:style-name="P19">000<text:tab/>B</text:p>
            <text:p text:style-name="P18">001<text:tab/>C</text:p>
          </table:table-cell>
        </table:table-row>
        <table:table-row table:style-name="Tabelle1.1">
          <table:table-cell table:style-name="Tabelle1.A2" office:value-type="string">
            <text:p text:style-name="P16">LD q, q’*</text:p>
          </table:table-cell>
          <table:table-cell table:style-name="Tabelle1.A2" table:number-columns-spanned="2" office:value-type="string">
            <text:p text:style-name="P3"><text:span text:style-name="T3">q </text:span><text:span text:style-name="T8">¬</text:span><text:span text:style-name="T3"> q’</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11 111 101</text:p>
            <text:p text:style-name="P15">01 <text:s text:c="2"/>q <text:s text:c="4"/>q’</text:p>
          </table:table-cell>
          <table:table-cell table:style-name="Tabelle1.A2" office:value-type="string">
            <text:p text:style-name="P16">FD</text:p>
          </table:table-cell>
          <table:table-cell table:style-name="Tabelle1.A2" office:value-type="string">
            <text:p text:style-name="P16">2</text:p>
          </table:table-cell>
          <table:table-cell table:style-name="Tabelle1.A2" office:value-type="string">
            <text:p text:style-name="P16">2</text:p>
          </table:table-cell>
          <table:table-cell table:style-name="Tabelle1.A2" office:value-type="string">
            <text:p text:style-name="P16">8</text:p>
          </table:table-cell>
          <table:table-cell table:style-name="Tabelle1.A2" office:value-type="string">
            <text:p text:style-name="P19">010<text:tab/>D</text:p>
            <text:p text:style-name="P18">011<text:tab/>E</text:p>
          </table:table-cell>
        </table:table-row>
        <table:table-row table:style-name="Tabelle1.1">
          <table:table-cell table:style-name="Tabelle1.A2" office:value-type="string">
            <text:p text:style-name="P16">LD r, n</text:p>
          </table:table-cell>
          <table:table-cell table:style-name="Tabelle1.A2" table:number-columns-spanned="2" office:value-type="string">
            <text:p text:style-name="P3"><text:span text:style-name="T3">r </text:span><text:span text:style-name="T8">¬</text:span><text:span text:style-name="T3"> n</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00 <text:s text:c="2"/>r <text:s text:c="3"/>110</text:p>
            <text:p text:style-name="P1"><text:span text:style-name="T8">¬</text:span><text:span text:style-name="T3"> <text:s text:c="3"/>n <text:s text:c="4"/></text:span><text:span text:style-name="T8">®</text:span></text:p>
          </table:table-cell>
          <table:table-cell table:style-name="Tabelle1.A2" office:value-type="string">
            <text:p text:style-name="P16"/>
          </table:table-cell>
          <table:table-cell table:style-name="Tabelle1.A2" office:value-type="string">
            <text:p text:style-name="P16">2</text:p>
          </table:table-cell>
          <table:table-cell table:style-name="Tabelle1.A2" office:value-type="string">
            <text:p text:style-name="P16">2</text:p>
          </table:table-cell>
          <table:table-cell table:style-name="Tabelle1.A2" office:value-type="string">
            <text:p text:style-name="P16">7</text:p>
          </table:table-cell>
          <table:table-cell table:style-name="Tabelle1.A2" office:value-type="string">
            <text:p text:style-name="P19">100<text:tab/>H</text:p>
            <text:p text:style-name="P18">101<text:tab/>L</text:p>
          </table:table-cell>
        </table:table-row>
        <table:table-row table:style-name="Tabelle1.1">
          <table:table-cell table:style-name="Tabelle1.A2" office:value-type="string">
            <text:p text:style-name="P16">LD p, n*</text:p>
          </table:table-cell>
          <table:table-cell table:style-name="Tabelle1.A2" table:number-columns-spanned="2" office:value-type="string">
            <text:p text:style-name="P3"><text:span text:style-name="T3">p </text:span><text:span text:style-name="T8">¬</text:span><text:span text:style-name="T3"> n</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11 011 101</text:p>
            <text:p text:style-name="P15">00 <text:s text:c="2"/>p <text:s text:c="2"/>110</text:p>
            <text:p text:style-name="P1"><text:span text:style-name="T8">¬</text:span><text:span text:style-name="T3"> <text:s text:c="3"/>n <text:s text:c="4"/></text:span><text:span text:style-name="T8">®</text:span></text:p>
          </table:table-cell>
          <table:table-cell table:style-name="Tabelle1.A2" office:value-type="string">
            <text:p text:style-name="P16">DD</text:p>
          </table:table-cell>
          <table:table-cell table:style-name="Tabelle1.A2" office:value-type="string">
            <text:p text:style-name="P16">3</text:p>
          </table:table-cell>
          <table:table-cell table:style-name="Tabelle1.A2" office:value-type="string">
            <text:p text:style-name="P16">3</text:p>
          </table:table-cell>
          <table:table-cell table:style-name="Tabelle1.A2" office:value-type="string">
            <text:p text:style-name="P16">11</text:p>
          </table:table-cell>
          <table:table-cell table:style-name="Tabelle1.A2" office:value-type="string">
            <text:p text:style-name="P19">111<text:tab/>A</text:p>
            <text:p text:style-name="P35"/>
            <text:p text:style-name="P35">p, p’<text:tab/>Reg.</text:p>
          </table:table-cell>
        </table:table-row>
        <table:table-row table:style-name="Tabelle1.1">
          <table:table-cell table:style-name="Tabelle1.A2" office:value-type="string">
            <text:p text:style-name="P16">LD q, n*</text:p>
          </table:table-cell>
          <table:table-cell table:style-name="Tabelle1.A2" table:number-columns-spanned="2" office:value-type="string">
            <text:p text:style-name="P3"><text:span text:style-name="T3">q </text:span><text:span text:style-name="T8">¬</text:span><text:span text:style-name="T3"> n</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11 111 101</text:p>
            <text:p text:style-name="P15">00 <text:s text:c="2"/>q <text:s text:c="2"/>110</text:p>
            <text:p text:style-name="P1"><text:span text:style-name="T8">¬</text:span><text:span text:style-name="T3"> <text:s text:c="3"/>n <text:s text:c="4"/></text:span><text:span text:style-name="T8">®</text:span></text:p>
          </table:table-cell>
          <table:table-cell table:style-name="Tabelle1.A2" office:value-type="string">
            <text:p text:style-name="P16">FD</text:p>
          </table:table-cell>
          <table:table-cell table:style-name="Tabelle1.A2" office:value-type="string">
            <text:p text:style-name="P16">3</text:p>
          </table:table-cell>
          <table:table-cell table:style-name="Tabelle1.A2" office:value-type="string">
            <text:p text:style-name="P16">3</text:p>
          </table:table-cell>
          <table:table-cell table:style-name="Tabelle1.A2" office:value-type="string">
            <text:p text:style-name="P16">11</text:p>
          </table:table-cell>
          <table:table-cell table:style-name="Tabelle1.A2" office:value-type="string">
            <text:p text:style-name="P19">000<text:tab/>B </text:p>
            <text:p text:style-name="P18">001<text:tab/>C </text:p>
            <text:p text:style-name="P18">010<text:tab/>D</text:p>
          </table:table-cell>
        </table:table-row>
        <table:table-row table:style-name="Tabelle1.1">
          <table:table-cell table:style-name="Tabelle1.A2" office:value-type="string">
            <text:p text:style-name="P16">LD r, (HL)</text:p>
          </table:table-cell>
          <table:table-cell table:style-name="Tabelle1.A2" table:number-columns-spanned="2" office:value-type="string">
            <text:p text:style-name="P3"><text:span text:style-name="T3">r </text:span><text:span text:style-name="T8">¬</text:span><text:span text:style-name="T3"> (HL)</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01 <text:s text:c="2"/>r <text:s text:c="3"/>110</text:p>
          </table:table-cell>
          <table:table-cell table:style-name="Tabelle1.A2" office:value-type="string">
            <text:p text:style-name="P16"/>
          </table:table-cell>
          <table:table-cell table:style-name="Tabelle1.A2" office:value-type="string">
            <text:p text:style-name="P16">1</text:p>
          </table:table-cell>
          <table:table-cell table:style-name="Tabelle1.A2" office:value-type="string">
            <text:p text:style-name="P16">2</text:p>
          </table:table-cell>
          <table:table-cell table:style-name="Tabelle1.A2" office:value-type="string">
            <text:p text:style-name="P16">7</text:p>
          </table:table-cell>
          <table:table-cell table:style-name="Tabelle1.A2" office:value-type="string">
            <text:p text:style-name="P19">011<text:tab/>E</text:p>
          </table:table-cell>
        </table:table-row>
        <table:table-row table:style-name="Tabelle1.1">
          <table:table-cell table:style-name="Tabelle1.A2" office:value-type="string">
            <text:p text:style-name="P16">LD r, (IX + d)</text:p>
          </table:table-cell>
          <table:table-cell table:style-name="Tabelle1.A2" table:number-columns-spanned="2" office:value-type="string">
            <text:p text:style-name="P3"><text:span text:style-name="T3">r </text:span><text:span text:style-name="T8">¬</text:span><text:span text:style-name="T3"> (IX + d)</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11 011 101</text:p>
            <text:p text:style-name="P15">01 <text:s text:c="2"/>r <text:s text:c="3"/>110</text:p>
            <text:p text:style-name="P1"><text:span text:style-name="T8">¬</text:span><text:span text:style-name="T3"> <text:s text:c="3"/>d <text:s text:c="4"/></text:span><text:span text:style-name="T8">®</text:span></text:p>
          </table:table-cell>
          <table:table-cell table:style-name="Tabelle1.A2" office:value-type="string">
            <text:p text:style-name="P16">DD</text:p>
          </table:table-cell>
          <table:table-cell table:style-name="Tabelle1.A2" office:value-type="string">
            <text:p text:style-name="P16">3</text:p>
          </table:table-cell>
          <table:table-cell table:style-name="Tabelle1.A2" office:value-type="string">
            <text:p text:style-name="P16">5</text:p>
          </table:table-cell>
          <table:table-cell table:style-name="Tabelle1.A2" office:value-type="string">
            <text:p text:style-name="P16">19</text:p>
          </table:table-cell>
          <table:table-cell table:style-name="Tabelle1.A2" office:value-type="string">
            <text:p text:style-name="P5"><text:span text:style-name="T3">100<text:tab/>IX</text:span><text:span text:style-name="T6">H</text:span><text:span text:style-name="T3"> </text:span></text:p>
            <text:p text:style-name="P4"><text:span text:style-name="T3">101<text:tab/>IX</text:span><text:span text:style-name="T6">L</text:span></text:p>
            <text:p text:style-name="P18">111<text:tab/>A</text:p>
          </table:table-cell>
        </table:table-row>
        <table:table-row table:style-name="Tabelle1.1">
          <table:table-cell table:style-name="Tabelle1.A2" office:value-type="string">
            <text:p text:style-name="P16">LD r, (IY + d)</text:p>
          </table:table-cell>
          <table:table-cell table:style-name="Tabelle1.A2" table:number-columns-spanned="2" office:value-type="string">
            <text:p text:style-name="P3"><text:span text:style-name="T3">r </text:span><text:span text:style-name="T8">¬</text:span><text:span text:style-name="T3"> (IY + d)</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11 111 101</text:p>
            <text:p text:style-name="P15">01 <text:s text:c="2"/>r <text:s text:c="3"/>110</text:p>
            <text:p text:style-name="P1"><text:span text:style-name="T8">¬</text:span><text:span text:style-name="T3"> <text:s text:c="3"/>d <text:s text:c="4"/></text:span><text:span text:style-name="T8">®</text:span></text:p>
          </table:table-cell>
          <table:table-cell table:style-name="Tabelle1.A2" office:value-type="string">
            <text:p text:style-name="P16">FD</text:p>
          </table:table-cell>
          <table:table-cell table:style-name="Tabelle1.A2" office:value-type="string">
            <text:p text:style-name="P16">3</text:p>
          </table:table-cell>
          <table:table-cell table:style-name="Tabelle1.A2" office:value-type="string">
            <text:p text:style-name="P16">5</text:p>
          </table:table-cell>
          <table:table-cell table:style-name="Tabelle1.A2" office:value-type="string">
            <text:p text:style-name="P16">19</text:p>
          </table:table-cell>
          <table:table-cell table:style-name="Tabelle1.A2" office:value-type="string">
            <text:p text:style-name="P36"/>
            <text:p text:style-name="P35">q, q’<text:tab/>Req.</text:p>
            <text:p text:style-name="P18">000<text:tab/>B</text:p>
          </table:table-cell>
        </table:table-row>
        <table:table-row table:style-name="Tabelle1.1">
          <table:table-cell table:style-name="Tabelle1.A2" office:value-type="string">
            <text:p text:style-name="P16">LD (HL), r</text:p>
          </table:table-cell>
          <table:table-cell table:style-name="Tabelle1.A2" table:number-columns-spanned="2" office:value-type="string">
            <text:p text:style-name="P3"><text:span text:style-name="T3">(HL) </text:span><text:span text:style-name="T8">¬</text:span><text:span text:style-name="T3"> r</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01 110 <text:s text:c="3"/>r</text:p>
          </table:table-cell>
          <table:table-cell table:style-name="Tabelle1.A2" office:value-type="string">
            <text:p text:style-name="P16"/>
          </table:table-cell>
          <table:table-cell table:style-name="Tabelle1.A2" office:value-type="string">
            <text:p text:style-name="P16">1</text:p>
          </table:table-cell>
          <table:table-cell table:style-name="Tabelle1.A2" office:value-type="string">
            <text:p text:style-name="P16">2</text:p>
          </table:table-cell>
          <table:table-cell table:style-name="Tabelle1.A2" office:value-type="string">
            <text:p text:style-name="P16">7</text:p>
          </table:table-cell>
          <table:table-cell table:style-name="Tabelle1.A2" office:value-type="string">
            <text:p text:style-name="P19">001<text:tab/>C</text:p>
          </table:table-cell>
        </table:table-row>
        <table:table-row table:style-name="Tabelle1.1">
          <table:table-cell table:style-name="Tabelle1.A2" office:value-type="string">
            <text:p text:style-name="P16">LD (IX + d), r</text:p>
          </table:table-cell>
          <table:table-cell table:style-name="Tabelle1.A2" table:number-columns-spanned="2" office:value-type="string">
            <text:p text:style-name="P3"><text:span text:style-name="T3">(IX + d) </text:span><text:span text:style-name="T8">¬</text:span><text:span text:style-name="T3"> r</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11 011 101</text:p>
            <text:p text:style-name="P15">01 110 <text:s text:c="2"/>r</text:p>
            <text:p text:style-name="P1"><text:span text:style-name="T8">¬</text:span><text:span text:style-name="T3"> <text:s text:c="3"/>d <text:s text:c="4"/></text:span><text:span text:style-name="T8">®</text:span></text:p>
          </table:table-cell>
          <table:table-cell table:style-name="Tabelle1.A2" office:value-type="string">
            <text:p text:style-name="P16">DD</text:p>
          </table:table-cell>
          <table:table-cell table:style-name="Tabelle1.A2" office:value-type="string">
            <text:p text:style-name="P16">3</text:p>
          </table:table-cell>
          <table:table-cell table:style-name="Tabelle1.A2" office:value-type="string">
            <text:p text:style-name="P16">5</text:p>
          </table:table-cell>
          <table:table-cell table:style-name="Tabelle1.A2" office:value-type="string">
            <text:p text:style-name="P16">19</text:p>
          </table:table-cell>
          <table:table-cell table:style-name="Tabelle1.A2" office:value-type="string">
            <text:p text:style-name="P19">010<text:tab/>D </text:p>
            <text:p text:style-name="P18">011<text:tab/>E</text:p>
            <text:p text:style-name="P4"><text:span text:style-name="T3">100<text:tab/>IY</text:span><text:span text:style-name="T6">H</text:span></text:p>
          </table:table-cell>
        </table:table-row>
        <table:table-row table:style-name="Tabelle1.1">
          <table:table-cell table:style-name="Tabelle1.A2" office:value-type="string">
            <text:p text:style-name="P16">LD (IY + d), r</text:p>
          </table:table-cell>
          <table:table-cell table:style-name="Tabelle1.A2" table:number-columns-spanned="2" office:value-type="string">
            <text:p text:style-name="P3"><text:span text:style-name="T3">(IY + d) </text:span><text:span text:style-name="T8">¬</text:span><text:span text:style-name="T3"> r</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11 111 101</text:p>
            <text:p text:style-name="P15">01 110 <text:s text:c="2"/>r</text:p>
            <text:p text:style-name="P1"><text:span text:style-name="T8">¬</text:span><text:span text:style-name="T3"> <text:s text:c="3"/>d <text:s text:c="4"/></text:span><text:span text:style-name="T8">®</text:span></text:p>
          </table:table-cell>
          <table:table-cell table:style-name="Tabelle1.A2" office:value-type="string">
            <text:p text:style-name="P16">FD</text:p>
          </table:table-cell>
          <table:table-cell table:style-name="Tabelle1.A2" office:value-type="string">
            <text:p text:style-name="P16">3</text:p>
          </table:table-cell>
          <table:table-cell table:style-name="Tabelle1.A2" office:value-type="string">
            <text:p text:style-name="P16">5</text:p>
          </table:table-cell>
          <table:table-cell table:style-name="Tabelle1.A2" office:value-type="string">
            <text:p text:style-name="P16">19</text:p>
          </table:table-cell>
          <table:table-cell table:style-name="Tabelle1.A2" office:value-type="string">
            <text:p text:style-name="P5"><text:span text:style-name="T3">101<text:tab/>IY</text:span><text:span text:style-name="T6">L</text:span><text:span text:style-name="T3"> </text:span></text:p>
            <text:p text:style-name="P18">111<text:tab/>A</text:p>
          </table:table-cell>
        </table:table-row>
        <table:table-row table:style-name="Tabelle1.1">
          <table:table-cell table:style-name="Tabelle1.A2" office:value-type="string">
            <text:p text:style-name="P16">LD (HL), n</text:p>
          </table:table-cell>
          <table:table-cell table:style-name="Tabelle1.A2" table:number-columns-spanned="2" office:value-type="string">
            <text:p text:style-name="P3"><text:span text:style-name="T3">(HL) </text:span><text:span text:style-name="T8">¬</text:span><text:span text:style-name="T3"> n</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00 110 <text:s/>110</text:p>
            <text:p text:style-name="P1"><text:span text:style-name="T8">¬</text:span><text:span text:style-name="T3"> <text:s text:c="3"/>n <text:s text:c="4"/></text:span><text:span text:style-name="T8">®</text:span></text:p>
          </table:table-cell>
          <table:table-cell table:style-name="Tabelle1.A2" office:value-type="string">
            <text:p text:style-name="P16">36</text:p>
          </table:table-cell>
          <table:table-cell table:style-name="Tabelle1.A2" office:value-type="string">
            <text:p text:style-name="P16">2</text:p>
          </table:table-cell>
          <table:table-cell table:style-name="Tabelle1.A2" office:value-type="string">
            <text:p text:style-name="P16">3</text:p>
          </table:table-cell>
          <table:table-cell table:style-name="Tabelle1.A2" office:value-type="string">
            <text:p text:style-name="P16">10</text:p>
          </table:table-cell>
          <table:table-cell table:style-name="Tabelle1.A2" office:value-type="string">
            <text:p text:style-name="P19"/>
          </table:table-cell>
        </table:table-row>
        <table:table-row table:style-name="Tabelle1.1">
          <table:table-cell table:style-name="Tabelle1.A2" office:value-type="string">
            <text:p text:style-name="P16">LD (IX + d), n</text:p>
          </table:table-cell>
          <table:table-cell table:style-name="Tabelle1.A2" table:number-columns-spanned="2" office:value-type="string">
            <text:p text:style-name="P3"><text:span text:style-name="T3">(IX + d) </text:span><text:span text:style-name="T8">¬</text:span><text:span text:style-name="T3"> n</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11 011 101</text:p>
            <text:p text:style-name="P15">00 110 110</text:p>
            <text:p text:style-name="P1"><text:span text:style-name="T8">¬</text:span><text:span text:style-name="T3"> <text:s text:c="3"/>d <text:s text:c="4"/></text:span><text:span text:style-name="T8">®</text:span></text:p>
            <text:p text:style-name="P1"><text:span text:style-name="T8">¬</text:span><text:span text:style-name="T3"> <text:s text:c="3"/>n <text:s text:c="4"/></text:span><text:span text:style-name="T8">®</text:span></text:p>
          </table:table-cell>
          <table:table-cell table:style-name="Tabelle1.A2" office:value-type="string">
            <text:p text:style-name="P16">DD</text:p>
            <text:p text:style-name="P15">36</text:p>
          </table:table-cell>
          <table:table-cell table:style-name="Tabelle1.A2" office:value-type="string">
            <text:p text:style-name="P16">4</text:p>
          </table:table-cell>
          <table:table-cell table:style-name="Tabelle1.A2" office:value-type="string">
            <text:p text:style-name="P16">5</text:p>
          </table:table-cell>
          <table:table-cell table:style-name="Tabelle1.A2" office:value-type="string">
            <text:p text:style-name="P16">19</text:p>
          </table:table-cell>
          <table:table-cell table:style-name="Tabelle1.A2" office:value-type="string">
            <text:p text:style-name="P19"/>
          </table:table-cell>
        </table:table-row>
        <table:table-row table:style-name="Tabelle1.1">
          <table:table-cell table:style-name="Tabelle1.A2" office:value-type="string">
            <text:p text:style-name="P16">LD (IY + d), n</text:p>
          </table:table-cell>
          <table:table-cell table:style-name="Tabelle1.A2" table:number-columns-spanned="2" office:value-type="string">
            <text:p text:style-name="P3"><text:span text:style-name="T3">(IY + d) </text:span><text:span text:style-name="T8">¬</text:span><text:span text:style-name="T3"> n</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11 111 101</text:p>
            <text:p text:style-name="P15">00 110 110</text:p>
            <text:p text:style-name="P1"><text:span text:style-name="T8">¬</text:span><text:span text:style-name="T3"> <text:s text:c="3"/>d <text:s text:c="4"/></text:span><text:span text:style-name="T8">®</text:span></text:p>
            <text:p text:style-name="P1"><text:span text:style-name="T8">¬</text:span><text:span text:style-name="T3"> <text:s text:c="3"/>n <text:s text:c="4"/></text:span><text:span text:style-name="T8">®</text:span></text:p>
          </table:table-cell>
          <table:table-cell table:style-name="Tabelle1.A2" office:value-type="string">
            <text:p text:style-name="P16">FD</text:p>
            <text:p text:style-name="P15">36</text:p>
          </table:table-cell>
          <table:table-cell table:style-name="Tabelle1.A2" office:value-type="string">
            <text:p text:style-name="P16">4</text:p>
          </table:table-cell>
          <table:table-cell table:style-name="Tabelle1.A2" office:value-type="string">
            <text:p text:style-name="P16">5</text:p>
          </table:table-cell>
          <table:table-cell table:style-name="Tabelle1.A2" office:value-type="string">
            <text:p text:style-name="P16">19</text:p>
          </table:table-cell>
          <table:table-cell table:style-name="Tabelle1.A2" office:value-type="string">
            <text:p text:style-name="P19"/>
          </table:table-cell>
        </table:table-row>
        <table:table-row table:style-name="Tabelle1.1">
          <table:table-cell table:style-name="Tabelle1.A2" office:value-type="string">
            <text:p text:style-name="P16">LD A, (BC)</text:p>
          </table:table-cell>
          <table:table-cell table:style-name="Tabelle1.A2" table:number-columns-spanned="2" office:value-type="string">
            <text:p text:style-name="P3"><text:span text:style-name="T3">A </text:span><text:span text:style-name="T8">¬</text:span><text:span text:style-name="T3"> (BC)</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00 001 <text:s/>010</text:p>
          </table:table-cell>
          <table:table-cell table:style-name="Tabelle1.A2" office:value-type="string">
            <text:p text:style-name="P16">0A</text:p>
          </table:table-cell>
          <table:table-cell table:style-name="Tabelle1.A2" office:value-type="string">
            <text:p text:style-name="P16">1</text:p>
          </table:table-cell>
          <table:table-cell table:style-name="Tabelle1.A2" office:value-type="string">
            <text:p text:style-name="P16">2</text:p>
          </table:table-cell>
          <table:table-cell table:style-name="Tabelle1.A2" office:value-type="string">
            <text:p text:style-name="P16">7</text:p>
          </table:table-cell>
          <table:table-cell table:style-name="Tabelle1.A2" office:value-type="string">
            <text:p text:style-name="P19"/>
          </table:table-cell>
        </table:table-row>
        <table:table-row table:style-name="Tabelle1.1">
          <table:table-cell table:style-name="Tabelle1.A2" office:value-type="string">
            <text:p text:style-name="P16">LD A, (DE)</text:p>
          </table:table-cell>
          <table:table-cell table:style-name="Tabelle1.A2" table:number-columns-spanned="2" office:value-type="string">
            <text:p text:style-name="P3"><text:span text:style-name="T3">A </text:span><text:span text:style-name="T8">¬</text:span><text:span text:style-name="T3"> (DE)</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00 011 <text:s/>010</text:p>
          </table:table-cell>
          <table:table-cell table:style-name="Tabelle1.A2" office:value-type="string">
            <text:p text:style-name="P16">1A</text:p>
          </table:table-cell>
          <table:table-cell table:style-name="Tabelle1.A2" office:value-type="string">
            <text:p text:style-name="P16">1</text:p>
          </table:table-cell>
          <table:table-cell table:style-name="Tabelle1.A2" office:value-type="string">
            <text:p text:style-name="P16">2</text:p>
          </table:table-cell>
          <table:table-cell table:style-name="Tabelle1.A2" office:value-type="string">
            <text:p text:style-name="P16">7</text:p>
          </table:table-cell>
          <table:table-cell table:style-name="Tabelle1.A2" office:value-type="string">
            <text:p text:style-name="P19"/>
          </table:table-cell>
        </table:table-row>
        <table:table-row table:style-name="Tabelle1.1">
          <table:table-cell table:style-name="Tabelle1.A2" office:value-type="string">
            <text:p text:style-name="P16">LD A, (nn)</text:p>
          </table:table-cell>
          <table:table-cell table:style-name="Tabelle1.A2" table:number-columns-spanned="2" office:value-type="string">
            <text:p text:style-name="P3"><text:span text:style-name="T3">A </text:span><text:span text:style-name="T8">¬</text:span><text:span text:style-name="T3"> (nn)</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00 111 <text:s/>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1.A2" office:value-type="string">
            <text:p text:style-name="P16">3A</text:p>
          </table:table-cell>
          <table:table-cell table:style-name="Tabelle1.A2" office:value-type="string">
            <text:p text:style-name="P16">3</text:p>
          </table:table-cell>
          <table:table-cell table:style-name="Tabelle1.A2" office:value-type="string">
            <text:p text:style-name="P16">4</text:p>
          </table:table-cell>
          <table:table-cell table:style-name="Tabelle1.A2" office:value-type="string">
            <text:p text:style-name="P16">13</text:p>
          </table:table-cell>
          <table:table-cell table:style-name="Tabelle1.A2" office:value-type="string">
            <text:p text:style-name="P19"/>
          </table:table-cell>
        </table:table-row>
        <table:table-row table:style-name="Tabelle1.1">
          <table:table-cell table:style-name="Tabelle1.A2" office:value-type="string">
            <text:p text:style-name="P16">LD (BC), A</text:p>
          </table:table-cell>
          <table:table-cell table:style-name="Tabelle1.A2" table:number-columns-spanned="2" office:value-type="string">
            <text:p text:style-name="P3"><text:span text:style-name="T3">(BC) </text:span><text:span text:style-name="T8">¬</text:span><text:span text:style-name="T3"> A</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00 000 <text:s/>010</text:p>
          </table:table-cell>
          <table:table-cell table:style-name="Tabelle1.A2" office:value-type="string">
            <text:p text:style-name="P16">02</text:p>
          </table:table-cell>
          <table:table-cell table:style-name="Tabelle1.A2" office:value-type="string">
            <text:p text:style-name="P16">1</text:p>
          </table:table-cell>
          <table:table-cell table:style-name="Tabelle1.A2" office:value-type="string">
            <text:p text:style-name="P16">2</text:p>
          </table:table-cell>
          <table:table-cell table:style-name="Tabelle1.A2" office:value-type="string">
            <text:p text:style-name="P16">7</text:p>
          </table:table-cell>
          <table:table-cell table:style-name="Tabelle1.A2" office:value-type="string">
            <text:p text:style-name="P19"/>
          </table:table-cell>
        </table:table-row>
        <table:table-row table:style-name="Tabelle1.1">
          <table:table-cell table:style-name="Tabelle1.A2" office:value-type="string">
            <text:p text:style-name="P16">LD (DE), A</text:p>
          </table:table-cell>
          <table:table-cell table:style-name="Tabelle1.A2" table:number-columns-spanned="2" office:value-type="string">
            <text:p text:style-name="P3"><text:span text:style-name="T3">(DE) </text:span><text:span text:style-name="T8">¬</text:span><text:span text:style-name="T3"> A</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00 010 <text:s/>010</text:p>
          </table:table-cell>
          <table:table-cell table:style-name="Tabelle1.A2" office:value-type="string">
            <text:p text:style-name="P16">12</text:p>
          </table:table-cell>
          <table:table-cell table:style-name="Tabelle1.A2" office:value-type="string">
            <text:p text:style-name="P16">1</text:p>
          </table:table-cell>
          <table:table-cell table:style-name="Tabelle1.A2" office:value-type="string">
            <text:p text:style-name="P16">2</text:p>
          </table:table-cell>
          <table:table-cell table:style-name="Tabelle1.A2" office:value-type="string">
            <text:p text:style-name="P16">7</text:p>
          </table:table-cell>
          <table:table-cell table:style-name="Tabelle1.A2" office:value-type="string">
            <text:p text:style-name="P19"/>
          </table:table-cell>
        </table:table-row>
        <table:table-row table:style-name="Tabelle1.1">
          <table:table-cell table:style-name="Tabelle1.A2" office:value-type="string">
            <text:p text:style-name="P16">LD (nn), A</text:p>
          </table:table-cell>
          <table:table-cell table:style-name="Tabelle1.A2" table:number-columns-spanned="2" office:value-type="string">
            <text:p text:style-name="P3"><text:span text:style-name="T3">(nn) </text:span><text:span text:style-name="T8">¬</text:span><text:span text:style-name="T3"> A</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00 110 <text:s/>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1.A2" office:value-type="string">
            <text:p text:style-name="P16">32</text:p>
          </table:table-cell>
          <table:table-cell table:style-name="Tabelle1.A2" office:value-type="string">
            <text:p text:style-name="P16">3</text:p>
          </table:table-cell>
          <table:table-cell table:style-name="Tabelle1.A2" office:value-type="string">
            <text:p text:style-name="P16">4</text:p>
          </table:table-cell>
          <table:table-cell table:style-name="Tabelle1.A2" office:value-type="string">
            <text:p text:style-name="P16">13</text:p>
          </table:table-cell>
          <table:table-cell table:style-name="Tabelle1.A2" office:value-type="string">
            <text:p text:style-name="P19"/>
          </table:table-cell>
        </table:table-row>
        <table:table-row table:style-name="Tabelle1.1">
          <table:table-cell table:style-name="Tabelle1.A2" office:value-type="string">
            <text:p text:style-name="P16">LD A, I</text:p>
          </table:table-cell>
          <table:table-cell table:style-name="Tabelle1.A2" table:number-columns-spanned="2" office:value-type="string">
            <text:p text:style-name="P3"><text:span text:style-name="T3">A </text:span><text:span text:style-name="T8">¬</text:span><text:span text:style-name="T3"> I</text:span></text:p>
          </table:table-cell>
          <table:covered-table-cell/>
          <table:table-cell table:style-name="Tabelle1.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 <text:s/>IFF</text:span><text:span text:style-name="T6">2</text:span><text:span text:style-name="T3"><text:tab/>0<text:tab/>•</text:span></text:p>
          </table:table-cell>
          <table:table-cell table:style-name="Tabelle1.A2" office:value-type="string">
            <text:p text:style-name="P16">11 101 101</text:p>
            <text:p text:style-name="P15">01 010 111</text:p>
          </table:table-cell>
          <table:table-cell table:style-name="Tabelle1.A2" office:value-type="string">
            <text:p text:style-name="P16">ED</text:p>
            <text:p text:style-name="P15">57</text:p>
          </table:table-cell>
          <table:table-cell table:style-name="Tabelle1.A2" office:value-type="string">
            <text:p text:style-name="P16">2</text:p>
          </table:table-cell>
          <table:table-cell table:style-name="Tabelle1.A2" office:value-type="string">
            <text:p text:style-name="P16">2</text:p>
          </table:table-cell>
          <table:table-cell table:style-name="Tabelle1.A2" office:value-type="string">
            <text:p text:style-name="P16">9</text:p>
          </table:table-cell>
          <table:table-cell table:style-name="Tabelle1.A2" office:value-type="string">
            <text:p text:style-name="P19"/>
          </table:table-cell>
        </table:table-row>
        <table:table-row table:style-name="Tabelle1.1">
          <table:table-cell table:style-name="Tabelle1.A2" office:value-type="string">
            <text:p text:style-name="P16">LD A, R</text:p>
          </table:table-cell>
          <table:table-cell table:style-name="Tabelle1.A2" table:number-columns-spanned="2" office:value-type="string">
            <text:p text:style-name="P3"><text:span text:style-name="T3">A </text:span><text:span text:style-name="T8">¬</text:span><text:span text:style-name="T3"> R</text:span></text:p>
          </table:table-cell>
          <table:covered-table-cell/>
          <table:table-cell table:style-name="Tabelle1.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 <text:s/>IFF</text:span><text:span text:style-name="T6">2</text:span><text:span text:style-name="T3"><text:tab/>0<text:tab/>•</text:span></text:p>
          </table:table-cell>
          <table:table-cell table:style-name="Tabelle1.A2" office:value-type="string">
            <text:p text:style-name="P16">11 101 101</text:p>
            <text:p text:style-name="P15">01 011 111</text:p>
          </table:table-cell>
          <table:table-cell table:style-name="Tabelle1.A2" office:value-type="string">
            <text:p text:style-name="P16">ED</text:p>
            <text:p text:style-name="P15">5F</text:p>
          </table:table-cell>
          <table:table-cell table:style-name="Tabelle1.A2" office:value-type="string">
            <text:p text:style-name="P16">2</text:p>
          </table:table-cell>
          <table:table-cell table:style-name="Tabelle1.A2" office:value-type="string">
            <text:p text:style-name="P16">2</text:p>
          </table:table-cell>
          <table:table-cell table:style-name="Tabelle1.A2" office:value-type="string">
            <text:p text:style-name="P16">9</text:p>
          </table:table-cell>
          <table:table-cell table:style-name="Tabelle1.A2" office:value-type="string">
            <text:p text:style-name="P19">R is read after it is increased. </text:p>
          </table:table-cell>
        </table:table-row>
        <table:table-row table:style-name="Tabelle1.1">
          <table:table-cell table:style-name="Tabelle1.A2" office:value-type="string">
            <text:p text:style-name="P16">LD I, A</text:p>
          </table:table-cell>
          <table:table-cell table:style-name="Tabelle1.A2" table:number-columns-spanned="2" office:value-type="string">
            <text:p text:style-name="P3"><text:span text:style-name="T3">I </text:span><text:span text:style-name="T8">¬</text:span><text:span text:style-name="T3"> A</text:span></text:p>
          </table:table-cell>
          <table:covered-table-cell/>
          <table:table-cell table:style-name="Tabelle1.A2" office:value-type="string">
            <text:p text:style-name="P21">•<text:tab/>•<text:tab/>•<text:tab/>•<text:tab/>•<text:tab/>•<text:tab/>•<text:tab/>•</text:p>
          </table:table-cell>
          <table:table-cell table:style-name="Tabelle1.A2" office:value-type="string">
            <text:p text:style-name="P16">11 101 101</text:p>
            <text:p text:style-name="P15">01 000 111</text:p>
          </table:table-cell>
          <table:table-cell table:style-name="Tabelle1.A2" office:value-type="string">
            <text:p text:style-name="P16">ED</text:p>
            <text:p text:style-name="P15">47</text:p>
          </table:table-cell>
          <table:table-cell table:style-name="Tabelle1.A2" office:value-type="string">
            <text:p text:style-name="P16">2</text:p>
          </table:table-cell>
          <table:table-cell table:style-name="Tabelle1.A2" office:value-type="string">
            <text:p text:style-name="P16">2</text:p>
          </table:table-cell>
          <table:table-cell table:style-name="Tabelle1.A2" office:value-type="string">
            <text:p text:style-name="P16">9</text:p>
          </table:table-cell>
          <table:table-cell table:style-name="Tabelle1.A2" office:value-type="string">
            <text:p text:style-name="P19"/>
          </table:table-cell>
        </table:table-row>
        <table:table-row table:style-name="Tabelle1.1">
          <table:table-cell table:style-name="Tabelle1.A26" office:value-type="string">
            <text:p text:style-name="P16">LD R, A</text:p>
          </table:table-cell>
          <table:table-cell table:style-name="Tabelle1.A26" table:number-columns-spanned="2" office:value-type="string">
            <text:p text:style-name="P3"><text:span text:style-name="T3">R </text:span><text:span text:style-name="T8">¬</text:span><text:span text:style-name="T3"> A</text:span></text:p>
          </table:table-cell>
          <table:covered-table-cell/>
          <table:table-cell table:style-name="Tabelle1.A26" office:value-type="string">
            <text:p text:style-name="P21">•<text:tab/>•<text:tab/>•<text:tab/>•<text:tab/>•<text:tab/>•<text:tab/>•<text:tab/>•</text:p>
          </table:table-cell>
          <table:table-cell table:style-name="Tabelle1.A26" office:value-type="string">
            <text:p text:style-name="P16">11 101 101</text:p>
            <text:p text:style-name="P15">01 001 111</text:p>
          </table:table-cell>
          <table:table-cell table:style-name="Tabelle1.A26" office:value-type="string">
            <text:p text:style-name="P16">ED</text:p>
            <text:p text:style-name="P15">4F</text:p>
          </table:table-cell>
          <table:table-cell table:style-name="Tabelle1.A26" office:value-type="string">
            <text:p text:style-name="P16">2</text:p>
          </table:table-cell>
          <table:table-cell table:style-name="Tabelle1.A26" office:value-type="string">
            <text:p text:style-name="P16">2</text:p>
          </table:table-cell>
          <table:table-cell table:style-name="Tabelle1.A26" office:value-type="string">
            <text:p text:style-name="P16">9</text:p>
          </table:table-cell>
          <table:table-cell table:style-name="Tabelle1.A26" office:value-type="string">
            <text:p text:style-name="P19">R is written after it is increased.</text:p>
          </table:table-cell>
        </table:table-row>
        <table:table-row table:style-name="Tabelle1.1">
          <table:table-cell table:style-name="Tabelle1.A2" table:number-columns-spanned="2" office:value-type="string">
            <text:p text:style-name="P23">Notes:</text:p>
          </table:table-cell>
          <table:covered-table-cell/>
          <table:table-cell table:style-name="Tabelle1.A2" table:number-columns-spanned="8" office:value-type="string">
            <text:p text:style-name="P23">r, r’ means any of the registers A, B, C, D, E, H, L.</text:p>
            <text:p text:style-name="P7"><text:span text:style-name="T3">p, p’ means any of the registers A, B, C, D, E, IX</text:span><text:span text:style-name="T6">H</text:span><text:span text:style-name="T3">, IX</text:span><text:span text:style-name="T6">L</text:span><text:span text:style-name="T3">.</text:span></text:p>
            <text:p text:style-name="P7"><text:span text:style-name="T3">q, q’ means any of the registers A, B, C, D, E, IY</text:span><text:span text:style-name="T6">H</text:span><text:span text:style-name="T3">, IY</text:span><text:span text:style-name="T6">L</text:span><text:span text:style-name="T3">.</text:span></text:p>
            <text:p text:style-name="P7"><text:span text:style-name="T3">dd</text:span><text:span text:style-name="T6">L</text:span><text:span text:style-name="T3">, dd</text:span><text:span text:style-name="T6">H</text:span><text:span text:style-name="T3"> refer to high order and low order eight bits of the register respectively.</text:span></text:p>
            <text:p text:style-name="P22">* means unofficial instruction.</text:p>
          </table:table-cell>
          <table:covered-table-cell/>
          <table:covered-table-cell/>
          <table:covered-table-cell/>
          <table:covered-table-cell/>
          <table:covered-table-cell/>
          <table:covered-table-cell/>
          <table:covered-table-cell/>
        </table:table-row>
        <table:table-row table:style-name="Tabelle1.1">
          <table:table-cell table:style-name="Tabelle1.A26" table:number-columns-spanned="2" office:value-type="string">
            <text:p text:style-name="P23">Flag Notation:</text:p>
          </table:table-cell>
          <table:covered-table-cell/>
          <table:table-cell table:style-name="Tabelle1.A26" table:number-columns-spanned="8" office:value-type="string">
            <text:p text:style-name="P23">• = flag is not affected, 0 = flag is reset, 1 = flag is set, </text:p>
            <text:p text:style-name="P7"><text:span text:style-name="T9">b</text:span><text:span text:style-name="T3"> = flag is set according to the result of the operation, IFF</text:span><text:span text:style-name="T6">2</text:span><text:span text:style-name="T3"> = the interrupt flip-flop 2 is copied.</text:span></text:p>
          </table:table-cell>
          <table:covered-table-cell/>
          <table:covered-table-cell/>
          <table:covered-table-cell/>
          <table:covered-table-cell/>
          <table:covered-table-cell/>
          <table:covered-table-cell/>
          <table:covered-table-cell/>
        </table:table-row>
      </table:table>
      <text:h text:style-name="P47" text:outline-level="2">16 bit Load Group</text:h>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number-columns-repeated="4"/>
        <table:table-column table:style-name="Tabelle2.J"/>
        <table:table-row table:style-name="Tabelle2.1">
          <table:table-cell table:style-name="Tabelle2.A1" office:value-type="string">
            <text:p text:style-name="P16"/>
            <text:p text:style-name="P15">Mnemonic</text:p>
          </table:table-cell>
          <table:table-cell table:style-name="Tabelle2.A1" table:number-columns-spanned="2" office:value-type="string">
            <text:p text:style-name="P16">Symbolic</text:p>
            <text:p text:style-name="P15">Operation</text:p>
          </table:table-cell>
          <table:covered-table-cell/>
          <table:table-cell table:style-name="Tabelle2.A1" office:value-type="string">
            <text:p text:style-name="P33">Flags</text:p>
            <text:p text:style-name="P24">S<text:tab/>Z<text:tab/>F5<text:tab/>H<text:tab/>F3<text:tab/>P/V<text:tab/>N<text:tab/>C</text:p>
          </table:table-cell>
          <table:table-cell table:style-name="Tabelle2.A1" office:value-type="string">
            <text:p text:style-name="P34">Opcode</text:p>
            <text:p text:style-name="P15">76 543 210</text:p>
          </table:table-cell>
          <table:table-cell table:style-name="Tabelle2.A1" office:value-type="string">
            <text:p text:style-name="P16"/>
            <text:p text:style-name="P15">Hex</text:p>
          </table:table-cell>
          <table:table-cell table:style-name="Tabelle2.A1" office:value-type="string">
            <text:p text:style-name="P16">No. of</text:p>
            <text:p text:style-name="P15">Bytes</text:p>
          </table:table-cell>
          <table:table-cell table:style-name="Tabelle2.A1" office:value-type="string">
            <text:p text:style-name="P16">No. of M</text:p>
            <text:p text:style-name="P15">Cycles</text:p>
          </table:table-cell>
          <table:table-cell table:style-name="Tabelle2.A1" office:value-type="string">
            <text:p text:style-name="P16">No. of T</text:p>
            <text:p text:style-name="P15">States</text:p>
          </table:table-cell>
          <table:table-cell table:style-name="Tabelle2.A1" office:value-type="string">
            <text:p text:style-name="P19"/>
            <text:p text:style-name="P18">Comments</text:p>
          </table:table-cell>
        </table:table-row>
        <table:table-row table:style-name="Tabelle2.1">
          <table:table-cell table:style-name="Tabelle2.A2" office:value-type="string">
            <text:p text:style-name="P16">LD dd, nn</text:p>
          </table:table-cell>
          <table:table-cell table:style-name="Tabelle2.A2" table:number-columns-spanned="2" office:value-type="string">
            <text:p text:style-name="P3"><text:span text:style-name="T3">dd </text:span><text:span text:style-name="T8">¬</text:span><text:span text:style-name="T3"> nn</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00 dd0 001</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2.A2" office:value-type="string">
            <text:p text:style-name="P16"/>
          </table:table-cell>
          <table:table-cell table:style-name="Tabelle2.A2" office:value-type="string">
            <text:p text:style-name="P16">3</text:p>
          </table:table-cell>
          <table:table-cell table:style-name="Tabelle2.A2" office:value-type="string">
            <text:p text:style-name="P16">3</text:p>
          </table:table-cell>
          <table:table-cell table:style-name="Tabelle2.A2" office:value-type="string">
            <text:p text:style-name="P16">10</text:p>
          </table:table-cell>
          <table:table-cell table:style-name="Tabelle2.A2" office:value-type="string">
            <text:p text:style-name="P36">dd<text:tab/>Pair</text:p>
            <text:p text:style-name="P18">00<text:tab/>BC</text:p>
            <text:p text:style-name="P18">01<text:tab/>DE</text:p>
          </table:table-cell>
        </table:table-row>
        <table:table-row table:style-name="Tabelle2.1">
          <table:table-cell table:style-name="Tabelle2.A2" office:value-type="string">
            <text:p text:style-name="P16">LD IX, nn</text:p>
          </table:table-cell>
          <table:table-cell table:style-name="Tabelle2.A2" table:number-columns-spanned="2" office:value-type="string">
            <text:p text:style-name="P3"><text:span text:style-name="T3">IX </text:span><text:span text:style-name="T8">¬</text:span><text:span text:style-name="T3"> nn</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11 011 101</text:p>
            <text:p text:style-name="P15">00 110 001</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2.A2" office:value-type="string">
            <text:p text:style-name="P16">DD</text:p>
            <text:p text:style-name="P15">21</text:p>
          </table:table-cell>
          <table:table-cell table:style-name="Tabelle2.A2" office:value-type="string">
            <text:p text:style-name="P16">4</text:p>
          </table:table-cell>
          <table:table-cell table:style-name="Tabelle2.A2" office:value-type="string">
            <text:p text:style-name="P16">4</text:p>
          </table:table-cell>
          <table:table-cell table:style-name="Tabelle2.A2" office:value-type="string">
            <text:p text:style-name="P16">14</text:p>
          </table:table-cell>
          <table:table-cell table:style-name="Tabelle2.A2" office:value-type="string">
            <text:p text:style-name="P19">02<text:tab/>HL</text:p>
            <text:p text:style-name="P18">03<text:tab/>SP</text:p>
          </table:table-cell>
        </table:table-row>
        <table:table-row table:style-name="Tabelle2.1">
          <table:table-cell table:style-name="Tabelle2.A2" office:value-type="string">
            <text:p text:style-name="P16">LD IY, nn</text:p>
          </table:table-cell>
          <table:table-cell table:style-name="Tabelle2.A2" table:number-columns-spanned="2" office:value-type="string">
            <text:p text:style-name="P3"><text:span text:style-name="T3">IY </text:span><text:span text:style-name="T8">¬</text:span><text:span text:style-name="T3"> nn</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11 111 101</text:p>
            <text:p text:style-name="P15">00 110 001</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2.A2" office:value-type="string">
            <text:p text:style-name="P16">FD</text:p>
            <text:p text:style-name="P15">21</text:p>
          </table:table-cell>
          <table:table-cell table:style-name="Tabelle2.A2" office:value-type="string">
            <text:p text:style-name="P16">4</text:p>
          </table:table-cell>
          <table:table-cell table:style-name="Tabelle2.A2" office:value-type="string">
            <text:p text:style-name="P16">4</text:p>
          </table:table-cell>
          <table:table-cell table:style-name="Tabelle2.A2" office:value-type="string">
            <text:p text:style-name="P16">14</text:p>
          </table:table-cell>
          <table:table-cell table:style-name="Tabelle2.A2" office:value-type="string">
            <text:p text:style-name="P36"/>
          </table:table-cell>
        </table:table-row>
        <table:table-row table:style-name="Tabelle2.1">
          <table:table-cell table:style-name="Tabelle2.A2" office:value-type="string">
            <text:p text:style-name="P16">LD HL, (nn)</text:p>
          </table:table-cell>
          <table:table-cell table:style-name="Tabelle2.A2" table:number-columns-spanned="2" office:value-type="string">
            <text:p text:style-name="P3"><text:span text:style-name="T3">L </text:span><text:span text:style-name="T8">¬</text:span><text:span text:style-name="T3"> (nn)</text:span></text:p>
            <text:p text:style-name="P1"><text:span text:style-name="T3">H </text:span><text:span text:style-name="T8">¬</text:span><text:span text:style-name="T3"> (nn+1)</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00 101 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2.A2" office:value-type="string">
            <text:p text:style-name="P16">2A</text:p>
          </table:table-cell>
          <table:table-cell table:style-name="Tabelle2.A2" office:value-type="string">
            <text:p text:style-name="P16">3</text:p>
          </table:table-cell>
          <table:table-cell table:style-name="Tabelle2.A2" office:value-type="string">
            <text:p text:style-name="P16">5</text:p>
          </table:table-cell>
          <table:table-cell table:style-name="Tabelle2.A2" office:value-type="string">
            <text:p text:style-name="P16">16</text:p>
          </table:table-cell>
          <table:table-cell table:style-name="Tabelle2.A2" office:value-type="string">
            <text:p text:style-name="P19"/>
          </table:table-cell>
        </table:table-row>
        <table:table-row table:style-name="Tabelle2.1">
          <table:table-cell table:style-name="Tabelle2.A2" office:value-type="string">
            <text:p text:style-name="P16">LD dd, (nn)</text:p>
          </table:table-cell>
          <table:table-cell table:style-name="Tabelle2.A2" table:number-columns-spanned="2" office:value-type="string">
            <text:p text:style-name="P3"><text:span text:style-name="T3">dd</text:span><text:span text:style-name="T6">L</text:span><text:span text:style-name="T3"> </text:span><text:span text:style-name="T8">¬</text:span><text:span text:style-name="T3"> (nn)</text:span></text:p>
            <text:p text:style-name="P1"><text:span text:style-name="T3">dd</text:span><text:span text:style-name="T6">H</text:span><text:span text:style-name="T3"> </text:span><text:span text:style-name="T8">¬</text:span><text:span text:style-name="T3"> (nn+1)</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11 101 101</text:p>
            <text:p text:style-name="P15">01 dd1 011</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2.A2" office:value-type="string">
            <text:p text:style-name="P16">ED</text:p>
          </table:table-cell>
          <table:table-cell table:style-name="Tabelle2.A2" office:value-type="string">
            <text:p text:style-name="P16">4</text:p>
          </table:table-cell>
          <table:table-cell table:style-name="Tabelle2.A2" office:value-type="string">
            <text:p text:style-name="P16">6</text:p>
          </table:table-cell>
          <table:table-cell table:style-name="Tabelle2.A2" office:value-type="string">
            <text:p text:style-name="P16">20</text:p>
          </table:table-cell>
          <table:table-cell table:style-name="Tabelle2.A2" office:value-type="string">
            <text:p text:style-name="P19"/>
          </table:table-cell>
        </table:table-row>
        <table:table-row table:style-name="Tabelle2.1">
          <table:table-cell table:style-name="Tabelle2.A2" office:value-type="string">
            <text:p text:style-name="P16">LD IX, (nn)</text:p>
          </table:table-cell>
          <table:table-cell table:style-name="Tabelle2.A2" table:number-columns-spanned="2" office:value-type="string">
            <text:p text:style-name="P3"><text:span text:style-name="T3">IX</text:span><text:span text:style-name="T6">L</text:span><text:span text:style-name="T3"> </text:span><text:span text:style-name="T8">¬</text:span><text:span text:style-name="T3"> (nn)</text:span></text:p>
            <text:p text:style-name="P1"><text:span text:style-name="T3">IX</text:span><text:span text:style-name="T6">H</text:span><text:span text:style-name="T3"> </text:span><text:span text:style-name="T8">¬</text:span><text:span text:style-name="T3"> (nn+1)</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11 011 101</text:p>
            <text:p text:style-name="P15">00 101 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2.A2" office:value-type="string">
            <text:p text:style-name="P16">DD</text:p>
            <text:p text:style-name="P15">2A</text:p>
          </table:table-cell>
          <table:table-cell table:style-name="Tabelle2.A2" office:value-type="string">
            <text:p text:style-name="P16">4</text:p>
          </table:table-cell>
          <table:table-cell table:style-name="Tabelle2.A2" office:value-type="string">
            <text:p text:style-name="P16">6</text:p>
          </table:table-cell>
          <table:table-cell table:style-name="Tabelle2.A2" office:value-type="string">
            <text:p text:style-name="P16">20</text:p>
          </table:table-cell>
          <table:table-cell table:style-name="Tabelle2.A2" office:value-type="string">
            <text:p text:style-name="P19"/>
          </table:table-cell>
        </table:table-row>
        <table:table-row table:style-name="Tabelle2.1">
          <table:table-cell table:style-name="Tabelle2.A2" office:value-type="string">
            <text:p text:style-name="P16">LD IY, (nn)</text:p>
          </table:table-cell>
          <table:table-cell table:style-name="Tabelle2.A2" table:number-columns-spanned="2" office:value-type="string">
            <text:p text:style-name="P3"><text:span text:style-name="T3">IY</text:span><text:span text:style-name="T6">L</text:span><text:span text:style-name="T3"> </text:span><text:span text:style-name="T8">¬</text:span><text:span text:style-name="T3"> (nn)</text:span></text:p>
            <text:p text:style-name="P1"><text:span text:style-name="T3">IY</text:span><text:span text:style-name="T6">H</text:span><text:span text:style-name="T3"> </text:span><text:span text:style-name="T8">¬</text:span><text:span text:style-name="T3"> (nn+1)</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11 111 101</text:p>
            <text:p text:style-name="P15">00 101 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2.A2" office:value-type="string">
            <text:p text:style-name="P16">FD</text:p>
            <text:p text:style-name="P15">2A</text:p>
          </table:table-cell>
          <table:table-cell table:style-name="Tabelle2.A2" office:value-type="string">
            <text:p text:style-name="P16">4</text:p>
          </table:table-cell>
          <table:table-cell table:style-name="Tabelle2.A2" office:value-type="string">
            <text:p text:style-name="P16">6</text:p>
          </table:table-cell>
          <table:table-cell table:style-name="Tabelle2.A2" office:value-type="string">
            <text:p text:style-name="P16">20</text:p>
          </table:table-cell>
          <table:table-cell table:style-name="Tabelle2.A2" office:value-type="string">
            <text:p text:style-name="P19"/>
          </table:table-cell>
        </table:table-row>
        <table:table-row table:style-name="Tabelle2.1">
          <table:table-cell table:style-name="Tabelle2.A2" office:value-type="string">
            <text:p text:style-name="P16">LD (nn), HL</text:p>
          </table:table-cell>
          <table:table-cell table:style-name="Tabelle2.A2" table:number-columns-spanned="2" office:value-type="string">
            <text:p text:style-name="P3"><text:span text:style-name="T3">(nn) </text:span><text:span text:style-name="T8">¬</text:span><text:span text:style-name="T3"> L</text:span></text:p>
            <text:p text:style-name="P1"><text:span text:style-name="T3">(nn+1) </text:span><text:span text:style-name="T8">¬</text:span><text:span text:style-name="T3"> H</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00 100 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2.A2" office:value-type="string">
            <text:p text:style-name="P16">22</text:p>
          </table:table-cell>
          <table:table-cell table:style-name="Tabelle2.A2" office:value-type="string">
            <text:p text:style-name="P16">3</text:p>
          </table:table-cell>
          <table:table-cell table:style-name="Tabelle2.A2" office:value-type="string">
            <text:p text:style-name="P16">5</text:p>
          </table:table-cell>
          <table:table-cell table:style-name="Tabelle2.A2" office:value-type="string">
            <text:p text:style-name="P16">16</text:p>
          </table:table-cell>
          <table:table-cell table:style-name="Tabelle2.A2" office:value-type="string">
            <text:p text:style-name="P19"/>
          </table:table-cell>
        </table:table-row>
        <table:table-row table:style-name="Tabelle2.1">
          <table:table-cell table:style-name="Tabelle2.A2" office:value-type="string">
            <text:p text:style-name="P16">LD (nn), dd</text:p>
          </table:table-cell>
          <table:table-cell table:style-name="Tabelle2.A2" table:number-columns-spanned="2" office:value-type="string">
            <text:p text:style-name="P3"><text:span text:style-name="T3">(nn) </text:span><text:span text:style-name="T8">¬</text:span><text:span text:style-name="T3"> dd</text:span><text:span text:style-name="T6">L</text:span></text:p>
            <text:p text:style-name="P1"><text:span text:style-name="T3">(nn+1) </text:span><text:span text:style-name="T8">¬</text:span><text:span text:style-name="T3"> dd</text:span><text:span text:style-name="T6">H</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11 101 101</text:p>
            <text:p text:style-name="P15">01 dd0 011</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2.A2" office:value-type="string">
            <text:p text:style-name="P16">DD</text:p>
          </table:table-cell>
          <table:table-cell table:style-name="Tabelle2.A2" office:value-type="string">
            <text:p text:style-name="P16">4</text:p>
          </table:table-cell>
          <table:table-cell table:style-name="Tabelle2.A2" office:value-type="string">
            <text:p text:style-name="P16">6</text:p>
          </table:table-cell>
          <table:table-cell table:style-name="Tabelle2.A2" office:value-type="string">
            <text:p text:style-name="P16">20</text:p>
          </table:table-cell>
          <table:table-cell table:style-name="Tabelle2.A2" office:value-type="string">
            <text:p text:style-name="P19"/>
          </table:table-cell>
        </table:table-row>
        <table:table-row table:style-name="Tabelle2.1">
          <table:table-cell table:style-name="Tabelle2.A2" office:value-type="string">
            <text:p text:style-name="P16">LD (nn), IX</text:p>
          </table:table-cell>
          <table:table-cell table:style-name="Tabelle2.A2" table:number-columns-spanned="2" office:value-type="string">
            <text:p text:style-name="P3"><text:span text:style-name="T3">(nn) </text:span><text:span text:style-name="T8">¬</text:span><text:span text:style-name="T3"> IX</text:span><text:span text:style-name="T6">L</text:span></text:p>
            <text:p text:style-name="P1"><text:span text:style-name="T3">(nn+1) </text:span><text:span text:style-name="T8">¬</text:span><text:span text:style-name="T3"> IX</text:span><text:span text:style-name="T6">H</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11 011 101</text:p>
            <text:p text:style-name="P15">00 100 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2.A2" office:value-type="string">
            <text:p text:style-name="P16">DD</text:p>
            <text:p text:style-name="P15">22</text:p>
          </table:table-cell>
          <table:table-cell table:style-name="Tabelle2.A2" office:value-type="string">
            <text:p text:style-name="P16">4</text:p>
          </table:table-cell>
          <table:table-cell table:style-name="Tabelle2.A2" office:value-type="string">
            <text:p text:style-name="P16">6</text:p>
          </table:table-cell>
          <table:table-cell table:style-name="Tabelle2.A2" office:value-type="string">
            <text:p text:style-name="P16">20</text:p>
          </table:table-cell>
          <table:table-cell table:style-name="Tabelle2.A2" office:value-type="string">
            <text:p text:style-name="P19"/>
          </table:table-cell>
        </table:table-row>
        <table:table-row table:style-name="Tabelle2.1">
          <table:table-cell table:style-name="Tabelle2.A2" office:value-type="string">
            <text:p text:style-name="P16">LD (nn), IY</text:p>
          </table:table-cell>
          <table:table-cell table:style-name="Tabelle2.A2" table:number-columns-spanned="2" office:value-type="string">
            <text:p text:style-name="P3"><text:span text:style-name="T3">(nn) </text:span><text:span text:style-name="T8">¬</text:span><text:span text:style-name="T3"> IY</text:span><text:span text:style-name="T6">L</text:span></text:p>
            <text:p text:style-name="P1"><text:span text:style-name="T3">(nn+1) </text:span><text:span text:style-name="T8">¬</text:span><text:span text:style-name="T3"> IY</text:span><text:span text:style-name="T6">H</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11 111 101</text:p>
            <text:p text:style-name="P15">00 100 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2.A2" office:value-type="string">
            <text:p text:style-name="P16">FD</text:p>
            <text:p text:style-name="P15">22</text:p>
          </table:table-cell>
          <table:table-cell table:style-name="Tabelle2.A2" office:value-type="string">
            <text:p text:style-name="P16">4</text:p>
          </table:table-cell>
          <table:table-cell table:style-name="Tabelle2.A2" office:value-type="string">
            <text:p text:style-name="P16">6</text:p>
          </table:table-cell>
          <table:table-cell table:style-name="Tabelle2.A2" office:value-type="string">
            <text:p text:style-name="P16">20</text:p>
          </table:table-cell>
          <table:table-cell table:style-name="Tabelle2.A2" office:value-type="string">
            <text:p text:style-name="P19"/>
          </table:table-cell>
        </table:table-row>
        <table:table-row table:style-name="Tabelle2.1">
          <table:table-cell table:style-name="Tabelle2.A2" office:value-type="string">
            <text:p text:style-name="P16">LD SP, HL</text:p>
          </table:table-cell>
          <table:table-cell table:style-name="Tabelle2.A2" table:number-columns-spanned="2" office:value-type="string">
            <text:p text:style-name="P3"><text:span text:style-name="T3">SP </text:span><text:span text:style-name="T8">¬</text:span><text:span text:style-name="T3"> HL</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11 111 001</text:p>
          </table:table-cell>
          <table:table-cell table:style-name="Tabelle2.A2" office:value-type="string">
            <text:p text:style-name="P16">F9</text:p>
          </table:table-cell>
          <table:table-cell table:style-name="Tabelle2.A2" office:value-type="string">
            <text:p text:style-name="P16">1</text:p>
          </table:table-cell>
          <table:table-cell table:style-name="Tabelle2.A2" office:value-type="string">
            <text:p text:style-name="P16">1</text:p>
          </table:table-cell>
          <table:table-cell table:style-name="Tabelle2.A2" office:value-type="string">
            <text:p text:style-name="P16">6</text:p>
          </table:table-cell>
          <table:table-cell table:style-name="Tabelle2.A2" office:value-type="string">
            <text:p text:style-name="P19"/>
          </table:table-cell>
        </table:table-row>
        <table:table-row table:style-name="Tabelle2.1">
          <table:table-cell table:style-name="Tabelle2.A2" office:value-type="string">
            <text:p text:style-name="P16">LD SP, IX</text:p>
          </table:table-cell>
          <table:table-cell table:style-name="Tabelle2.A2" table:number-columns-spanned="2" office:value-type="string">
            <text:p text:style-name="P3"><text:span text:style-name="T3">SP </text:span><text:span text:style-name="T8">¬</text:span><text:span text:style-name="T3"> IX</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11 011 101</text:p>
            <text:p text:style-name="P15">11 111 001</text:p>
          </table:table-cell>
          <table:table-cell table:style-name="Tabelle2.A2" office:value-type="string">
            <text:p text:style-name="P16">DD</text:p>
            <text:p text:style-name="P15">F9</text:p>
          </table:table-cell>
          <table:table-cell table:style-name="Tabelle2.A2" office:value-type="string">
            <text:p text:style-name="P16">2</text:p>
          </table:table-cell>
          <table:table-cell table:style-name="Tabelle2.A2" office:value-type="string">
            <text:p text:style-name="P16">2</text:p>
          </table:table-cell>
          <table:table-cell table:style-name="Tabelle2.A2" office:value-type="string">
            <text:p text:style-name="P16">10</text:p>
          </table:table-cell>
          <table:table-cell table:style-name="Tabelle2.A2" office:value-type="string">
            <text:p text:style-name="P19"/>
          </table:table-cell>
        </table:table-row>
        <table:table-row table:style-name="Tabelle2.1">
          <table:table-cell table:style-name="Tabelle2.A2" office:value-type="string">
            <text:p text:style-name="P16">LD SP, IY</text:p>
          </table:table-cell>
          <table:table-cell table:style-name="Tabelle2.A2" table:number-columns-spanned="2" office:value-type="string">
            <text:p text:style-name="P3"><text:span text:style-name="T3">SP </text:span><text:span text:style-name="T8">¬</text:span><text:span text:style-name="T3"> IY</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11 111 101</text:p>
            <text:p text:style-name="P15">11 111 001</text:p>
          </table:table-cell>
          <table:table-cell table:style-name="Tabelle2.A2" office:value-type="string">
            <text:p text:style-name="P16">FD</text:p>
            <text:p text:style-name="P15">F9</text:p>
          </table:table-cell>
          <table:table-cell table:style-name="Tabelle2.A2" office:value-type="string">
            <text:p text:style-name="P16">2</text:p>
          </table:table-cell>
          <table:table-cell table:style-name="Tabelle2.A2" office:value-type="string">
            <text:p text:style-name="P16">2</text:p>
          </table:table-cell>
          <table:table-cell table:style-name="Tabelle2.A2" office:value-type="string">
            <text:p text:style-name="P16">10</text:p>
          </table:table-cell>
          <table:table-cell table:style-name="Tabelle2.A2" office:value-type="string">
            <text:p text:style-name="P19"/>
          </table:table-cell>
        </table:table-row>
        <table:table-row table:style-name="Tabelle2.1">
          <table:table-cell table:style-name="Tabelle2.A2" office:value-type="string">
            <text:p text:style-name="P16">PUSH qq</text:p>
          </table:table-cell>
          <table:table-cell table:style-name="Tabelle2.A2" table:number-columns-spanned="2" office:value-type="string">
            <text:p text:style-name="P3"><text:span text:style-name="T3">SP </text:span><text:span text:style-name="T8">¬</text:span><text:span text:style-name="T3"> SP - 1</text:span></text:p>
            <text:p text:style-name="P1"><text:span text:style-name="T3">(SP) </text:span><text:span text:style-name="T8">¬</text:span><text:span text:style-name="T3"> qq</text:span><text:span text:style-name="T6">H</text:span></text:p>
            <text:p text:style-name="P1"><text:span text:style-name="T3">SP </text:span><text:span text:style-name="T8">¬</text:span><text:span text:style-name="T3"> SP - 1</text:span></text:p>
            <text:p text:style-name="P1"><text:span text:style-name="T3">(SP) </text:span><text:span text:style-name="T8">¬</text:span><text:span text:style-name="T3"> qq</text:span><text:span text:style-name="T6">L</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11 qq0 101</text:p>
          </table:table-cell>
          <table:table-cell table:style-name="Tabelle2.A2" office:value-type="string">
            <text:p text:style-name="P16"/>
          </table:table-cell>
          <table:table-cell table:style-name="Tabelle2.A2" office:value-type="string">
            <text:p text:style-name="P16">1</text:p>
          </table:table-cell>
          <table:table-cell table:style-name="Tabelle2.A2" office:value-type="string">
            <text:p text:style-name="P16">3</text:p>
          </table:table-cell>
          <table:table-cell table:style-name="Tabelle2.A2" office:value-type="string">
            <text:p text:style-name="P16">11</text:p>
          </table:table-cell>
          <table:table-cell table:style-name="Tabelle2.A2" office:value-type="string">
            <text:p text:style-name="P36">qq<text:tab/>Pair</text:p>
            <text:p text:style-name="P18">00<text:tab/>BC</text:p>
            <text:p text:style-name="P18">01<text:tab/>DE</text:p>
            <text:p text:style-name="P18">10<text:tab/>HL</text:p>
          </table:table-cell>
        </table:table-row>
        <table:table-row table:style-name="Tabelle2.1">
          <table:table-cell table:style-name="Tabelle2.A2" office:value-type="string">
            <text:p text:style-name="P16">PUSH IX</text:p>
          </table:table-cell>
          <table:table-cell table:style-name="Tabelle2.A2" table:number-columns-spanned="2" office:value-type="string">
            <text:p text:style-name="P3"><text:span text:style-name="T3">SP </text:span><text:span text:style-name="T8">¬</text:span><text:span text:style-name="T3"> SP - 1</text:span></text:p>
            <text:p text:style-name="P1"><text:span text:style-name="T3">(SP) </text:span><text:span text:style-name="T8">¬</text:span><text:span text:style-name="T3"> IX</text:span><text:span text:style-name="T6">H</text:span></text:p>
            <text:p text:style-name="P1"><text:span text:style-name="T3">SP </text:span><text:span text:style-name="T8">¬</text:span><text:span text:style-name="T3"> SP - 1</text:span></text:p>
            <text:p text:style-name="P1"><text:span text:style-name="T3">(SP) </text:span><text:span text:style-name="T8">¬</text:span><text:span text:style-name="T3"> IX</text:span><text:span text:style-name="T6">L</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11 011 101</text:p>
            <text:p text:style-name="P15">11 100 101</text:p>
          </table:table-cell>
          <table:table-cell table:style-name="Tabelle2.A2" office:value-type="string">
            <text:p text:style-name="P16">DD</text:p>
            <text:p text:style-name="P15">E5</text:p>
          </table:table-cell>
          <table:table-cell table:style-name="Tabelle2.A2" office:value-type="string">
            <text:p text:style-name="P16">2</text:p>
          </table:table-cell>
          <table:table-cell table:style-name="Tabelle2.A2" office:value-type="string">
            <text:p text:style-name="P16">4</text:p>
          </table:table-cell>
          <table:table-cell table:style-name="Tabelle2.A2" office:value-type="string">
            <text:p text:style-name="P16">15</text:p>
          </table:table-cell>
          <table:table-cell table:style-name="Tabelle2.A2" office:value-type="string">
            <text:p text:style-name="P19">11<text:tab/>AF</text:p>
          </table:table-cell>
        </table:table-row>
        <table:table-row table:style-name="Tabelle2.1">
          <table:table-cell table:style-name="Tabelle2.A2" office:value-type="string">
            <text:p text:style-name="P16">PUSH IY</text:p>
          </table:table-cell>
          <table:table-cell table:style-name="Tabelle2.A2" table:number-columns-spanned="2" office:value-type="string">
            <text:p text:style-name="P3"><text:span text:style-name="T3">SP </text:span><text:span text:style-name="T8">¬</text:span><text:span text:style-name="T3"> SP - 1</text:span></text:p>
            <text:p text:style-name="P1"><text:span text:style-name="T3">(SP) </text:span><text:span text:style-name="T8">¬</text:span><text:span text:style-name="T3"> IY</text:span><text:span text:style-name="T6">H</text:span></text:p>
            <text:p text:style-name="P1"><text:span text:style-name="T3">SP </text:span><text:span text:style-name="T8">¬</text:span><text:span text:style-name="T3"> SP - 1</text:span></text:p>
            <text:p text:style-name="P1"><text:span text:style-name="T3">(SP) </text:span><text:span text:style-name="T8">¬</text:span><text:span text:style-name="T3"> IY</text:span><text:span text:style-name="T6">L</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11 111 101</text:p>
            <text:p text:style-name="P15">11 100 101</text:p>
          </table:table-cell>
          <table:table-cell table:style-name="Tabelle2.A2" office:value-type="string">
            <text:p text:style-name="P16">FD</text:p>
            <text:p text:style-name="P15">E5</text:p>
          </table:table-cell>
          <table:table-cell table:style-name="Tabelle2.A2" office:value-type="string">
            <text:p text:style-name="P16">2</text:p>
          </table:table-cell>
          <table:table-cell table:style-name="Tabelle2.A2" office:value-type="string">
            <text:p text:style-name="P16">4</text:p>
          </table:table-cell>
          <table:table-cell table:style-name="Tabelle2.A2" office:value-type="string">
            <text:p text:style-name="P16">15</text:p>
          </table:table-cell>
          <table:table-cell table:style-name="Tabelle2.A2" office:value-type="string">
            <text:p text:style-name="P19"/>
          </table:table-cell>
        </table:table-row>
        <table:table-row table:style-name="Tabelle2.1">
          <table:table-cell table:style-name="Tabelle2.A2" office:value-type="string">
            <text:p text:style-name="P16">POP qq</text:p>
          </table:table-cell>
          <table:table-cell table:style-name="Tabelle2.A2" table:number-columns-spanned="2" office:value-type="string">
            <text:p text:style-name="P3"><text:span text:style-name="T3">(SP) </text:span><text:span text:style-name="T8">¬</text:span><text:span text:style-name="T3"> qq</text:span><text:span text:style-name="T6">L</text:span><text:span text:style-name="T3"> SP </text:span><text:span text:style-name="T8">¬</text:span><text:span text:style-name="T3"> SP + 1</text:span></text:p>
            <text:p text:style-name="P1"><text:span text:style-name="T3">(SP) </text:span><text:span text:style-name="T8">¬</text:span><text:span text:style-name="T3"> qq</text:span><text:span text:style-name="T6">H</text:span></text:p>
            <text:p text:style-name="P1"><text:span text:style-name="T3">SP </text:span><text:span text:style-name="T8">¬</text:span><text:span text:style-name="T3"> SP + 1</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11 qq0 001</text:p>
          </table:table-cell>
          <table:table-cell table:style-name="Tabelle2.A2" office:value-type="string">
            <text:p text:style-name="P16"/>
          </table:table-cell>
          <table:table-cell table:style-name="Tabelle2.A2" office:value-type="string">
            <text:p text:style-name="P16">1</text:p>
          </table:table-cell>
          <table:table-cell table:style-name="Tabelle2.A2" office:value-type="string">
            <text:p text:style-name="P16">3</text:p>
          </table:table-cell>
          <table:table-cell table:style-name="Tabelle2.A2" office:value-type="string">
            <text:p text:style-name="P16">10</text:p>
          </table:table-cell>
          <table:table-cell table:style-name="Tabelle2.A2" office:value-type="string">
            <text:p text:style-name="P36"/>
          </table:table-cell>
        </table:table-row>
        <table:table-row table:style-name="Tabelle2.1">
          <table:table-cell table:style-name="Tabelle2.A2" office:value-type="string">
            <text:p text:style-name="P16">POP IX</text:p>
          </table:table-cell>
          <table:table-cell table:style-name="Tabelle2.A2" table:number-columns-spanned="2" office:value-type="string">
            <text:p text:style-name="P3"><text:span text:style-name="T3">(SP) </text:span><text:span text:style-name="T8">¬</text:span><text:span text:style-name="T3"> IX</text:span><text:span text:style-name="T6">L</text:span><text:span text:style-name="T3"> SP </text:span><text:span text:style-name="T8">¬</text:span><text:span text:style-name="T3"> SP + 1</text:span></text:p>
            <text:p text:style-name="P1"><text:span text:style-name="T3">(SP) </text:span><text:span text:style-name="T8">¬</text:span><text:span text:style-name="T3"> IX</text:span><text:span text:style-name="T6">H</text:span></text:p>
            <text:p text:style-name="P1"><text:span text:style-name="T3">SP </text:span><text:span text:style-name="T8">¬</text:span><text:span text:style-name="T3"> SP + 1</text:span></text:p>
          </table:table-cell>
          <table:covered-table-cell/>
          <table:table-cell table:style-name="Tabelle2.A2" office:value-type="string">
            <text:p text:style-name="P21">•<text:tab/>•<text:tab/>•<text:tab/>•<text:tab/>•<text:tab/>•<text:tab/>•<text:tab/>•</text:p>
          </table:table-cell>
          <table:table-cell table:style-name="Tabelle2.A2" office:value-type="string">
            <text:p text:style-name="P16">11 011 101</text:p>
            <text:p text:style-name="P15">11 100 001</text:p>
          </table:table-cell>
          <table:table-cell table:style-name="Tabelle2.A2" office:value-type="string">
            <text:p text:style-name="P16">DD</text:p>
            <text:p text:style-name="P15">E1</text:p>
          </table:table-cell>
          <table:table-cell table:style-name="Tabelle2.A2" office:value-type="string">
            <text:p text:style-name="P16">2</text:p>
          </table:table-cell>
          <table:table-cell table:style-name="Tabelle2.A2" office:value-type="string">
            <text:p text:style-name="P16">4</text:p>
          </table:table-cell>
          <table:table-cell table:style-name="Tabelle2.A2" office:value-type="string">
            <text:p text:style-name="P16">14</text:p>
          </table:table-cell>
          <table:table-cell table:style-name="Tabelle2.A2" office:value-type="string">
            <text:p text:style-name="P36"/>
          </table:table-cell>
        </table:table-row>
        <table:table-row table:style-name="Tabelle2.1">
          <table:table-cell table:style-name="Tabelle2.A21" office:value-type="string">
            <text:p text:style-name="P16">POP IY</text:p>
          </table:table-cell>
          <table:table-cell table:style-name="Tabelle2.A21" table:number-columns-spanned="2" office:value-type="string">
            <text:p text:style-name="P3"><text:span text:style-name="T3">(SP) </text:span><text:span text:style-name="T8">¬</text:span><text:span text:style-name="T3"> IY</text:span><text:span text:style-name="T6">L</text:span><text:span text:style-name="T3"> SP </text:span><text:span text:style-name="T8">¬</text:span><text:span text:style-name="T3"> SP + 1</text:span></text:p>
            <text:p text:style-name="P1"><text:span text:style-name="T3">(SP) </text:span><text:span text:style-name="T8">¬</text:span><text:span text:style-name="T3"> IY</text:span><text:span text:style-name="T6">H</text:span></text:p>
            <text:p text:style-name="P1"><text:span text:style-name="T3">SP </text:span><text:span text:style-name="T8">¬</text:span><text:span text:style-name="T3"> SP + 1</text:span></text:p>
          </table:table-cell>
          <table:covered-table-cell/>
          <table:table-cell table:style-name="Tabelle2.A21" office:value-type="string">
            <text:p text:style-name="P21">•<text:tab/>•<text:tab/>•<text:tab/>•<text:tab/>•<text:tab/>•<text:tab/>•<text:tab/>•</text:p>
          </table:table-cell>
          <table:table-cell table:style-name="Tabelle2.A21" office:value-type="string">
            <text:p text:style-name="P16">11 111 101</text:p>
            <text:p text:style-name="P15">11 100 001</text:p>
          </table:table-cell>
          <table:table-cell table:style-name="Tabelle2.A21" office:value-type="string">
            <text:p text:style-name="P16">FD</text:p>
            <text:p text:style-name="P15">E1</text:p>
          </table:table-cell>
          <table:table-cell table:style-name="Tabelle2.A21" office:value-type="string">
            <text:p text:style-name="P16">2</text:p>
          </table:table-cell>
          <table:table-cell table:style-name="Tabelle2.A21" office:value-type="string">
            <text:p text:style-name="P16">4</text:p>
          </table:table-cell>
          <table:table-cell table:style-name="Tabelle2.A21" office:value-type="string">
            <text:p text:style-name="P16">14</text:p>
          </table:table-cell>
          <table:table-cell table:style-name="Tabelle2.A21" office:value-type="string">
            <text:p text:style-name="P36"/>
          </table:table-cell>
        </table:table-row>
        <table:table-row table:style-name="Tabelle2.1">
          <table:table-cell table:style-name="Tabelle2.A2" table:number-columns-spanned="2" office:value-type="string">
            <text:p text:style-name="P23">Notes:</text:p>
          </table:table-cell>
          <table:covered-table-cell/>
          <table:table-cell table:style-name="Tabelle2.A2" table:number-columns-spanned="8" office:value-type="string">
            <text:p text:style-name="P23">dd is any of the register pair BC, DE, HL, SP.</text:p>
            <text:p text:style-name="P22">qq is any of the register pair BC, DE, HL, AF.</text:p>
          </table:table-cell>
          <table:covered-table-cell/>
          <table:covered-table-cell/>
          <table:covered-table-cell/>
          <table:covered-table-cell/>
          <table:covered-table-cell/>
          <table:covered-table-cell/>
          <table:covered-table-cell/>
        </table:table-row>
        <table:table-row table:style-name="Tabelle2.1">
          <table:table-cell table:style-name="Tabelle2.A21" table:number-columns-spanned="2" office:value-type="string">
            <text:p text:style-name="P23">Flag Notation:</text:p>
          </table:table-cell>
          <table:covered-table-cell/>
          <table:table-cell table:style-name="Tabelle2.A21"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h text:style-name="P47" text:outline-level="2">Exchange, Block Transfer and Search Groups</text:h>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number-columns-repeated="4"/>
        <table:table-column table:style-name="Tabelle3.J"/>
        <table:table-row table:style-name="Tabelle3.1">
          <table:table-cell table:style-name="Tabelle3.A1" office:value-type="string">
            <text:p text:style-name="P16"/>
            <text:p text:style-name="P15">Mnemonic</text:p>
          </table:table-cell>
          <table:table-cell table:style-name="Tabelle3.A1" table:number-columns-spanned="2" office:value-type="string">
            <text:p text:style-name="P16">Symbolic</text:p>
            <text:p text:style-name="P15">Operation</text:p>
          </table:table-cell>
          <table:covered-table-cell/>
          <table:table-cell table:style-name="Tabelle3.A1" office:value-type="string">
            <text:p text:style-name="P33">Flags</text:p>
            <text:p text:style-name="P24">S<text:tab/>Z<text:tab/>F5<text:tab/>H<text:tab/>F3<text:tab/>P/V<text:tab/>N<text:tab/>C</text:p>
          </table:table-cell>
          <table:table-cell table:style-name="Tabelle3.A1" office:value-type="string">
            <text:p text:style-name="P34">Opcode</text:p>
            <text:p text:style-name="P15">76 543 210</text:p>
          </table:table-cell>
          <table:table-cell table:style-name="Tabelle3.A1" office:value-type="string">
            <text:p text:style-name="P16"/>
            <text:p text:style-name="P15">Hex</text:p>
          </table:table-cell>
          <table:table-cell table:style-name="Tabelle3.A1" office:value-type="string">
            <text:p text:style-name="P16">No.of</text:p>
            <text:p text:style-name="P15">Bytes</text:p>
          </table:table-cell>
          <table:table-cell table:style-name="Tabelle3.A1" office:value-type="string">
            <text:p text:style-name="P16">No.of M</text:p>
            <text:p text:style-name="P15">Cycles</text:p>
          </table:table-cell>
          <table:table-cell table:style-name="Tabelle3.A1" office:value-type="string">
            <text:p text:style-name="P16">No.of T</text:p>
            <text:p text:style-name="P15">States</text:p>
          </table:table-cell>
          <table:table-cell table:style-name="Tabelle3.A1" office:value-type="string">
            <text:p text:style-name="P19"/>
            <text:p text:style-name="P18">Comments</text:p>
          </table:table-cell>
        </table:table-row>
        <table:table-row table:style-name="Tabelle3.1">
          <table:table-cell table:style-name="Tabelle3.A2" office:value-type="string">
            <text:p text:style-name="P16">EX DE, HL</text:p>
          </table:table-cell>
          <table:table-cell table:style-name="Tabelle3.A2" table:number-columns-spanned="2" office:value-type="string">
            <text:p text:style-name="P3"><text:span text:style-name="T3">DE </text:span><text:span text:style-name="T8">«</text:span><text:span text:style-name="T3"> HL</text:span></text:p>
          </table:table-cell>
          <table:covered-table-cell/>
          <table:table-cell table:style-name="Tabelle3.A2" office:value-type="string">
            <text:p text:style-name="P21">•<text:tab/>•<text:tab/>•<text:tab/>•<text:tab/>•<text:tab/>•<text:tab/>•<text:tab/>•</text:p>
          </table:table-cell>
          <table:table-cell table:style-name="Tabelle3.A2" office:value-type="string">
            <text:p text:style-name="P16">11 101 011</text:p>
          </table:table-cell>
          <table:table-cell table:style-name="Tabelle3.A2" office:value-type="string">
            <text:p text:style-name="P16">EB</text:p>
          </table:table-cell>
          <table:table-cell table:style-name="Tabelle3.A2" office:value-type="string">
            <text:p text:style-name="P16">1</text:p>
          </table:table-cell>
          <table:table-cell table:style-name="Tabelle3.A2" office:value-type="string">
            <text:p text:style-name="P16">1</text:p>
          </table:table-cell>
          <table:table-cell table:style-name="Tabelle3.A2" office:value-type="string">
            <text:p text:style-name="P16">4</text:p>
          </table:table-cell>
          <table:table-cell table:style-name="Tabelle3.A2" office:value-type="string">
            <text:p text:style-name="P19"/>
          </table:table-cell>
        </table:table-row>
        <table:table-row table:style-name="Tabelle3.1">
          <table:table-cell table:style-name="Tabelle3.A2" office:value-type="string">
            <text:p text:style-name="P16">EX AF, AF’</text:p>
          </table:table-cell>
          <table:table-cell table:style-name="Tabelle3.A2" table:number-columns-spanned="2" office:value-type="string">
            <text:p text:style-name="P3"><text:span text:style-name="T3">AF </text:span><text:span text:style-name="T8">«</text:span><text:span text:style-name="T3"> AF’</text:span></text:p>
          </table:table-cell>
          <table:covered-table-cell/>
          <table:table-cell table:style-name="Tabelle3.A2" office:value-type="string">
            <text:p text:style-name="P21">•<text:tab/>•<text:tab/>•<text:tab/>•<text:tab/>•<text:tab/>•<text:tab/>•<text:tab/>•</text:p>
          </table:table-cell>
          <table:table-cell table:style-name="Tabelle3.A2" office:value-type="string">
            <text:p text:style-name="P16">00 001 000</text:p>
          </table:table-cell>
          <table:table-cell table:style-name="Tabelle3.A2" office:value-type="string">
            <text:p text:style-name="P16">08</text:p>
          </table:table-cell>
          <table:table-cell table:style-name="Tabelle3.A2" office:value-type="string">
            <text:p text:style-name="P16">1</text:p>
          </table:table-cell>
          <table:table-cell table:style-name="Tabelle3.A2" office:value-type="string">
            <text:p text:style-name="P16">1</text:p>
          </table:table-cell>
          <table:table-cell table:style-name="Tabelle3.A2" office:value-type="string">
            <text:p text:style-name="P16">4</text:p>
          </table:table-cell>
          <table:table-cell table:style-name="Tabelle3.A2" office:value-type="string">
            <text:p text:style-name="P19"/>
          </table:table-cell>
        </table:table-row>
        <table:table-row table:style-name="Tabelle3.1">
          <table:table-cell table:style-name="Tabelle3.A2" office:value-type="string">
            <text:p text:style-name="P16">EXX</text:p>
          </table:table-cell>
          <table:table-cell table:style-name="Tabelle3.A2" table:number-columns-spanned="2" office:value-type="string">
            <text:p text:style-name="P3"><text:span text:style-name="T3">BC </text:span><text:span text:style-name="T8">«</text:span><text:span text:style-name="T3"> BC’</text:span></text:p>
            <text:p text:style-name="P1"><text:span text:style-name="T3">DE </text:span><text:span text:style-name="T8">«</text:span><text:span text:style-name="T3"> DE’</text:span></text:p>
            <text:p text:style-name="P1"><text:span text:style-name="T3">HL </text:span><text:span text:style-name="T8">«</text:span><text:span text:style-name="T3"> HL’</text:span></text:p>
          </table:table-cell>
          <table:covered-table-cell/>
          <table:table-cell table:style-name="Tabelle3.A2" office:value-type="string">
            <text:p text:style-name="P21">•<text:tab/>•<text:tab/>•<text:tab/>•<text:tab/>•<text:tab/>•<text:tab/>•<text:tab/>•</text:p>
          </table:table-cell>
          <table:table-cell table:style-name="Tabelle3.A2" office:value-type="string">
            <text:p text:style-name="P16">11 011 001</text:p>
          </table:table-cell>
          <table:table-cell table:style-name="Tabelle3.A2" office:value-type="string">
            <text:p text:style-name="P16">D9</text:p>
          </table:table-cell>
          <table:table-cell table:style-name="Tabelle3.A2" office:value-type="string">
            <text:p text:style-name="P16">1</text:p>
          </table:table-cell>
          <table:table-cell table:style-name="Tabelle3.A2" office:value-type="string">
            <text:p text:style-name="P16">1</text:p>
          </table:table-cell>
          <table:table-cell table:style-name="Tabelle3.A2" office:value-type="string">
            <text:p text:style-name="P16">4</text:p>
          </table:table-cell>
          <table:table-cell table:style-name="Tabelle3.A2" office:value-type="string">
            <text:p text:style-name="P19"/>
          </table:table-cell>
        </table:table-row>
        <table:table-row table:style-name="Tabelle3.1">
          <table:table-cell table:style-name="Tabelle3.A2" office:value-type="string">
            <text:p text:style-name="P16">EX (SP), HL</text:p>
          </table:table-cell>
          <table:table-cell table:style-name="Tabelle3.A2" table:number-columns-spanned="2" office:value-type="string">
            <text:p text:style-name="P3"><text:span text:style-name="T3">(SP+1) </text:span><text:span text:style-name="T8">«</text:span><text:span text:style-name="T3"> H</text:span></text:p>
            <text:p text:style-name="P1"><text:span text:style-name="T3">(SP) </text:span><text:span text:style-name="T8">«</text:span><text:span text:style-name="T3"> L</text:span></text:p>
          </table:table-cell>
          <table:covered-table-cell/>
          <table:table-cell table:style-name="Tabelle3.A2" office:value-type="string">
            <text:p text:style-name="P21">•<text:tab/>•<text:tab/>•<text:tab/>•<text:tab/>•<text:tab/>•<text:tab/>•<text:tab/>•</text:p>
          </table:table-cell>
          <table:table-cell table:style-name="Tabelle3.A2" office:value-type="string">
            <text:p text:style-name="P16">11 100 011</text:p>
          </table:table-cell>
          <table:table-cell table:style-name="Tabelle3.A2" office:value-type="string">
            <text:p text:style-name="P16">E3</text:p>
          </table:table-cell>
          <table:table-cell table:style-name="Tabelle3.A2" office:value-type="string">
            <text:p text:style-name="P16">1</text:p>
          </table:table-cell>
          <table:table-cell table:style-name="Tabelle3.A2" office:value-type="string">
            <text:p text:style-name="P16">5</text:p>
          </table:table-cell>
          <table:table-cell table:style-name="Tabelle3.A2" office:value-type="string">
            <text:p text:style-name="P16">19</text:p>
          </table:table-cell>
          <table:table-cell table:style-name="Tabelle3.A2" office:value-type="string">
            <text:p text:style-name="P19"/>
          </table:table-cell>
        </table:table-row>
        <table:table-row table:style-name="Tabelle3.1">
          <table:table-cell table:style-name="Tabelle3.A2" office:value-type="string">
            <text:p text:style-name="P16">EX (SP), IX</text:p>
          </table:table-cell>
          <table:table-cell table:style-name="Tabelle3.A2" table:number-columns-spanned="2" office:value-type="string">
            <text:p text:style-name="P3"><text:span text:style-name="T3">(SP+1) </text:span><text:span text:style-name="T8">«</text:span><text:span text:style-name="T3"> IX</text:span><text:span text:style-name="T6">H</text:span></text:p>
            <text:p text:style-name="P1"><text:span text:style-name="T3">(SP) </text:span><text:span text:style-name="T8">«</text:span><text:span text:style-name="T3"> IX</text:span><text:span text:style-name="T6">L</text:span></text:p>
          </table:table-cell>
          <table:covered-table-cell/>
          <table:table-cell table:style-name="Tabelle3.A2" office:value-type="string">
            <text:p text:style-name="P21">•<text:tab/>•<text:tab/>•<text:tab/>•<text:tab/>•<text:tab/>•<text:tab/>•<text:tab/>•</text:p>
          </table:table-cell>
          <table:table-cell table:style-name="Tabelle3.A2" office:value-type="string">
            <text:p text:style-name="P16">11 011 101</text:p>
            <text:p text:style-name="P15">11 100 011</text:p>
          </table:table-cell>
          <table:table-cell table:style-name="Tabelle3.A2" office:value-type="string">
            <text:p text:style-name="P16">DD</text:p>
            <text:p text:style-name="P15">E3</text:p>
          </table:table-cell>
          <table:table-cell table:style-name="Tabelle3.A2" office:value-type="string">
            <text:p text:style-name="P16">2</text:p>
          </table:table-cell>
          <table:table-cell table:style-name="Tabelle3.A2" office:value-type="string">
            <text:p text:style-name="P16">6</text:p>
          </table:table-cell>
          <table:table-cell table:style-name="Tabelle3.A2" office:value-type="string">
            <text:p text:style-name="P16">23</text:p>
          </table:table-cell>
          <table:table-cell table:style-name="Tabelle3.A2" office:value-type="string">
            <text:p text:style-name="P19"/>
          </table:table-cell>
        </table:table-row>
        <table:table-row table:style-name="Tabelle3.1">
          <table:table-cell table:style-name="Tabelle3.A2" office:value-type="string">
            <text:p text:style-name="P16">EX (SP), IY</text:p>
          </table:table-cell>
          <table:table-cell table:style-name="Tabelle3.A2" table:number-columns-spanned="2" office:value-type="string">
            <text:p text:style-name="P3"><text:span text:style-name="T3">(SP+1) </text:span><text:span text:style-name="T8">«</text:span><text:span text:style-name="T3"> IY</text:span><text:span text:style-name="T6">H</text:span></text:p>
            <text:p text:style-name="P1"><text:span text:style-name="T3">(SP) </text:span><text:span text:style-name="T8">«</text:span><text:span text:style-name="T3"> IY</text:span><text:span text:style-name="T6">L</text:span></text:p>
          </table:table-cell>
          <table:covered-table-cell/>
          <table:table-cell table:style-name="Tabelle3.A2" office:value-type="string">
            <text:p text:style-name="P21">•<text:tab/>•<text:tab/>•<text:tab/>•<text:tab/>•<text:tab/>•<text:tab/>•<text:tab/>•</text:p>
          </table:table-cell>
          <table:table-cell table:style-name="Tabelle3.A2" office:value-type="string">
            <text:p text:style-name="P16">11 111 101</text:p>
            <text:p text:style-name="P15">11 100 011</text:p>
          </table:table-cell>
          <table:table-cell table:style-name="Tabelle3.A2" office:value-type="string">
            <text:p text:style-name="P16">FD</text:p>
            <text:p text:style-name="P15">E3</text:p>
          </table:table-cell>
          <table:table-cell table:style-name="Tabelle3.A2" office:value-type="string">
            <text:p text:style-name="P16">2</text:p>
          </table:table-cell>
          <table:table-cell table:style-name="Tabelle3.A2" office:value-type="string">
            <text:p text:style-name="P16">6</text:p>
          </table:table-cell>
          <table:table-cell table:style-name="Tabelle3.A2" office:value-type="string">
            <text:p text:style-name="P16">23</text:p>
          </table:table-cell>
          <table:table-cell table:style-name="Tabelle3.A2" office:value-type="string">
            <text:p text:style-name="P19"/>
          </table:table-cell>
        </table:table-row>
        <table:table-row table:style-name="Tabelle3.1">
          <table:table-cell table:style-name="Tabelle3.A2" office:value-type="string">
            <text:p text:style-name="P16">LDI</text:p>
          </table:table-cell>
          <table:table-cell table:style-name="Tabelle3.A2" table:number-columns-spanned="2" office:value-type="string">
            <text:p text:style-name="P3"><text:span text:style-name="T3">(DE) </text:span><text:span text:style-name="T8">¬</text:span><text:span text:style-name="T3"> (HL)</text:span></text:p>
            <text:p text:style-name="P1"><text:span text:style-name="T3">DE </text:span><text:span text:style-name="T8">¬</text:span><text:span text:style-name="T3"> DE + 1</text:span></text:p>
            <text:p text:style-name="P1"><text:span text:style-name="T3">HL </text:span><text:span text:style-name="T8">¬</text:span><text:span text:style-name="T3"> HL + 1</text:span></text:p>
            <text:p text:style-name="P1"><text:span text:style-name="T3">BC </text:span><text:span text:style-name="T8">¬</text:span><text:span text:style-name="T3"> BC - 1</text:span></text:p>
          </table:table-cell>
          <table:covered-table-cell/>
          <table:table-cell table:style-name="Tabelle3.A2" office:value-type="string">
            <text:p text:style-name="P6"><text:span text:style-name="T3">•<text:tab/>•<text:tab/></text:span><text:span text:style-name="T9">b</text:span><text:span text:style-name="T10">1</text:span><text:span text:style-name="T3"><text:tab/>0<text:tab/></text:span><text:span text:style-name="T9">b</text:span><text:span text:style-name="T10">2</text:span><text:span text:style-name="T3"><text:tab/></text:span><text:span text:style-name="T9">b</text:span><text:span text:style-name="T10">3</text:span><text:span text:style-name="T3"><text:tab/>0<text:tab/>•</text:span></text:p>
          </table:table-cell>
          <table:table-cell table:style-name="Tabelle3.A2" office:value-type="string">
            <text:p text:style-name="P16">11 101 101</text:p>
            <text:p text:style-name="P15">10 100 000</text:p>
          </table:table-cell>
          <table:table-cell table:style-name="Tabelle3.A2" office:value-type="string">
            <text:p text:style-name="P16">ED</text:p>
            <text:p text:style-name="P15">A0</text:p>
          </table:table-cell>
          <table:table-cell table:style-name="Tabelle3.A2" office:value-type="string">
            <text:p text:style-name="P16">2</text:p>
          </table:table-cell>
          <table:table-cell table:style-name="Tabelle3.A2" office:value-type="string">
            <text:p text:style-name="P16">4</text:p>
          </table:table-cell>
          <table:table-cell table:style-name="Tabelle3.A2" office:value-type="string">
            <text:p text:style-name="P16">16</text:p>
          </table:table-cell>
          <table:table-cell table:style-name="Tabelle3.A2" office:value-type="string">
            <text:p text:style-name="P19"/>
          </table:table-cell>
        </table:table-row>
        <table:table-row table:style-name="Tabelle3.1">
          <table:table-cell table:style-name="Tabelle3.A2" office:value-type="string">
            <text:p text:style-name="P16">LDIR</text:p>
          </table:table-cell>
          <table:table-cell table:style-name="Tabelle3.A2" table:number-columns-spanned="2" office:value-type="string">
            <text:p text:style-name="P3"><text:span text:style-name="T3">(DE) </text:span><text:span text:style-name="T8">¬</text:span><text:span text:style-name="T3"> (HL)</text:span></text:p>
            <text:p text:style-name="P1"><text:span text:style-name="T3">DE </text:span><text:span text:style-name="T8">¬</text:span><text:span text:style-name="T3"> DE + 1</text:span></text:p>
            <text:p text:style-name="P1"><text:span text:style-name="T3">HL </text:span><text:span text:style-name="T8">¬</text:span><text:span text:style-name="T3"> HL + 1</text:span></text:p>
            <text:p text:style-name="P1"><text:span text:style-name="T3">BC </text:span><text:span text:style-name="T8">¬</text:span><text:span text:style-name="T3"> BC - 1</text:span></text:p>
            <text:p text:style-name="P15">repeat until:</text:p>
            <text:p text:style-name="P15">BC = 0</text:p>
          </table:table-cell>
          <table:covered-table-cell/>
          <table:table-cell table:style-name="Tabelle3.A2" office:value-type="string">
            <text:p text:style-name="P6"><text:span text:style-name="T3">•<text:tab/>•<text:tab/></text:span><text:span text:style-name="T9">b</text:span><text:span text:style-name="T10">1</text:span><text:span text:style-name="T3"><text:tab/>0<text:tab/></text:span><text:span text:style-name="T9">b</text:span><text:span text:style-name="T10">2</text:span><text:span text:style-name="T3"><text:tab/>0<text:tab/>0<text:tab/>•</text:span></text:p>
          </table:table-cell>
          <table:table-cell table:style-name="Tabelle3.A2" office:value-type="string">
            <text:p text:style-name="P16">11 101 101</text:p>
            <text:p text:style-name="P15">10 110 000</text:p>
          </table:table-cell>
          <table:table-cell table:style-name="Tabelle3.A2" office:value-type="string">
            <text:p text:style-name="P16">ED</text:p>
            <text:p text:style-name="P15">B0</text:p>
          </table:table-cell>
          <table:table-cell table:style-name="Tabelle3.A2" office:value-type="string">
            <text:p text:style-name="P16">2</text:p>
            <text:p text:style-name="P15">2</text:p>
          </table:table-cell>
          <table:table-cell table:style-name="Tabelle3.A2" office:value-type="string">
            <text:p text:style-name="P16">5</text:p>
            <text:p text:style-name="P15">4</text:p>
          </table:table-cell>
          <table:table-cell table:style-name="Tabelle3.A2" office:value-type="string">
            <text:p text:style-name="P16">21</text:p>
            <text:p text:style-name="P15">16</text:p>
          </table:table-cell>
          <table:table-cell table:style-name="Tabelle3.A2" office:value-type="string">
            <text:p text:style-name="P5"><text:span text:style-name="T3">if BC </text:span><text:span text:style-name="T8">¹</text:span><text:span text:style-name="T3"> 0</text:span></text:p>
            <text:p text:style-name="P18">if BC = 0</text:p>
          </table:table-cell>
        </table:table-row>
        <table:table-row table:style-name="Tabelle3.1">
          <table:table-cell table:style-name="Tabelle3.A2" office:value-type="string">
            <text:p text:style-name="P16">LDD</text:p>
          </table:table-cell>
          <table:table-cell table:style-name="Tabelle3.A2" table:number-columns-spanned="2" office:value-type="string">
            <text:p text:style-name="P3"><text:span text:style-name="T3">(DE) </text:span><text:span text:style-name="T8">¬</text:span><text:span text:style-name="T3"> (HL)</text:span></text:p>
            <text:p text:style-name="P1"><text:span text:style-name="T3">DE </text:span><text:span text:style-name="T8">¬</text:span><text:span text:style-name="T3"> DE - 1</text:span></text:p>
            <text:p text:style-name="P1"><text:span text:style-name="T3">HL </text:span><text:span text:style-name="T8">¬</text:span><text:span text:style-name="T3"> HL - 1</text:span></text:p>
            <text:p text:style-name="P1"><text:span text:style-name="T3">BC </text:span><text:span text:style-name="T8">¬</text:span><text:span text:style-name="T3"> BC - 1</text:span></text:p>
          </table:table-cell>
          <table:covered-table-cell/>
          <table:table-cell table:style-name="Tabelle3.A2" office:value-type="string">
            <text:p text:style-name="P6"><text:span text:style-name="T3">•<text:tab/>•<text:tab/></text:span><text:span text:style-name="T9">b</text:span><text:span text:style-name="T10">1</text:span><text:span text:style-name="T3"><text:tab/>0<text:tab/></text:span><text:span text:style-name="T9">b</text:span><text:span text:style-name="T10">2</text:span><text:span text:style-name="T3"><text:tab/></text:span><text:span text:style-name="T9">b</text:span><text:span text:style-name="T10">3</text:span><text:span text:style-name="T3"><text:tab/>0<text:tab/>•</text:span></text:p>
          </table:table-cell>
          <table:table-cell table:style-name="Tabelle3.A2" office:value-type="string">
            <text:p text:style-name="P16">11 101 101</text:p>
            <text:p text:style-name="P15">10 101 000</text:p>
          </table:table-cell>
          <table:table-cell table:style-name="Tabelle3.A2" office:value-type="string">
            <text:p text:style-name="P16">ED</text:p>
            <text:p text:style-name="P15">A8</text:p>
          </table:table-cell>
          <table:table-cell table:style-name="Tabelle3.A2" office:value-type="string">
            <text:p text:style-name="P16">2</text:p>
          </table:table-cell>
          <table:table-cell table:style-name="Tabelle3.A2" office:value-type="string">
            <text:p text:style-name="P16">4</text:p>
          </table:table-cell>
          <table:table-cell table:style-name="Tabelle3.A2" office:value-type="string">
            <text:p text:style-name="P16">16</text:p>
          </table:table-cell>
          <table:table-cell table:style-name="Tabelle3.A2" office:value-type="string">
            <text:p text:style-name="P19"/>
          </table:table-cell>
        </table:table-row>
        <table:table-row table:style-name="Tabelle3.1">
          <table:table-cell table:style-name="Tabelle3.A2" office:value-type="string">
            <text:p text:style-name="P16">LDDR</text:p>
          </table:table-cell>
          <table:table-cell table:style-name="Tabelle3.A2" table:number-columns-spanned="2" office:value-type="string">
            <text:p text:style-name="P3"><text:span text:style-name="T3">(DE) </text:span><text:span text:style-name="T8">¬</text:span><text:span text:style-name="T3"> (HL)</text:span></text:p>
            <text:p text:style-name="P1"><text:span text:style-name="T3">DE </text:span><text:span text:style-name="T8">¬</text:span><text:span text:style-name="T3"> DE - 1</text:span></text:p>
            <text:p text:style-name="P1"><text:span text:style-name="T3">HL </text:span><text:span text:style-name="T8">¬</text:span><text:span text:style-name="T3"> HL - 1</text:span></text:p>
            <text:p text:style-name="P1"><text:span text:style-name="T3">BC </text:span><text:span text:style-name="T8">¬</text:span><text:span text:style-name="T3"> BC - 1</text:span></text:p>
            <text:p text:style-name="P15">repeat until:</text:p>
            <text:p text:style-name="P15">BC = 0</text:p>
          </table:table-cell>
          <table:covered-table-cell/>
          <table:table-cell table:style-name="Tabelle3.A2" office:value-type="string">
            <text:p text:style-name="P6"><text:span text:style-name="T3">•<text:tab/>•<text:tab/></text:span><text:span text:style-name="T9">b</text:span><text:span text:style-name="T10">1</text:span><text:span text:style-name="T3"><text:tab/>0<text:tab/></text:span><text:span text:style-name="T9">b</text:span><text:span text:style-name="T10">2</text:span><text:span text:style-name="T3"><text:tab/>0<text:tab/>0<text:tab/>•</text:span></text:p>
          </table:table-cell>
          <table:table-cell table:style-name="Tabelle3.A2" office:value-type="string">
            <text:p text:style-name="P16">11 101 101</text:p>
            <text:p text:style-name="P15">10 111 000</text:p>
          </table:table-cell>
          <table:table-cell table:style-name="Tabelle3.A2" office:value-type="string">
            <text:p text:style-name="P16">ED</text:p>
            <text:p text:style-name="P15">B8</text:p>
          </table:table-cell>
          <table:table-cell table:style-name="Tabelle3.A2" office:value-type="string">
            <text:p text:style-name="P16">2</text:p>
            <text:p text:style-name="P15">2</text:p>
          </table:table-cell>
          <table:table-cell table:style-name="Tabelle3.A2" office:value-type="string">
            <text:p text:style-name="P16">5</text:p>
            <text:p text:style-name="P15">4</text:p>
          </table:table-cell>
          <table:table-cell table:style-name="Tabelle3.A2" office:value-type="string">
            <text:p text:style-name="P16">21</text:p>
            <text:p text:style-name="P15">16</text:p>
          </table:table-cell>
          <table:table-cell table:style-name="Tabelle3.A2" office:value-type="string">
            <text:p text:style-name="P5"><text:span text:style-name="T3">if BC </text:span><text:span text:style-name="T8">¹</text:span><text:span text:style-name="T3"> 0</text:span></text:p>
            <text:p text:style-name="P18">if BC = 0</text:p>
          </table:table-cell>
        </table:table-row>
        <table:table-row table:style-name="Tabelle3.1">
          <table:table-cell table:style-name="Tabelle3.A2" office:value-type="string">
            <text:p text:style-name="P16">CPI</text:p>
          </table:table-cell>
          <table:table-cell table:style-name="Tabelle3.A2" table:number-columns-spanned="2" office:value-type="string">
            <text:p text:style-name="P16">A - (HL)</text:p>
            <text:p text:style-name="P1"><text:span text:style-name="T3">HL </text:span><text:span text:style-name="T8">¬</text:span><text:span text:style-name="T3"> HL + 1</text:span></text:p>
            <text:p text:style-name="P1"><text:span text:style-name="T3">BC </text:span><text:span text:style-name="T8">¬</text:span><text:span text:style-name="T3"> BC -1</text:span></text:p>
          </table:table-cell>
          <table:covered-table-cell/>
          <table:table-cell table:style-name="Tabelle3.A2" office:value-type="string">
            <text:p text:style-name="P6"><text:span text:style-name="T9">b</text:span><text:span text:style-name="T10">4</text:span><text:span text:style-name="T3"><text:tab/></text:span><text:span text:style-name="T9">b</text:span><text:span text:style-name="T10">4<text:tab/></text:span><text:span text:style-name="T9">b</text:span><text:span text:style-name="T10">5</text:span><text:span text:style-name="T3"><text:tab/></text:span><text:span text:style-name="T9">b</text:span><text:span text:style-name="T10">4</text:span><text:span text:style-name="T3"><text:tab/></text:span><text:span text:style-name="T9">b</text:span><text:span text:style-name="T10">6</text:span><text:span text:style-name="T3"><text:tab/></text:span><text:span text:style-name="T9">b</text:span><text:span text:style-name="T10">3</text:span><text:span text:style-name="T3"><text:tab/>1<text:tab/>•</text:span></text:p>
          </table:table-cell>
          <table:table-cell table:style-name="Tabelle3.A2" office:value-type="string">
            <text:p text:style-name="P16">11 101 101</text:p>
            <text:p text:style-name="P15">10 100 001</text:p>
          </table:table-cell>
          <table:table-cell table:style-name="Tabelle3.A2" office:value-type="string">
            <text:p text:style-name="P16">ED</text:p>
            <text:p text:style-name="P15">A1</text:p>
          </table:table-cell>
          <table:table-cell table:style-name="Tabelle3.A2" office:value-type="string">
            <text:p text:style-name="P16">2</text:p>
          </table:table-cell>
          <table:table-cell table:style-name="Tabelle3.A2" office:value-type="string">
            <text:p text:style-name="P16">4</text:p>
          </table:table-cell>
          <table:table-cell table:style-name="Tabelle3.A2" office:value-type="string">
            <text:p text:style-name="P16">16</text:p>
          </table:table-cell>
          <table:table-cell table:style-name="Tabelle3.A2" office:value-type="string">
            <text:p text:style-name="P19"/>
          </table:table-cell>
        </table:table-row>
        <table:table-row table:style-name="Tabelle3.1">
          <table:table-cell table:style-name="Tabelle3.A2" office:value-type="string">
            <text:p text:style-name="P16">CPIR</text:p>
          </table:table-cell>
          <table:table-cell table:style-name="Tabelle3.A2" table:number-columns-spanned="2" office:value-type="string">
            <text:p text:style-name="P16">A - (HL)</text:p>
            <text:p text:style-name="P1"><text:span text:style-name="T3">HL </text:span><text:span text:style-name="T8">¬</text:span><text:span text:style-name="T3"> HL + 1</text:span></text:p>
            <text:p text:style-name="P1"><text:span text:style-name="T3">BC </text:span><text:span text:style-name="T8">¬</text:span><text:span text:style-name="T3"> BC -1</text:span></text:p>
            <text:p text:style-name="P15">Repeat until:</text:p>
            <text:p text:style-name="P15">A = (HL) or</text:p>
            <text:p text:style-name="P15">BC = 0</text:p>
          </table:table-cell>
          <table:covered-table-cell/>
          <table:table-cell table:style-name="Tabelle3.A2" office:value-type="string">
            <text:p text:style-name="P6"><text:span text:style-name="T9">b</text:span><text:span text:style-name="T10">4</text:span><text:span text:style-name="T3"><text:tab/></text:span><text:span text:style-name="T9">b</text:span><text:span text:style-name="T10">4<text:tab/></text:span><text:span text:style-name="T9">b</text:span><text:span text:style-name="T10">5</text:span><text:span text:style-name="T3"><text:tab/></text:span><text:span text:style-name="T9">b</text:span><text:span text:style-name="T10">4</text:span><text:span text:style-name="T3"><text:tab/></text:span><text:span text:style-name="T9">b</text:span><text:span text:style-name="T10">6</text:span><text:span text:style-name="T3"><text:tab/></text:span><text:span text:style-name="T9">b</text:span><text:span text:style-name="T10">3</text:span><text:span text:style-name="T3"><text:tab/>1<text:tab/>•</text:span></text:p>
          </table:table-cell>
          <table:table-cell table:style-name="Tabelle3.A2" office:value-type="string">
            <text:p text:style-name="P16">11 101 101</text:p>
            <text:p text:style-name="P15">10 110 001</text:p>
          </table:table-cell>
          <table:table-cell table:style-name="Tabelle3.A2" office:value-type="string">
            <text:p text:style-name="P16">ED</text:p>
            <text:p text:style-name="P15">B1</text:p>
          </table:table-cell>
          <table:table-cell table:style-name="Tabelle3.A2" office:value-type="string">
            <text:p text:style-name="P16">2</text:p>
            <text:p text:style-name="P15"/>
            <text:p text:style-name="P15">2</text:p>
          </table:table-cell>
          <table:table-cell table:style-name="Tabelle3.A2" office:value-type="string">
            <text:p text:style-name="P16">5</text:p>
            <text:p text:style-name="P15"/>
            <text:p text:style-name="P15">4</text:p>
          </table:table-cell>
          <table:table-cell table:style-name="Tabelle3.A2" office:value-type="string">
            <text:p text:style-name="P16">21</text:p>
            <text:p text:style-name="P15"/>
            <text:p text:style-name="P15">16</text:p>
          </table:table-cell>
          <table:table-cell table:style-name="Tabelle3.A2" office:value-type="string">
            <text:p text:style-name="P5"><text:span text:style-name="T3">if BC </text:span><text:span text:style-name="T8">¹</text:span><text:span text:style-name="T3"> 0 and </text:span></text:p>
            <text:p text:style-name="P4"><text:span text:style-name="T3"><text:s text:c="3"/>A </text:span><text:span text:style-name="T8">¹</text:span><text:span text:style-name="T3"> (HL).</text:span></text:p>
            <text:p text:style-name="P18">if BC = 0 or</text:p>
            <text:p text:style-name="P18"><text:s text:c="3"/>A = (HL)</text:p>
          </table:table-cell>
        </table:table-row>
        <table:table-row table:style-name="Tabelle3.1">
          <table:table-cell table:style-name="Tabelle3.A2" office:value-type="string">
            <text:p text:style-name="P16">CPD</text:p>
          </table:table-cell>
          <table:table-cell table:style-name="Tabelle3.A2" table:number-columns-spanned="2" office:value-type="string">
            <text:p text:style-name="P16">A - (HL)</text:p>
            <text:p text:style-name="P1"><text:span text:style-name="T3">HL </text:span><text:span text:style-name="T8">¬</text:span><text:span text:style-name="T3"> HL - 1</text:span></text:p>
            <text:p text:style-name="P1"><text:span text:style-name="T3">BC </text:span><text:span text:style-name="T8">¬</text:span><text:span text:style-name="T3"> BC -1</text:span></text:p>
          </table:table-cell>
          <table:covered-table-cell/>
          <table:table-cell table:style-name="Tabelle3.A2" office:value-type="string">
            <text:p text:style-name="P6"><text:span text:style-name="T9">b</text:span><text:span text:style-name="T10">4</text:span><text:span text:style-name="T3"><text:tab/></text:span><text:span text:style-name="T9">b</text:span><text:span text:style-name="T10">4<text:tab/></text:span><text:span text:style-name="T9">b</text:span><text:span text:style-name="T10">5</text:span><text:span text:style-name="T3"><text:tab/></text:span><text:span text:style-name="T9">b</text:span><text:span text:style-name="T10">4</text:span><text:span text:style-name="T3"><text:tab/></text:span><text:span text:style-name="T9">b</text:span><text:span text:style-name="T10">6</text:span><text:span text:style-name="T3"><text:tab/></text:span><text:span text:style-name="T9">b</text:span><text:span text:style-name="T10">3</text:span><text:span text:style-name="T3"><text:tab/>1<text:tab/>•</text:span></text:p>
          </table:table-cell>
          <table:table-cell table:style-name="Tabelle3.A2" office:value-type="string">
            <text:p text:style-name="P16">11 101 101</text:p>
            <text:p text:style-name="P15">10 101 001</text:p>
          </table:table-cell>
          <table:table-cell table:style-name="Tabelle3.A2" office:value-type="string">
            <text:p text:style-name="P16">ED</text:p>
            <text:p text:style-name="P15">A9</text:p>
          </table:table-cell>
          <table:table-cell table:style-name="Tabelle3.A2" office:value-type="string">
            <text:p text:style-name="P16">2</text:p>
          </table:table-cell>
          <table:table-cell table:style-name="Tabelle3.A2" office:value-type="string">
            <text:p text:style-name="P16">4</text:p>
          </table:table-cell>
          <table:table-cell table:style-name="Tabelle3.A2" office:value-type="string">
            <text:p text:style-name="P16">16</text:p>
          </table:table-cell>
          <table:table-cell table:style-name="Tabelle3.A2" office:value-type="string">
            <text:p text:style-name="P19"/>
          </table:table-cell>
        </table:table-row>
        <table:table-row table:style-name="Tabelle3.1">
          <table:table-cell table:style-name="Tabelle3.A15" office:value-type="string">
            <text:p text:style-name="P16">CPDR</text:p>
          </table:table-cell>
          <table:table-cell table:style-name="Tabelle3.A15" table:number-columns-spanned="2" office:value-type="string">
            <text:p text:style-name="P16">A - (HL)</text:p>
            <text:p text:style-name="P1"><text:span text:style-name="T3">HL </text:span><text:span text:style-name="T8">¬</text:span><text:span text:style-name="T3"> HL - 1</text:span></text:p>
            <text:p text:style-name="P1"><text:span text:style-name="T3">BC </text:span><text:span text:style-name="T8">¬</text:span><text:span text:style-name="T3"> BC -1</text:span></text:p>
            <text:p text:style-name="P15">Repeat until:</text:p>
            <text:p text:style-name="P15">A = (HL) or</text:p>
            <text:p text:style-name="P15">BC = 0</text:p>
          </table:table-cell>
          <table:covered-table-cell/>
          <table:table-cell table:style-name="Tabelle3.A15" office:value-type="string">
            <text:p text:style-name="P6"><text:span text:style-name="T9">b</text:span><text:span text:style-name="T10">4</text:span><text:span text:style-name="T3"><text:tab/></text:span><text:span text:style-name="T9">b</text:span><text:span text:style-name="T10">4<text:tab/></text:span><text:span text:style-name="T9">b</text:span><text:span text:style-name="T10">5</text:span><text:span text:style-name="T3"><text:tab/></text:span><text:span text:style-name="T9">b</text:span><text:span text:style-name="T10">4</text:span><text:span text:style-name="T3"><text:tab/></text:span><text:span text:style-name="T9">b</text:span><text:span text:style-name="T10">6</text:span><text:span text:style-name="T3"><text:tab/></text:span><text:span text:style-name="T9">b</text:span><text:span text:style-name="T10">3</text:span><text:span text:style-name="T3"><text:tab/>1<text:tab/>•</text:span></text:p>
          </table:table-cell>
          <table:table-cell table:style-name="Tabelle3.A15" office:value-type="string">
            <text:p text:style-name="P16">11 101 101</text:p>
            <text:p text:style-name="P15">10 111 001</text:p>
          </table:table-cell>
          <table:table-cell table:style-name="Tabelle3.A15" office:value-type="string">
            <text:p text:style-name="P16">ED</text:p>
            <text:p text:style-name="P15">B9</text:p>
          </table:table-cell>
          <table:table-cell table:style-name="Tabelle3.A15" office:value-type="string">
            <text:p text:style-name="P16">2</text:p>
            <text:p text:style-name="P15"/>
            <text:p text:style-name="P15">2</text:p>
          </table:table-cell>
          <table:table-cell table:style-name="Tabelle3.A15" office:value-type="string">
            <text:p text:style-name="P16">5</text:p>
            <text:p text:style-name="P15"/>
            <text:p text:style-name="P15">4</text:p>
          </table:table-cell>
          <table:table-cell table:style-name="Tabelle3.A15" office:value-type="string">
            <text:p text:style-name="P16">21</text:p>
            <text:p text:style-name="P15"/>
            <text:p text:style-name="P15">16</text:p>
          </table:table-cell>
          <table:table-cell table:style-name="Tabelle3.A15" office:value-type="string">
            <text:p text:style-name="P5"><text:span text:style-name="T3">if BC </text:span><text:span text:style-name="T8">¹</text:span><text:span text:style-name="T3"> 0 and </text:span></text:p>
            <text:p text:style-name="P4"><text:span text:style-name="T3"><text:s text:c="3"/>A </text:span><text:span text:style-name="T8">¹</text:span><text:span text:style-name="T3"> (HL).</text:span></text:p>
            <text:p text:style-name="P18">if BC = 0 or</text:p>
            <text:p text:style-name="P18"><text:s text:c="3"/>A = (HL)</text:p>
          </table:table-cell>
        </table:table-row>
        <table:table-row table:style-name="Tabelle3.1">
          <table:table-cell table:style-name="Tabelle3.A2" table:number-columns-spanned="2" office:value-type="string">
            <text:p text:style-name="P23">Notes:</text:p>
          </table:table-cell>
          <table:covered-table-cell/>
          <table:table-cell table:style-name="Tabelle3.A2" table:number-columns-spanned="8" office:value-type="string">
            <text:p text:style-name="P10"><text:span text:style-name="T10">1</text:span><text:span text:style-name="T3"><text:tab/>F5 is a copy of bit 1 of A + last transferred byte, thus (A + (HL))</text:span><text:span text:style-name="T6">1</text:span></text:p>
            <text:p text:style-name="P9"><text:span text:style-name="T10">2</text:span><text:span text:style-name="T3"><text:tab/>F3 is a copy of bit 3 of A + last transferred byte, thus (A + (HL))</text:span><text:span text:style-name="T6">3</text:span></text:p>
            <text:p text:style-name="P9"><text:span text:style-name="T10">3</text:span><text:span text:style-name="T3"><text:tab/>P/V flag is 0 if the result of BC - 1 = 0, <text:s/>otherwise P/V = 1.</text:span></text:p>
            <text:p text:style-name="P9"><text:span text:style-name="T10">4 </text:span><text:span text:style-name="T3"><text:tab/>These flags are set as in CP (HL)</text:span></text:p>
            <text:p text:style-name="P9"><text:span text:style-name="T10">5</text:span><text:span text:style-name="T3"><text:tab/>F5 is copy of bit 1 of A - last compared address - H, thus (A - (HL) - H)</text:span><text:span text:style-name="T6">1</text:span><text:span text:style-name="T3">. H is as in F after the comparison.</text:span></text:p>
            <text:p text:style-name="P9"><text:span text:style-name="T10">6</text:span><text:span text:style-name="T3"><text:tab/>F3 is copy of bit 3 of A - last compared address - H, thus (A - (HL) - H)</text:span><text:span text:style-name="T6">3</text:span><text:span text:style-name="T3">. H is as in F after the comparison.</text:span></text:p>
          </table:table-cell>
          <table:covered-table-cell/>
          <table:covered-table-cell/>
          <table:covered-table-cell/>
          <table:covered-table-cell/>
          <table:covered-table-cell/>
          <table:covered-table-cell/>
          <table:covered-table-cell/>
        </table:table-row>
        <table:table-row table:style-name="Tabelle3.1">
          <table:table-cell table:style-name="Tabelle3.A15" table:number-columns-spanned="2" office:value-type="string">
            <text:p text:style-name="P23">Flag Notation:</text:p>
          </table:table-cell>
          <table:covered-table-cell/>
          <table:table-cell table:style-name="Tabelle3.A15"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h text:style-name="P47" text:outline-level="2">8 bit Arithmetic and Logical Group</text:h>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column table:style-name="Tabelle4.H"/>
        <table:table-column table:style-name="Tabelle4.F"/>
        <table:table-column table:style-name="Tabelle4.J"/>
        <table:table-row table:style-name="Tabelle4.1">
          <table:table-cell table:style-name="Tabelle4.A1" office:value-type="string">
            <text:p text:style-name="P16"/>
            <text:p text:style-name="P15">Mnemonic</text:p>
          </table:table-cell>
          <table:table-cell table:style-name="Tabelle4.A1" table:number-columns-spanned="2" office:value-type="string">
            <text:p text:style-name="P16">Symbolic</text:p>
            <text:p text:style-name="P15">Operation</text:p>
          </table:table-cell>
          <table:covered-table-cell/>
          <table:table-cell table:style-name="Tabelle4.A1" office:value-type="string">
            <text:p text:style-name="P33">Flags</text:p>
            <text:p text:style-name="P24">S<text:tab/>Z<text:tab/>F5<text:tab/>H<text:tab/>F3<text:tab/>P/V<text:tab/>N<text:tab/>C</text:p>
          </table:table-cell>
          <table:table-cell table:style-name="Tabelle4.A1" office:value-type="string">
            <text:p text:style-name="P34">Opcode</text:p>
            <text:p text:style-name="P15">76 543 210</text:p>
          </table:table-cell>
          <table:table-cell table:style-name="Tabelle4.A1" office:value-type="string">
            <text:p text:style-name="P16"/>
            <text:p text:style-name="P15">Hex</text:p>
          </table:table-cell>
          <table:table-cell table:style-name="Tabelle4.A1" office:value-type="string">
            <text:p text:style-name="P16">No.of</text:p>
            <text:p text:style-name="P15">Bytes</text:p>
          </table:table-cell>
          <table:table-cell table:style-name="Tabelle4.A1" office:value-type="string">
            <text:p text:style-name="P16">No.of M</text:p>
            <text:p text:style-name="P15">Cycles</text:p>
          </table:table-cell>
          <table:table-cell table:style-name="Tabelle4.A1" office:value-type="string">
            <text:p text:style-name="P16">No.of T</text:p>
            <text:p text:style-name="P15">States</text:p>
          </table:table-cell>
          <table:table-cell table:style-name="Tabelle4.A1" office:value-type="string">
            <text:p text:style-name="P19"/>
            <text:p text:style-name="P18">Comments</text:p>
          </table:table-cell>
        </table:table-row>
        <table:table-row table:style-name="Tabelle4.1">
          <table:table-cell table:style-name="Tabelle4.A2" office:value-type="string">
            <text:p text:style-name="P16">ADD A, r</text:p>
          </table:table-cell>
          <table:table-cell table:style-name="Tabelle4.A2" table:number-columns-spanned="2" office:value-type="string">
            <text:p text:style-name="P3"><text:span text:style-name="T3">A </text:span><text:span text:style-name="T8">¬</text:span><text:span text:style-name="T3"> A + r</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span text:style-name="T9">b</text:span></text:p>
          </table:table-cell>
          <table:table-cell table:style-name="Tabelle4.A2" office:value-type="string">
            <text:p text:style-name="P3"><text:span text:style-name="T3">10 </text:span><text:span text:style-name="T4">000</text:span><text:span text:style-name="T3"> <text:s text:c="2"/>r</text:span></text:p>
          </table:table-cell>
          <table:table-cell table:style-name="Tabelle4.A2" office:value-type="string">
            <text:p text:style-name="P16"/>
          </table:table-cell>
          <table:table-cell table:style-name="Tabelle4.A2" office:value-type="string">
            <text:p text:style-name="P16">1</text:p>
          </table:table-cell>
          <table:table-cell table:style-name="Tabelle4.A2" office:value-type="string">
            <text:p text:style-name="P16">1</text:p>
          </table:table-cell>
          <table:table-cell table:style-name="Tabelle4.A2" office:value-type="string">
            <text:p text:style-name="P16">4</text:p>
          </table:table-cell>
          <table:table-cell table:style-name="Tabelle4.A2" office:value-type="string">
            <text:p text:style-name="P12"><text:span text:style-name="T4">r<text:tab/>Reg.</text:span><text:span text:style-name="T3"><text:tab/></text:span><text:span text:style-name="T4">p<text:tab/>Reg.</text:span></text:p>
          </table:table-cell>
        </table:table-row>
        <table:table-row table:style-name="Tabelle4.1">
          <table:table-cell table:style-name="Tabelle4.A2" office:value-type="string">
            <text:p text:style-name="P16">ADD A, p*</text:p>
          </table:table-cell>
          <table:table-cell table:style-name="Tabelle4.A2" table:number-columns-spanned="2" office:value-type="string">
            <text:p text:style-name="P3"><text:span text:style-name="T3">A </text:span><text:span text:style-name="T8">¬</text:span><text:span text:style-name="T3"> A + p</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span text:style-name="T9">b</text:span></text:p>
          </table:table-cell>
          <table:table-cell table:style-name="Tabelle4.A2" office:value-type="string">
            <text:p text:style-name="P16">11 011 101</text:p>
            <text:p text:style-name="P1"><text:span text:style-name="T3">10 </text:span><text:span text:style-name="T4">000</text:span><text:span text:style-name="T3"> <text:s text:c="2"/>p </text:span></text:p>
          </table:table-cell>
          <table:table-cell table:style-name="Tabelle4.A2" office:value-type="string">
            <text:p text:style-name="P16">DD</text:p>
          </table:table-cell>
          <table:table-cell table:style-name="Tabelle4.A2" office:value-type="string">
            <text:p text:style-name="P16">2</text:p>
          </table:table-cell>
          <table:table-cell table:style-name="Tabelle4.A2" office:value-type="string">
            <text:p text:style-name="P16">2</text:p>
          </table:table-cell>
          <table:table-cell table:style-name="Tabelle4.A2" office:value-type="string">
            <text:p text:style-name="P16">8</text:p>
          </table:table-cell>
          <table:table-cell table:style-name="Tabelle4.A2" office:value-type="string">
            <text:p text:style-name="P26">000<text:tab/>B<text:tab/>000<text:tab/>B<text:tab/></text:p>
            <text:p text:style-name="P25">001<text:tab/>C<text:tab/>001<text:tab/>C</text:p>
          </table:table-cell>
        </table:table-row>
        <table:table-row table:style-name="Tabelle4.1">
          <table:table-cell table:style-name="Tabelle4.A2" office:value-type="string">
            <text:p text:style-name="P16">ADD A, q*</text:p>
          </table:table-cell>
          <table:table-cell table:style-name="Tabelle4.A2" table:number-columns-spanned="2" office:value-type="string">
            <text:p text:style-name="P3"><text:span text:style-name="T3">A </text:span><text:span text:style-name="T8">¬</text:span><text:span text:style-name="T3"> A + q</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span text:style-name="T9">b</text:span></text:p>
          </table:table-cell>
          <table:table-cell table:style-name="Tabelle4.A2" office:value-type="string">
            <text:p text:style-name="P16">11 111 101</text:p>
            <text:p text:style-name="P1"><text:span text:style-name="T3">10 </text:span><text:span text:style-name="T4">000</text:span><text:span text:style-name="T3"> <text:s text:c="2"/>q </text:span></text:p>
          </table:table-cell>
          <table:table-cell table:style-name="Tabelle4.A2" office:value-type="string">
            <text:p text:style-name="P16">FD</text:p>
          </table:table-cell>
          <table:table-cell table:style-name="Tabelle4.A2" office:value-type="string">
            <text:p text:style-name="P16">2</text:p>
          </table:table-cell>
          <table:table-cell table:style-name="Tabelle4.A2" office:value-type="string">
            <text:p text:style-name="P16">2</text:p>
          </table:table-cell>
          <table:table-cell table:style-name="Tabelle4.A2" office:value-type="string">
            <text:p text:style-name="P16">8</text:p>
          </table:table-cell>
          <table:table-cell table:style-name="Tabelle4.A2" office:value-type="string">
            <text:p text:style-name="P26">010<text:tab/>D<text:tab/>010<text:tab/>D</text:p>
            <text:p text:style-name="P25">011<text:tab/>E<text:tab/>011<text:tab/>E</text:p>
          </table:table-cell>
        </table:table-row>
        <table:table-row table:style-name="Tabelle4.1">
          <table:table-cell table:style-name="Tabelle4.A2" office:value-type="string">
            <text:p text:style-name="P16">ADD A, n</text:p>
          </table:table-cell>
          <table:table-cell table:style-name="Tabelle4.A2" table:number-columns-spanned="2" office:value-type="string">
            <text:p text:style-name="P3"><text:span text:style-name="T3">A </text:span><text:span text:style-name="T8">¬</text:span><text:span text:style-name="T3"> A + n</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span text:style-name="T9">b</text:span></text:p>
          </table:table-cell>
          <table:table-cell table:style-name="Tabelle4.A2" office:value-type="string">
            <text:p text:style-name="P3"><text:span text:style-name="T3">11 </text:span><text:span text:style-name="T4">000</text:span><text:span text:style-name="T3"> 110 <text:s text:c="2"/></text:span></text:p>
            <text:p text:style-name="P1"><text:span text:style-name="T8">¬</text:span><text:span text:style-name="T3"> <text:s text:c="3"/>n <text:s text:c="4"/></text:span><text:span text:style-name="T8">®</text:span></text:p>
          </table:table-cell>
          <table:table-cell table:style-name="Tabelle4.A2" office:value-type="string">
            <text:p text:style-name="P16"/>
          </table:table-cell>
          <table:table-cell table:style-name="Tabelle4.A2" office:value-type="string">
            <text:p text:style-name="P16">2</text:p>
          </table:table-cell>
          <table:table-cell table:style-name="Tabelle4.A2" office:value-type="string">
            <text:p text:style-name="P16">2</text:p>
          </table:table-cell>
          <table:table-cell table:style-name="Tabelle4.A2" office:value-type="string">
            <text:p text:style-name="P16">8</text:p>
          </table:table-cell>
          <table:table-cell table:style-name="Tabelle4.A2" office:value-type="string">
            <text:p text:style-name="P12"><text:span text:style-name="T3">100<text:tab/>H<text:tab/>100<text:tab/>IX</text:span><text:span text:style-name="T6">H</text:span></text:p>
            <text:p text:style-name="P11"><text:span text:style-name="T3">101<text:tab/>L<text:tab/>101<text:tab/>IX</text:span><text:span text:style-name="T6">H</text:span></text:p>
          </table:table-cell>
        </table:table-row>
        <table:table-row table:style-name="Tabelle4.1">
          <table:table-cell table:style-name="Tabelle4.A2" office:value-type="string">
            <text:p text:style-name="P16">ADD A, (HL)</text:p>
          </table:table-cell>
          <table:table-cell table:style-name="Tabelle4.A2" table:number-columns-spanned="2" office:value-type="string">
            <text:p text:style-name="P3"><text:span text:style-name="T3">A </text:span><text:span text:style-name="T8">¬</text:span><text:span text:style-name="T3"> A + (HL)</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span text:style-name="T9">b</text:span></text:p>
          </table:table-cell>
          <table:table-cell table:style-name="Tabelle4.A2" office:value-type="string">
            <text:p text:style-name="P3"><text:span text:style-name="T3">10 </text:span><text:span text:style-name="T4">000</text:span><text:span text:style-name="T3"> 110</text:span></text:p>
          </table:table-cell>
          <table:table-cell table:style-name="Tabelle4.A2" office:value-type="string">
            <text:p text:style-name="P16"/>
          </table:table-cell>
          <table:table-cell table:style-name="Tabelle4.A2" office:value-type="string">
            <text:p text:style-name="P16">1</text:p>
          </table:table-cell>
          <table:table-cell table:style-name="Tabelle4.A2" office:value-type="string">
            <text:p text:style-name="P16">2</text:p>
          </table:table-cell>
          <table:table-cell table:style-name="Tabelle4.A2" office:value-type="string">
            <text:p text:style-name="P16">7</text:p>
          </table:table-cell>
          <table:table-cell table:style-name="Tabelle4.A2" office:value-type="string">
            <text:p text:style-name="P26">111<text:tab/>A<text:tab/>111<text:tab/>A</text:p>
          </table:table-cell>
        </table:table-row>
        <table:table-row table:style-name="Tabelle4.1">
          <table:table-cell table:style-name="Tabelle4.A2" office:value-type="string">
            <text:p text:style-name="P16">ADD A, (IX + d)</text:p>
          </table:table-cell>
          <table:table-cell table:style-name="Tabelle4.A2" table:number-columns-spanned="2" office:value-type="string">
            <text:p text:style-name="P3"><text:span text:style-name="T3">A </text:span><text:span text:style-name="T8">¬</text:span><text:span text:style-name="T3"> A + (IX + d)</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span text:style-name="T9">b</text:span></text:p>
          </table:table-cell>
          <table:table-cell table:style-name="Tabelle4.A2" office:value-type="string">
            <text:p text:style-name="P16">11 011 101</text:p>
            <text:p text:style-name="P1"><text:span text:style-name="T3">10 </text:span><text:span text:style-name="T4">000</text:span><text:span text:style-name="T3"> 110</text:span></text:p>
            <text:p text:style-name="P1"><text:span text:style-name="T8">¬</text:span><text:span text:style-name="T3"> <text:s text:c="3"/>d <text:s text:c="4"/></text:span><text:span text:style-name="T8">®</text:span></text:p>
          </table:table-cell>
          <table:table-cell table:style-name="Tabelle4.A2" office:value-type="string">
            <text:p text:style-name="P16">DD</text:p>
          </table:table-cell>
          <table:table-cell table:style-name="Tabelle4.A2" office:value-type="string">
            <text:p text:style-name="P16">3</text:p>
          </table:table-cell>
          <table:table-cell table:style-name="Tabelle4.A2" office:value-type="string">
            <text:p text:style-name="P16">5</text:p>
          </table:table-cell>
          <table:table-cell table:style-name="Tabelle4.A2" office:value-type="string">
            <text:p text:style-name="P16">19</text:p>
          </table:table-cell>
          <table:table-cell table:style-name="Tabelle4.A2" office:value-type="string">
            <text:p text:style-name="P36"/>
          </table:table-cell>
        </table:table-row>
        <table:table-row table:style-name="Tabelle4.1">
          <table:table-cell table:style-name="Tabelle4.A2" office:value-type="string">
            <text:p text:style-name="P16">ADD A, (IY + d)</text:p>
          </table:table-cell>
          <table:table-cell table:style-name="Tabelle4.A2" table:number-columns-spanned="2" office:value-type="string">
            <text:p text:style-name="P3"><text:span text:style-name="T3">A </text:span><text:span text:style-name="T8">¬</text:span><text:span text:style-name="T3"> A + (IY + d)</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span text:style-name="T9">b</text:span></text:p>
          </table:table-cell>
          <table:table-cell table:style-name="Tabelle4.A2" office:value-type="string">
            <text:p text:style-name="P16">11 111 101</text:p>
            <text:p text:style-name="P1"><text:span text:style-name="T3">10 </text:span><text:span text:style-name="T4">000</text:span><text:span text:style-name="T3"> 110</text:span></text:p>
            <text:p text:style-name="P1"><text:span text:style-name="T8">¬</text:span><text:span text:style-name="T3"> <text:s text:c="3"/>d <text:s text:c="4"/></text:span><text:span text:style-name="T8">®</text:span></text:p>
          </table:table-cell>
          <table:table-cell table:style-name="Tabelle4.A2" office:value-type="string">
            <text:p text:style-name="P16">FD</text:p>
          </table:table-cell>
          <table:table-cell table:style-name="Tabelle4.A2" office:value-type="string">
            <text:p text:style-name="P16">3</text:p>
          </table:table-cell>
          <table:table-cell table:style-name="Tabelle4.A2" office:value-type="string">
            <text:p text:style-name="P16">5</text:p>
          </table:table-cell>
          <table:table-cell table:style-name="Tabelle4.A2" office:value-type="string">
            <text:p text:style-name="P16">19</text:p>
          </table:table-cell>
          <table:table-cell table:style-name="Tabelle4.A2" office:value-type="string">
            <text:p text:style-name="P36"/>
          </table:table-cell>
        </table:table-row>
        <table:table-row table:style-name="Tabelle4.1">
          <table:table-cell table:style-name="Tabelle4.A2" office:value-type="string">
            <text:p text:style-name="P16">ADC A, s</text:p>
          </table:table-cell>
          <table:table-cell table:style-name="Tabelle4.A2" table:number-columns-spanned="2" office:value-type="string">
            <text:p text:style-name="P3"><text:span text:style-name="T3">A </text:span><text:span text:style-name="T8">¬</text:span><text:span text:style-name="T3"> A + s + CY</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span text:style-name="T9">b</text:span></text:p>
          </table:table-cell>
          <table:table-cell table:style-name="Tabelle4.A2" office:value-type="string">
            <text:p text:style-name="P3"><text:span text:style-name="T3"><text:s text:c="5"/></text:span><text:span text:style-name="T4">001</text:span><text:span text:style-name="T3"> </text:span></text:p>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9">s is any of r, n, (HL),</text:p>
          </table:table-cell>
        </table:table-row>
        <table:table-row table:style-name="Tabelle4.1">
          <table:table-cell table:style-name="Tabelle4.A2" office:value-type="string">
            <text:p text:style-name="P16">SUB A, s</text:p>
          </table:table-cell>
          <table:table-cell table:style-name="Tabelle4.A2" table:number-columns-spanned="2" office:value-type="string">
            <text:p text:style-name="P3"><text:span text:style-name="T3">A </text:span><text:span text:style-name="T8">¬</text:span><text:span text:style-name="T3"> A - <text:s/>s</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1<text:tab/></text:span><text:span text:style-name="T9">b</text:span></text:p>
          </table:table-cell>
          <table:table-cell table:style-name="Tabelle4.A2" office:value-type="string">
            <text:p text:style-name="P3"><text:span text:style-name="T3"><text:s text:c="5"/></text:span><text:span text:style-name="T4">010</text:span><text:span text:style-name="T3"> </text:span></text:p>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9">(IX+d), (IY+d), <text:s/>p, q</text:p>
          </table:table-cell>
        </table:table-row>
        <table:table-row table:style-name="Tabelle4.1">
          <table:table-cell table:style-name="Tabelle4.A2" office:value-type="string">
            <text:p text:style-name="P16">SBC A, s</text:p>
          </table:table-cell>
          <table:table-cell table:style-name="Tabelle4.A2" table:number-columns-spanned="2" office:value-type="string">
            <text:p text:style-name="P3"><text:span text:style-name="T3">A </text:span><text:span text:style-name="T8">¬</text:span><text:span text:style-name="T3"> A - <text:s/>s - CY</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1<text:tab/></text:span><text:span text:style-name="T9">b</text:span></text:p>
          </table:table-cell>
          <table:table-cell table:style-name="Tabelle4.A2" office:value-type="string">
            <text:p text:style-name="P3"><text:span text:style-name="T3"><text:s text:c="5"/></text:span><text:span text:style-name="T4">011</text:span></text:p>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9">as shown for the ADD</text:p>
          </table:table-cell>
        </table:table-row>
        <table:table-row table:style-name="Tabelle4.1">
          <table:table-cell table:style-name="Tabelle4.A2" office:value-type="string">
            <text:p text:style-name="P16">AND s</text:p>
          </table:table-cell>
          <table:table-cell table:style-name="Tabelle4.A2" table:number-columns-spanned="2" office:value-type="string">
            <text:p text:style-name="P3"><text:span text:style-name="T3">A </text:span><text:span text:style-name="T8">¬</text:span><text:span text:style-name="T3"> A AND s</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1<text:tab/></text:span><text:span text:style-name="T9">b</text:span><text:span text:style-name="T3"><text:tab/>P<text:tab/>0<text:tab/>0</text:span></text:p>
          </table:table-cell>
          <table:table-cell table:style-name="Tabelle4.A2" office:value-type="string">
            <text:p text:style-name="P3"><text:span text:style-name="T3"><text:s text:c="5"/></text:span><text:span text:style-name="T4">100</text:span></text:p>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9">instruction. The</text:p>
          </table:table-cell>
        </table:table-row>
        <table:table-row table:style-name="Tabelle4.1">
          <table:table-cell table:style-name="Tabelle4.A2" office:value-type="string">
            <text:p text:style-name="P16">OR s</text:p>
          </table:table-cell>
          <table:table-cell table:style-name="Tabelle4.A2" table:number-columns-spanned="2" office:value-type="string">
            <text:p text:style-name="P3"><text:span text:style-name="T3">A </text:span><text:span text:style-name="T8">¬</text:span><text:span text:style-name="T3"> A OR s</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0</text:span></text:p>
          </table:table-cell>
          <table:table-cell table:style-name="Tabelle4.A2" office:value-type="string">
            <text:p text:style-name="P3"><text:span text:style-name="T3"><text:s text:c="5"/></text:span><text:span text:style-name="T4">110</text:span></text:p>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9">underlined bits replace</text:p>
          </table:table-cell>
        </table:table-row>
        <table:table-row table:style-name="Tabelle4.1">
          <table:table-cell table:style-name="Tabelle4.A2" office:value-type="string">
            <text:p text:style-name="P16">XOR s</text:p>
          </table:table-cell>
          <table:table-cell table:style-name="Tabelle4.A2" table:number-columns-spanned="2" office:value-type="string">
            <text:p text:style-name="P3"><text:span text:style-name="T3">A </text:span><text:span text:style-name="T8">¬</text:span><text:span text:style-name="T3"> A XOR s</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0</text:span></text:p>
          </table:table-cell>
          <table:table-cell table:style-name="Tabelle4.A2" office:value-type="string">
            <text:p text:style-name="P3"><text:span text:style-name="T3"><text:s text:c="5"/></text:span><text:span text:style-name="T4">101</text:span></text:p>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9">the underlined bits in</text:p>
          </table:table-cell>
        </table:table-row>
        <table:table-row table:style-name="Tabelle4.1">
          <table:table-cell table:style-name="Tabelle4.A2" office:value-type="string">
            <text:p text:style-name="P16">CP s</text:p>
          </table:table-cell>
          <table:table-cell table:style-name="Tabelle4.A2" table:number-columns-spanned="2" office:value-type="string">
            <text:p text:style-name="P16">A - s</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10">1</text:span><text:span text:style-name="T3"><text:tab/></text:span><text:span text:style-name="T9">b</text:span><text:span text:style-name="T3"><text:tab/></text:span><text:span text:style-name="T9">b</text:span><text:span text:style-name="T10">1</text:span><text:span text:style-name="T3"><text:tab/>V<text:tab/>1<text:tab/></text:span><text:span text:style-name="T9">b</text:span></text:p>
          </table:table-cell>
          <table:table-cell table:style-name="Tabelle4.A2" office:value-type="string">
            <text:p text:style-name="P3"><text:span text:style-name="T3"><text:s text:c="5"/></text:span><text:span text:style-name="T4">111</text:span></text:p>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9">the ADD set.</text:p>
          </table:table-cell>
        </table:table-row>
        <table:table-row table:style-name="Tabelle4.1">
          <table:table-cell table:style-name="Tabelle4.A2" office:value-type="string">
            <text:p text:style-name="P16">INC r</text:p>
          </table:table-cell>
          <table:table-cell table:style-name="Tabelle4.A2" table:number-columns-spanned="2" office:value-type="string">
            <text:p text:style-name="P3"><text:span text:style-name="T3">r </text:span><text:span text:style-name="T8">¬</text:span><text:span text:style-name="T3"> r + 1</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p>
          </table:table-cell>
          <table:table-cell table:style-name="Tabelle4.A2" office:value-type="string">
            <text:p text:style-name="P3"><text:span text:style-name="T3">00 <text:s text:c="2"/>r <text:s text:c="3"/></text:span><text:span text:style-name="T4">100</text:span></text:p>
          </table:table-cell>
          <table:table-cell table:style-name="Tabelle4.A2" office:value-type="string">
            <text:p text:style-name="P16"/>
          </table:table-cell>
          <table:table-cell table:style-name="Tabelle4.A2" office:value-type="string">
            <text:p text:style-name="P16">1</text:p>
          </table:table-cell>
          <table:table-cell table:style-name="Tabelle4.A2" office:value-type="string">
            <text:p text:style-name="P16">1</text:p>
          </table:table-cell>
          <table:table-cell table:style-name="Tabelle4.A2" office:value-type="string">
            <text:p text:style-name="P16">4</text:p>
          </table:table-cell>
          <table:table-cell table:style-name="Tabelle4.A2" office:value-type="string">
            <text:p text:style-name="P19"/>
          </table:table-cell>
        </table:table-row>
        <table:table-row table:style-name="Tabelle4.1">
          <table:table-cell table:style-name="Tabelle4.A2" office:value-type="string">
            <text:p text:style-name="P16">INC p*</text:p>
          </table:table-cell>
          <table:table-cell table:style-name="Tabelle4.A2" table:number-columns-spanned="2" office:value-type="string">
            <text:p text:style-name="P3"><text:span text:style-name="T3">p</text:span><text:span text:style-name="T6"> <text:s/></text:span><text:span text:style-name="T8">¬</text:span><text:span text:style-name="T3"> p + 1</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p>
          </table:table-cell>
          <table:table-cell table:style-name="Tabelle4.A2" office:value-type="string">
            <text:p text:style-name="P16">11 011 101</text:p>
            <text:p text:style-name="P1"><text:span text:style-name="T3">00 <text:s text:c="2"/>p <text:s text:c="2"/></text:span><text:span text:style-name="T4">100</text:span></text:p>
          </table:table-cell>
          <table:table-cell table:style-name="Tabelle4.A2" office:value-type="string">
            <text:p text:style-name="P16">DD</text:p>
          </table:table-cell>
          <table:table-cell table:style-name="Tabelle4.A2" office:value-type="string">
            <text:p text:style-name="P16">2</text:p>
          </table:table-cell>
          <table:table-cell table:style-name="Tabelle4.A2" office:value-type="string">
            <text:p text:style-name="P16">2</text:p>
          </table:table-cell>
          <table:table-cell table:style-name="Tabelle4.A2" office:value-type="string">
            <text:p text:style-name="P16">8</text:p>
          </table:table-cell>
          <table:table-cell table:style-name="Tabelle4.A2" office:value-type="string">
            <text:p text:style-name="P36">q<text:tab/>Reg.</text:p>
            <text:p text:style-name="P18">000<text:tab/>B</text:p>
          </table:table-cell>
        </table:table-row>
        <table:table-row table:style-name="Tabelle4.1">
          <table:table-cell table:style-name="Tabelle4.A2" office:value-type="string">
            <text:p text:style-name="P16">INC q*</text:p>
          </table:table-cell>
          <table:table-cell table:style-name="Tabelle4.A2" table:number-columns-spanned="2" office:value-type="string">
            <text:p text:style-name="P3"><text:span text:style-name="T3">q</text:span><text:span text:style-name="T6"> <text:s/></text:span><text:span text:style-name="T8">¬</text:span><text:span text:style-name="T3"> q + 1</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p>
          </table:table-cell>
          <table:table-cell table:style-name="Tabelle4.A2" office:value-type="string">
            <text:p text:style-name="P16">11 111 101</text:p>
            <text:p text:style-name="P1"><text:span text:style-name="T3">00 <text:s text:c="2"/>q <text:s text:c="2"/></text:span><text:span text:style-name="T4">100</text:span></text:p>
          </table:table-cell>
          <table:table-cell table:style-name="Tabelle4.A2" office:value-type="string">
            <text:p text:style-name="P16">FD</text:p>
          </table:table-cell>
          <table:table-cell table:style-name="Tabelle4.A2" office:value-type="string">
            <text:p text:style-name="P16">2</text:p>
          </table:table-cell>
          <table:table-cell table:style-name="Tabelle4.A2" office:value-type="string">
            <text:p text:style-name="P16">2</text:p>
          </table:table-cell>
          <table:table-cell table:style-name="Tabelle4.A2" office:value-type="string">
            <text:p text:style-name="P16">8</text:p>
          </table:table-cell>
          <table:table-cell table:style-name="Tabelle4.A2" office:value-type="string">
            <text:p text:style-name="P19">001<text:tab/>C</text:p>
            <text:p text:style-name="P18">010<text:tab/>D</text:p>
          </table:table-cell>
        </table:table-row>
        <table:table-row table:style-name="Tabelle4.1">
          <table:table-cell table:style-name="Tabelle4.A2" office:value-type="string">
            <text:p text:style-name="P16">INC (HL)</text:p>
          </table:table-cell>
          <table:table-cell table:style-name="Tabelle4.A2" table:number-columns-spanned="2" office:value-type="string">
            <text:p text:style-name="P3"><text:span text:style-name="T3">(HL) </text:span><text:span text:style-name="T8">¬</text:span><text:span text:style-name="T3"> (HL) + 1</text:span></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p>
          </table:table-cell>
          <table:table-cell table:style-name="Tabelle4.A2" office:value-type="string">
            <text:p text:style-name="P3"><text:span text:style-name="T3">00 110 </text:span><text:span text:style-name="T4">100</text:span></text:p>
          </table:table-cell>
          <table:table-cell table:style-name="Tabelle4.A2" office:value-type="string">
            <text:p text:style-name="P16"/>
          </table:table-cell>
          <table:table-cell table:style-name="Tabelle4.A2" office:value-type="string">
            <text:p text:style-name="P16">1</text:p>
          </table:table-cell>
          <table:table-cell table:style-name="Tabelle4.A2" office:value-type="string">
            <text:p text:style-name="P16">3</text:p>
          </table:table-cell>
          <table:table-cell table:style-name="Tabelle4.A2" office:value-type="string">
            <text:p text:style-name="P16">11</text:p>
          </table:table-cell>
          <table:table-cell table:style-name="Tabelle4.A2" office:value-type="string">
            <text:p text:style-name="P19">011<text:tab/>E</text:p>
          </table:table-cell>
        </table:table-row>
        <table:table-row table:style-name="Tabelle4.1">
          <table:table-cell table:style-name="Tabelle4.A2" office:value-type="string">
            <text:p text:style-name="P16">INC (IX + d)</text:p>
          </table:table-cell>
          <table:table-cell table:style-name="Tabelle4.A2" table:number-columns-spanned="2" office:value-type="string">
            <text:p text:style-name="P3"><text:span text:style-name="T3">(IX + d) </text:span><text:span text:style-name="T8">¬</text:span><text:span text:style-name="T3"> </text:span></text:p>
            <text:p text:style-name="P15">(IX + d) + 1 </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p>
          </table:table-cell>
          <table:table-cell table:style-name="Tabelle4.A2" office:value-type="string">
            <text:p text:style-name="P16">11 011 101</text:p>
            <text:p text:style-name="P1"><text:span text:style-name="T3">00 110 </text:span><text:span text:style-name="T4">100</text:span></text:p>
            <text:p text:style-name="P1"><text:span text:style-name="T8">¬</text:span><text:span text:style-name="T3"> <text:s text:c="3"/>d <text:s text:c="4"/></text:span><text:span text:style-name="T8">®</text:span></text:p>
          </table:table-cell>
          <table:table-cell table:style-name="Tabelle4.A2" office:value-type="string">
            <text:p text:style-name="P16">DD</text:p>
            <text:p text:style-name="P15"/>
          </table:table-cell>
          <table:table-cell table:style-name="Tabelle4.A2" office:value-type="string">
            <text:p text:style-name="P16">3</text:p>
          </table:table-cell>
          <table:table-cell table:style-name="Tabelle4.A2" office:value-type="string">
            <text:p text:style-name="P16">6</text:p>
          </table:table-cell>
          <table:table-cell table:style-name="Tabelle4.A2" office:value-type="string">
            <text:p text:style-name="P16">23</text:p>
          </table:table-cell>
          <table:table-cell table:style-name="Tabelle4.A2" office:value-type="string">
            <text:p text:style-name="P5"><text:span text:style-name="T3">100<text:tab/>IY</text:span><text:span text:style-name="T6">H</text:span></text:p>
            <text:p text:style-name="P4"><text:span text:style-name="T3">101<text:tab/>IY</text:span><text:span text:style-name="T6">L</text:span></text:p>
            <text:p text:style-name="P18">111<text:tab/>A</text:p>
          </table:table-cell>
        </table:table-row>
        <table:table-row table:style-name="Tabelle4.1">
          <table:table-cell table:style-name="Tabelle4.A2" office:value-type="string">
            <text:p text:style-name="P16">INC (IY + d)</text:p>
          </table:table-cell>
          <table:table-cell table:style-name="Tabelle4.A2" table:number-columns-spanned="2" office:value-type="string">
            <text:p text:style-name="P3"><text:span text:style-name="T3">(IY + d) </text:span><text:span text:style-name="T8">¬</text:span><text:span text:style-name="T3"> </text:span></text:p>
            <text:p text:style-name="P15">(IY + d) + 1 </text:p>
          </table:table-cell>
          <table:covered-table-cell/>
          <table:table-cell table:style-name="Tabelle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p>
          </table:table-cell>
          <table:table-cell table:style-name="Tabelle4.A2" office:value-type="string">
            <text:p text:style-name="P16">11 111 101</text:p>
            <text:p text:style-name="P1"><text:span text:style-name="T3">00 110 </text:span><text:span text:style-name="T4">100</text:span></text:p>
            <text:p text:style-name="P1"><text:span text:style-name="T8">¬</text:span><text:span text:style-name="T3"> <text:s text:c="3"/>d <text:s text:c="4"/></text:span><text:span text:style-name="T8">®</text:span></text:p>
          </table:table-cell>
          <table:table-cell table:style-name="Tabelle4.A2" office:value-type="string">
            <text:p text:style-name="P16">FD</text:p>
          </table:table-cell>
          <table:table-cell table:style-name="Tabelle4.A2" office:value-type="string">
            <text:p text:style-name="P16">3</text:p>
          </table:table-cell>
          <table:table-cell table:style-name="Tabelle4.A2" office:value-type="string">
            <text:p text:style-name="P16">6</text:p>
          </table:table-cell>
          <table:table-cell table:style-name="Tabelle4.A2" office:value-type="string">
            <text:p text:style-name="P16">23</text:p>
          </table:table-cell>
          <table:table-cell table:style-name="Tabelle4.A2" office:value-type="string">
            <text:p text:style-name="P19"/>
          </table:table-cell>
        </table:table-row>
        <table:table-row table:style-name="Tabelle4.1">
          <table:table-cell table:style-name="Tabelle4.A22" office:value-type="string">
            <text:p text:style-name="P16">DEC m</text:p>
          </table:table-cell>
          <table:table-cell table:style-name="Tabelle4.A22" table:number-columns-spanned="2" office:value-type="string">
            <text:p text:style-name="P3"><text:span text:style-name="T3">m </text:span><text:span text:style-name="T8">¬</text:span><text:span text:style-name="T3"> m - 1</text:span></text:p>
          </table:table-cell>
          <table:covered-table-cell/>
          <table:table-cell table:style-name="Tabelle4.A2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1<text:tab/>•</text:span></text:p>
          </table:table-cell>
          <table:table-cell table:style-name="Tabelle4.A22" office:value-type="string">
            <text:p text:style-name="P3"><text:span text:style-name="T3"><text:s text:c="12"/></text:span><text:span text:style-name="T4">101</text:span></text:p>
          </table:table-cell>
          <table:table-cell table:style-name="Tabelle4.A22" office:value-type="string">
            <text:p text:style-name="P16"/>
          </table:table-cell>
          <table:table-cell table:style-name="Tabelle4.A22" office:value-type="string">
            <text:p text:style-name="P16"/>
          </table:table-cell>
          <table:table-cell table:style-name="Tabelle4.A22" office:value-type="string">
            <text:p text:style-name="P16"/>
          </table:table-cell>
          <table:table-cell table:style-name="Tabelle4.A22" office:value-type="string">
            <text:p text:style-name="P16"/>
          </table:table-cell>
          <table:table-cell table:style-name="Tabelle4.A22" office:value-type="string">
            <text:p text:style-name="P5"><text:span text:style-name="T3">m is any of r, <text:s/>p, q, (HL), (IX+d), (IY+d), as shown for the INC instruction. DEC same format and states as INC. Replace </text:span><text:span text:style-name="T4">100</text:span><text:span text:style-name="T3"> with </text:span><text:span text:style-name="T4">101</text:span><text:span text:style-name="T3"> in opcode.</text:span></text:p>
            <text:p text:style-name="P18"/>
          </table:table-cell>
        </table:table-row>
        <table:table-row table:style-name="Tabelle4.1">
          <table:table-cell table:style-name="Tabelle4.A2" table:number-columns-spanned="2" office:value-type="string">
            <text:p text:style-name="P23">Notes:</text:p>
          </table:table-cell>
          <table:covered-table-cell/>
          <table:table-cell table:style-name="Tabelle4.A2" table:number-columns-spanned="8" office:value-type="string">
            <text:p text:style-name="P8"><text:span text:style-name="T10">1 <text:s text:c="2"/></text:span><text:span text:style-name="T3">F5 and F3 are copied from the operand (s), not from the result of (A - s).</text:span></text:p>
            <text:p text:style-name="P22">The V symbol in the P/V flag column indicates that the P/V flags contains the overflow of the operation. Similarly the P symbol indicates parity.</text:p>
            <text:p text:style-name="P22">r means any of the registers A, B, C, D, E, H, L.</text:p>
            <text:p text:style-name="P7"><text:span text:style-name="T3">p means any of the registers A, B, C, D, E, IX</text:span><text:span text:style-name="T6">H</text:span><text:span text:style-name="T3">, IX</text:span><text:span text:style-name="T6">L</text:span><text:span text:style-name="T3">.</text:span></text:p>
            <text:p text:style-name="P7"><text:span text:style-name="T3">q means any of the registers A, B, C, D, E, IY</text:span><text:span text:style-name="T6">H</text:span><text:span text:style-name="T3">, IY</text:span><text:span text:style-name="T6">L</text:span><text:span text:style-name="T3">.</text:span></text:p>
            <text:p text:style-name="P7"><text:span text:style-name="T3">dd</text:span><text:span text:style-name="T6">L</text:span><text:span text:style-name="T3">, dd</text:span><text:span text:style-name="T6">H</text:span><text:span text:style-name="T3"> refer to high order and low order eight bits of the register respectively.</text:span></text:p>
            <text:p text:style-name="P22">CY means the carry flip-flop.</text:p>
            <text:p text:style-name="P22">* means unofficial instruction.</text:p>
          </table:table-cell>
          <table:covered-table-cell/>
          <table:covered-table-cell/>
          <table:covered-table-cell/>
          <table:covered-table-cell/>
          <table:covered-table-cell/>
          <table:covered-table-cell/>
          <table:covered-table-cell/>
        </table:table-row>
        <table:table-row table:style-name="Tabelle4.1">
          <table:table-cell table:style-name="Tabelle4.A22" table:number-columns-spanned="2" office:value-type="string">
            <text:p text:style-name="P23">Flag Notation:</text:p>
          </table:table-cell>
          <table:covered-table-cell/>
          <table:table-cell table:style-name="Tabelle4.A22"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h text:style-name="P47" text:outline-level="2">16 bit Arithmetic Group</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number-columns-repeated="2"/>
        <table:table-column table:style-name="Tabelle5.H"/>
        <table:table-column table:style-name="Tabelle5.I"/>
        <table:table-column table:style-name="Tabelle5.J"/>
        <table:table-row table:style-name="Tabelle5.1">
          <table:table-cell table:style-name="Tabelle5.A1" office:value-type="string">
            <text:p text:style-name="P16"/>
            <text:p text:style-name="P15">Mnemonic</text:p>
          </table:table-cell>
          <table:table-cell table:style-name="Tabelle5.A1" table:number-columns-spanned="2" office:value-type="string">
            <text:p text:style-name="P16">Symbolic</text:p>
            <text:p text:style-name="P15">Operation</text:p>
          </table:table-cell>
          <table:covered-table-cell/>
          <table:table-cell table:style-name="Tabelle5.A1" office:value-type="string">
            <text:p text:style-name="P33">Flags</text:p>
            <text:p text:style-name="P24">S<text:tab/>Z<text:tab/>F5<text:tab/>H<text:tab/>F3<text:tab/>P/V<text:tab/>N<text:tab/>C</text:p>
          </table:table-cell>
          <table:table-cell table:style-name="Tabelle5.A1" office:value-type="string">
            <text:p text:style-name="P34">Opcode</text:p>
            <text:p text:style-name="P15">76 543 210</text:p>
          </table:table-cell>
          <table:table-cell table:style-name="Tabelle5.A1" office:value-type="string">
            <text:p text:style-name="P16"/>
            <text:p text:style-name="P15">Hex</text:p>
          </table:table-cell>
          <table:table-cell table:style-name="Tabelle5.A1" office:value-type="string">
            <text:p text:style-name="P16">No.of</text:p>
            <text:p text:style-name="P15">Bytes</text:p>
          </table:table-cell>
          <table:table-cell table:style-name="Tabelle5.A1" office:value-type="string">
            <text:p text:style-name="P16">No.of M</text:p>
            <text:p text:style-name="P15">Cycles</text:p>
          </table:table-cell>
          <table:table-cell table:style-name="Tabelle5.A1" office:value-type="string">
            <text:p text:style-name="P16">No.of T</text:p>
            <text:p text:style-name="P15">States</text:p>
          </table:table-cell>
          <table:table-cell table:style-name="Tabelle5.A1" office:value-type="string">
            <text:p text:style-name="P19"/>
            <text:p text:style-name="P18">Comments</text:p>
          </table:table-cell>
        </table:table-row>
        <table:table-row table:style-name="Tabelle5.1">
          <table:table-cell table:style-name="Tabelle5.A2" office:value-type="string">
            <text:p text:style-name="P16">ADD HL, ss</text:p>
          </table:table-cell>
          <table:table-cell table:style-name="Tabelle5.A2" table:number-columns-spanned="2" office:value-type="string">
            <text:p text:style-name="P3"><text:span text:style-name="T3">HL </text:span><text:span text:style-name="T8">¬</text:span><text:span text:style-name="T3"> HL + ss</text:span></text:p>
          </table:table-cell>
          <table:covered-table-cell/>
          <table:table-cell table:style-name="Tabelle5.A2" office:value-type="string">
            <text:p text:style-name="P6"><text:span text:style-name="T3">•<text:tab/>•<text:tab/></text:span><text:span text:style-name="T9">b</text:span><text:span text:style-name="T10">2</text:span><text:span text:style-name="T3"><text:tab/></text:span><text:span text:style-name="T9">b</text:span><text:span text:style-name="T10">2</text:span><text:span text:style-name="T3"><text:tab/></text:span><text:span text:style-name="T9">b</text:span><text:span text:style-name="T10">2</text:span><text:span text:style-name="T3"><text:tab/>•<text:tab/>0<text:tab/></text:span><text:span text:style-name="T9">b</text:span><text:span text:style-name="T10">1</text:span></text:p>
          </table:table-cell>
          <table:table-cell table:style-name="Tabelle5.A2" office:value-type="string">
            <text:p text:style-name="P16">00 ss1 001</text:p>
          </table:table-cell>
          <table:table-cell table:style-name="Tabelle5.A2" office:value-type="string">
            <text:p text:style-name="P16"/>
          </table:table-cell>
          <table:table-cell table:style-name="Tabelle5.A2" office:value-type="string">
            <text:p text:style-name="P16">1</text:p>
          </table:table-cell>
          <table:table-cell table:style-name="Tabelle5.A2" office:value-type="string">
            <text:p text:style-name="P16">3</text:p>
          </table:table-cell>
          <table:table-cell table:style-name="Tabelle5.A2" office:value-type="string">
            <text:p text:style-name="P16">11</text:p>
          </table:table-cell>
          <table:table-cell table:style-name="Tabelle5.A2" office:value-type="string">
            <text:p text:style-name="P38">ss<text:tab/>Reg.</text:p>
          </table:table-cell>
        </table:table-row>
        <table:table-row table:style-name="Tabelle5.1">
          <table:table-cell table:style-name="Tabelle5.A2" office:value-type="string">
            <text:p text:style-name="P16">ADC HL, ss</text:p>
          </table:table-cell>
          <table:table-cell table:style-name="Tabelle5.A2" table:number-columns-spanned="2" office:value-type="string">
            <text:p text:style-name="P3"><text:span text:style-name="T3">HL </text:span><text:span text:style-name="T8">¬</text:span><text:span text:style-name="T3"> HL + ss + CY</text:span></text:p>
          </table:table-cell>
          <table:covered-table-cell/>
          <table:table-cell table:style-name="Tabelle5.A2" office:value-type="string">
            <text:p text:style-name="P6"><text:span text:style-name="T9">b</text:span><text:span text:style-name="T10">1</text:span><text:span text:style-name="T3"><text:tab/></text:span><text:span text:style-name="T9">b</text:span><text:span text:style-name="T10">1</text:span><text:span text:style-name="T3"><text:tab/></text:span><text:span text:style-name="T9">b</text:span><text:span text:style-name="T10">2</text:span><text:span text:style-name="T3"><text:tab/></text:span><text:span text:style-name="T9">b</text:span><text:span text:style-name="T10">2</text:span><text:span text:style-name="T3"><text:tab/></text:span><text:span text:style-name="T9">b</text:span><text:span text:style-name="T10">2</text:span><text:span text:style-name="T3"><text:tab/>V</text:span><text:span text:style-name="T10">1</text:span><text:span text:style-name="T3"><text:tab/>0<text:tab/></text:span><text:span text:style-name="T9">b</text:span><text:span text:style-name="T10">1</text:span></text:p>
          </table:table-cell>
          <table:table-cell table:style-name="Tabelle5.A2" office:value-type="string">
            <text:p text:style-name="P16">11 101 101</text:p>
            <text:p text:style-name="P15">01 ss1 010</text:p>
          </table:table-cell>
          <table:table-cell table:style-name="Tabelle5.A2" office:value-type="string">
            <text:p text:style-name="P16">ED</text:p>
          </table:table-cell>
          <table:table-cell table:style-name="Tabelle5.A2" office:value-type="string">
            <text:p text:style-name="P16">2</text:p>
          </table:table-cell>
          <table:table-cell table:style-name="Tabelle5.A2" office:value-type="string">
            <text:p text:style-name="P16">4</text:p>
          </table:table-cell>
          <table:table-cell table:style-name="Tabelle5.A2" office:value-type="string">
            <text:p text:style-name="P16">15</text:p>
          </table:table-cell>
          <table:table-cell table:style-name="Tabelle5.A2" office:value-type="string">
            <text:p text:style-name="P26">00<text:tab/>BC</text:p>
            <text:p text:style-name="P25">01<text:tab/>DE</text:p>
          </table:table-cell>
        </table:table-row>
        <table:table-row table:style-name="Tabelle5.1">
          <table:table-cell table:style-name="Tabelle5.A2" office:value-type="string">
            <text:p text:style-name="P16">SBC HL, ss</text:p>
          </table:table-cell>
          <table:table-cell table:style-name="Tabelle5.A2" table:number-columns-spanned="2" office:value-type="string">
            <text:p text:style-name="P3"><text:span text:style-name="T3">HL </text:span><text:span text:style-name="T8">¬</text:span><text:span text:style-name="T3"> HL - ss - CY</text:span></text:p>
          </table:table-cell>
          <table:covered-table-cell/>
          <table:table-cell table:style-name="Tabelle5.A2" office:value-type="string">
            <text:p text:style-name="P6"><text:span text:style-name="T9">b</text:span><text:span text:style-name="T10">1</text:span><text:span text:style-name="T3"><text:tab/></text:span><text:span text:style-name="T9">b</text:span><text:span text:style-name="T10">1</text:span><text:span text:style-name="T3"><text:tab/></text:span><text:span text:style-name="T9">b</text:span><text:span text:style-name="T10">2</text:span><text:span text:style-name="T3"><text:tab/></text:span><text:span text:style-name="T9">b</text:span><text:span text:style-name="T10">2</text:span><text:span text:style-name="T3"><text:tab/></text:span><text:span text:style-name="T9">b</text:span><text:span text:style-name="T10">2</text:span><text:span text:style-name="T3"><text:tab/>V</text:span><text:span text:style-name="T10">1</text:span><text:span text:style-name="T3"><text:tab/>1<text:tab/></text:span><text:span text:style-name="T9">b</text:span><text:span text:style-name="T10">1</text:span></text:p>
          </table:table-cell>
          <table:table-cell table:style-name="Tabelle5.A2" office:value-type="string">
            <text:p text:style-name="P16">11 101 101</text:p>
            <text:p text:style-name="P15">01 ss0 010</text:p>
          </table:table-cell>
          <table:table-cell table:style-name="Tabelle5.A2" office:value-type="string">
            <text:p text:style-name="P16">ED</text:p>
          </table:table-cell>
          <table:table-cell table:style-name="Tabelle5.A2" office:value-type="string">
            <text:p text:style-name="P16">2</text:p>
          </table:table-cell>
          <table:table-cell table:style-name="Tabelle5.A2" office:value-type="string">
            <text:p text:style-name="P16">4</text:p>
          </table:table-cell>
          <table:table-cell table:style-name="Tabelle5.A2" office:value-type="string">
            <text:p text:style-name="P16">15</text:p>
          </table:table-cell>
          <table:table-cell table:style-name="Tabelle5.A2" office:value-type="string">
            <text:p text:style-name="P26">10<text:tab/>HL</text:p>
            <text:p text:style-name="P25">11<text:tab/>SP</text:p>
          </table:table-cell>
        </table:table-row>
        <table:table-row table:style-name="Tabelle5.1">
          <table:table-cell table:style-name="Tabelle5.A2" office:value-type="string">
            <text:p text:style-name="P16">ADD IX, pp</text:p>
          </table:table-cell>
          <table:table-cell table:style-name="Tabelle5.A2" table:number-columns-spanned="2" office:value-type="string">
            <text:p text:style-name="P3"><text:span text:style-name="T3">IX </text:span><text:span text:style-name="T8">¬</text:span><text:span text:style-name="T3"> IX + pp</text:span></text:p>
          </table:table-cell>
          <table:covered-table-cell/>
          <table:table-cell table:style-name="Tabelle5.A2" office:value-type="string">
            <text:p text:style-name="P6"><text:span text:style-name="T3">•<text:tab/>•<text:tab/></text:span><text:span text:style-name="T9">b</text:span><text:span text:style-name="T10">2</text:span><text:span text:style-name="T3"><text:tab/></text:span><text:span text:style-name="T9">b</text:span><text:span text:style-name="T10">2</text:span><text:span text:style-name="T3"><text:tab/></text:span><text:span text:style-name="T9">b</text:span><text:span text:style-name="T10">2</text:span><text:span text:style-name="T3"><text:tab/>•<text:tab/>0<text:tab/></text:span><text:span text:style-name="T9">b</text:span><text:span text:style-name="T10">1</text:span></text:p>
          </table:table-cell>
          <table:table-cell table:style-name="Tabelle5.A2" office:value-type="string">
            <text:p text:style-name="P16">11 011 101</text:p>
            <text:p text:style-name="P15">00 pp1 001</text:p>
          </table:table-cell>
          <table:table-cell table:style-name="Tabelle5.A2" office:value-type="string">
            <text:p text:style-name="P16">DD</text:p>
          </table:table-cell>
          <table:table-cell table:style-name="Tabelle5.A2" office:value-type="string">
            <text:p text:style-name="P16">2</text:p>
          </table:table-cell>
          <table:table-cell table:style-name="Tabelle5.A2" office:value-type="string">
            <text:p text:style-name="P16">4</text:p>
          </table:table-cell>
          <table:table-cell table:style-name="Tabelle5.A2" office:value-type="string">
            <text:p text:style-name="P16">15</text:p>
          </table:table-cell>
          <table:table-cell table:style-name="Tabelle5.A2" office:value-type="string">
            <text:p text:style-name="P38"/>
            <text:p text:style-name="P37">pp<text:tab/>Reg.</text:p>
          </table:table-cell>
        </table:table-row>
        <table:table-row table:style-name="Tabelle5.1">
          <table:table-cell table:style-name="Tabelle5.A2" office:value-type="string">
            <text:p text:style-name="P16">ADD IY, rr</text:p>
          </table:table-cell>
          <table:table-cell table:style-name="Tabelle5.A2" table:number-columns-spanned="2" office:value-type="string">
            <text:p text:style-name="P3"><text:span text:style-name="T3">IY </text:span><text:span text:style-name="T8">¬</text:span><text:span text:style-name="T3"> IY + rr</text:span></text:p>
          </table:table-cell>
          <table:covered-table-cell/>
          <table:table-cell table:style-name="Tabelle5.A2" office:value-type="string">
            <text:p text:style-name="P6"><text:span text:style-name="T3">•<text:tab/>•<text:tab/></text:span><text:span text:style-name="T9">b</text:span><text:span text:style-name="T10">2</text:span><text:span text:style-name="T3"><text:tab/></text:span><text:span text:style-name="T9">b</text:span><text:span text:style-name="T10">2</text:span><text:span text:style-name="T3"><text:tab/></text:span><text:span text:style-name="T9">b</text:span><text:span text:style-name="T10">2</text:span><text:span text:style-name="T3"><text:tab/>•<text:tab/>0<text:tab/></text:span><text:span text:style-name="T9">b</text:span><text:span text:style-name="T10">1</text:span></text:p>
          </table:table-cell>
          <table:table-cell table:style-name="Tabelle5.A2" office:value-type="string">
            <text:p text:style-name="P16">11 111 101</text:p>
            <text:p text:style-name="P15">00 <text:s/>rr1 <text:s/>001</text:p>
          </table:table-cell>
          <table:table-cell table:style-name="Tabelle5.A2" office:value-type="string">
            <text:p text:style-name="P16">FD</text:p>
          </table:table-cell>
          <table:table-cell table:style-name="Tabelle5.A2" office:value-type="string">
            <text:p text:style-name="P16">2</text:p>
          </table:table-cell>
          <table:table-cell table:style-name="Tabelle5.A2" office:value-type="string">
            <text:p text:style-name="P16">4</text:p>
          </table:table-cell>
          <table:table-cell table:style-name="Tabelle5.A2" office:value-type="string">
            <text:p text:style-name="P16">15</text:p>
          </table:table-cell>
          <table:table-cell table:style-name="Tabelle5.A2" office:value-type="string">
            <text:p text:style-name="P26">00<text:tab/>BC</text:p>
            <text:p text:style-name="P25">01<text:tab/>DE</text:p>
          </table:table-cell>
        </table:table-row>
        <table:table-row table:style-name="Tabelle5.1">
          <table:table-cell table:style-name="Tabelle5.A2" office:value-type="string">
            <text:p text:style-name="P16">INC ss</text:p>
          </table:table-cell>
          <table:table-cell table:style-name="Tabelle5.A2" table:number-columns-spanned="2" office:value-type="string">
            <text:p text:style-name="P3"><text:span text:style-name="T3">ss </text:span><text:span text:style-name="T8">¬</text:span><text:span text:style-name="T3"> ss + 1</text:span></text:p>
          </table:table-cell>
          <table:covered-table-cell/>
          <table:table-cell table:style-name="Tabelle5.A2" office:value-type="string">
            <text:p text:style-name="P21">•<text:tab/>•<text:tab/>•<text:tab/>•<text:tab/>•<text:tab/>•<text:tab/>•<text:tab/>•</text:p>
          </table:table-cell>
          <table:table-cell table:style-name="Tabelle5.A2" office:value-type="string">
            <text:p text:style-name="P16">00 ss0 011</text:p>
          </table:table-cell>
          <table:table-cell table:style-name="Tabelle5.A2" office:value-type="string">
            <text:p text:style-name="P16"/>
          </table:table-cell>
          <table:table-cell table:style-name="Tabelle5.A2" office:value-type="string">
            <text:p text:style-name="P16">1</text:p>
          </table:table-cell>
          <table:table-cell table:style-name="Tabelle5.A2" office:value-type="string">
            <text:p text:style-name="P16">1</text:p>
          </table:table-cell>
          <table:table-cell table:style-name="Tabelle5.A2" office:value-type="string">
            <text:p text:style-name="P16">6</text:p>
          </table:table-cell>
          <table:table-cell table:style-name="Tabelle5.A2" office:value-type="string">
            <text:p text:style-name="P26">10<text:tab/>IX</text:p>
          </table:table-cell>
        </table:table-row>
        <table:table-row table:style-name="Tabelle5.1">
          <table:table-cell table:style-name="Tabelle5.A2" office:value-type="string">
            <text:p text:style-name="P16">INC IX</text:p>
          </table:table-cell>
          <table:table-cell table:style-name="Tabelle5.A2" table:number-columns-spanned="2" office:value-type="string">
            <text:p text:style-name="P3"><text:span text:style-name="T3">IX </text:span><text:span text:style-name="T8">¬</text:span><text:span text:style-name="T3"> IX + 1</text:span></text:p>
          </table:table-cell>
          <table:covered-table-cell/>
          <table:table-cell table:style-name="Tabelle5.A2" office:value-type="string">
            <text:p text:style-name="P21">•<text:tab/>•<text:tab/>•<text:tab/>•<text:tab/>•<text:tab/>•<text:tab/>•<text:tab/>•</text:p>
          </table:table-cell>
          <table:table-cell table:style-name="Tabelle5.A2" office:value-type="string">
            <text:p text:style-name="P16">11 011 101</text:p>
            <text:p text:style-name="P15">00 100 011</text:p>
          </table:table-cell>
          <table:table-cell table:style-name="Tabelle5.A2" office:value-type="string">
            <text:p text:style-name="P16">DD</text:p>
            <text:p text:style-name="P15">23</text:p>
          </table:table-cell>
          <table:table-cell table:style-name="Tabelle5.A2" office:value-type="string">
            <text:p text:style-name="P16">2</text:p>
          </table:table-cell>
          <table:table-cell table:style-name="Tabelle5.A2" office:value-type="string">
            <text:p text:style-name="P16">2</text:p>
          </table:table-cell>
          <table:table-cell table:style-name="Tabelle5.A2" office:value-type="string">
            <text:p text:style-name="P16">10</text:p>
          </table:table-cell>
          <table:table-cell table:style-name="Tabelle5.A2" office:value-type="string">
            <text:p text:style-name="P26">11<text:tab/>SP</text:p>
          </table:table-cell>
        </table:table-row>
        <table:table-row table:style-name="Tabelle5.1">
          <table:table-cell table:style-name="Tabelle5.A2" office:value-type="string">
            <text:p text:style-name="P16">INC IY</text:p>
          </table:table-cell>
          <table:table-cell table:style-name="Tabelle5.A2" table:number-columns-spanned="2" office:value-type="string">
            <text:p text:style-name="P3"><text:span text:style-name="T3">IY </text:span><text:span text:style-name="T8">¬</text:span><text:span text:style-name="T3"> IY + 1</text:span></text:p>
          </table:table-cell>
          <table:covered-table-cell/>
          <table:table-cell table:style-name="Tabelle5.A2" office:value-type="string">
            <text:p text:style-name="P21">•<text:tab/>•<text:tab/>•<text:tab/>•<text:tab/>•<text:tab/>•<text:tab/>•<text:tab/>•</text:p>
          </table:table-cell>
          <table:table-cell table:style-name="Tabelle5.A2" office:value-type="string">
            <text:p text:style-name="P16">11 111 101</text:p>
            <text:p text:style-name="P15">00 100 011</text:p>
          </table:table-cell>
          <table:table-cell table:style-name="Tabelle5.A2" office:value-type="string">
            <text:p text:style-name="P16">FD</text:p>
            <text:p text:style-name="P15">23</text:p>
          </table:table-cell>
          <table:table-cell table:style-name="Tabelle5.A2" office:value-type="string">
            <text:p text:style-name="P16">2</text:p>
          </table:table-cell>
          <table:table-cell table:style-name="Tabelle5.A2" office:value-type="string">
            <text:p text:style-name="P16">2</text:p>
          </table:table-cell>
          <table:table-cell table:style-name="Tabelle5.A2" office:value-type="string">
            <text:p text:style-name="P16">10</text:p>
          </table:table-cell>
          <table:table-cell table:style-name="Tabelle5.A2" office:value-type="string">
            <text:p text:style-name="P38">rr<text:tab/>Reg.</text:p>
            <text:p text:style-name="P25">00<text:tab/>BC</text:p>
          </table:table-cell>
        </table:table-row>
        <table:table-row table:style-name="Tabelle5.1">
          <table:table-cell table:style-name="Tabelle5.A2" office:value-type="string">
            <text:p text:style-name="P16">DEC ss</text:p>
          </table:table-cell>
          <table:table-cell table:style-name="Tabelle5.A2" table:number-columns-spanned="2" office:value-type="string">
            <text:p text:style-name="P3"><text:span text:style-name="T3">ss </text:span><text:span text:style-name="T8">¬</text:span><text:span text:style-name="T3"> ss - 1</text:span></text:p>
          </table:table-cell>
          <table:covered-table-cell/>
          <table:table-cell table:style-name="Tabelle5.A2" office:value-type="string">
            <text:p text:style-name="P21">•<text:tab/>•<text:tab/>•<text:tab/>•<text:tab/>•<text:tab/>•<text:tab/>•<text:tab/>•</text:p>
          </table:table-cell>
          <table:table-cell table:style-name="Tabelle5.A2" office:value-type="string">
            <text:p text:style-name="P16">00 ss1 011</text:p>
          </table:table-cell>
          <table:table-cell table:style-name="Tabelle5.A2" office:value-type="string">
            <text:p text:style-name="P16"/>
          </table:table-cell>
          <table:table-cell table:style-name="Tabelle5.A2" office:value-type="string">
            <text:p text:style-name="P16">1</text:p>
          </table:table-cell>
          <table:table-cell table:style-name="Tabelle5.A2" office:value-type="string">
            <text:p text:style-name="P16">1</text:p>
          </table:table-cell>
          <table:table-cell table:style-name="Tabelle5.A2" office:value-type="string">
            <text:p text:style-name="P16">6</text:p>
          </table:table-cell>
          <table:table-cell table:style-name="Tabelle5.A2" office:value-type="string">
            <text:p text:style-name="P26">01<text:tab/>DE</text:p>
          </table:table-cell>
        </table:table-row>
        <table:table-row table:style-name="Tabelle5.1">
          <table:table-cell table:style-name="Tabelle5.A2" office:value-type="string">
            <text:p text:style-name="P16">DEC IX</text:p>
          </table:table-cell>
          <table:table-cell table:style-name="Tabelle5.A2" table:number-columns-spanned="2" office:value-type="string">
            <text:p text:style-name="P3"><text:span text:style-name="T3">IX </text:span><text:span text:style-name="T8">¬</text:span><text:span text:style-name="T3"> IX - 1</text:span></text:p>
          </table:table-cell>
          <table:covered-table-cell/>
          <table:table-cell table:style-name="Tabelle5.A2" office:value-type="string">
            <text:p text:style-name="P21">•<text:tab/>•<text:tab/>•<text:tab/>•<text:tab/>•<text:tab/>•<text:tab/>•<text:tab/>•</text:p>
          </table:table-cell>
          <table:table-cell table:style-name="Tabelle5.A2" office:value-type="string">
            <text:p text:style-name="P16">11 011 101</text:p>
            <text:p text:style-name="P15">00 101 011</text:p>
          </table:table-cell>
          <table:table-cell table:style-name="Tabelle5.A2" office:value-type="string">
            <text:p text:style-name="P16">DD</text:p>
            <text:p text:style-name="P15">2B</text:p>
          </table:table-cell>
          <table:table-cell table:style-name="Tabelle5.A2" office:value-type="string">
            <text:p text:style-name="P16">2</text:p>
          </table:table-cell>
          <table:table-cell table:style-name="Tabelle5.A2" office:value-type="string">
            <text:p text:style-name="P16">2</text:p>
          </table:table-cell>
          <table:table-cell table:style-name="Tabelle5.A2" office:value-type="string">
            <text:p text:style-name="P16">10</text:p>
          </table:table-cell>
          <table:table-cell table:style-name="Tabelle5.A2" office:value-type="string">
            <text:p text:style-name="P26">10<text:tab/>IY</text:p>
            <text:p text:style-name="P25">11<text:tab/>SP</text:p>
          </table:table-cell>
        </table:table-row>
        <table:table-row table:style-name="Tabelle5.1">
          <table:table-cell table:style-name="Tabelle5.A12" office:value-type="string">
            <text:p text:style-name="P16">DEC IY</text:p>
          </table:table-cell>
          <table:table-cell table:style-name="Tabelle5.A12" table:number-columns-spanned="2" office:value-type="string">
            <text:p text:style-name="P3"><text:span text:style-name="T3">IY </text:span><text:span text:style-name="T8">¬</text:span><text:span text:style-name="T3"> IY - 1</text:span></text:p>
          </table:table-cell>
          <table:covered-table-cell/>
          <table:table-cell table:style-name="Tabelle5.A12" office:value-type="string">
            <text:p text:style-name="P21">•<text:tab/>•<text:tab/>•<text:tab/>•<text:tab/>•<text:tab/>•<text:tab/>•<text:tab/>•</text:p>
          </table:table-cell>
          <table:table-cell table:style-name="Tabelle5.A12" office:value-type="string">
            <text:p text:style-name="P16">11 111 101</text:p>
            <text:p text:style-name="P15">00 101 011</text:p>
          </table:table-cell>
          <table:table-cell table:style-name="Tabelle5.A12" office:value-type="string">
            <text:p text:style-name="P16">FD</text:p>
            <text:p text:style-name="P15">2B</text:p>
          </table:table-cell>
          <table:table-cell table:style-name="Tabelle5.A12" office:value-type="string">
            <text:p text:style-name="P16">2</text:p>
          </table:table-cell>
          <table:table-cell table:style-name="Tabelle5.A12" office:value-type="string">
            <text:p text:style-name="P16">2</text:p>
          </table:table-cell>
          <table:table-cell table:style-name="Tabelle5.A12" office:value-type="string">
            <text:p text:style-name="P16">10</text:p>
          </table:table-cell>
          <table:table-cell table:style-name="Tabelle5.A12" office:value-type="string">
            <text:p text:style-name="P26"/>
          </table:table-cell>
        </table:table-row>
        <table:table-row table:style-name="Tabelle5.1">
          <table:table-cell table:style-name="Tabelle5.A2" table:number-columns-spanned="2" office:value-type="string">
            <text:p text:style-name="P23">Notes:</text:p>
          </table:table-cell>
          <table:covered-table-cell/>
          <table:table-cell table:style-name="Tabelle5.A2" table:number-columns-spanned="8" office:value-type="string">
            <text:p text:style-name="P28">The V symbol in the P/V flag column indicates that the P/V flags contains the overflow of the operation.</text:p>
            <text:p text:style-name="P27">ss means any of the registers BC, DE, HL, SP.</text:p>
            <text:p text:style-name="P27">pp means any of the registers BC, DE, IX, SP.</text:p>
            <text:p text:style-name="P27">rr means any of the registers BC, DE, IY, SP.</text:p>
            <text:p text:style-name="P27">16 bit additions are performed by first adding the two low order eight bits, and then the two high order eight bits.</text:p>
            <text:p text:style-name="P9"><text:span text:style-name="T10">1</text:span><text:span text:style-name="T3"><text:tab/>Indicates the flag is affected by the 16 bit result of the operation.</text:span></text:p>
            <text:p text:style-name="P9"><text:span text:style-name="T10">2</text:span><text:span text:style-name="T3"><text:tab/>Indicates the flag is affected by the 8 bit addition of the high order eight bits.</text:span></text:p>
            <text:p text:style-name="P27">CY means the carry flip-flop.</text:p>
          </table:table-cell>
          <table:covered-table-cell/>
          <table:covered-table-cell/>
          <table:covered-table-cell/>
          <table:covered-table-cell/>
          <table:covered-table-cell/>
          <table:covered-table-cell/>
          <table:covered-table-cell/>
        </table:table-row>
        <table:table-row table:style-name="Tabelle5.1">
          <table:table-cell table:style-name="Tabelle5.A12" table:number-columns-spanned="2" office:value-type="string">
            <text:p text:style-name="P23">Flag Notation:</text:p>
          </table:table-cell>
          <table:covered-table-cell/>
          <table:table-cell table:style-name="Tabelle5.A12"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p text:style-name="P15"/>
      <text:p text:style-name="P15"/>
      <text:p text:style-name="P15"/>
      <text:p text:style-name="P15"/>
      <text:p text:style-name="P15"/>
      <text:p text:style-name="P15"/>
      <text:h text:style-name="P46" text:outline-level="2">General Purpose Arithmetic and CPU Control Groups</text:h>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number-columns-repeated="4"/>
        <table:table-column table:style-name="Tabelle6.J"/>
        <table:table-row table:style-name="Tabelle6.1">
          <table:table-cell table:style-name="Tabelle6.A1" office:value-type="string">
            <text:p text:style-name="P16"/>
            <text:p text:style-name="P15">Mnemonic</text:p>
          </table:table-cell>
          <table:table-cell table:style-name="Tabelle6.A1" table:number-columns-spanned="2" office:value-type="string">
            <text:p text:style-name="P16">Symbolic</text:p>
            <text:p text:style-name="P15">Operation</text:p>
          </table:table-cell>
          <table:covered-table-cell/>
          <table:table-cell table:style-name="Tabelle6.A1" office:value-type="string">
            <text:p text:style-name="P33">Flags</text:p>
            <text:p text:style-name="P24">S<text:tab/>Z<text:tab/>F5<text:tab/>H<text:tab/>F3<text:tab/>P/V<text:tab/>N<text:tab/>C</text:p>
          </table:table-cell>
          <table:table-cell table:style-name="Tabelle6.A1" office:value-type="string">
            <text:p text:style-name="P34">Opcode</text:p>
            <text:p text:style-name="P15">76 543 210</text:p>
          </table:table-cell>
          <table:table-cell table:style-name="Tabelle6.A1" office:value-type="string">
            <text:p text:style-name="P16"/>
            <text:p text:style-name="P15">Hex</text:p>
          </table:table-cell>
          <table:table-cell table:style-name="Tabelle6.A1" office:value-type="string">
            <text:p text:style-name="P16">No.of</text:p>
            <text:p text:style-name="P15">Bytes</text:p>
          </table:table-cell>
          <table:table-cell table:style-name="Tabelle6.A1" office:value-type="string">
            <text:p text:style-name="P16">No.of M</text:p>
            <text:p text:style-name="P15">Cycles</text:p>
          </table:table-cell>
          <table:table-cell table:style-name="Tabelle6.A1" office:value-type="string">
            <text:p text:style-name="P16">No.of T</text:p>
            <text:p text:style-name="P15">States</text:p>
          </table:table-cell>
          <table:table-cell table:style-name="Tabelle6.A1" office:value-type="string">
            <text:p text:style-name="P19"/>
            <text:p text:style-name="P18">Comments</text:p>
          </table:table-cell>
        </table:table-row>
        <table:table-row table:style-name="Tabelle6.1">
          <table:table-cell table:style-name="Tabelle6.A2" office:value-type="string">
            <text:p text:style-name="P16">DAA</text:p>
          </table:table-cell>
          <table:table-cell table:style-name="Tabelle6.A2" table:number-columns-spanned="2" office:value-type="string">
            <text:p text:style-name="P16">Converts A into packed BCD following add or subtract with BCD operands.</text:p>
            <text:p text:style-name="P15"><text:s text:c="7"/>__</text:p>
          </table:table-cell>
          <table:covered-table-cell/>
          <table:table-cell table:style-name="Tabelle6.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P<text:tab/>•<text:tab/></text:span><text:span text:style-name="T9">b</text:span></text:p>
            <text:p text:style-name="P20"/>
          </table:table-cell>
          <table:table-cell table:style-name="Tabelle6.A2" office:value-type="string">
            <text:p text:style-name="P16">00 100 111</text:p>
          </table:table-cell>
          <table:table-cell table:style-name="Tabelle6.A2" office:value-type="string">
            <text:p text:style-name="P16">27</text:p>
          </table:table-cell>
          <table:table-cell table:style-name="Tabelle6.A2" office:value-type="string">
            <text:p text:style-name="P16">1</text:p>
          </table:table-cell>
          <table:table-cell table:style-name="Tabelle6.A2" office:value-type="string">
            <text:p text:style-name="P16">1</text:p>
          </table:table-cell>
          <table:table-cell table:style-name="Tabelle6.A2" office:value-type="string">
            <text:p text:style-name="P16">4</text:p>
          </table:table-cell>
          <table:table-cell table:style-name="Tabelle6.A2" office:value-type="string">
            <text:p text:style-name="P19"/>
          </table:table-cell>
        </table:table-row>
        <table:table-row table:style-name="Tabelle6.1">
          <table:table-cell table:style-name="Tabelle6.A2" office:value-type="string">
            <text:p text:style-name="P16">CPL</text:p>
          </table:table-cell>
          <table:table-cell table:style-name="Tabelle6.A2" table:number-columns-spanned="2" office:value-type="string">
            <text:p text:style-name="P3"><text:span text:style-name="T3">A </text:span><text:span text:style-name="T8">¬</text:span><text:span text:style-name="T3"> A</text:span></text:p>
          </table:table-cell>
          <table:covered-table-cell/>
          <table:table-cell table:style-name="Tabelle6.A2" office:value-type="string">
            <text:p text:style-name="P6"><text:span text:style-name="T3">•<text:tab/>•<text:tab/></text:span><text:span text:style-name="T9">b</text:span><text:span text:style-name="T10">1</text:span><text:span text:style-name="T3"><text:tab/>1<text:tab/></text:span><text:span text:style-name="T9">b</text:span><text:span text:style-name="T10">1</text:span><text:span text:style-name="T3"><text:tab/>•<text:tab/>1<text:tab/>•</text:span></text:p>
          </table:table-cell>
          <table:table-cell table:style-name="Tabelle6.A2" office:value-type="string">
            <text:p text:style-name="P16">00 101 111</text:p>
          </table:table-cell>
          <table:table-cell table:style-name="Tabelle6.A2" office:value-type="string">
            <text:p text:style-name="P16">2F</text:p>
          </table:table-cell>
          <table:table-cell table:style-name="Tabelle6.A2" office:value-type="string">
            <text:p text:style-name="P16">1</text:p>
          </table:table-cell>
          <table:table-cell table:style-name="Tabelle6.A2" office:value-type="string">
            <text:p text:style-name="P16">1</text:p>
          </table:table-cell>
          <table:table-cell table:style-name="Tabelle6.A2" office:value-type="string">
            <text:p text:style-name="P16">4</text:p>
          </table:table-cell>
          <table:table-cell table:style-name="Tabelle6.A2" office:value-type="string">
            <text:p text:style-name="P19">One’s complement.</text:p>
          </table:table-cell>
        </table:table-row>
        <table:table-row table:style-name="Tabelle6.1">
          <table:table-cell table:style-name="Tabelle6.A2" office:value-type="string">
            <text:p text:style-name="P3"><text:span text:style-name="T3">NEG</text:span><text:span text:style-name="T10">4</text:span></text:p>
          </table:table-cell>
          <table:table-cell table:style-name="Tabelle6.A2" table:number-columns-spanned="2" office:value-type="string">
            <text:p text:style-name="P3"><text:span text:style-name="T3">A </text:span><text:span text:style-name="T8">¬</text:span><text:span text:style-name="T3"> 0 - A</text:span></text:p>
            <text:p text:style-name="P15"><text:s text:c="11"/>__</text:p>
          </table:table-cell>
          <table:covered-table-cell/>
          <table:table-cell table:style-name="Tabelle6.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1<text:tab/></text:span><text:span text:style-name="T9">b</text:span></text:p>
          </table:table-cell>
          <table:table-cell table:style-name="Tabelle6.A2" office:value-type="string">
            <text:p text:style-name="P16">11 101 101</text:p>
            <text:p text:style-name="P15">01 000 100</text:p>
          </table:table-cell>
          <table:table-cell table:style-name="Tabelle6.A2" office:value-type="string">
            <text:p text:style-name="P16">ED</text:p>
            <text:p text:style-name="P15">44</text:p>
          </table:table-cell>
          <table:table-cell table:style-name="Tabelle6.A2" office:value-type="string">
            <text:p text:style-name="P16">2</text:p>
          </table:table-cell>
          <table:table-cell table:style-name="Tabelle6.A2" office:value-type="string">
            <text:p text:style-name="P16">2</text:p>
          </table:table-cell>
          <table:table-cell table:style-name="Tabelle6.A2" office:value-type="string">
            <text:p text:style-name="P16">8</text:p>
          </table:table-cell>
          <table:table-cell table:style-name="Tabelle6.A2" office:value-type="string">
            <text:p text:style-name="P19">Two’s complement.</text:p>
          </table:table-cell>
        </table:table-row>
        <table:table-row table:style-name="Tabelle6.1">
          <table:table-cell table:style-name="Tabelle6.A2" office:value-type="string">
            <text:p text:style-name="P16">CCF</text:p>
          </table:table-cell>
          <table:table-cell table:style-name="Tabelle6.A2" table:number-columns-spanned="2" office:value-type="string">
            <text:p text:style-name="P3"><text:span text:style-name="T3">CY </text:span><text:span text:style-name="T8">¬</text:span><text:span text:style-name="T3"> CY</text:span></text:p>
          </table:table-cell>
          <table:covered-table-cell/>
          <table:table-cell table:style-name="Tabelle6.A2" office:value-type="string">
            <text:p text:style-name="P6"><text:span text:style-name="T3">•<text:tab/>•<text:tab/></text:span><text:span text:style-name="T9">b</text:span><text:span text:style-name="T10">1</text:span><text:span text:style-name="T3"><text:tab/></text:span><text:span text:style-name="T9">b</text:span><text:span text:style-name="T10">2</text:span><text:span text:style-name="T3"><text:tab/></text:span><text:span text:style-name="T9">b</text:span><text:span text:style-name="T10">1</text:span><text:span text:style-name="T3"><text:tab/>•<text:tab/>0<text:tab/></text:span><text:span text:style-name="T9">b</text:span></text:p>
          </table:table-cell>
          <table:table-cell table:style-name="Tabelle6.A2" office:value-type="string">
            <text:p text:style-name="P16">00 111 111</text:p>
          </table:table-cell>
          <table:table-cell table:style-name="Tabelle6.A2" office:value-type="string">
            <text:p text:style-name="P16">3F</text:p>
          </table:table-cell>
          <table:table-cell table:style-name="Tabelle6.A2" office:value-type="string">
            <text:p text:style-name="P16">1</text:p>
          </table:table-cell>
          <table:table-cell table:style-name="Tabelle6.A2" office:value-type="string">
            <text:p text:style-name="P16">1</text:p>
          </table:table-cell>
          <table:table-cell table:style-name="Tabelle6.A2" office:value-type="string">
            <text:p text:style-name="P16">4</text:p>
          </table:table-cell>
          <table:table-cell table:style-name="Tabelle6.A2" office:value-type="string">
            <text:p text:style-name="P19">Complement carry flag.</text:p>
          </table:table-cell>
        </table:table-row>
        <table:table-row table:style-name="Tabelle6.1">
          <table:table-cell table:style-name="Tabelle6.A2" office:value-type="string">
            <text:p text:style-name="P16">SCF</text:p>
          </table:table-cell>
          <table:table-cell table:style-name="Tabelle6.A2" table:number-columns-spanned="2" office:value-type="string">
            <text:p text:style-name="P3"><text:span text:style-name="T3">CY </text:span><text:span text:style-name="T8">¬</text:span><text:span text:style-name="T3"> 1</text:span></text:p>
          </table:table-cell>
          <table:covered-table-cell/>
          <table:table-cell table:style-name="Tabelle6.A2" office:value-type="string">
            <text:p text:style-name="P6"><text:span text:style-name="T3">•<text:tab/>•<text:tab/></text:span><text:span text:style-name="T9">b</text:span><text:span text:style-name="T10">1</text:span><text:span text:style-name="T3"><text:tab/>0<text:tab/></text:span><text:span text:style-name="T9">b</text:span><text:span text:style-name="T10">1</text:span><text:span text:style-name="T3"><text:tab/>•<text:tab/>0<text:tab/>1</text:span></text:p>
          </table:table-cell>
          <table:table-cell table:style-name="Tabelle6.A2" office:value-type="string">
            <text:p text:style-name="P16">00 110 111</text:p>
          </table:table-cell>
          <table:table-cell table:style-name="Tabelle6.A2" office:value-type="string">
            <text:p text:style-name="P16">37</text:p>
          </table:table-cell>
          <table:table-cell table:style-name="Tabelle6.A2" office:value-type="string">
            <text:p text:style-name="P16">1</text:p>
          </table:table-cell>
          <table:table-cell table:style-name="Tabelle6.A2" office:value-type="string">
            <text:p text:style-name="P16">1</text:p>
          </table:table-cell>
          <table:table-cell table:style-name="Tabelle6.A2" office:value-type="string">
            <text:p text:style-name="P16">4</text:p>
          </table:table-cell>
          <table:table-cell table:style-name="Tabelle6.A2" office:value-type="string">
            <text:p text:style-name="P19"/>
          </table:table-cell>
        </table:table-row>
        <table:table-row table:style-name="Tabelle6.1">
          <table:table-cell table:style-name="Tabelle6.A2" office:value-type="string">
            <text:p text:style-name="P16">NOP</text:p>
          </table:table-cell>
          <table:table-cell table:style-name="Tabelle6.A2" table:number-columns-spanned="2" office:value-type="string">
            <text:p text:style-name="P16">No operations</text:p>
          </table:table-cell>
          <table:covered-table-cell/>
          <table:table-cell table:style-name="Tabelle6.A2" office:value-type="string">
            <text:p text:style-name="P21">•<text:tab/>•<text:tab/>•<text:tab/>•<text:tab/>•<text:tab/>•<text:tab/>•<text:tab/>•</text:p>
          </table:table-cell>
          <table:table-cell table:style-name="Tabelle6.A2" office:value-type="string">
            <text:p text:style-name="P16">00 000 000</text:p>
          </table:table-cell>
          <table:table-cell table:style-name="Tabelle6.A2" office:value-type="string">
            <text:p text:style-name="P16">00</text:p>
          </table:table-cell>
          <table:table-cell table:style-name="Tabelle6.A2" office:value-type="string">
            <text:p text:style-name="P16">1</text:p>
          </table:table-cell>
          <table:table-cell table:style-name="Tabelle6.A2" office:value-type="string">
            <text:p text:style-name="P16">1</text:p>
          </table:table-cell>
          <table:table-cell table:style-name="Tabelle6.A2" office:value-type="string">
            <text:p text:style-name="P16">4</text:p>
          </table:table-cell>
          <table:table-cell table:style-name="Tabelle6.A2" office:value-type="string">
            <text:p text:style-name="P19"/>
          </table:table-cell>
        </table:table-row>
        <table:table-row table:style-name="Tabelle6.1">
          <table:table-cell table:style-name="Tabelle6.A2" office:value-type="string">
            <text:p text:style-name="P16">HALT</text:p>
          </table:table-cell>
          <table:table-cell table:style-name="Tabelle6.A2" table:number-columns-spanned="2" office:value-type="string">
            <text:p text:style-name="P16">CPU halted</text:p>
          </table:table-cell>
          <table:covered-table-cell/>
          <table:table-cell table:style-name="Tabelle6.A2" office:value-type="string">
            <text:p text:style-name="P21">•<text:tab/>•<text:tab/>•<text:tab/>•<text:tab/>•<text:tab/>•<text:tab/>•<text:tab/>•</text:p>
          </table:table-cell>
          <table:table-cell table:style-name="Tabelle6.A2" office:value-type="string">
            <text:p text:style-name="P16">01 110 110</text:p>
          </table:table-cell>
          <table:table-cell table:style-name="Tabelle6.A2" office:value-type="string">
            <text:p text:style-name="P16">76</text:p>
          </table:table-cell>
          <table:table-cell table:style-name="Tabelle6.A2" office:value-type="string">
            <text:p text:style-name="P16">1</text:p>
          </table:table-cell>
          <table:table-cell table:style-name="Tabelle6.A2" office:value-type="string">
            <text:p text:style-name="P16">1</text:p>
          </table:table-cell>
          <table:table-cell table:style-name="Tabelle6.A2" office:value-type="string">
            <text:p text:style-name="P16">4</text:p>
          </table:table-cell>
          <table:table-cell table:style-name="Tabelle6.A2" office:value-type="string">
            <text:p text:style-name="P19"/>
          </table:table-cell>
        </table:table-row>
        <table:table-row table:style-name="Tabelle6.1">
          <table:table-cell table:style-name="Tabelle6.A2" office:value-type="string">
            <text:p text:style-name="P3"><text:span text:style-name="T3">DI</text:span><text:span text:style-name="T10">3</text:span></text:p>
          </table:table-cell>
          <table:table-cell table:style-name="Tabelle6.A2" table:number-columns-spanned="2" office:value-type="string">
            <text:p text:style-name="P3"><text:span text:style-name="T3">IFF</text:span><text:span text:style-name="T6">1</text:span><text:span text:style-name="T3"> </text:span><text:span text:style-name="T8">¬</text:span><text:span text:style-name="T3"> 0</text:span></text:p>
            <text:p text:style-name="P1"><text:span text:style-name="T3">IFF</text:span><text:span text:style-name="T6">2</text:span><text:span text:style-name="T3"> </text:span><text:span text:style-name="T8">¬</text:span><text:span text:style-name="T3"> 0</text:span></text:p>
          </table:table-cell>
          <table:covered-table-cell/>
          <table:table-cell table:style-name="Tabelle6.A2" office:value-type="string">
            <text:p text:style-name="P21">•<text:tab/>•<text:tab/>•<text:tab/>•<text:tab/>•<text:tab/>•<text:tab/>•<text:tab/>•</text:p>
          </table:table-cell>
          <table:table-cell table:style-name="Tabelle6.A2" office:value-type="string">
            <text:p text:style-name="P16">11 110 011</text:p>
          </table:table-cell>
          <table:table-cell table:style-name="Tabelle6.A2" office:value-type="string">
            <text:p text:style-name="P16">F3</text:p>
          </table:table-cell>
          <table:table-cell table:style-name="Tabelle6.A2" office:value-type="string">
            <text:p text:style-name="P16">1</text:p>
          </table:table-cell>
          <table:table-cell table:style-name="Tabelle6.A2" office:value-type="string">
            <text:p text:style-name="P16">1</text:p>
          </table:table-cell>
          <table:table-cell table:style-name="Tabelle6.A2" office:value-type="string">
            <text:p text:style-name="P16">4</text:p>
          </table:table-cell>
          <table:table-cell table:style-name="Tabelle6.A2" office:value-type="string">
            <text:p text:style-name="P19"/>
          </table:table-cell>
        </table:table-row>
        <table:table-row table:style-name="Tabelle6.1">
          <table:table-cell table:style-name="Tabelle6.A2" office:value-type="string">
            <text:p text:style-name="P3"><text:span text:style-name="T3">EI</text:span><text:span text:style-name="T10">3</text:span></text:p>
          </table:table-cell>
          <table:table-cell table:style-name="Tabelle6.A2" table:number-columns-spanned="2" office:value-type="string">
            <text:p text:style-name="P3"><text:span text:style-name="T3">IFF</text:span><text:span text:style-name="T6">1</text:span><text:span text:style-name="T3"> </text:span><text:span text:style-name="T8">¬</text:span><text:span text:style-name="T3"> 1</text:span></text:p>
            <text:p text:style-name="P1"><text:span text:style-name="T3">IFF</text:span><text:span text:style-name="T6">2</text:span><text:span text:style-name="T3"> </text:span><text:span text:style-name="T8">¬</text:span><text:span text:style-name="T3"> 1</text:span></text:p>
          </table:table-cell>
          <table:covered-table-cell/>
          <table:table-cell table:style-name="Tabelle6.A2" office:value-type="string">
            <text:p text:style-name="P21">•<text:tab/>•<text:tab/>•<text:tab/>•<text:tab/>•<text:tab/>•<text:tab/>•<text:tab/>•</text:p>
          </table:table-cell>
          <table:table-cell table:style-name="Tabelle6.A2" office:value-type="string">
            <text:p text:style-name="P16">11 111 011</text:p>
          </table:table-cell>
          <table:table-cell table:style-name="Tabelle6.A2" office:value-type="string">
            <text:p text:style-name="P16">FB</text:p>
          </table:table-cell>
          <table:table-cell table:style-name="Tabelle6.A2" office:value-type="string">
            <text:p text:style-name="P16">1</text:p>
          </table:table-cell>
          <table:table-cell table:style-name="Tabelle6.A2" office:value-type="string">
            <text:p text:style-name="P16">1</text:p>
          </table:table-cell>
          <table:table-cell table:style-name="Tabelle6.A2" office:value-type="string">
            <text:p text:style-name="P16">4</text:p>
          </table:table-cell>
          <table:table-cell table:style-name="Tabelle6.A2" office:value-type="string">
            <text:p text:style-name="P19"/>
          </table:table-cell>
        </table:table-row>
        <table:table-row table:style-name="Tabelle6.1">
          <table:table-cell table:style-name="Tabelle6.A2" office:value-type="string">
            <text:p text:style-name="P3"><text:span text:style-name="T3">IM 0</text:span><text:span text:style-name="T10">4</text:span></text:p>
          </table:table-cell>
          <table:table-cell table:style-name="Tabelle6.A2" table:number-columns-spanned="2" office:value-type="string">
            <text:p text:style-name="P16">Set interrupt mode 0</text:p>
          </table:table-cell>
          <table:covered-table-cell/>
          <table:table-cell table:style-name="Tabelle6.A2" office:value-type="string">
            <text:p text:style-name="P21">•<text:tab/>•<text:tab/>•<text:tab/>•<text:tab/>•<text:tab/>•<text:tab/>•<text:tab/>•</text:p>
          </table:table-cell>
          <table:table-cell table:style-name="Tabelle6.A2" office:value-type="string">
            <text:p text:style-name="P16">11 101 101</text:p>
            <text:p text:style-name="P15">01 000 110</text:p>
          </table:table-cell>
          <table:table-cell table:style-name="Tabelle6.A2" office:value-type="string">
            <text:p text:style-name="P16">ED</text:p>
            <text:p text:style-name="P15">46</text:p>
          </table:table-cell>
          <table:table-cell table:style-name="Tabelle6.A2" office:value-type="string">
            <text:p text:style-name="P16">2</text:p>
          </table:table-cell>
          <table:table-cell table:style-name="Tabelle6.A2" office:value-type="string">
            <text:p text:style-name="P16">2</text:p>
          </table:table-cell>
          <table:table-cell table:style-name="Tabelle6.A2" office:value-type="string">
            <text:p text:style-name="P16">8</text:p>
          </table:table-cell>
          <table:table-cell table:style-name="Tabelle6.A2" office:value-type="string">
            <text:p text:style-name="P19"/>
          </table:table-cell>
        </table:table-row>
        <table:table-row table:style-name="Tabelle6.1">
          <table:table-cell table:style-name="Tabelle6.A2" office:value-type="string">
            <text:p text:style-name="P3"><text:span text:style-name="T3">IM 1</text:span><text:span text:style-name="T10">4</text:span></text:p>
          </table:table-cell>
          <table:table-cell table:style-name="Tabelle6.A2" table:number-columns-spanned="2" office:value-type="string">
            <text:p text:style-name="P16">Set interrupt mode 1</text:p>
          </table:table-cell>
          <table:covered-table-cell/>
          <table:table-cell table:style-name="Tabelle6.A2" office:value-type="string">
            <text:p text:style-name="P21">•<text:tab/>•<text:tab/>•<text:tab/>•<text:tab/>•<text:tab/>•<text:tab/>•<text:tab/>•</text:p>
          </table:table-cell>
          <table:table-cell table:style-name="Tabelle6.A2" office:value-type="string">
            <text:p text:style-name="P16">11 101 101</text:p>
            <text:p text:style-name="P15">01 010 110</text:p>
          </table:table-cell>
          <table:table-cell table:style-name="Tabelle6.A2" office:value-type="string">
            <text:p text:style-name="P16">ED</text:p>
            <text:p text:style-name="P15">56</text:p>
          </table:table-cell>
          <table:table-cell table:style-name="Tabelle6.A2" office:value-type="string">
            <text:p text:style-name="P16">2</text:p>
          </table:table-cell>
          <table:table-cell table:style-name="Tabelle6.A2" office:value-type="string">
            <text:p text:style-name="P16">2</text:p>
          </table:table-cell>
          <table:table-cell table:style-name="Tabelle6.A2" office:value-type="string">
            <text:p text:style-name="P16">8</text:p>
          </table:table-cell>
          <table:table-cell table:style-name="Tabelle6.A2" office:value-type="string">
            <text:p text:style-name="P19"/>
          </table:table-cell>
        </table:table-row>
        <table:table-row table:style-name="Tabelle6.1">
          <table:table-cell table:style-name="Tabelle6.A13" office:value-type="string">
            <text:p text:style-name="P3"><text:span text:style-name="T3">IM 2</text:span><text:span text:style-name="T10">4</text:span></text:p>
          </table:table-cell>
          <table:table-cell table:style-name="Tabelle6.A13" table:number-columns-spanned="2" office:value-type="string">
            <text:p text:style-name="P16">Set interrupt mode 2</text:p>
          </table:table-cell>
          <table:covered-table-cell/>
          <table:table-cell table:style-name="Tabelle6.A13" office:value-type="string">
            <text:p text:style-name="P21">•<text:tab/>•<text:tab/>•<text:tab/>•<text:tab/>•<text:tab/>•<text:tab/>•<text:tab/>•</text:p>
          </table:table-cell>
          <table:table-cell table:style-name="Tabelle6.A13" office:value-type="string">
            <text:p text:style-name="P16">11 101 101</text:p>
            <text:p text:style-name="P15">01 011 110</text:p>
          </table:table-cell>
          <table:table-cell table:style-name="Tabelle6.A13" office:value-type="string">
            <text:p text:style-name="P16">ED</text:p>
            <text:p text:style-name="P15">5E</text:p>
          </table:table-cell>
          <table:table-cell table:style-name="Tabelle6.A13" office:value-type="string">
            <text:p text:style-name="P16">2</text:p>
          </table:table-cell>
          <table:table-cell table:style-name="Tabelle6.A13" office:value-type="string">
            <text:p text:style-name="P16">2</text:p>
          </table:table-cell>
          <table:table-cell table:style-name="Tabelle6.A13" office:value-type="string">
            <text:p text:style-name="P16">8</text:p>
          </table:table-cell>
          <table:table-cell table:style-name="Tabelle6.A13" office:value-type="string">
            <text:p text:style-name="P19"/>
          </table:table-cell>
        </table:table-row>
        <table:table-row table:style-name="Tabelle6.1">
          <table:table-cell table:style-name="Tabelle6.A2" table:number-columns-spanned="2" office:value-type="string">
            <text:p text:style-name="P23">Notes:</text:p>
          </table:table-cell>
          <table:covered-table-cell/>
          <table:table-cell table:style-name="Tabelle6.A2" table:number-columns-spanned="8" office:value-type="string">
            <text:p text:style-name="P23">The V symbol in the P/V flag column indicates that the P/V flags contains the overflow of the operation. Similarly the P symbol indicates parity.</text:p>
            <text:p text:style-name="P9"><text:span text:style-name="T10">1</text:span><text:span text:style-name="T3"><text:tab/>F5 and F3 are a copy of bit 5 and 3 of register A <text:s text:c="6"/>_</text:span></text:p>
            <text:p text:style-name="P9"><text:span text:style-name="T10">2</text:span><text:span text:style-name="T3"><text:tab/>H contains the previous carry state (after instruction H </text:span><text:span text:style-name="T8">«</text:span><text:span text:style-name="T3"> C)</text:span></text:p>
            <text:p text:style-name="P9"><text:span text:style-name="T10">3<text:tab/></text:span><text:span text:style-name="T3">No interrupts are issued directly after a DI or EI.</text:span></text:p>
            <text:p text:style-name="P9"><text:span text:style-name="T10">4 <text:tab/></text:span><text:span text:style-name="T3">This instruction has other unofficial opcodes, see Opcodes list.</text:span></text:p>
            <text:p text:style-name="P27">CY means the carry flip-flop.</text:p>
          </table:table-cell>
          <table:covered-table-cell/>
          <table:covered-table-cell/>
          <table:covered-table-cell/>
          <table:covered-table-cell/>
          <table:covered-table-cell/>
          <table:covered-table-cell/>
          <table:covered-table-cell/>
        </table:table-row>
        <table:table-row table:style-name="Tabelle6.1">
          <table:table-cell table:style-name="Tabelle6.A13" table:number-columns-spanned="2" office:value-type="string">
            <text:p text:style-name="P23">Flag Notation:</text:p>
          </table:table-cell>
          <table:covered-table-cell/>
          <table:table-cell table:style-name="Tabelle6.A13"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h text:style-name="P47" text:outline-level="2">Rotate and Shift Group</text:h>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number-columns-repeated="2"/>
        <table:table-column table:style-name="Tabelle7.H"/>
        <table:table-column table:style-name="Tabelle7.I"/>
        <table:table-column table:style-name="Tabelle7.J"/>
        <table:table-row table:style-name="Tabelle7.1">
          <table:table-cell table:style-name="Tabelle7.A1" office:value-type="string">
            <text:p text:style-name="P16"/>
            <text:p text:style-name="P15">Mnemonic</text:p>
          </table:table-cell>
          <table:table-cell table:style-name="Tabelle7.A1" table:number-columns-spanned="2" office:value-type="string">
            <text:p text:style-name="P16">Symbolic</text:p>
            <text:p text:style-name="P15">Operation</text:p>
          </table:table-cell>
          <table:covered-table-cell/>
          <table:table-cell table:style-name="Tabelle7.A1" office:value-type="string">
            <text:p text:style-name="P33">Flags</text:p>
            <text:p text:style-name="P29">S<text:tab/>Z<text:tab/>F5<text:tab/>H<text:tab/>F3<text:tab/>P/V<text:tab/>N<text:tab/>C</text:p>
          </table:table-cell>
          <table:table-cell table:style-name="Tabelle7.A1" office:value-type="string">
            <text:p text:style-name="P34">Opcode</text:p>
            <text:p text:style-name="P15">76 543 210</text:p>
          </table:table-cell>
          <table:table-cell table:style-name="Tabelle7.A1" office:value-type="string">
            <text:p text:style-name="P16"/>
            <text:p text:style-name="P15">Hex</text:p>
          </table:table-cell>
          <table:table-cell table:style-name="Tabelle7.A1" office:value-type="string">
            <text:p text:style-name="P16">No. of</text:p>
            <text:p text:style-name="P15">Bytes</text:p>
          </table:table-cell>
          <table:table-cell table:style-name="Tabelle7.A1" office:value-type="string">
            <text:p text:style-name="P16">No. of M</text:p>
            <text:p text:style-name="P15">Cycles</text:p>
          </table:table-cell>
          <table:table-cell table:style-name="Tabelle7.A1" office:value-type="string">
            <text:p text:style-name="P16">No. of T</text:p>
            <text:p text:style-name="P15">States</text:p>
          </table:table-cell>
          <table:table-cell table:style-name="Tabelle7.A1" office:value-type="string">
            <text:p text:style-name="P19"/>
            <text:p text:style-name="P18">Comments</text:p>
          </table:table-cell>
        </table:table-row>
        <table:table-row table:style-name="Tabelle7.1">
          <table:table-cell table:style-name="Tabelle7.A2" office:value-type="string">
            <text:p text:style-name="P16">RLCA</text:p>
          </table:table-cell>
          <table:table-cell table:style-name="Tabelle7.A2" table:number-columns-spanned="2" office:value-type="string">
            <text:p text:style-name="P40"><draw:frame draw:style-name="fr1" draw:name="Grafik1" text:anchor-type="as-char" svg:width="1.542cm" svg:height="0.399cm" draw:z-index="0"><draw:image xlink:href="Pictures/200000070000085F0000022C805A645E.svm" xlink:type="simple" xlink:show="embed" xlink:actuate="onLoad"/></draw:frame></text:p>
          </table:table-cell>
          <table:covered-table-cell/>
          <table:table-cell table:style-name="Tabelle7.A2" office:value-type="string">
            <text:p text:style-name="P6"><text:span text:style-name="T3">•<text:tab/>•<text:tab/></text:span><text:span text:style-name="T9">b</text:span><text:span text:style-name="T3"><text:tab/>0<text:tab/></text:span><text:span text:style-name="T9">b</text:span><text:span text:style-name="T3"><text:tab/>•<text:tab/>0<text:tab/></text:span><text:span text:style-name="T9">b</text:span></text:p>
          </table:table-cell>
          <table:table-cell table:style-name="Tabelle7.A2" office:value-type="string">
            <text:p text:style-name="P16">00 000 111</text:p>
          </table:table-cell>
          <table:table-cell table:style-name="Tabelle7.A2" office:value-type="string">
            <text:p text:style-name="P16">07</text:p>
          </table:table-cell>
          <table:table-cell table:style-name="Tabelle7.A2" office:value-type="string">
            <text:p text:style-name="P16">1</text:p>
          </table:table-cell>
          <table:table-cell table:style-name="Tabelle7.A2" office:value-type="string">
            <text:p text:style-name="P16">1</text:p>
          </table:table-cell>
          <table:table-cell table:style-name="Tabelle7.A2" office:value-type="string">
            <text:p text:style-name="P16">4</text:p>
          </table:table-cell>
          <table:table-cell table:style-name="Tabelle7.A2" office:value-type="string">
            <text:p text:style-name="P19"/>
          </table:table-cell>
        </table:table-row>
        <table:table-row table:style-name="Tabelle7.1">
          <table:table-cell table:style-name="Tabelle7.A2" office:value-type="string">
            <text:p text:style-name="P16">RLA</text:p>
          </table:table-cell>
          <table:table-cell table:style-name="Tabelle7.A2" table:number-columns-spanned="2" office:value-type="string">
            <text:p text:style-name="P40"><draw:frame draw:style-name="fr1" draw:name="Grafik2" text:anchor-type="as-char" svg:width="1.542cm" svg:height="0.399cm" draw:z-index="1"><draw:image xlink:href="Pictures/200000070000085F0000022CE461BE32.svm" xlink:type="simple" xlink:show="embed" xlink:actuate="onLoad"/></draw:frame></text:p>
          </table:table-cell>
          <table:covered-table-cell/>
          <table:table-cell table:style-name="Tabelle7.A2" office:value-type="string">
            <text:p text:style-name="P6"><text:span text:style-name="T3">•<text:tab/>•<text:tab/></text:span><text:span text:style-name="T9">b</text:span><text:span text:style-name="T3"><text:tab/>0<text:tab/></text:span><text:span text:style-name="T9">b</text:span><text:span text:style-name="T3"><text:tab/>•<text:tab/>0<text:tab/></text:span><text:span text:style-name="T9">b</text:span></text:p>
          </table:table-cell>
          <table:table-cell table:style-name="Tabelle7.A2" office:value-type="string">
            <text:p text:style-name="P16">00 010 111</text:p>
          </table:table-cell>
          <table:table-cell table:style-name="Tabelle7.A2" office:value-type="string">
            <text:p text:style-name="P16">17</text:p>
          </table:table-cell>
          <table:table-cell table:style-name="Tabelle7.A2" office:value-type="string">
            <text:p text:style-name="P16">1</text:p>
          </table:table-cell>
          <table:table-cell table:style-name="Tabelle7.A2" office:value-type="string">
            <text:p text:style-name="P16">1</text:p>
          </table:table-cell>
          <table:table-cell table:style-name="Tabelle7.A2" office:value-type="string">
            <text:p text:style-name="P16">4</text:p>
          </table:table-cell>
          <table:table-cell table:style-name="Tabelle7.A2" office:value-type="string">
            <text:p text:style-name="P19"/>
          </table:table-cell>
        </table:table-row>
        <table:table-row table:style-name="Tabelle7.1">
          <table:table-cell table:style-name="Tabelle7.A2" office:value-type="string">
            <text:p text:style-name="P16">RRCA</text:p>
          </table:table-cell>
          <table:table-cell table:style-name="Tabelle7.A2" table:number-columns-spanned="2" office:value-type="string">
            <text:p text:style-name="P40"><draw:frame draw:style-name="fr1" draw:name="Grafik3" text:anchor-type="as-char" svg:width="1.542cm" svg:height="0.399cm" draw:z-index="2"><draw:image xlink:href="Pictures/200000070000085F0000022CE46F6109.svm" xlink:type="simple" xlink:show="embed" xlink:actuate="onLoad"/></draw:frame></text:p>
          </table:table-cell>
          <table:covered-table-cell/>
          <table:table-cell table:style-name="Tabelle7.A2" office:value-type="string">
            <text:p text:style-name="P6"><text:span text:style-name="T3">•<text:tab/>•<text:tab/></text:span><text:span text:style-name="T9">b</text:span><text:span text:style-name="T3"><text:tab/>0<text:tab/></text:span><text:span text:style-name="T9">b</text:span><text:span text:style-name="T3"><text:tab/>•<text:tab/>0<text:tab/></text:span><text:span text:style-name="T9">b</text:span></text:p>
          </table:table-cell>
          <table:table-cell table:style-name="Tabelle7.A2" office:value-type="string">
            <text:p text:style-name="P16">00 001 111</text:p>
          </table:table-cell>
          <table:table-cell table:style-name="Tabelle7.A2" office:value-type="string">
            <text:p text:style-name="P16">0F</text:p>
          </table:table-cell>
          <table:table-cell table:style-name="Tabelle7.A2" office:value-type="string">
            <text:p text:style-name="P16">1</text:p>
          </table:table-cell>
          <table:table-cell table:style-name="Tabelle7.A2" office:value-type="string">
            <text:p text:style-name="P16">1</text:p>
          </table:table-cell>
          <table:table-cell table:style-name="Tabelle7.A2" office:value-type="string">
            <text:p text:style-name="P16">4</text:p>
          </table:table-cell>
          <table:table-cell table:style-name="Tabelle7.A2" office:value-type="string">
            <text:p text:style-name="P19"/>
          </table:table-cell>
        </table:table-row>
        <table:table-row table:style-name="Tabelle7.1">
          <table:table-cell table:style-name="Tabelle7.A2" office:value-type="string">
            <text:p text:style-name="P16">RRA</text:p>
          </table:table-cell>
          <table:table-cell table:style-name="Tabelle7.A2" table:number-columns-spanned="2" office:value-type="string">
            <text:p text:style-name="P40"><draw:frame draw:style-name="fr1" draw:name="Grafik4" text:anchor-type="as-char" svg:width="1.542cm" svg:height="0.399cm" draw:z-index="3"><draw:image xlink:href="Pictures/200000070000085F0000022C50362CD9.svm" xlink:type="simple" xlink:show="embed" xlink:actuate="onLoad"/></draw:frame></text:p>
          </table:table-cell>
          <table:covered-table-cell/>
          <table:table-cell table:style-name="Tabelle7.A2" office:value-type="string">
            <text:p text:style-name="P6"><text:span text:style-name="T3">•<text:tab/>•<text:tab/></text:span><text:span text:style-name="T9">b</text:span><text:span text:style-name="T3"><text:tab/>0<text:tab/></text:span><text:span text:style-name="T9">b</text:span><text:span text:style-name="T3"><text:tab/>•<text:tab/>0<text:tab/></text:span><text:span text:style-name="T9">b</text:span></text:p>
          </table:table-cell>
          <table:table-cell table:style-name="Tabelle7.A2" office:value-type="string">
            <text:p text:style-name="P16">00 011 111</text:p>
          </table:table-cell>
          <table:table-cell table:style-name="Tabelle7.A2" office:value-type="string">
            <text:p text:style-name="P16">1F</text:p>
          </table:table-cell>
          <table:table-cell table:style-name="Tabelle7.A2" office:value-type="string">
            <text:p text:style-name="P16">1</text:p>
          </table:table-cell>
          <table:table-cell table:style-name="Tabelle7.A2" office:value-type="string">
            <text:p text:style-name="P16">1</text:p>
          </table:table-cell>
          <table:table-cell table:style-name="Tabelle7.A2" office:value-type="string">
            <text:p text:style-name="P16">4</text:p>
          </table:table-cell>
          <table:table-cell table:style-name="Tabelle7.A2" office:value-type="string">
            <text:p text:style-name="P19"/>
          </table:table-cell>
        </table:table-row>
        <table:table-row table:style-name="Tabelle7.1">
          <table:table-cell table:style-name="Tabelle7.A2" office:value-type="string">
            <text:p text:style-name="P16">RLC r</text:p>
          </table:table-cell>
          <table:table-cell table:style-name="Tabelle7.A2" table:number-columns-spanned="2" office:value-type="string">
            <text:p text:style-name="P40"><draw:frame draw:style-name="fr1" draw:name="Grafik5" text:anchor-type="as-char" svg:width="1.542cm" svg:height="0.399cm" draw:z-index="4"><draw:image xlink:href="Pictures/200000070000085F0000022C805A645E.svm" xlink:type="simple" xlink:show="embed" xlink:actuate="onLoad"/></draw:frame></text:p>
          </table:table-cell>
          <table:covered-table-cell/>
          <table:table-cell table:style-name="Tabelle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elle7.A2" office:value-type="string">
            <text:p text:style-name="P16">11 001 011</text:p>
            <text:p text:style-name="P1"><text:span text:style-name="T3">00 </text:span><text:span text:style-name="T4">000</text:span><text:span text:style-name="T3"> <text:s text:c="2"/>r</text:span></text:p>
          </table:table-cell>
          <table:table-cell table:style-name="Tabelle7.A2" office:value-type="string">
            <text:p text:style-name="P16">CB</text:p>
          </table:table-cell>
          <table:table-cell table:style-name="Tabelle7.A2" office:value-type="string">
            <text:p text:style-name="P16">2</text:p>
          </table:table-cell>
          <table:table-cell table:style-name="Tabelle7.A2" office:value-type="string">
            <text:p text:style-name="P16">2</text:p>
          </table:table-cell>
          <table:table-cell table:style-name="Tabelle7.A2" office:value-type="string">
            <text:p text:style-name="P16">8</text:p>
          </table:table-cell>
          <table:table-cell table:style-name="Tabelle7.A2" office:value-type="string">
            <text:p text:style-name="P36">r<text:tab/>Reg.</text:p>
            <text:p text:style-name="P18">000<text:tab/>B</text:p>
          </table:table-cell>
        </table:table-row>
        <table:table-row table:style-name="Tabelle7.1">
          <table:table-cell table:style-name="Tabelle7.A2" office:value-type="string">
            <text:p text:style-name="P16">RLC (HL)</text:p>
          </table:table-cell>
          <table:table-cell table:style-name="Tabelle7.A2" table:number-columns-spanned="2" office:value-type="string">
            <text:p text:style-name="P40"><draw:frame draw:style-name="fr1" draw:name="Grafik6" text:anchor-type="as-char" svg:width="1.542cm" svg:height="0.399cm" draw:z-index="5"><draw:image xlink:href="Pictures/200000070000085F0000022C805A645E.svm" xlink:type="simple" xlink:show="embed" xlink:actuate="onLoad"/></draw:frame></text:p>
          </table:table-cell>
          <table:covered-table-cell/>
          <table:table-cell table:style-name="Tabelle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elle7.A2" office:value-type="string">
            <text:p text:style-name="P16">11 001 011</text:p>
            <text:p text:style-name="P1"><text:span text:style-name="T3">00 </text:span><text:span text:style-name="T4">000</text:span><text:span text:style-name="T3"> 110</text:span></text:p>
          </table:table-cell>
          <table:table-cell table:style-name="Tabelle7.A2" office:value-type="string">
            <text:p text:style-name="P16">CB</text:p>
          </table:table-cell>
          <table:table-cell table:style-name="Tabelle7.A2" office:value-type="string">
            <text:p text:style-name="P16">2</text:p>
          </table:table-cell>
          <table:table-cell table:style-name="Tabelle7.A2" office:value-type="string">
            <text:p text:style-name="P16">4</text:p>
          </table:table-cell>
          <table:table-cell table:style-name="Tabelle7.A2" office:value-type="string">
            <text:p text:style-name="P16">15</text:p>
          </table:table-cell>
          <table:table-cell table:style-name="Tabelle7.A2" office:value-type="string">
            <text:p text:style-name="P19">001<text:tab/>C</text:p>
            <text:p text:style-name="P18">010<text:tab/>D</text:p>
          </table:table-cell>
        </table:table-row>
        <table:table-row table:style-name="Tabelle7.1">
          <table:table-cell table:style-name="Tabelle7.A2" office:value-type="string">
            <text:p text:style-name="P16">RLC (IX + d)</text:p>
          </table:table-cell>
          <table:table-cell table:style-name="Tabelle7.A2" table:number-columns-spanned="2" office:value-type="string">
            <text:p text:style-name="P40"><draw:frame draw:style-name="fr1" draw:name="Grafik7" text:anchor-type="as-char" svg:width="1.542cm" svg:height="0.399cm" draw:z-index="6"><draw:image xlink:href="Pictures/200000070000085F0000022C805A645E.svm" xlink:type="simple" xlink:show="embed" xlink:actuate="onLoad"/></draw:frame></text:p>
          </table:table-cell>
          <table:covered-table-cell/>
          <table:table-cell table:style-name="Tabelle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elle7.A2" office:value-type="string">
            <text:p text:style-name="P16">11 011 101</text:p>
            <text:p text:style-name="P15">11 001 011</text:p>
            <text:p text:style-name="P1"><text:span text:style-name="T8">¬</text:span><text:span text:style-name="T3"> <text:s text:c="3"/>d <text:s text:c="3"/></text:span><text:span text:style-name="T8">®</text:span></text:p>
            <text:p text:style-name="P1"><text:span text:style-name="T3">00 </text:span><text:span text:style-name="T4">000</text:span><text:span text:style-name="T3"> 110</text:span></text:p>
          </table:table-cell>
          <table:table-cell table:style-name="Tabelle7.A2" office:value-type="string">
            <text:p text:style-name="P16">DD</text:p>
            <text:p text:style-name="P15">CB</text:p>
          </table:table-cell>
          <table:table-cell table:style-name="Tabelle7.A2" office:value-type="string">
            <text:p text:style-name="P16">4</text:p>
          </table:table-cell>
          <table:table-cell table:style-name="Tabelle7.A2" office:value-type="string">
            <text:p text:style-name="P16">6</text:p>
          </table:table-cell>
          <table:table-cell table:style-name="Tabelle7.A2" office:value-type="string">
            <text:p text:style-name="P16">23</text:p>
          </table:table-cell>
          <table:table-cell table:style-name="Tabelle7.A2" office:value-type="string">
            <text:p text:style-name="P19">011<text:tab/>E</text:p>
            <text:p text:style-name="P18">100<text:tab/>H</text:p>
            <text:p text:style-name="P18">101<text:tab/>L</text:p>
            <text:p text:style-name="P18">111<text:tab/>A</text:p>
          </table:table-cell>
        </table:table-row>
        <table:table-row table:style-name="Tabelle7.1">
          <table:table-cell table:style-name="Tabelle7.A2" office:value-type="string">
            <text:p text:style-name="P16">RLC (IY + d)</text:p>
          </table:table-cell>
          <table:table-cell table:style-name="Tabelle7.A2" table:number-columns-spanned="2" office:value-type="string">
            <text:p text:style-name="P40"><draw:frame draw:style-name="fr1" draw:name="Grafik8" text:anchor-type="as-char" svg:width="1.542cm" svg:height="0.399cm" draw:z-index="7"><draw:image xlink:href="Pictures/200000070000085F0000022C805A645E.svm" xlink:type="simple" xlink:show="embed" xlink:actuate="onLoad"/></draw:frame></text:p>
          </table:table-cell>
          <table:covered-table-cell/>
          <table:table-cell table:style-name="Tabelle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elle7.A2" office:value-type="string">
            <text:p text:style-name="P16">11 111 101</text:p>
            <text:p text:style-name="P15">11 001 011</text:p>
            <text:p text:style-name="P1"><text:span text:style-name="T8">¬</text:span><text:span text:style-name="T3"> <text:s text:c="3"/>d <text:s text:c="3"/></text:span><text:span text:style-name="T8">®</text:span></text:p>
            <text:p text:style-name="P1"><text:span text:style-name="T3">00 </text:span><text:span text:style-name="T4">000</text:span><text:span text:style-name="T3"> 110</text:span></text:p>
          </table:table-cell>
          <table:table-cell table:style-name="Tabelle7.A2" office:value-type="string">
            <text:p text:style-name="P16">FD</text:p>
            <text:p text:style-name="P15">CB</text:p>
          </table:table-cell>
          <table:table-cell table:style-name="Tabelle7.A2" office:value-type="string">
            <text:p text:style-name="P16">4</text:p>
          </table:table-cell>
          <table:table-cell table:style-name="Tabelle7.A2" office:value-type="string">
            <text:p text:style-name="P16">6</text:p>
          </table:table-cell>
          <table:table-cell table:style-name="Tabelle7.A2" office:value-type="string">
            <text:p text:style-name="P16">23</text:p>
          </table:table-cell>
          <table:table-cell table:style-name="Tabelle7.A2" office:value-type="string">
            <text:p text:style-name="P19"/>
          </table:table-cell>
        </table:table-row>
        <table:table-row table:style-name="Tabelle7.1">
          <table:table-cell table:style-name="Tabelle7.A2" office:value-type="string">
            <text:p text:style-name="P16">LD r,RLC (IX + d)*</text:p>
          </table:table-cell>
          <table:table-cell table:style-name="Tabelle7.A2" table:number-columns-spanned="2" office:value-type="string">
            <text:p text:style-name="P3"><text:span text:style-name="T3">r </text:span><text:span text:style-name="T8">¬</text:span><text:span text:style-name="T3"> (IX + d)</text:span></text:p>
            <text:p text:style-name="P15">RLC r</text:p>
            <text:p text:style-name="P1"><text:span text:style-name="T3">(IX + d) </text:span><text:span text:style-name="T8">¬</text:span><text:span text:style-name="T3"> r</text:span></text:p>
            <text:p text:style-name="P15"/>
          </table:table-cell>
          <table:covered-table-cell/>
          <table:table-cell table:style-name="Tabelle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elle7.A2" office:value-type="string">
            <text:p text:style-name="P16">11 011 101</text:p>
            <text:p text:style-name="P15">11 001 011</text:p>
            <text:p text:style-name="P1"><text:span text:style-name="T8">¬</text:span><text:span text:style-name="T3"> <text:s text:c="3"/>d <text:s text:c="3"/></text:span><text:span text:style-name="T8">®</text:span></text:p>
            <text:p text:style-name="P1"><text:span text:style-name="T3">00 </text:span><text:span text:style-name="T4">000</text:span><text:span text:style-name="T3"> <text:s text:c="2"/>r</text:span></text:p>
          </table:table-cell>
          <table:table-cell table:style-name="Tabelle7.A2" office:value-type="string">
            <text:p text:style-name="P16">DD</text:p>
            <text:p text:style-name="P15">CB</text:p>
          </table:table-cell>
          <table:table-cell table:style-name="Tabelle7.A2" office:value-type="string">
            <text:p text:style-name="P16">4</text:p>
          </table:table-cell>
          <table:table-cell table:style-name="Tabelle7.A2" office:value-type="string">
            <text:p text:style-name="P16">6</text:p>
          </table:table-cell>
          <table:table-cell table:style-name="Tabelle7.A2" office:value-type="string">
            <text:p text:style-name="P16">23</text:p>
          </table:table-cell>
          <table:table-cell table:style-name="Tabelle7.A2" office:value-type="string">
            <text:p text:style-name="P19"/>
          </table:table-cell>
        </table:table-row>
        <table:table-row table:style-name="Tabelle7.1">
          <table:table-cell table:style-name="Tabelle7.A2" office:value-type="string">
            <text:p text:style-name="P16">LD r,RLC (IY + d)*</text:p>
          </table:table-cell>
          <table:table-cell table:style-name="Tabelle7.A2" table:number-columns-spanned="2" office:value-type="string">
            <text:p text:style-name="P3"><text:span text:style-name="T3">r </text:span><text:span text:style-name="T8">¬</text:span><text:span text:style-name="T3"> (IY + d)</text:span></text:p>
            <text:p text:style-name="P15">RLC r</text:p>
            <text:p text:style-name="P1"><text:span text:style-name="T3">(IY + d) </text:span><text:span text:style-name="T8">¬</text:span><text:span text:style-name="T3"> r</text:span></text:p>
            <text:p text:style-name="P15"/>
          </table:table-cell>
          <table:covered-table-cell/>
          <table:table-cell table:style-name="Tabelle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elle7.A2" office:value-type="string">
            <text:p text:style-name="P16">11 111 101</text:p>
            <text:p text:style-name="P15">11 001 011</text:p>
            <text:p text:style-name="P1"><text:span text:style-name="T8">¬</text:span><text:span text:style-name="T3"> <text:s text:c="3"/>d <text:s text:c="3"/></text:span><text:span text:style-name="T8">®</text:span></text:p>
            <text:p text:style-name="P1"><text:span text:style-name="T3">00 </text:span><text:span text:style-name="T4">000</text:span><text:span text:style-name="T3"> <text:s text:c="2"/>r</text:span></text:p>
          </table:table-cell>
          <table:table-cell table:style-name="Tabelle7.A2" office:value-type="string">
            <text:p text:style-name="P16">FD</text:p>
            <text:p text:style-name="P15">CB</text:p>
          </table:table-cell>
          <table:table-cell table:style-name="Tabelle7.A2" office:value-type="string">
            <text:p text:style-name="P16">4</text:p>
          </table:table-cell>
          <table:table-cell table:style-name="Tabelle7.A2" office:value-type="string">
            <text:p text:style-name="P16">6</text:p>
          </table:table-cell>
          <table:table-cell table:style-name="Tabelle7.A2" office:value-type="string">
            <text:p text:style-name="P16">23</text:p>
          </table:table-cell>
          <table:table-cell table:style-name="Tabelle7.A2" office:value-type="string">
            <text:p text:style-name="P19"/>
          </table:table-cell>
        </table:table-row>
        <table:table-row table:style-name="Tabelle7.1">
          <table:table-cell table:style-name="Tabelle7.A2" office:value-type="string">
            <text:p text:style-name="P16">RL m</text:p>
          </table:table-cell>
          <table:table-cell table:style-name="Tabelle7.A2" table:number-columns-spanned="2" office:value-type="string">
            <text:p text:style-name="P40"><draw:frame draw:style-name="fr1" draw:name="Grafik9" text:anchor-type="as-char" svg:width="1.542cm" svg:height="0.399cm" draw:z-index="8"><draw:image xlink:href="Pictures/200000070000085F0000022CE461BE32.svm" xlink:type="simple" xlink:show="embed" xlink:actuate="onLoad"/></draw:frame></text:p>
          </table:table-cell>
          <table:covered-table-cell/>
          <table:table-cell table:style-name="Tabelle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elle7.A2" office:value-type="string">
            <text:p text:style-name="P3"><text:span text:style-name="T3"><text:s text:c="5"/></text:span><text:span text:style-name="T4">010</text:span></text:p>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9">Instruction format</text:p>
          </table:table-cell>
        </table:table-row>
        <table:table-row table:style-name="Tabelle7.1">
          <table:table-cell table:style-name="Tabelle7.A2" office:value-type="string">
            <text:p text:style-name="P16">RRC m</text:p>
          </table:table-cell>
          <table:table-cell table:style-name="Tabelle7.A2" table:number-columns-spanned="2" office:value-type="string">
            <text:p text:style-name="P40"><draw:frame draw:style-name="fr1" draw:name="Grafik10" text:anchor-type="as-char" svg:width="1.542cm" svg:height="0.399cm" draw:z-index="9"><draw:image xlink:href="Pictures/200000070000085F0000022CE46F6109.svm" xlink:type="simple" xlink:show="embed" xlink:actuate="onLoad"/></draw:frame></text:p>
          </table:table-cell>
          <table:covered-table-cell/>
          <table:table-cell table:style-name="Tabelle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elle7.A2" office:value-type="string">
            <text:p text:style-name="P3"><text:span text:style-name="T3"><text:s text:c="5"/></text:span><text:span text:style-name="T4">001</text:span></text:p>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9">and states are the</text:p>
          </table:table-cell>
        </table:table-row>
        <table:table-row table:style-name="Tabelle7.1">
          <table:table-cell table:style-name="Tabelle7.A2" office:value-type="string">
            <text:p text:style-name="P16">RR m</text:p>
          </table:table-cell>
          <table:table-cell table:style-name="Tabelle7.A2" table:number-columns-spanned="2" office:value-type="string">
            <text:p text:style-name="P40"><draw:frame draw:style-name="fr1" draw:name="Grafik11" text:anchor-type="as-char" svg:width="1.542cm" svg:height="0.399cm" draw:z-index="10"><draw:image xlink:href="Pictures/200000070000085F0000022C50362CD9.svm" xlink:type="simple" xlink:show="embed" xlink:actuate="onLoad"/></draw:frame></text:p>
          </table:table-cell>
          <table:covered-table-cell/>
          <table:table-cell table:style-name="Tabelle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elle7.A2" office:value-type="string">
            <text:p text:style-name="P3"><text:span text:style-name="T3"><text:s text:c="5"/></text:span><text:span text:style-name="T4">011</text:span></text:p>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9">same as RLC.</text:p>
          </table:table-cell>
        </table:table-row>
        <table:table-row table:style-name="Tabelle7.1">
          <table:table-cell table:style-name="Tabelle7.A2" office:value-type="string">
            <text:p text:style-name="P16">SLA m</text:p>
          </table:table-cell>
          <table:table-cell table:style-name="Tabelle7.A2" table:number-columns-spanned="2" office:value-type="string">
            <text:p text:style-name="P40"><draw:frame draw:style-name="fr1" draw:name="Grafik12" text:anchor-type="as-char" svg:width="1.542cm" svg:height="0.399cm" draw:z-index="11"><draw:image xlink:href="Pictures/200000070000085F0000022C6AA66C9D.svm" xlink:type="simple" xlink:show="embed" xlink:actuate="onLoad"/></draw:frame></text:p>
          </table:table-cell>
          <table:covered-table-cell/>
          <table:table-cell table:style-name="Tabelle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elle7.A2" office:value-type="string">
            <text:p text:style-name="P3"><text:span text:style-name="T3"><text:s text:c="5"/></text:span><text:span text:style-name="T4">100</text:span></text:p>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5"><text:span text:style-name="T3">Replace </text:span><text:span text:style-name="T4">000</text:span><text:span text:style-name="T3"> with</text:span></text:p>
          </table:table-cell>
        </table:table-row>
        <table:table-row table:style-name="Tabelle7.1">
          <table:table-cell table:style-name="Tabelle7.A2" office:value-type="string">
            <text:p text:style-name="P16">SLL m*</text:p>
          </table:table-cell>
          <table:table-cell table:style-name="Tabelle7.A2" table:number-columns-spanned="2" office:value-type="string">
            <text:p text:style-name="P40"><draw:frame draw:style-name="fr1" draw:name="Grafik13" text:anchor-type="as-char" svg:width="1.542cm" svg:height="0.399cm" draw:z-index="12"><draw:image xlink:href="Pictures/200000070000085F0000022C4510E6A4.svm" xlink:type="simple" xlink:show="embed" xlink:actuate="onLoad"/></draw:frame></text:p>
          </table:table-cell>
          <table:covered-table-cell/>
          <table:table-cell table:style-name="Tabelle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elle7.A2" office:value-type="string">
            <text:p text:style-name="P3"><text:span text:style-name="T3"><text:s text:c="5"/></text:span><text:span text:style-name="T4">110</text:span></text:p>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9">new number.</text:p>
          </table:table-cell>
        </table:table-row>
        <table:table-row table:style-name="Tabelle7.1">
          <table:table-cell table:style-name="Tabelle7.A2" office:value-type="string">
            <text:p text:style-name="P16">SRA m</text:p>
          </table:table-cell>
          <table:table-cell table:style-name="Tabelle7.A2" table:number-columns-spanned="2" office:value-type="string">
            <text:p text:style-name="P40"><draw:frame draw:style-name="fr1" draw:name="Grafik14" text:anchor-type="as-char" svg:width="1.542cm" svg:height="0.399cm" draw:z-index="13"><draw:image xlink:href="Pictures/200000070000085F0000022CDD9BF3A1.svm" xlink:type="simple" xlink:show="embed" xlink:actuate="onLoad"/></draw:frame></text:p>
          </table:table-cell>
          <table:covered-table-cell/>
          <table:table-cell table:style-name="Tabelle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elle7.A2" office:value-type="string">
            <text:p text:style-name="P3"><text:span text:style-name="T3"><text:s text:c="5"/></text:span><text:span text:style-name="T4">101</text:span></text:p>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9"/>
          </table:table-cell>
        </table:table-row>
        <table:table-row table:style-name="Tabelle7.1">
          <table:table-cell table:style-name="Tabelle7.A2" office:value-type="string">
            <text:p text:style-name="P16">SRL m</text:p>
          </table:table-cell>
          <table:table-cell table:style-name="Tabelle7.A2" table:number-columns-spanned="2" office:value-type="string">
            <text:p text:style-name="P40"><draw:frame draw:style-name="fr1" draw:name="Grafik15" text:anchor-type="as-char" svg:width="1.542cm" svg:height="0.399cm" draw:z-index="14"><draw:image xlink:href="Pictures/200000070000085F0000022C68463E15.svm" xlink:type="simple" xlink:show="embed" xlink:actuate="onLoad"/></draw:frame></text:p>
          </table:table-cell>
          <table:covered-table-cell/>
          <table:table-cell table:style-name="Tabelle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elle7.A2" office:value-type="string">
            <text:p text:style-name="P3"><text:span text:style-name="T3"><text:s text:c="5"/></text:span><text:span text:style-name="T4">111</text:span></text:p>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6"/>
          </table:table-cell>
          <table:table-cell table:style-name="Tabelle7.A2" office:value-type="string">
            <text:p text:style-name="P19"/>
          </table:table-cell>
        </table:table-row>
        <table:table-row table:style-name="Tabelle7.1">
          <table:table-cell table:style-name="Tabelle7.A2" office:value-type="string">
            <text:p text:style-name="P16">RLD</text:p>
          </table:table-cell>
          <table:table-cell table:style-name="Tabelle7.A2" table:number-columns-spanned="2" office:value-type="string">
            <text:p text:style-name="P40"><draw:frame draw:style-name="fr1" draw:name="Grafik16" text:anchor-type="as-char" svg:width="1.487cm" svg:height="0.753cm" draw:z-index="15"><draw:image xlink:href="Pictures/200000070000078B000003D34D37E675.svm" xlink:type="simple" xlink:show="embed" xlink:actuate="onLoad"/></draw:frame></text:p>
          </table:table-cell>
          <table:covered-table-cell/>
          <table:table-cell table:style-name="Tabelle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p>
          </table:table-cell>
          <table:table-cell table:style-name="Tabelle7.A2" office:value-type="string">
            <text:p text:style-name="P16">11 101 101</text:p>
            <text:p text:style-name="P15">01 101 111</text:p>
          </table:table-cell>
          <table:table-cell table:style-name="Tabelle7.A2" office:value-type="string">
            <text:p text:style-name="P16">ED</text:p>
            <text:p text:style-name="P15">6F</text:p>
          </table:table-cell>
          <table:table-cell table:style-name="Tabelle7.A2" office:value-type="string">
            <text:p text:style-name="P16">2</text:p>
          </table:table-cell>
          <table:table-cell table:style-name="Tabelle7.A2" office:value-type="string">
            <text:p text:style-name="P16">5</text:p>
          </table:table-cell>
          <table:table-cell table:style-name="Tabelle7.A2" office:value-type="string">
            <text:p text:style-name="P16">18</text:p>
          </table:table-cell>
          <table:table-cell table:style-name="Tabelle7.A2" office:value-type="string">
            <text:p text:style-name="P19"/>
          </table:table-cell>
        </table:table-row>
        <table:table-row table:style-name="Tabelle7.1">
          <table:table-cell table:style-name="Tabelle7.A20" office:value-type="string">
            <text:p text:style-name="P16">RRD</text:p>
          </table:table-cell>
          <table:table-cell table:style-name="Tabelle7.A20" table:number-columns-spanned="2" office:value-type="string">
            <text:p text:style-name="P40"><draw:frame draw:style-name="fr1" draw:name="Grafik17" text:anchor-type="as-char" svg:width="1.487cm" svg:height="0.753cm" draw:z-index="16"><draw:image xlink:href="Pictures/200000070000078B000003D3FBD3F218.svm" xlink:type="simple" xlink:show="embed" xlink:actuate="onLoad"/></draw:frame></text:p>
          </table:table-cell>
          <table:covered-table-cell/>
          <table:table-cell table:style-name="Tabelle7.A20"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p>
          </table:table-cell>
          <table:table-cell table:style-name="Tabelle7.A20" office:value-type="string">
            <text:p text:style-name="P16">11 101 101</text:p>
            <text:p text:style-name="P15">01 100 111</text:p>
          </table:table-cell>
          <table:table-cell table:style-name="Tabelle7.A20" office:value-type="string">
            <text:p text:style-name="P16">ED</text:p>
            <text:p text:style-name="P15">67</text:p>
          </table:table-cell>
          <table:table-cell table:style-name="Tabelle7.A20" office:value-type="string">
            <text:p text:style-name="P16">2</text:p>
          </table:table-cell>
          <table:table-cell table:style-name="Tabelle7.A20" office:value-type="string">
            <text:p text:style-name="P16">5</text:p>
          </table:table-cell>
          <table:table-cell table:style-name="Tabelle7.A20" office:value-type="string">
            <text:p text:style-name="P16">18</text:p>
          </table:table-cell>
          <table:table-cell table:style-name="Tabelle7.A20" office:value-type="string">
            <text:p text:style-name="P19"/>
          </table:table-cell>
        </table:table-row>
        <table:table-row table:style-name="Tabelle7.1">
          <table:table-cell table:style-name="Tabelle7.A2" table:number-columns-spanned="2" office:value-type="string">
            <text:p text:style-name="P23">Notes:</text:p>
          </table:table-cell>
          <table:covered-table-cell/>
          <table:table-cell table:style-name="Tabelle7.A2" table:number-columns-spanned="8" office:value-type="string">
            <text:p text:style-name="P23">The P symbol in the P/V flag column indicates that the P/V flags contains the parity of the result.</text:p>
            <text:p text:style-name="P22">r means any of the registers A, B, C, D, E, H, L.</text:p>
            <text:p text:style-name="P22">* means unofficial instruction.</text:p>
            <text:p text:style-name="P22">CY means the carry flip-flop.</text:p>
          </table:table-cell>
          <table:covered-table-cell/>
          <table:covered-table-cell/>
          <table:covered-table-cell/>
          <table:covered-table-cell/>
          <table:covered-table-cell/>
          <table:covered-table-cell/>
          <table:covered-table-cell/>
        </table:table-row>
        <table:table-row table:style-name="Tabelle7.1">
          <table:table-cell table:style-name="Tabelle7.A20" table:number-columns-spanned="2" office:value-type="string">
            <text:p text:style-name="P23">Flag Notation:</text:p>
          </table:table-cell>
          <table:covered-table-cell/>
          <table:table-cell table:style-name="Tabelle7.A20"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h text:style-name="P47" text:outline-level="2">Bit Manipulation Group</text:h>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number-columns-repeated="2"/>
        <table:table-column table:style-name="Tabelle8.H"/>
        <table:table-column table:style-name="Tabelle8.I"/>
        <table:table-column table:style-name="Tabelle8.J"/>
        <table:table-row table:style-name="Tabelle8.1">
          <table:table-cell table:style-name="Tabelle8.A1" office:value-type="string">
            <text:p text:style-name="P16"/>
            <text:p text:style-name="P15">Mnemonic</text:p>
          </table:table-cell>
          <table:table-cell table:style-name="Tabelle8.A1" table:number-columns-spanned="2" office:value-type="string">
            <text:p text:style-name="P16">Symbolic</text:p>
            <text:p text:style-name="P15">Operation</text:p>
          </table:table-cell>
          <table:covered-table-cell/>
          <table:table-cell table:style-name="Tabelle8.A1" office:value-type="string">
            <text:p text:style-name="P33">Flags</text:p>
            <text:p text:style-name="P30">S<text:tab/>Z<text:tab/>F5<text:tab/>H<text:tab/>F3<text:tab/>P/V<text:tab/>N<text:tab/>C</text:p>
          </table:table-cell>
          <table:table-cell table:style-name="Tabelle8.A1" office:value-type="string">
            <text:p text:style-name="P34">Opcode</text:p>
            <text:p text:style-name="P15">76 543 210</text:p>
          </table:table-cell>
          <table:table-cell table:style-name="Tabelle8.A1" office:value-type="string">
            <text:p text:style-name="P16"/>
            <text:p text:style-name="P15">Hex</text:p>
          </table:table-cell>
          <table:table-cell table:style-name="Tabelle8.A1" office:value-type="string">
            <text:p text:style-name="P16">No. of</text:p>
            <text:p text:style-name="P15">Bytes</text:p>
          </table:table-cell>
          <table:table-cell table:style-name="Tabelle8.A1" office:value-type="string">
            <text:p text:style-name="P16">No. of M</text:p>
            <text:p text:style-name="P15">Cycles</text:p>
          </table:table-cell>
          <table:table-cell table:style-name="Tabelle8.A1" office:value-type="string">
            <text:p text:style-name="P16">No. of T</text:p>
            <text:p text:style-name="P15">States</text:p>
          </table:table-cell>
          <table:table-cell table:style-name="Tabelle8.A1" office:value-type="string">
            <text:p text:style-name="P19"/>
            <text:p text:style-name="P18">Comments</text:p>
          </table:table-cell>
        </table:table-row>
        <table:table-row table:style-name="Tabelle8.1">
          <table:table-cell table:style-name="Tabelle8.A2" office:value-type="string">
            <text:p text:style-name="P16">BIT b, r</text:p>
          </table:table-cell>
          <table:table-cell table:style-name="Tabelle8.A2" table:number-columns-spanned="2" office:value-type="string">
            <text:p text:style-name="P16"><text:s text:c="7"/>_</text:p>
            <text:p text:style-name="P1"><text:span text:style-name="T3">Z </text:span><text:span text:style-name="T8">¬</text:span><text:span text:style-name="T3"> r</text:span><text:span text:style-name="T6">b</text:span></text:p>
          </table:table-cell>
          <table:covered-table-cell/>
          <table:table-cell table:style-name="Tabelle8.A2" office:value-type="string">
            <text:p text:style-name="P6"><text:span text:style-name="T9">b</text:span><text:span text:style-name="T10">1</text:span><text:span text:style-name="T3"><text:tab/></text:span><text:span text:style-name="T9">b</text:span><text:span text:style-name="T3"><text:tab/></text:span><text:span text:style-name="T9">b</text:span><text:span text:style-name="T10">2</text:span><text:span text:style-name="T3"><text:tab/>1<text:tab/></text:span><text:span text:style-name="T9">b</text:span><text:span text:style-name="T10">3</text:span><text:span text:style-name="T3"><text:tab/></text:span><text:span text:style-name="T9">b</text:span><text:span text:style-name="T10">4</text:span><text:span text:style-name="T3"><text:tab/>0<text:tab/>•</text:span></text:p>
          </table:table-cell>
          <table:table-cell table:style-name="Tabelle8.A2" office:value-type="string">
            <text:p text:style-name="P16">11 001 011</text:p>
            <text:p text:style-name="P15">01 <text:s text:c="2"/>b <text:s text:c="4"/>r</text:p>
          </table:table-cell>
          <table:table-cell table:style-name="Tabelle8.A2" office:value-type="string">
            <text:p text:style-name="P16">CB</text:p>
          </table:table-cell>
          <table:table-cell table:style-name="Tabelle8.A2" office:value-type="string">
            <text:p text:style-name="P16">2</text:p>
          </table:table-cell>
          <table:table-cell table:style-name="Tabelle8.A2" office:value-type="string">
            <text:p text:style-name="P16">2</text:p>
          </table:table-cell>
          <table:table-cell table:style-name="Tabelle8.A2" office:value-type="string">
            <text:p text:style-name="P16">8</text:p>
          </table:table-cell>
          <table:table-cell table:style-name="Tabelle8.A2" office:value-type="string">
            <text:p text:style-name="P38">r<text:tab/>Reg.</text:p>
            <text:p text:style-name="P25">000<text:tab/>B</text:p>
          </table:table-cell>
        </table:table-row>
        <table:table-row table:style-name="Tabelle8.1">
          <table:table-cell table:style-name="Tabelle8.A2" office:value-type="string">
            <text:p text:style-name="P16">BIT b, (HL)</text:p>
          </table:table-cell>
          <table:table-cell table:style-name="Tabelle8.A2" table:number-columns-spanned="2" office:value-type="string">
            <text:p text:style-name="P16"><text:s text:c="8"/>___</text:p>
            <text:p text:style-name="P1"><text:span text:style-name="T3">Z </text:span><text:span text:style-name="T8">¬</text:span><text:span text:style-name="T3"> (HL)</text:span><text:span text:style-name="T6">b</text:span></text:p>
          </table:table-cell>
          <table:covered-table-cell/>
          <table:table-cell table:style-name="Tabelle8.A2" office:value-type="string">
            <text:p text:style-name="P6"><text:span text:style-name="T9">b</text:span><text:span text:style-name="T10">1</text:span><text:span text:style-name="T3"><text:tab/></text:span><text:span text:style-name="T9">b</text:span><text:span text:style-name="T3"><text:tab/></text:span><text:span text:style-name="T9">b</text:span><text:span text:style-name="T10">2</text:span><text:span text:style-name="T3"><text:tab/>1<text:tab/></text:span><text:span text:style-name="T9">b</text:span><text:span text:style-name="T10">3</text:span><text:span text:style-name="T3"><text:tab/></text:span><text:span text:style-name="T9">b</text:span><text:span text:style-name="T10">4</text:span><text:span text:style-name="T3"><text:tab/>0<text:tab/>•</text:span></text:p>
          </table:table-cell>
          <table:table-cell table:style-name="Tabelle8.A2" office:value-type="string">
            <text:p text:style-name="P16">11 001 011</text:p>
            <text:p text:style-name="P15">01 <text:s text:c="2"/>b <text:s text:c="2"/>110</text:p>
          </table:table-cell>
          <table:table-cell table:style-name="Tabelle8.A2" office:value-type="string">
            <text:p text:style-name="P16">CB</text:p>
          </table:table-cell>
          <table:table-cell table:style-name="Tabelle8.A2" office:value-type="string">
            <text:p text:style-name="P16">2</text:p>
          </table:table-cell>
          <table:table-cell table:style-name="Tabelle8.A2" office:value-type="string">
            <text:p text:style-name="P16">3</text:p>
          </table:table-cell>
          <table:table-cell table:style-name="Tabelle8.A2" office:value-type="string">
            <text:p text:style-name="P16">12</text:p>
          </table:table-cell>
          <table:table-cell table:style-name="Tabelle8.A2" office:value-type="string">
            <text:p text:style-name="P26">001<text:tab/>C</text:p>
            <text:p text:style-name="P25">010<text:tab/>D</text:p>
          </table:table-cell>
        </table:table-row>
        <table:table-row table:style-name="Tabelle8.1">
          <table:table-cell table:style-name="Tabelle8.A2" office:value-type="string">
            <text:p text:style-name="P3"><text:span text:style-name="T3">BIT b, (IX + d)</text:span><text:span text:style-name="T10">5</text:span></text:p>
          </table:table-cell>
          <table:table-cell table:style-name="Tabelle8.A2" table:number-columns-spanned="2" office:value-type="string">
            <text:p text:style-name="P16"><text:s text:c="8"/>_____</text:p>
            <text:p text:style-name="P1"><text:span text:style-name="T3">Z </text:span><text:span text:style-name="T8">¬</text:span><text:span text:style-name="T3"> (IX + d)</text:span><text:span text:style-name="T6">b</text:span></text:p>
          </table:table-cell>
          <table:covered-table-cell/>
          <table:table-cell table:style-name="Tabelle8.A2" office:value-type="string">
            <text:p text:style-name="P6"><text:span text:style-name="T9">b</text:span><text:span text:style-name="T10">1</text:span><text:span text:style-name="T3"><text:tab/></text:span><text:span text:style-name="T9">b</text:span><text:span text:style-name="T3"><text:tab/></text:span><text:span text:style-name="T9">b</text:span><text:span text:style-name="T10">2</text:span><text:span text:style-name="T3"><text:tab/>1<text:tab/></text:span><text:span text:style-name="T9">b</text:span><text:span text:style-name="T10">3</text:span><text:span text:style-name="T3"><text:tab/></text:span><text:span text:style-name="T9">b</text:span><text:span text:style-name="T10">4</text:span><text:span text:style-name="T3"><text:tab/>0<text:tab/>•</text:span></text:p>
          </table:table-cell>
          <table:table-cell table:style-name="Tabelle8.A2" office:value-type="string">
            <text:p text:style-name="P16">11 011 101</text:p>
            <text:p text:style-name="P15">11 001 011</text:p>
            <text:p text:style-name="P1"><text:span text:style-name="T8">¬</text:span><text:span text:style-name="T3"> <text:s text:c="3"/>d <text:s text:c="4"/></text:span><text:span text:style-name="T8">®</text:span></text:p>
            <text:p text:style-name="P15">01 <text:s text:c="2"/>b <text:s text:c="2"/>110</text:p>
          </table:table-cell>
          <table:table-cell table:style-name="Tabelle8.A2" office:value-type="string">
            <text:p text:style-name="P16">DD</text:p>
            <text:p text:style-name="P15">CB</text:p>
          </table:table-cell>
          <table:table-cell table:style-name="Tabelle8.A2" office:value-type="string">
            <text:p text:style-name="P16">4</text:p>
          </table:table-cell>
          <table:table-cell table:style-name="Tabelle8.A2" office:value-type="string">
            <text:p text:style-name="P16">5</text:p>
          </table:table-cell>
          <table:table-cell table:style-name="Tabelle8.A2" office:value-type="string">
            <text:p text:style-name="P16">20</text:p>
          </table:table-cell>
          <table:table-cell table:style-name="Tabelle8.A2" office:value-type="string">
            <text:p text:style-name="P26">011<text:tab/>E</text:p>
            <text:p text:style-name="P25">100<text:tab/>H</text:p>
            <text:p text:style-name="P25">101<text:tab/>L</text:p>
            <text:p text:style-name="P25">111<text:tab/>A</text:p>
          </table:table-cell>
        </table:table-row>
        <table:table-row table:style-name="Tabelle8.1">
          <table:table-cell table:style-name="Tabelle8.A2" office:value-type="string">
            <text:p text:style-name="P3"><text:span text:style-name="T3">BIT b, (IY + d)</text:span><text:span text:style-name="T10">5</text:span></text:p>
          </table:table-cell>
          <table:table-cell table:style-name="Tabelle8.A2" table:number-columns-spanned="2" office:value-type="string">
            <text:p text:style-name="P16"><text:s text:c="8"/>_____</text:p>
            <text:p text:style-name="P1"><text:span text:style-name="T3">Z </text:span><text:span text:style-name="T8">¬</text:span><text:span text:style-name="T3"> (IY + d)</text:span><text:span text:style-name="T6">b</text:span></text:p>
          </table:table-cell>
          <table:covered-table-cell/>
          <table:table-cell table:style-name="Tabelle8.A2" office:value-type="string">
            <text:p text:style-name="P6"><text:span text:style-name="T9">b</text:span><text:span text:style-name="T10">1</text:span><text:span text:style-name="T3"><text:tab/></text:span><text:span text:style-name="T9">b</text:span><text:span text:style-name="T3"><text:tab/></text:span><text:span text:style-name="T9">b</text:span><text:span text:style-name="T10">2</text:span><text:span text:style-name="T3"><text:tab/>1<text:tab/></text:span><text:span text:style-name="T9">b</text:span><text:span text:style-name="T10">3</text:span><text:span text:style-name="T3"><text:tab/></text:span><text:span text:style-name="T9">b</text:span><text:span text:style-name="T10">4</text:span><text:span text:style-name="T3"><text:tab/>0<text:tab/>•</text:span></text:p>
          </table:table-cell>
          <table:table-cell table:style-name="Tabelle8.A2" office:value-type="string">
            <text:p text:style-name="P16">11 111 101</text:p>
            <text:p text:style-name="P15">11 001 011</text:p>
            <text:p text:style-name="P1"><text:span text:style-name="T8">¬</text:span><text:span text:style-name="T3"> <text:s text:c="3"/>d <text:s text:c="4"/></text:span><text:span text:style-name="T8">®</text:span></text:p>
            <text:p text:style-name="P15">01 <text:s text:c="2"/>b <text:s text:c="2"/>110</text:p>
          </table:table-cell>
          <table:table-cell table:style-name="Tabelle8.A2" office:value-type="string">
            <text:p text:style-name="P16">FD</text:p>
            <text:p text:style-name="P15">CB</text:p>
          </table:table-cell>
          <table:table-cell table:style-name="Tabelle8.A2" office:value-type="string">
            <text:p text:style-name="P16">4</text:p>
          </table:table-cell>
          <table:table-cell table:style-name="Tabelle8.A2" office:value-type="string">
            <text:p text:style-name="P16">5</text:p>
          </table:table-cell>
          <table:table-cell table:style-name="Tabelle8.A2" office:value-type="string">
            <text:p text:style-name="P16">20</text:p>
          </table:table-cell>
          <table:table-cell table:style-name="Tabelle8.A2" office:value-type="string">
            <text:p text:style-name="P26"/>
            <text:p text:style-name="P25"/>
          </table:table-cell>
        </table:table-row>
        <table:table-row table:style-name="Tabelle8.1">
          <table:table-cell table:style-name="Tabelle8.A2" office:value-type="string">
            <text:p text:style-name="P16">SET b, r</text:p>
          </table:table-cell>
          <table:table-cell table:style-name="Tabelle8.A2" table:number-columns-spanned="2" office:value-type="string">
            <text:p text:style-name="P3"><text:span text:style-name="T3">r</text:span><text:span text:style-name="T6">b</text:span><text:span text:style-name="T3"> </text:span><text:span text:style-name="T8">¬</text:span><text:span text:style-name="T3"> 1</text:span></text:p>
          </table:table-cell>
          <table:covered-table-cell/>
          <table:table-cell table:style-name="Tabelle8.A2" office:value-type="string">
            <text:p text:style-name="P21">•<text:tab/>•<text:tab/>•<text:tab/>•<text:tab/>•<text:tab/>•<text:tab/>•<text:tab/>•</text:p>
          </table:table-cell>
          <table:table-cell table:style-name="Tabelle8.A2" office:value-type="string">
            <text:p text:style-name="P16">11 001 011</text:p>
            <text:p text:style-name="P1"><text:span text:style-name="T4">11</text:span><text:span text:style-name="T3"> <text:s text:c="2"/>b <text:s text:c="4"/>r</text:span></text:p>
          </table:table-cell>
          <table:table-cell table:style-name="Tabelle8.A2" office:value-type="string">
            <text:p text:style-name="P16">CB</text:p>
            <text:p text:style-name="P15"/>
          </table:table-cell>
          <table:table-cell table:style-name="Tabelle8.A2" office:value-type="string">
            <text:p text:style-name="P16">2</text:p>
          </table:table-cell>
          <table:table-cell table:style-name="Tabelle8.A2" office:value-type="string">
            <text:p text:style-name="P16">2</text:p>
          </table:table-cell>
          <table:table-cell table:style-name="Tabelle8.A2" office:value-type="string">
            <text:p text:style-name="P16">8</text:p>
          </table:table-cell>
          <table:table-cell table:style-name="Tabelle8.A2" office:value-type="string">
            <text:p text:style-name="P38">b<text:tab/>Bit.</text:p>
            <text:p text:style-name="P25">000<text:tab/>0</text:p>
            <text:p text:style-name="P25">001<text:tab/>1</text:p>
          </table:table-cell>
        </table:table-row>
        <table:table-row table:style-name="Tabelle8.1">
          <table:table-cell table:style-name="Tabelle8.A2" office:value-type="string">
            <text:p text:style-name="P16">SET b, (HL)</text:p>
          </table:table-cell>
          <table:table-cell table:style-name="Tabelle8.A2" table:number-columns-spanned="2" office:value-type="string">
            <text:p text:style-name="P3"><text:span text:style-name="T3">(HL)</text:span><text:span text:style-name="T6">b</text:span><text:span text:style-name="T3"> </text:span><text:span text:style-name="T8">¬</text:span><text:span text:style-name="T3"> 1</text:span></text:p>
          </table:table-cell>
          <table:covered-table-cell/>
          <table:table-cell table:style-name="Tabelle8.A2" office:value-type="string">
            <text:p text:style-name="P21">•<text:tab/>•<text:tab/>•<text:tab/>•<text:tab/>•<text:tab/>•<text:tab/>•<text:tab/>•</text:p>
          </table:table-cell>
          <table:table-cell table:style-name="Tabelle8.A2" office:value-type="string">
            <text:p text:style-name="P16">11 001 011</text:p>
            <text:p text:style-name="P1"><text:span text:style-name="T4">11</text:span><text:span text:style-name="T3"> <text:s text:c="2"/>b <text:s text:c="2"/>110</text:span></text:p>
          </table:table-cell>
          <table:table-cell table:style-name="Tabelle8.A2" office:value-type="string">
            <text:p text:style-name="P16">CB</text:p>
            <text:p text:style-name="P15"/>
          </table:table-cell>
          <table:table-cell table:style-name="Tabelle8.A2" office:value-type="string">
            <text:p text:style-name="P16">2</text:p>
          </table:table-cell>
          <table:table-cell table:style-name="Tabelle8.A2" office:value-type="string">
            <text:p text:style-name="P16">4</text:p>
          </table:table-cell>
          <table:table-cell table:style-name="Tabelle8.A2" office:value-type="string">
            <text:p text:style-name="P16">15</text:p>
          </table:table-cell>
          <table:table-cell table:style-name="Tabelle8.A2" office:value-type="string">
            <text:p text:style-name="P26">010<text:tab/>2</text:p>
            <text:p text:style-name="P25">011<text:tab/>3</text:p>
          </table:table-cell>
        </table:table-row>
        <table:table-row table:style-name="Tabelle8.1">
          <table:table-cell table:style-name="Tabelle8.A2" office:value-type="string">
            <text:p text:style-name="P16">SET b, (IX + d)</text:p>
          </table:table-cell>
          <table:table-cell table:style-name="Tabelle8.A2" table:number-columns-spanned="2" office:value-type="string">
            <text:p text:style-name="P3"><text:span text:style-name="T3">(IX + d)</text:span><text:span text:style-name="T6">b</text:span><text:span text:style-name="T3"> </text:span><text:span text:style-name="T8">¬</text:span><text:span text:style-name="T3"> 1</text:span></text:p>
          </table:table-cell>
          <table:covered-table-cell/>
          <table:table-cell table:style-name="Tabelle8.A2" office:value-type="string">
            <text:p text:style-name="P21">•<text:tab/>•<text:tab/>•<text:tab/>•<text:tab/>•<text:tab/>•<text:tab/>•<text:tab/>•</text:p>
          </table:table-cell>
          <table:table-cell table:style-name="Tabelle8.A2" office:value-type="string">
            <text:p text:style-name="P16">11 011 101</text:p>
            <text:p text:style-name="P15">11 001 011</text:p>
            <text:p text:style-name="P1"><text:span text:style-name="T8">¬</text:span><text:span text:style-name="T3"> <text:s text:c="3"/>d <text:s text:c="4"/></text:span><text:span text:style-name="T8">®</text:span></text:p>
            <text:p text:style-name="P1"><text:span text:style-name="T4">11</text:span><text:span text:style-name="T3"> <text:s text:c="2"/>b <text:s text:c="2"/>110</text:span></text:p>
          </table:table-cell>
          <table:table-cell table:style-name="Tabelle8.A2" office:value-type="string">
            <text:p text:style-name="P16">DD</text:p>
            <text:p text:style-name="P15">CB</text:p>
            <text:p text:style-name="P15"/>
          </table:table-cell>
          <table:table-cell table:style-name="Tabelle8.A2" office:value-type="string">
            <text:p text:style-name="P16">4</text:p>
          </table:table-cell>
          <table:table-cell table:style-name="Tabelle8.A2" office:value-type="string">
            <text:p text:style-name="P16">6</text:p>
          </table:table-cell>
          <table:table-cell table:style-name="Tabelle8.A2" office:value-type="string">
            <text:p text:style-name="P16">23</text:p>
          </table:table-cell>
          <table:table-cell table:style-name="Tabelle8.A2" office:value-type="string">
            <text:p text:style-name="P26">100<text:tab/>4</text:p>
            <text:p text:style-name="P25">101<text:tab/>5</text:p>
            <text:p text:style-name="P25">110<text:tab/>6</text:p>
            <text:p text:style-name="P25">111<text:tab/>7</text:p>
          </table:table-cell>
        </table:table-row>
        <table:table-row table:style-name="Tabelle8.1">
          <table:table-cell table:style-name="Tabelle8.A2" office:value-type="string">
            <text:p text:style-name="P16">SET b, (IY + d)</text:p>
          </table:table-cell>
          <table:table-cell table:style-name="Tabelle8.A2" table:number-columns-spanned="2" office:value-type="string">
            <text:p text:style-name="P3"><text:span text:style-name="T3">(IY + d)</text:span><text:span text:style-name="T6">b</text:span><text:span text:style-name="T3"> </text:span><text:span text:style-name="T8">¬</text:span><text:span text:style-name="T3"> 1</text:span></text:p>
          </table:table-cell>
          <table:covered-table-cell/>
          <table:table-cell table:style-name="Tabelle8.A2" office:value-type="string">
            <text:p text:style-name="P21">•<text:tab/>•<text:tab/>•<text:tab/>•<text:tab/>•<text:tab/>•<text:tab/>•<text:tab/>•</text:p>
          </table:table-cell>
          <table:table-cell table:style-name="Tabelle8.A2" office:value-type="string">
            <text:p text:style-name="P16">11 111 101</text:p>
            <text:p text:style-name="P15">11 001 011</text:p>
            <text:p text:style-name="P1"><text:span text:style-name="T8">¬</text:span><text:span text:style-name="T3"> <text:s text:c="3"/>d <text:s text:c="4"/></text:span><text:span text:style-name="T8">®</text:span></text:p>
            <text:p text:style-name="P1"><text:span text:style-name="T4">11</text:span><text:span text:style-name="T3"> <text:s text:c="2"/>b <text:s text:c="2"/>110</text:span></text:p>
          </table:table-cell>
          <table:table-cell table:style-name="Tabelle8.A2" office:value-type="string">
            <text:p text:style-name="P16">FD</text:p>
            <text:p text:style-name="P15">CB</text:p>
            <text:p text:style-name="P15"/>
          </table:table-cell>
          <table:table-cell table:style-name="Tabelle8.A2" office:value-type="string">
            <text:p text:style-name="P16">4</text:p>
          </table:table-cell>
          <table:table-cell table:style-name="Tabelle8.A2" office:value-type="string">
            <text:p text:style-name="P16">6</text:p>
          </table:table-cell>
          <table:table-cell table:style-name="Tabelle8.A2" office:value-type="string">
            <text:p text:style-name="P16">23</text:p>
          </table:table-cell>
          <table:table-cell table:style-name="Tabelle8.A2" office:value-type="string">
            <text:p text:style-name="P26"/>
          </table:table-cell>
        </table:table-row>
        <table:table-row table:style-name="Tabelle8.1">
          <table:table-cell table:style-name="Tabelle8.A2" office:value-type="string">
            <text:p text:style-name="P16">LD r,SET b, (IX + d)*</text:p>
          </table:table-cell>
          <table:table-cell table:style-name="Tabelle8.A2" table:number-columns-spanned="2" office:value-type="string">
            <text:p text:style-name="P3"><text:span text:style-name="T3">r </text:span><text:span text:style-name="T8">¬</text:span><text:span text:style-name="T3"> (IX + d)</text:span></text:p>
            <text:p text:style-name="P1"><text:span text:style-name="T3">r</text:span><text:span text:style-name="T6">b</text:span><text:span text:style-name="T3"> </text:span><text:span text:style-name="T8">¬</text:span><text:span text:style-name="T3"> 1</text:span></text:p>
            <text:p text:style-name="P1"><text:span text:style-name="T3">(IX + d) </text:span><text:span text:style-name="T8">¬</text:span><text:span text:style-name="T3"> r</text:span></text:p>
          </table:table-cell>
          <table:covered-table-cell/>
          <table:table-cell table:style-name="Tabelle8.A2" office:value-type="string">
            <text:p text:style-name="P21">•<text:tab/>•<text:tab/>•<text:tab/>•<text:tab/>•<text:tab/>•<text:tab/>•<text:tab/>•</text:p>
          </table:table-cell>
          <table:table-cell table:style-name="Tabelle8.A2" office:value-type="string">
            <text:p text:style-name="P16">11 011 101</text:p>
            <text:p text:style-name="P15">11 001 011</text:p>
            <text:p text:style-name="P1"><text:span text:style-name="T8">¬</text:span><text:span text:style-name="T3"> <text:s text:c="3"/>d <text:s text:c="4"/></text:span><text:span text:style-name="T8">®</text:span></text:p>
            <text:p text:style-name="P1"><text:span text:style-name="T4">11</text:span><text:span text:style-name="T3"> <text:s text:c="2"/>b <text:s text:c="4"/>r</text:span></text:p>
          </table:table-cell>
          <table:table-cell table:style-name="Tabelle8.A2" office:value-type="string">
            <text:p text:style-name="P16">DD</text:p>
            <text:p text:style-name="P15">CB</text:p>
            <text:p text:style-name="P15"/>
          </table:table-cell>
          <table:table-cell table:style-name="Tabelle8.A2" office:value-type="string">
            <text:p text:style-name="P16">4</text:p>
          </table:table-cell>
          <table:table-cell table:style-name="Tabelle8.A2" office:value-type="string">
            <text:p text:style-name="P16">6</text:p>
          </table:table-cell>
          <table:table-cell table:style-name="Tabelle8.A2" office:value-type="string">
            <text:p text:style-name="P16">23</text:p>
          </table:table-cell>
          <table:table-cell table:style-name="Tabelle8.A2" office:value-type="string">
            <text:p text:style-name="P26"/>
          </table:table-cell>
        </table:table-row>
        <table:table-row table:style-name="Tabelle8.1">
          <table:table-cell table:style-name="Tabelle8.A2" office:value-type="string">
            <text:p text:style-name="P16">LD r,SET b, (IY + d)*</text:p>
          </table:table-cell>
          <table:table-cell table:style-name="Tabelle8.A2" table:number-columns-spanned="2" office:value-type="string">
            <text:p text:style-name="P3"><text:span text:style-name="T3">r </text:span><text:span text:style-name="T8">¬</text:span><text:span text:style-name="T3"> (IY + d)</text:span></text:p>
            <text:p text:style-name="P1"><text:span text:style-name="T3">r</text:span><text:span text:style-name="T6">b</text:span><text:span text:style-name="T3"> </text:span><text:span text:style-name="T8">¬</text:span><text:span text:style-name="T3"> 1</text:span></text:p>
            <text:p text:style-name="P1"><text:span text:style-name="T3">(IY + d) </text:span><text:span text:style-name="T8">¬</text:span><text:span text:style-name="T3"> r</text:span></text:p>
          </table:table-cell>
          <table:covered-table-cell/>
          <table:table-cell table:style-name="Tabelle8.A2" office:value-type="string">
            <text:p text:style-name="P21">•<text:tab/>•<text:tab/>•<text:tab/>•<text:tab/>•<text:tab/>•<text:tab/>•<text:tab/>•</text:p>
          </table:table-cell>
          <table:table-cell table:style-name="Tabelle8.A2" office:value-type="string">
            <text:p text:style-name="P16">11 111 101</text:p>
            <text:p text:style-name="P15">11 001 011</text:p>
            <text:p text:style-name="P1"><text:span text:style-name="T8">¬</text:span><text:span text:style-name="T3"> <text:s text:c="3"/>d <text:s text:c="4"/></text:span><text:span text:style-name="T8">®</text:span></text:p>
            <text:p text:style-name="P1"><text:span text:style-name="T4">11</text:span><text:span text:style-name="T3"> <text:s text:c="2"/>b <text:s text:c="4"/>r</text:span></text:p>
          </table:table-cell>
          <table:table-cell table:style-name="Tabelle8.A2" office:value-type="string">
            <text:p text:style-name="P16">FD</text:p>
            <text:p text:style-name="P15">CB</text:p>
            <text:p text:style-name="P15"/>
          </table:table-cell>
          <table:table-cell table:style-name="Tabelle8.A2" office:value-type="string">
            <text:p text:style-name="P16">4</text:p>
          </table:table-cell>
          <table:table-cell table:style-name="Tabelle8.A2" office:value-type="string">
            <text:p text:style-name="P16">6</text:p>
          </table:table-cell>
          <table:table-cell table:style-name="Tabelle8.A2" office:value-type="string">
            <text:p text:style-name="P16">23</text:p>
          </table:table-cell>
          <table:table-cell table:style-name="Tabelle8.A2" office:value-type="string">
            <text:p text:style-name="P26"/>
          </table:table-cell>
        </table:table-row>
        <table:table-row table:style-name="Tabelle8.1">
          <table:table-cell table:style-name="Tabelle8.A12" office:value-type="string">
            <text:p text:style-name="P16">RES b, m</text:p>
          </table:table-cell>
          <table:table-cell table:style-name="Tabelle8.A12" table:number-columns-spanned="2" office:value-type="string">
            <text:p text:style-name="P3"><text:span text:style-name="T3">m</text:span><text:span text:style-name="T6">b</text:span><text:span text:style-name="T3"> </text:span><text:span text:style-name="T8">¬</text:span><text:span text:style-name="T3"> 0</text:span></text:p>
            <text:p text:style-name="P1"><text:span text:style-name="T3">m </text:span><text:span text:style-name="T8">º</text:span><text:span text:style-name="T3"> r, (HL), (IX+d), </text:span></text:p>
            <text:p text:style-name="P15"><text:s text:c="6"/>(IY+d)</text:p>
          </table:table-cell>
          <table:covered-table-cell/>
          <table:table-cell table:style-name="Tabelle8.A12" office:value-type="string">
            <text:p text:style-name="P21">•<text:tab/>•<text:tab/>•<text:tab/>•<text:tab/>•<text:tab/>•<text:tab/>•<text:tab/>•</text:p>
          </table:table-cell>
          <table:table-cell table:style-name="Tabelle8.A12" office:value-type="string">
            <text:p text:style-name="P39">10</text:p>
          </table:table-cell>
          <table:table-cell table:style-name="Tabelle8.A12" office:value-type="string">
            <text:p text:style-name="P16"/>
          </table:table-cell>
          <table:table-cell table:style-name="Tabelle8.A12" office:value-type="string">
            <text:p text:style-name="P16"/>
          </table:table-cell>
          <table:table-cell table:style-name="Tabelle8.A12" office:value-type="string">
            <text:p text:style-name="P16"/>
          </table:table-cell>
          <table:table-cell table:style-name="Tabelle8.A12" office:value-type="string">
            <text:p text:style-name="P16"/>
          </table:table-cell>
          <table:table-cell table:style-name="Tabelle8.A12" office:value-type="string">
            <text:p text:style-name="P12"><text:span text:style-name="T3">To form new opcode replace </text:span><text:span text:style-name="T4">11</text:span><text:span text:style-name="T3"> of SET b, s with </text:span><text:span text:style-name="T4">10</text:span><text:span text:style-name="T3">. Flags and states are the same.</text:span></text:p>
          </table:table-cell>
        </table:table-row>
        <table:table-row table:style-name="Tabelle8.1">
          <table:table-cell table:style-name="Tabelle8.A2" table:number-columns-spanned="2" office:value-type="string">
            <text:p text:style-name="P23">Notes:</text:p>
          </table:table-cell>
          <table:covered-table-cell/>
          <table:table-cell table:style-name="Tabelle8.A2" table:number-columns-spanned="8" office:value-type="string">
            <text:p text:style-name="P8"><text:span text:style-name="T3">The notation m</text:span><text:span text:style-name="T6">b</text:span><text:span text:style-name="T3"> indicates bit b (0 to 7) of location m.</text:span></text:p>
            <text:p text:style-name="P22">BIT instructions are performed by an bitwise AND.</text:p>
            <text:p text:style-name="P7"><text:span text:style-name="T10">1</text:span><text:span text:style-name="T3"> S is set if b = 7 and Z = 0</text:span></text:p>
            <text:p text:style-name="P7"><text:span text:style-name="T10">2</text:span><text:span text:style-name="T3"> F5 is set if b = 5 and Z = 0</text:span></text:p>
            <text:p text:style-name="P7"><text:span text:style-name="T10">3</text:span><text:span text:style-name="T3"> F3 is set if b = 3 and Z = 0</text:span></text:p>
            <text:p text:style-name="P7"><text:span text:style-name="T10">4</text:span><text:span text:style-name="T3"> P/V is set like the Z flag</text:span></text:p>
            <text:p text:style-name="P7"><text:span text:style-name="T10">5</text:span><text:span text:style-name="T3"> This instruction has other unofficial opcodes</text:span></text:p>
            <text:p text:style-name="P22">* means unofficial instruction.</text:p>
          </table:table-cell>
          <table:covered-table-cell/>
          <table:covered-table-cell/>
          <table:covered-table-cell/>
          <table:covered-table-cell/>
          <table:covered-table-cell/>
          <table:covered-table-cell/>
          <table:covered-table-cell/>
        </table:table-row>
        <table:table-row table:style-name="Tabelle8.1">
          <table:table-cell table:style-name="Tabelle8.A12" table:number-columns-spanned="2" office:value-type="string">
            <text:p text:style-name="P23">Flag Notation:</text:p>
          </table:table-cell>
          <table:covered-table-cell/>
          <table:table-cell table:style-name="Tabelle8.A12"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h text:style-name="P47" text:outline-level="2">Input and Output Groups</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number-columns-repeated="2"/>
        <table:table-column table:style-name="Tabelle9.H"/>
        <table:table-column table:style-name="Tabelle9.I"/>
        <table:table-column table:style-name="Tabelle9.J"/>
        <table:table-row table:style-name="Tabelle9.1">
          <table:table-cell table:style-name="Tabelle9.A1" office:value-type="string">
            <text:p text:style-name="P16"/>
            <text:p text:style-name="P15">Mnemonic</text:p>
          </table:table-cell>
          <table:table-cell table:style-name="Tabelle9.A1" table:number-columns-spanned="2" office:value-type="string">
            <text:p text:style-name="P16">Symbolic</text:p>
            <text:p text:style-name="P15">Operation</text:p>
          </table:table-cell>
          <table:covered-table-cell/>
          <table:table-cell table:style-name="Tabelle9.A1" office:value-type="string">
            <text:p text:style-name="P33">Flags</text:p>
            <text:p text:style-name="P24">S<text:tab/>Z<text:tab/>F5<text:tab/>H<text:tab/>F3<text:tab/>P/V<text:tab/>N<text:tab/>C</text:p>
          </table:table-cell>
          <table:table-cell table:style-name="Tabelle9.A1" office:value-type="string">
            <text:p text:style-name="P34">Opcode</text:p>
            <text:p text:style-name="P15">76 543 210</text:p>
          </table:table-cell>
          <table:table-cell table:style-name="Tabelle9.A1" office:value-type="string">
            <text:p text:style-name="P16"/>
            <text:p text:style-name="P15">Hex</text:p>
          </table:table-cell>
          <table:table-cell table:style-name="Tabelle9.A1" office:value-type="string">
            <text:p text:style-name="P16">No.of</text:p>
            <text:p text:style-name="P15">Bytes</text:p>
          </table:table-cell>
          <table:table-cell table:style-name="Tabelle9.A1" office:value-type="string">
            <text:p text:style-name="P16">No.of M</text:p>
            <text:p text:style-name="P15">Cycles</text:p>
          </table:table-cell>
          <table:table-cell table:style-name="Tabelle9.A1" office:value-type="string">
            <text:p text:style-name="P16">No.of T</text:p>
            <text:p text:style-name="P15">States</text:p>
          </table:table-cell>
          <table:table-cell table:style-name="Tabelle9.A1" office:value-type="string">
            <text:p text:style-name="P19"/>
            <text:p text:style-name="P18">Comments</text:p>
          </table:table-cell>
        </table:table-row>
        <table:table-row table:style-name="Tabelle9.1">
          <table:table-cell table:style-name="Tabelle9.A2" office:value-type="string">
            <text:p text:style-name="P16">IN A, (n)</text:p>
          </table:table-cell>
          <table:table-cell table:style-name="Tabelle9.A2" table:number-columns-spanned="2" office:value-type="string">
            <text:p text:style-name="P3"><text:span text:style-name="T3">A </text:span><text:span text:style-name="T8">¬</text:span><text:span text:style-name="T3"> (n)</text:span></text:p>
          </table:table-cell>
          <table:covered-table-cell/>
          <table:table-cell table:style-name="Tabelle9.A2" office:value-type="string">
            <text:p text:style-name="P21">•<text:tab/>•<text:tab/>•<text:tab/>•<text:tab/>•<text:tab/>•<text:tab/>•<text:tab/>•</text:p>
          </table:table-cell>
          <table:table-cell table:style-name="Tabelle9.A2" office:value-type="string">
            <text:p text:style-name="P16">11 011 011</text:p>
            <text:p text:style-name="P1"><text:span text:style-name="T8">¬</text:span><text:span text:style-name="T3"> <text:s text:c="3"/>n <text:s text:c="4"/></text:span><text:span text:style-name="T8">®</text:span></text:p>
          </table:table-cell>
          <table:table-cell table:style-name="Tabelle9.A2" office:value-type="string">
            <text:p text:style-name="P16">DB</text:p>
          </table:table-cell>
          <table:table-cell table:style-name="Tabelle9.A2" office:value-type="string">
            <text:p text:style-name="P16">2</text:p>
          </table:table-cell>
          <table:table-cell table:style-name="Tabelle9.A2" office:value-type="string">
            <text:p text:style-name="P16">3</text:p>
          </table:table-cell>
          <table:table-cell table:style-name="Tabelle9.A2" office:value-type="string">
            <text:p text:style-name="P16">11</text:p>
          </table:table-cell>
          <table:table-cell table:style-name="Tabelle9.A2" office:value-type="string">
            <text:p text:style-name="P38">r<text:tab/>Reg.</text:p>
            <text:p text:style-name="P25">000<text:tab/>B</text:p>
          </table:table-cell>
        </table:table-row>
        <table:table-row table:style-name="Tabelle9.1">
          <table:table-cell table:style-name="Tabelle9.A2" office:value-type="string">
            <text:p text:style-name="P16">IN r, (C)</text:p>
          </table:table-cell>
          <table:table-cell table:style-name="Tabelle9.A2" table:number-columns-spanned="2" office:value-type="string">
            <text:p text:style-name="P3"><text:span text:style-name="T3">r </text:span><text:span text:style-name="T8">¬</text:span><text:span text:style-name="T3"> (C)</text:span></text:p>
          </table:table-cell>
          <table:covered-table-cell/>
          <table:table-cell table:style-name="Tabelle9.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p>
          </table:table-cell>
          <table:table-cell table:style-name="Tabelle9.A2" office:value-type="string">
            <text:p text:style-name="P16">11 101 101</text:p>
            <text:p text:style-name="P15">01 <text:s text:c="2"/>r <text:s text:c="3"/>000</text:p>
          </table:table-cell>
          <table:table-cell table:style-name="Tabelle9.A2" office:value-type="string">
            <text:p text:style-name="P16">ED</text:p>
          </table:table-cell>
          <table:table-cell table:style-name="Tabelle9.A2" office:value-type="string">
            <text:p text:style-name="P16">2</text:p>
          </table:table-cell>
          <table:table-cell table:style-name="Tabelle9.A2" office:value-type="string">
            <text:p text:style-name="P16">3</text:p>
          </table:table-cell>
          <table:table-cell table:style-name="Tabelle9.A2" office:value-type="string">
            <text:p text:style-name="P16">12</text:p>
          </table:table-cell>
          <table:table-cell table:style-name="Tabelle9.A2" office:value-type="string">
            <text:p text:style-name="P26">001<text:tab/>C</text:p>
            <text:p text:style-name="P25">010<text:tab/>D</text:p>
          </table:table-cell>
        </table:table-row>
        <table:table-row table:style-name="Tabelle9.1">
          <table:table-cell table:style-name="Tabelle9.A2" office:value-type="string">
            <text:p text:style-name="P16">IN (C)* <text:s/>or</text:p>
            <text:p text:style-name="P15">IN F, (C)*</text:p>
          </table:table-cell>
          <table:table-cell table:style-name="Tabelle9.A2" table:number-columns-spanned="2" office:value-type="string">
            <text:p text:style-name="P16">Just affects flags,</text:p>
            <text:p text:style-name="P15">value is lost.</text:p>
          </table:table-cell>
          <table:covered-table-cell/>
          <table:table-cell table:style-name="Tabelle9.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p>
          </table:table-cell>
          <table:table-cell table:style-name="Tabelle9.A2" office:value-type="string">
            <text:p text:style-name="P16">11 101 101</text:p>
            <text:p text:style-name="P15">01 110 000</text:p>
          </table:table-cell>
          <table:table-cell table:style-name="Tabelle9.A2" office:value-type="string">
            <text:p text:style-name="P16">ED</text:p>
            <text:p text:style-name="P15">70</text:p>
          </table:table-cell>
          <table:table-cell table:style-name="Tabelle9.A2" office:value-type="string">
            <text:p text:style-name="P16">2</text:p>
          </table:table-cell>
          <table:table-cell table:style-name="Tabelle9.A2" office:value-type="string">
            <text:p text:style-name="P16">3</text:p>
          </table:table-cell>
          <table:table-cell table:style-name="Tabelle9.A2" office:value-type="string">
            <text:p text:style-name="P16">12</text:p>
          </table:table-cell>
          <table:table-cell table:style-name="Tabelle9.A2" office:value-type="string">
            <text:p text:style-name="P26">011<text:tab/>E</text:p>
            <text:p text:style-name="P25">100<text:tab/>H</text:p>
          </table:table-cell>
        </table:table-row>
        <table:table-row table:style-name="Tabelle9.1">
          <table:table-cell table:style-name="Tabelle9.A2" office:value-type="string">
            <text:p text:style-name="P16">INI</text:p>
          </table:table-cell>
          <table:table-cell table:style-name="Tabelle9.A2" table:number-columns-spanned="2" office:value-type="string">
            <text:p text:style-name="P3"><text:span text:style-name="T3">(HL) </text:span><text:span text:style-name="T8">¬</text:span><text:span text:style-name="T3"> (C)</text:span></text:p>
            <text:p text:style-name="P1"><text:span text:style-name="T3">HL </text:span><text:span text:style-name="T8">¬</text:span><text:span text:style-name="T3"> HL + 1</text:span></text:p>
            <text:p text:style-name="P1"><text:span text:style-name="T3">B </text:span><text:span text:style-name="T8">¬</text:span><text:span text:style-name="T3"> B - 1</text:span></text:p>
          </table:table-cell>
          <table:covered-table-cell/>
          <table:table-cell table:style-name="Tabelle9.A2" office:value-type="string">
            <text:p text:style-name="P6"><text:span text:style-name="T9">b</text:span><text:span text:style-name="T10">1</text:span><text:span text:style-name="T3"><text:tab/></text:span><text:span text:style-name="T9">b</text:span><text:span text:style-name="T10">1</text:span><text:span text:style-name="T3"><text:tab/></text:span><text:span text:style-name="T9">b</text:span><text:span text:style-name="T10">1</text:span><text:span text:style-name="T3"><text:tab/></text:span><text:span text:style-name="T9">b</text:span><text:span text:style-name="T10">3</text:span><text:span text:style-name="T3"><text:tab/></text:span><text:span text:style-name="T9">b</text:span><text:span text:style-name="T10">1</text:span><text:span text:style-name="T3"><text:tab/>X<text:tab/></text:span><text:span text:style-name="T9">b</text:span><text:span text:style-name="T10">2</text:span><text:span text:style-name="T3"><text:tab/></text:span><text:span text:style-name="T9">b</text:span><text:span text:style-name="T10">3</text:span></text:p>
          </table:table-cell>
          <table:table-cell table:style-name="Tabelle9.A2" office:value-type="string">
            <text:p text:style-name="P16">11 101 101</text:p>
            <text:p text:style-name="P15">10 100 010</text:p>
          </table:table-cell>
          <table:table-cell table:style-name="Tabelle9.A2" office:value-type="string">
            <text:p text:style-name="P16">ED</text:p>
            <text:p text:style-name="P15">A2</text:p>
          </table:table-cell>
          <table:table-cell table:style-name="Tabelle9.A2" office:value-type="string">
            <text:p text:style-name="P16">2</text:p>
          </table:table-cell>
          <table:table-cell table:style-name="Tabelle9.A2" office:value-type="string">
            <text:p text:style-name="P16">4</text:p>
          </table:table-cell>
          <table:table-cell table:style-name="Tabelle9.A2" office:value-type="string">
            <text:p text:style-name="P16">16</text:p>
          </table:table-cell>
          <table:table-cell table:style-name="Tabelle9.A2" office:value-type="string">
            <text:p text:style-name="P26">101<text:tab/>L</text:p>
            <text:p text:style-name="P25">111<text:tab/>A</text:p>
          </table:table-cell>
        </table:table-row>
        <table:table-row table:style-name="Tabelle9.1">
          <table:table-cell table:style-name="Tabelle9.A2" office:value-type="string">
            <text:p text:style-name="P16">INIR</text:p>
          </table:table-cell>
          <table:table-cell table:style-name="Tabelle9.A2" table:number-columns-spanned="2" office:value-type="string">
            <text:p text:style-name="P3"><text:span text:style-name="T3">(HL) </text:span><text:span text:style-name="T8">¬</text:span><text:span text:style-name="T3"> (C)</text:span></text:p>
            <text:p text:style-name="P1"><text:span text:style-name="T3">HL </text:span><text:span text:style-name="T8">¬</text:span><text:span text:style-name="T3"> HL + 1</text:span></text:p>
            <text:p text:style-name="P1"><text:span text:style-name="T3">B </text:span><text:span text:style-name="T8">¬</text:span><text:span text:style-name="T3"> B - 1</text:span></text:p>
            <text:p text:style-name="P15">Repeat until</text:p>
            <text:p text:style-name="P15">B = 0</text:p>
          </table:table-cell>
          <table:covered-table-cell/>
          <table:table-cell table:style-name="Tabelle9.A2" office:value-type="string">
            <text:p text:style-name="P6"><text:span text:style-name="T3">0<text:tab/>1<text:tab/>0<text:tab/></text:span><text:span text:style-name="T9">b</text:span><text:span text:style-name="T10">3</text:span><text:span text:style-name="T3"><text:tab/>0<text:tab/>X<text:tab/></text:span><text:span text:style-name="T9">b</text:span><text:span text:style-name="T10">2</text:span><text:span text:style-name="T3"><text:tab/></text:span><text:span text:style-name="T9">b</text:span><text:span text:style-name="T10">3</text:span></text:p>
          </table:table-cell>
          <table:table-cell table:style-name="Tabelle9.A2" office:value-type="string">
            <text:p text:style-name="P16">11 101 101</text:p>
            <text:p text:style-name="P15">10 110 010</text:p>
          </table:table-cell>
          <table:table-cell table:style-name="Tabelle9.A2" office:value-type="string">
            <text:p text:style-name="P16">ED</text:p>
            <text:p text:style-name="P15">B2</text:p>
          </table:table-cell>
          <table:table-cell table:style-name="Tabelle9.A2" office:value-type="string">
            <text:p text:style-name="P16">2</text:p>
            <text:p text:style-name="P15">2</text:p>
          </table:table-cell>
          <table:table-cell table:style-name="Tabelle9.A2" office:value-type="string">
            <text:p text:style-name="P16">5</text:p>
            <text:p text:style-name="P15">4</text:p>
          </table:table-cell>
          <table:table-cell table:style-name="Tabelle9.A2" office:value-type="string">
            <text:p text:style-name="P16">21</text:p>
            <text:p text:style-name="P15">16</text:p>
          </table:table-cell>
          <table:table-cell table:style-name="Tabelle9.A2" office:value-type="string">
            <text:p text:style-name="P12"><text:span text:style-name="T3">if B </text:span><text:span text:style-name="T8">¹</text:span><text:span text:style-name="T3"> 0</text:span></text:p>
            <text:p text:style-name="P25">if B = 0</text:p>
          </table:table-cell>
        </table:table-row>
        <table:table-row table:style-name="Tabelle9.1">
          <table:table-cell table:style-name="Tabelle9.A2" office:value-type="string">
            <text:p text:style-name="P16">IND</text:p>
          </table:table-cell>
          <table:table-cell table:style-name="Tabelle9.A2" table:number-columns-spanned="2" office:value-type="string">
            <text:p text:style-name="P3"><text:span text:style-name="T3">(HL) </text:span><text:span text:style-name="T8">¬</text:span><text:span text:style-name="T3"> (C)</text:span></text:p>
            <text:p text:style-name="P1"><text:span text:style-name="T3">HL </text:span><text:span text:style-name="T8">¬</text:span><text:span text:style-name="T3"> HL - 1</text:span></text:p>
            <text:p text:style-name="P1"><text:span text:style-name="T3">B </text:span><text:span text:style-name="T8">¬</text:span><text:span text:style-name="T3"> B - 1</text:span></text:p>
          </table:table-cell>
          <table:covered-table-cell/>
          <table:table-cell table:style-name="Tabelle9.A2" office:value-type="string">
            <text:p text:style-name="P6"><text:span text:style-name="T9">b</text:span><text:span text:style-name="T10">1</text:span><text:span text:style-name="T3"><text:tab/></text:span><text:span text:style-name="T9">b</text:span><text:span text:style-name="T10">1</text:span><text:span text:style-name="T3"><text:tab/></text:span><text:span text:style-name="T9">b</text:span><text:span text:style-name="T10">1</text:span><text:span text:style-name="T3"><text:tab/></text:span><text:span text:style-name="T9">b</text:span><text:span text:style-name="T10">4</text:span><text:span text:style-name="T3"><text:tab/></text:span><text:span text:style-name="T9">b</text:span><text:span text:style-name="T10">1</text:span><text:span text:style-name="T3"><text:tab/>X<text:tab/></text:span><text:span text:style-name="T9">b</text:span><text:span text:style-name="T10">2</text:span><text:span text:style-name="T3"><text:tab/></text:span><text:span text:style-name="T9">b</text:span><text:span text:style-name="T10">4</text:span></text:p>
          </table:table-cell>
          <table:table-cell table:style-name="Tabelle9.A2" office:value-type="string">
            <text:p text:style-name="P16">11 101 101</text:p>
            <text:p text:style-name="P15">10 101 010</text:p>
          </table:table-cell>
          <table:table-cell table:style-name="Tabelle9.A2" office:value-type="string">
            <text:p text:style-name="P16">ED</text:p>
            <text:p text:style-name="P15">AA</text:p>
          </table:table-cell>
          <table:table-cell table:style-name="Tabelle9.A2" office:value-type="string">
            <text:p text:style-name="P16">2</text:p>
          </table:table-cell>
          <table:table-cell table:style-name="Tabelle9.A2" office:value-type="string">
            <text:p text:style-name="P16">4</text:p>
          </table:table-cell>
          <table:table-cell table:style-name="Tabelle9.A2" office:value-type="string">
            <text:p text:style-name="P16">16</text:p>
          </table:table-cell>
          <table:table-cell table:style-name="Tabelle9.A2" office:value-type="string">
            <text:p text:style-name="P26"/>
          </table:table-cell>
        </table:table-row>
        <table:table-row table:style-name="Tabelle9.1">
          <table:table-cell table:style-name="Tabelle9.A2" office:value-type="string">
            <text:p text:style-name="P16">INDR</text:p>
          </table:table-cell>
          <table:table-cell table:style-name="Tabelle9.A2" table:number-columns-spanned="2" office:value-type="string">
            <text:p text:style-name="P3"><text:span text:style-name="T3">(HL) </text:span><text:span text:style-name="T8">¬</text:span><text:span text:style-name="T3"> (C)</text:span></text:p>
            <text:p text:style-name="P1"><text:span text:style-name="T3">HL </text:span><text:span text:style-name="T8">¬</text:span><text:span text:style-name="T3"> HL - 1</text:span></text:p>
            <text:p text:style-name="P1"><text:span text:style-name="T3">B </text:span><text:span text:style-name="T8">¬</text:span><text:span text:style-name="T3"> B - 1</text:span></text:p>
            <text:p text:style-name="P15">Repeat until</text:p>
            <text:p text:style-name="P15">B = 0</text:p>
          </table:table-cell>
          <table:covered-table-cell/>
          <table:table-cell table:style-name="Tabelle9.A2" office:value-type="string">
            <text:p text:style-name="P6"><text:span text:style-name="T3">0<text:tab/>1<text:tab/>0<text:tab/></text:span><text:span text:style-name="T9">b</text:span><text:span text:style-name="T10">4</text:span><text:span text:style-name="T3"><text:tab/>0<text:tab/>X<text:tab/></text:span><text:span text:style-name="T9">b</text:span><text:span text:style-name="T10">2</text:span><text:span text:style-name="T3"><text:tab/></text:span><text:span text:style-name="T9">b</text:span><text:span text:style-name="T10">4</text:span></text:p>
          </table:table-cell>
          <table:table-cell table:style-name="Tabelle9.A2" office:value-type="string">
            <text:p text:style-name="P16">11 101 101</text:p>
            <text:p text:style-name="P15">10 111 010</text:p>
          </table:table-cell>
          <table:table-cell table:style-name="Tabelle9.A2" office:value-type="string">
            <text:p text:style-name="P16">ED</text:p>
            <text:p text:style-name="P15">BA</text:p>
          </table:table-cell>
          <table:table-cell table:style-name="Tabelle9.A2" office:value-type="string">
            <text:p text:style-name="P16">2</text:p>
            <text:p text:style-name="P15">2</text:p>
          </table:table-cell>
          <table:table-cell table:style-name="Tabelle9.A2" office:value-type="string">
            <text:p text:style-name="P16">5</text:p>
            <text:p text:style-name="P15">4</text:p>
          </table:table-cell>
          <table:table-cell table:style-name="Tabelle9.A2" office:value-type="string">
            <text:p text:style-name="P16">21</text:p>
            <text:p text:style-name="P15">16</text:p>
          </table:table-cell>
          <table:table-cell table:style-name="Tabelle9.A2" office:value-type="string">
            <text:p text:style-name="P12"><text:span text:style-name="T3">if B </text:span><text:span text:style-name="T8">¹</text:span><text:span text:style-name="T3"> 0</text:span></text:p>
            <text:p text:style-name="P25">if B = 0</text:p>
          </table:table-cell>
        </table:table-row>
        <table:table-row table:style-name="Tabelle9.1">
          <table:table-cell table:style-name="Tabelle9.A2" office:value-type="string">
            <text:p text:style-name="P16">OUT (n), A</text:p>
          </table:table-cell>
          <table:table-cell table:style-name="Tabelle9.A2" table:number-columns-spanned="2" office:value-type="string">
            <text:p text:style-name="P3"><text:span text:style-name="T3">(n) </text:span><text:span text:style-name="T8">¬</text:span><text:span text:style-name="T3"> A</text:span></text:p>
          </table:table-cell>
          <table:covered-table-cell/>
          <table:table-cell table:style-name="Tabelle9.A2" office:value-type="string">
            <text:p text:style-name="P21">•<text:tab/>•<text:tab/>•<text:tab/>•<text:tab/>•<text:tab/>•<text:tab/>•<text:tab/>•</text:p>
          </table:table-cell>
          <table:table-cell table:style-name="Tabelle9.A2" office:value-type="string">
            <text:p text:style-name="P16">11 010 011</text:p>
            <text:p text:style-name="P1"><text:span text:style-name="T8">¬</text:span><text:span text:style-name="T3"> <text:s text:c="3"/>n <text:s text:c="4"/></text:span><text:span text:style-name="T8">®</text:span></text:p>
          </table:table-cell>
          <table:table-cell table:style-name="Tabelle9.A2" office:value-type="string">
            <text:p text:style-name="P16">D3</text:p>
          </table:table-cell>
          <table:table-cell table:style-name="Tabelle9.A2" office:value-type="string">
            <text:p text:style-name="P16">2</text:p>
          </table:table-cell>
          <table:table-cell table:style-name="Tabelle9.A2" office:value-type="string">
            <text:p text:style-name="P16">3</text:p>
          </table:table-cell>
          <table:table-cell table:style-name="Tabelle9.A2" office:value-type="string">
            <text:p text:style-name="P16">11</text:p>
          </table:table-cell>
          <table:table-cell table:style-name="Tabelle9.A2" office:value-type="string">
            <text:p text:style-name="P26"/>
          </table:table-cell>
        </table:table-row>
        <table:table-row table:style-name="Tabelle9.1">
          <table:table-cell table:style-name="Tabelle9.A2" office:value-type="string">
            <text:p text:style-name="P16">OUT (C), r</text:p>
          </table:table-cell>
          <table:table-cell table:style-name="Tabelle9.A2" table:number-columns-spanned="2" office:value-type="string">
            <text:p text:style-name="P3"><text:span text:style-name="T3">(C) </text:span><text:span text:style-name="T8">¬</text:span><text:span text:style-name="T3"> r</text:span></text:p>
          </table:table-cell>
          <table:covered-table-cell/>
          <table:table-cell table:style-name="Tabelle9.A2" office:value-type="string">
            <text:p text:style-name="P21">•<text:tab/>•<text:tab/>•<text:tab/>•<text:tab/>•<text:tab/>•<text:tab/>•<text:tab/>•</text:p>
          </table:table-cell>
          <table:table-cell table:style-name="Tabelle9.A2" office:value-type="string">
            <text:p text:style-name="P16">11 101 101</text:p>
            <text:p text:style-name="P15">01 <text:s text:c="2"/>r <text:s text:c="3"/>001</text:p>
          </table:table-cell>
          <table:table-cell table:style-name="Tabelle9.A2" office:value-type="string">
            <text:p text:style-name="P16">ED</text:p>
          </table:table-cell>
          <table:table-cell table:style-name="Tabelle9.A2" office:value-type="string">
            <text:p text:style-name="P16">2</text:p>
          </table:table-cell>
          <table:table-cell table:style-name="Tabelle9.A2" office:value-type="string">
            <text:p text:style-name="P16">3</text:p>
          </table:table-cell>
          <table:table-cell table:style-name="Tabelle9.A2" office:value-type="string">
            <text:p text:style-name="P16">12</text:p>
          </table:table-cell>
          <table:table-cell table:style-name="Tabelle9.A2" office:value-type="string">
            <text:p text:style-name="P26"/>
          </table:table-cell>
        </table:table-row>
        <table:table-row table:style-name="Tabelle9.1">
          <table:table-cell table:style-name="Tabelle9.A2" office:value-type="string">
            <text:p text:style-name="P16">OUT (C), 0*</text:p>
          </table:table-cell>
          <table:table-cell table:style-name="Tabelle9.A2" table:number-columns-spanned="2" office:value-type="string">
            <text:p text:style-name="P3"><text:span text:style-name="T3">(C) </text:span><text:span text:style-name="T8">¬</text:span><text:span text:style-name="T3"> 0</text:span></text:p>
          </table:table-cell>
          <table:covered-table-cell/>
          <table:table-cell table:style-name="Tabelle9.A2" office:value-type="string">
            <text:p text:style-name="P21">•<text:tab/>•<text:tab/>•<text:tab/>•<text:tab/>•<text:tab/>•<text:tab/>•<text:tab/>•</text:p>
          </table:table-cell>
          <table:table-cell table:style-name="Tabelle9.A2" office:value-type="string">
            <text:p text:style-name="P16">11 101 101</text:p>
            <text:p text:style-name="P15">01 110 001</text:p>
          </table:table-cell>
          <table:table-cell table:style-name="Tabelle9.A2" office:value-type="string">
            <text:p text:style-name="P16">ED</text:p>
            <text:p text:style-name="P15">71</text:p>
          </table:table-cell>
          <table:table-cell table:style-name="Tabelle9.A2" office:value-type="string">
            <text:p text:style-name="P16">2</text:p>
          </table:table-cell>
          <table:table-cell table:style-name="Tabelle9.A2" office:value-type="string">
            <text:p text:style-name="P16">3</text:p>
          </table:table-cell>
          <table:table-cell table:style-name="Tabelle9.A2" office:value-type="string">
            <text:p text:style-name="P16">12</text:p>
          </table:table-cell>
          <table:table-cell table:style-name="Tabelle9.A2" office:value-type="string">
            <text:p text:style-name="P26"/>
          </table:table-cell>
        </table:table-row>
        <table:table-row table:style-name="Tabelle9.1">
          <table:table-cell table:style-name="Tabelle9.A2" office:value-type="string">
            <text:p text:style-name="P16">OUTI</text:p>
          </table:table-cell>
          <table:table-cell table:style-name="Tabelle9.A2" table:number-columns-spanned="2" office:value-type="string">
            <text:p text:style-name="P3"><text:span text:style-name="T3">(C) </text:span><text:span text:style-name="T8">¬</text:span><text:span text:style-name="T3"> (HL)</text:span></text:p>
            <text:p text:style-name="P1"><text:span text:style-name="T3">HL </text:span><text:span text:style-name="T8">¬</text:span><text:span text:style-name="T3"> HL + 1</text:span></text:p>
            <text:p text:style-name="P1"><text:span text:style-name="T3">B </text:span><text:span text:style-name="T8">¬</text:span><text:span text:style-name="T3"> B - 1</text:span></text:p>
          </table:table-cell>
          <table:covered-table-cell/>
          <table:table-cell table:style-name="Tabelle9.A2" office:value-type="string">
            <text:p text:style-name="P6"><text:span text:style-name="T9">b</text:span><text:span text:style-name="T10">1</text:span><text:span text:style-name="T3"><text:tab/></text:span><text:span text:style-name="T9">b</text:span><text:span text:style-name="T10">1</text:span><text:span text:style-name="T3"><text:tab/></text:span><text:span text:style-name="T9">b</text:span><text:span text:style-name="T10">1</text:span><text:span text:style-name="T3"><text:tab/>X<text:tab/></text:span><text:span text:style-name="T9">b</text:span><text:span text:style-name="T10">1</text:span><text:span text:style-name="T3"><text:tab/>X<text:tab/>X<text:tab/>X</text:span></text:p>
          </table:table-cell>
          <table:table-cell table:style-name="Tabelle9.A2" office:value-type="string">
            <text:p text:style-name="P16">11 101 101</text:p>
            <text:p text:style-name="P15">10 100 011</text:p>
          </table:table-cell>
          <table:table-cell table:style-name="Tabelle9.A2" office:value-type="string">
            <text:p text:style-name="P16">ED</text:p>
            <text:p text:style-name="P15">A3</text:p>
          </table:table-cell>
          <table:table-cell table:style-name="Tabelle9.A2" office:value-type="string">
            <text:p text:style-name="P16">2</text:p>
          </table:table-cell>
          <table:table-cell table:style-name="Tabelle9.A2" office:value-type="string">
            <text:p text:style-name="P16">4</text:p>
          </table:table-cell>
          <table:table-cell table:style-name="Tabelle9.A2" office:value-type="string">
            <text:p text:style-name="P16">16</text:p>
          </table:table-cell>
          <table:table-cell table:style-name="Tabelle9.A2" office:value-type="string">
            <text:p text:style-name="P26"/>
          </table:table-cell>
        </table:table-row>
        <table:table-row table:style-name="Tabelle9.1">
          <table:table-cell table:style-name="Tabelle9.A2" office:value-type="string">
            <text:p text:style-name="P16">OTIR</text:p>
          </table:table-cell>
          <table:table-cell table:style-name="Tabelle9.A2" table:number-columns-spanned="2" office:value-type="string">
            <text:p text:style-name="P3"><text:span text:style-name="T3">(C) </text:span><text:span text:style-name="T8">¬</text:span><text:span text:style-name="T3"> (HL)</text:span></text:p>
            <text:p text:style-name="P1"><text:span text:style-name="T3">HL </text:span><text:span text:style-name="T8">¬</text:span><text:span text:style-name="T3"> HL + 1</text:span></text:p>
            <text:p text:style-name="P1"><text:span text:style-name="T3">B </text:span><text:span text:style-name="T8">¬</text:span><text:span text:style-name="T3"> B - 1</text:span></text:p>
            <text:p text:style-name="P15">Repeat until</text:p>
            <text:p text:style-name="P15">B = 0</text:p>
          </table:table-cell>
          <table:covered-table-cell/>
          <table:table-cell table:style-name="Tabelle9.A2" office:value-type="string">
            <text:p text:style-name="P21">0<text:tab/>1<text:tab/>0<text:tab/>X<text:tab/>0<text:tab/>X<text:tab/>X<text:tab/>X</text:p>
          </table:table-cell>
          <table:table-cell table:style-name="Tabelle9.A2" office:value-type="string">
            <text:p text:style-name="P16">11 101 101</text:p>
            <text:p text:style-name="P15">10 110 011</text:p>
          </table:table-cell>
          <table:table-cell table:style-name="Tabelle9.A2" office:value-type="string">
            <text:p text:style-name="P16">ED</text:p>
            <text:p text:style-name="P15">B3</text:p>
          </table:table-cell>
          <table:table-cell table:style-name="Tabelle9.A2" office:value-type="string">
            <text:p text:style-name="P16">2</text:p>
            <text:p text:style-name="P15">2</text:p>
          </table:table-cell>
          <table:table-cell table:style-name="Tabelle9.A2" office:value-type="string">
            <text:p text:style-name="P16">5</text:p>
            <text:p text:style-name="P15">4</text:p>
          </table:table-cell>
          <table:table-cell table:style-name="Tabelle9.A2" office:value-type="string">
            <text:p text:style-name="P16">21</text:p>
            <text:p text:style-name="P15">16</text:p>
          </table:table-cell>
          <table:table-cell table:style-name="Tabelle9.A2" office:value-type="string">
            <text:p text:style-name="P12"><text:span text:style-name="T3">if B </text:span><text:span text:style-name="T8">¹</text:span><text:span text:style-name="T3"> 0</text:span></text:p>
            <text:p text:style-name="P25">if B = 0</text:p>
          </table:table-cell>
        </table:table-row>
        <table:table-row table:style-name="Tabelle9.1">
          <table:table-cell table:style-name="Tabelle9.A2" office:value-type="string">
            <text:p text:style-name="P16">OUTD</text:p>
          </table:table-cell>
          <table:table-cell table:style-name="Tabelle9.A2" table:number-columns-spanned="2" office:value-type="string">
            <text:p text:style-name="P3"><text:span text:style-name="T3">(C) </text:span><text:span text:style-name="T8">¬</text:span><text:span text:style-name="T3"> (HL)</text:span></text:p>
            <text:p text:style-name="P1"><text:span text:style-name="T3">HL </text:span><text:span text:style-name="T8">¬</text:span><text:span text:style-name="T3"> HL - 1</text:span></text:p>
            <text:p text:style-name="P1"><text:span text:style-name="T3">B </text:span><text:span text:style-name="T8">¬</text:span><text:span text:style-name="T3"> B - 1</text:span></text:p>
          </table:table-cell>
          <table:covered-table-cell/>
          <table:table-cell table:style-name="Tabelle9.A2" office:value-type="string">
            <text:p text:style-name="P6"><text:span text:style-name="T9">b</text:span><text:span text:style-name="T10">1</text:span><text:span text:style-name="T3"><text:tab/></text:span><text:span text:style-name="T9">b</text:span><text:span text:style-name="T10">1</text:span><text:span text:style-name="T3"><text:tab/></text:span><text:span text:style-name="T9">b</text:span><text:span text:style-name="T10">1</text:span><text:span text:style-name="T3"><text:tab/>X<text:tab/></text:span><text:span text:style-name="T9">b</text:span><text:span text:style-name="T10">1</text:span><text:span text:style-name="T3"><text:tab/>X<text:tab/>X<text:tab/>X</text:span></text:p>
          </table:table-cell>
          <table:table-cell table:style-name="Tabelle9.A2" office:value-type="string">
            <text:p text:style-name="P16">11 101 101</text:p>
            <text:p text:style-name="P15">10 101 011</text:p>
          </table:table-cell>
          <table:table-cell table:style-name="Tabelle9.A2" office:value-type="string">
            <text:p text:style-name="P16">ED</text:p>
            <text:p text:style-name="P15">AB</text:p>
          </table:table-cell>
          <table:table-cell table:style-name="Tabelle9.A2" office:value-type="string">
            <text:p text:style-name="P16">2</text:p>
          </table:table-cell>
          <table:table-cell table:style-name="Tabelle9.A2" office:value-type="string">
            <text:p text:style-name="P16">4</text:p>
          </table:table-cell>
          <table:table-cell table:style-name="Tabelle9.A2" office:value-type="string">
            <text:p text:style-name="P16">16</text:p>
          </table:table-cell>
          <table:table-cell table:style-name="Tabelle9.A2" office:value-type="string">
            <text:p text:style-name="P26"/>
          </table:table-cell>
        </table:table-row>
        <table:table-row table:style-name="Tabelle9.1">
          <table:table-cell table:style-name="Tabelle9.A15" office:value-type="string">
            <text:p text:style-name="P16">OTDR</text:p>
          </table:table-cell>
          <table:table-cell table:style-name="Tabelle9.A15" table:number-columns-spanned="2" office:value-type="string">
            <text:p text:style-name="P3"><text:span text:style-name="T3">(C) </text:span><text:span text:style-name="T8">¬</text:span><text:span text:style-name="T3"> (HL)</text:span></text:p>
            <text:p text:style-name="P1"><text:span text:style-name="T3">HL </text:span><text:span text:style-name="T8">¬</text:span><text:span text:style-name="T3"> HL - 1</text:span></text:p>
            <text:p text:style-name="P1"><text:span text:style-name="T3">B </text:span><text:span text:style-name="T8">¬</text:span><text:span text:style-name="T3"> B - 1</text:span></text:p>
            <text:p text:style-name="P15">Repeat until</text:p>
            <text:p text:style-name="P15">B = 0</text:p>
          </table:table-cell>
          <table:covered-table-cell/>
          <table:table-cell table:style-name="Tabelle9.A15" office:value-type="string">
            <text:p text:style-name="P21">0<text:tab/>1<text:tab/>0<text:tab/>X<text:tab/>0<text:tab/>X<text:tab/>X<text:tab/>X</text:p>
          </table:table-cell>
          <table:table-cell table:style-name="Tabelle9.A15" office:value-type="string">
            <text:p text:style-name="P16">11 101 101</text:p>
            <text:p text:style-name="P15">10 111 011</text:p>
          </table:table-cell>
          <table:table-cell table:style-name="Tabelle9.A15" office:value-type="string">
            <text:p text:style-name="P16">ED</text:p>
            <text:p text:style-name="P15">BB</text:p>
          </table:table-cell>
          <table:table-cell table:style-name="Tabelle9.A15" office:value-type="string">
            <text:p text:style-name="P16">2</text:p>
            <text:p text:style-name="P15">2</text:p>
          </table:table-cell>
          <table:table-cell table:style-name="Tabelle9.A15" office:value-type="string">
            <text:p text:style-name="P16">5</text:p>
            <text:p text:style-name="P15">4</text:p>
          </table:table-cell>
          <table:table-cell table:style-name="Tabelle9.A15" office:value-type="string">
            <text:p text:style-name="P16">21</text:p>
            <text:p text:style-name="P15">16</text:p>
          </table:table-cell>
          <table:table-cell table:style-name="Tabelle9.A15" office:value-type="string">
            <text:p text:style-name="P12"><text:span text:style-name="T3">if B </text:span><text:span text:style-name="T8">¹</text:span><text:span text:style-name="T3"> 0</text:span></text:p>
            <text:p text:style-name="P25">if B = 0</text:p>
          </table:table-cell>
        </table:table-row>
        <table:table-row table:style-name="Tabelle9.1">
          <table:table-cell table:style-name="Tabelle9.A2" table:number-columns-spanned="2" office:value-type="string">
            <text:p text:style-name="P23">Notes:</text:p>
          </table:table-cell>
          <table:covered-table-cell/>
          <table:table-cell table:style-name="Tabelle9.A2" table:number-columns-spanned="8" office:value-type="string">
            <text:p text:style-name="P28">The V symbol in the P/V flag column indicates that the P/V flags contains the overflow of the operation. Similarly the P symbol indicates parity.</text:p>
            <text:p text:style-name="P27">r<text:tab/>means any of the registers A, B, C, D, E, H, L.</text:p>
            <text:p text:style-name="P9"><text:span text:style-name="T10">1</text:span><text:span text:style-name="T3"> <text:tab/>flag is affected by the result of B </text:span><text:span text:style-name="T8">¬</text:span><text:span text:style-name="T3"> B - 1 as in DEC B.</text:span></text:p>
            <text:p text:style-name="P9"><text:span text:style-name="T10">2</text:span><text:span text:style-name="T3"><text:tab/>N is a copy bit 7 of the last value from the input (C).</text:span></text:p>
            <text:p text:style-name="P9"><text:span text:style-name="T10">3</text:span><text:span text:style-name="T3"><text:tab/>this flag contains the carry of ( ( (C + 1) AND 255) + (C) )</text:span></text:p>
            <text:p text:style-name="P9"><text:span text:style-name="T10">4</text:span><text:span text:style-name="T3"><text:tab/>this flag contains the carry of ( ( (C - 1) AND 255) + (C) )</text:span></text:p>
            <text:p text:style-name="P27">*<text:tab/>means unofficial instruction.</text:p>
          </table:table-cell>
          <table:covered-table-cell/>
          <table:covered-table-cell/>
          <table:covered-table-cell/>
          <table:covered-table-cell/>
          <table:covered-table-cell/>
          <table:covered-table-cell/>
          <table:covered-table-cell/>
        </table:table-row>
        <table:table-row table:style-name="Tabelle9.1">
          <table:table-cell table:style-name="Tabelle9.A15" table:number-columns-spanned="2" office:value-type="string">
            <text:p text:style-name="P23">Flag Notation:</text:p>
          </table:table-cell>
          <table:covered-table-cell/>
          <table:table-cell table:style-name="Tabelle9.A15" table:number-columns-spanned="8" office:value-type="string">
            <text:p text:style-name="P23">• = flag is not affected, 0 = flag is reset, 1 = flag is set, X = flag is unknown, </text:p>
            <text:p text:style-name="P7"><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h text:style-name="P47" text:outline-level="2">Jump Group</text:h>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number-columns-repeated="3"/>
        <table:table-column table:style-name="Tabelle10.I"/>
        <table:table-column table:style-name="Tabelle10.J"/>
        <table:table-row table:style-name="Tabelle10.1">
          <table:table-cell table:style-name="Tabelle10.A1" office:value-type="string">
            <text:p text:style-name="P16"/>
            <text:p text:style-name="P15">Mnemonic</text:p>
          </table:table-cell>
          <table:table-cell table:style-name="Tabelle10.A1" table:number-columns-spanned="2" office:value-type="string">
            <text:p text:style-name="P16">Symbolic</text:p>
            <text:p text:style-name="P15">Operation</text:p>
          </table:table-cell>
          <table:covered-table-cell/>
          <table:table-cell table:style-name="Tabelle10.A1" office:value-type="string">
            <text:p text:style-name="P33">Flags</text:p>
            <text:p text:style-name="P24">S<text:tab/>Z<text:tab/>F5<text:tab/>H<text:tab/>F3<text:tab/>P/V<text:tab/>N<text:tab/>C</text:p>
          </table:table-cell>
          <table:table-cell table:style-name="Tabelle10.A1" office:value-type="string">
            <text:p text:style-name="P34">Opcode</text:p>
            <text:p text:style-name="P15">76 543 210</text:p>
          </table:table-cell>
          <table:table-cell table:style-name="Tabelle10.A1" office:value-type="string">
            <text:p text:style-name="P16"/>
            <text:p text:style-name="P15">Hex</text:p>
          </table:table-cell>
          <table:table-cell table:style-name="Tabelle10.A1" office:value-type="string">
            <text:p text:style-name="P16">No.of</text:p>
            <text:p text:style-name="P15">Bytes</text:p>
          </table:table-cell>
          <table:table-cell table:style-name="Tabelle10.A1" office:value-type="string">
            <text:p text:style-name="P16">No.of M</text:p>
            <text:p text:style-name="P15">Cycles</text:p>
          </table:table-cell>
          <table:table-cell table:style-name="Tabelle10.A1" office:value-type="string">
            <text:p text:style-name="P16">No.of T</text:p>
            <text:p text:style-name="P15">States</text:p>
          </table:table-cell>
          <table:table-cell table:style-name="Tabelle10.A1" office:value-type="string">
            <text:p text:style-name="P19"/>
            <text:p text:style-name="P18">Comments</text:p>
          </table:table-cell>
        </table:table-row>
        <table:table-row table:style-name="Tabelle10.1">
          <table:table-cell table:style-name="Tabelle10.A2" office:value-type="string">
            <text:p text:style-name="P16">JP nn</text:p>
          </table:table-cell>
          <table:table-cell table:style-name="Tabelle10.A2" table:number-columns-spanned="2" office:value-type="string">
            <text:p text:style-name="P3"><text:span text:style-name="T3">PC </text:span><text:span text:style-name="T8">¬</text:span><text:span text:style-name="T3"> nn</text:span></text:p>
          </table:table-cell>
          <table:covered-table-cell/>
          <table:table-cell table:style-name="Tabelle10.A2" office:value-type="string">
            <text:p text:style-name="P21">•<text:tab/>•<text:tab/>•<text:tab/>•<text:tab/>•<text:tab/>•<text:tab/>•<text:tab/>•</text:p>
          </table:table-cell>
          <table:table-cell table:style-name="Tabelle10.A2" office:value-type="string">
            <text:p text:style-name="P16">11 000 011</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10.A2" office:value-type="string">
            <text:p text:style-name="P16">C3</text:p>
          </table:table-cell>
          <table:table-cell table:style-name="Tabelle10.A2" office:value-type="string">
            <text:p text:style-name="P16">3</text:p>
          </table:table-cell>
          <table:table-cell table:style-name="Tabelle10.A2" office:value-type="string">
            <text:p text:style-name="P16">3</text:p>
          </table:table-cell>
          <table:table-cell table:style-name="Tabelle10.A2" office:value-type="string">
            <text:p text:style-name="P16">10</text:p>
          </table:table-cell>
          <table:table-cell table:style-name="Tabelle10.A2" office:value-type="string">
            <text:p text:style-name="P19"/>
          </table:table-cell>
        </table:table-row>
        <table:table-row table:style-name="Tabelle10.1">
          <table:table-cell table:style-name="Tabelle10.A2" office:value-type="string">
            <text:p text:style-name="P16">JP cc, nn</text:p>
          </table:table-cell>
          <table:table-cell table:style-name="Tabelle10.A2" table:number-columns-spanned="2" office:value-type="string">
            <text:p text:style-name="P16">if cc is true, </text:p>
            <text:p text:style-name="P1"><text:span text:style-name="T3">PC </text:span><text:span text:style-name="T8">¬</text:span><text:span text:style-name="T3"> nn</text:span></text:p>
          </table:table-cell>
          <table:covered-table-cell/>
          <table:table-cell table:style-name="Tabelle10.A2" office:value-type="string">
            <text:p text:style-name="P21">•<text:tab/>•<text:tab/>•<text:tab/>•<text:tab/>•<text:tab/>•<text:tab/>•<text:tab/>•</text:p>
          </table:table-cell>
          <table:table-cell table:style-name="Tabelle10.A2" office:value-type="string">
            <text:p text:style-name="P16">11 ccc <text:s/>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10.A2" office:value-type="string">
            <text:p text:style-name="P16"/>
          </table:table-cell>
          <table:table-cell table:style-name="Tabelle10.A2" office:value-type="string">
            <text:p text:style-name="P16">3</text:p>
          </table:table-cell>
          <table:table-cell table:style-name="Tabelle10.A2" office:value-type="string">
            <text:p text:style-name="P16">3</text:p>
          </table:table-cell>
          <table:table-cell table:style-name="Tabelle10.A2" office:value-type="string">
            <text:p text:style-name="P16">10</text:p>
          </table:table-cell>
          <table:table-cell table:style-name="Tabelle10.A2" office:value-type="string">
            <text:p text:style-name="P36">ccc<text:tab/>Condition</text:p>
            <text:p text:style-name="P18">000<text:tab/>NZ</text:p>
            <text:p text:style-name="P18">001<text:tab/>Z </text:p>
            <text:p text:style-name="P18">010<text:tab/>NC</text:p>
            <text:p text:style-name="P18">011<text:tab/>C</text:p>
            <text:p text:style-name="P18">100<text:tab/>PO</text:p>
            <text:p text:style-name="P18">101<text:tab/>PE</text:p>
            <text:p text:style-name="P18">110<text:tab/>P</text:p>
          </table:table-cell>
        </table:table-row>
        <table:table-row table:style-name="Tabelle10.1">
          <table:table-cell table:style-name="Tabelle10.A2" office:value-type="string">
            <text:p text:style-name="P16">JR e</text:p>
          </table:table-cell>
          <table:table-cell table:style-name="Tabelle10.A2" table:number-columns-spanned="2" office:value-type="string">
            <text:p text:style-name="P3"><text:span text:style-name="T3">PC </text:span><text:span text:style-name="T8">¬</text:span><text:span text:style-name="T3"> PC + e</text:span></text:p>
          </table:table-cell>
          <table:covered-table-cell/>
          <table:table-cell table:style-name="Tabelle10.A2" office:value-type="string">
            <text:p text:style-name="P21">•<text:tab/>•<text:tab/>•<text:tab/>•<text:tab/>•<text:tab/>•<text:tab/>•<text:tab/>•</text:p>
          </table:table-cell>
          <table:table-cell table:style-name="Tabelle10.A2" office:value-type="string">
            <text:p text:style-name="P16">00 011 000</text:p>
            <text:p text:style-name="P1"><text:span text:style-name="T8">¬</text:span><text:span text:style-name="T3"> e <text:s/>- 2 <text:s/></text:span><text:span text:style-name="T8">®</text:span></text:p>
          </table:table-cell>
          <table:table-cell table:style-name="Tabelle10.A2" office:value-type="string">
            <text:p text:style-name="P16">18</text:p>
          </table:table-cell>
          <table:table-cell table:style-name="Tabelle10.A2" office:value-type="string">
            <text:p text:style-name="P16">2</text:p>
          </table:table-cell>
          <table:table-cell table:style-name="Tabelle10.A2" office:value-type="string">
            <text:p text:style-name="P16">3</text:p>
          </table:table-cell>
          <table:table-cell table:style-name="Tabelle10.A2" office:value-type="string">
            <text:p text:style-name="P16">12</text:p>
          </table:table-cell>
          <table:table-cell table:style-name="Tabelle10.A2" office:value-type="string">
            <text:p text:style-name="P19">111<text:tab/>M</text:p>
          </table:table-cell>
        </table:table-row>
        <table:table-row table:style-name="Tabelle10.1">
          <table:table-cell table:style-name="Tabelle10.A2" office:value-type="string">
            <text:p text:style-name="P16">JR ss, e</text:p>
          </table:table-cell>
          <table:table-cell table:style-name="Tabelle10.A2" table:number-columns-spanned="2" office:value-type="string">
            <text:p text:style-name="P16">if ss is true</text:p>
            <text:p text:style-name="P1"><text:span text:style-name="T3">PC </text:span><text:span text:style-name="T8">¬</text:span><text:span text:style-name="T3"> PC + e</text:span></text:p>
          </table:table-cell>
          <table:covered-table-cell/>
          <table:table-cell table:style-name="Tabelle10.A2" office:value-type="string">
            <text:p text:style-name="P21">•<text:tab/>•<text:tab/>•<text:tab/>•<text:tab/>•<text:tab/>•<text:tab/>•<text:tab/>•</text:p>
          </table:table-cell>
          <table:table-cell table:style-name="Tabelle10.A2" office:value-type="string">
            <text:p text:style-name="P16">00 <text:s/>ss <text:s/>000</text:p>
            <text:p text:style-name="P1"><text:span text:style-name="T8">¬</text:span><text:span text:style-name="T3"> e <text:s/>- 2 <text:s/></text:span><text:span text:style-name="T8">®</text:span></text:p>
          </table:table-cell>
          <table:table-cell table:style-name="Tabelle10.A2" office:value-type="string">
            <text:p text:style-name="P16"/>
          </table:table-cell>
          <table:table-cell table:style-name="Tabelle10.A2" office:value-type="string">
            <text:p text:style-name="P16">2</text:p>
            <text:p text:style-name="P15">2</text:p>
          </table:table-cell>
          <table:table-cell table:style-name="Tabelle10.A2" office:value-type="string">
            <text:p text:style-name="P16">3</text:p>
            <text:p text:style-name="P15">2</text:p>
          </table:table-cell>
          <table:table-cell table:style-name="Tabelle10.A2" office:value-type="string">
            <text:p text:style-name="P16">12</text:p>
            <text:p text:style-name="P15">7</text:p>
          </table:table-cell>
          <table:table-cell table:style-name="Tabelle10.A2" office:value-type="string">
            <text:p text:style-name="P19">if ss is true</text:p>
            <text:p text:style-name="P18">if ss is false</text:p>
          </table:table-cell>
        </table:table-row>
        <table:table-row table:style-name="Tabelle10.1">
          <table:table-cell table:style-name="Tabelle10.A2" office:value-type="string">
            <text:p text:style-name="P16">JP HL</text:p>
          </table:table-cell>
          <table:table-cell table:style-name="Tabelle10.A2" table:number-columns-spanned="2" office:value-type="string">
            <text:p text:style-name="P3"><text:span text:style-name="T3">PC </text:span><text:span text:style-name="T8">¬</text:span><text:span text:style-name="T3"> HL</text:span></text:p>
          </table:table-cell>
          <table:covered-table-cell/>
          <table:table-cell table:style-name="Tabelle10.A2" office:value-type="string">
            <text:p text:style-name="P21">•<text:tab/>•<text:tab/>•<text:tab/>•<text:tab/>•<text:tab/>•<text:tab/>•<text:tab/>•</text:p>
          </table:table-cell>
          <table:table-cell table:style-name="Tabelle10.A2" office:value-type="string">
            <text:p text:style-name="P16">11 101 001</text:p>
          </table:table-cell>
          <table:table-cell table:style-name="Tabelle10.A2" office:value-type="string">
            <text:p text:style-name="P16">E9</text:p>
          </table:table-cell>
          <table:table-cell table:style-name="Tabelle10.A2" office:value-type="string">
            <text:p text:style-name="P16">1</text:p>
          </table:table-cell>
          <table:table-cell table:style-name="Tabelle10.A2" office:value-type="string">
            <text:p text:style-name="P16">1</text:p>
          </table:table-cell>
          <table:table-cell table:style-name="Tabelle10.A2" office:value-type="string">
            <text:p text:style-name="P16">4</text:p>
          </table:table-cell>
          <table:table-cell table:style-name="Tabelle10.A2" office:value-type="string">
            <text:p text:style-name="P19"/>
          </table:table-cell>
        </table:table-row>
        <table:table-row table:style-name="Tabelle10.1">
          <table:table-cell table:style-name="Tabelle10.A2" office:value-type="string">
            <text:p text:style-name="P16">JP IX</text:p>
          </table:table-cell>
          <table:table-cell table:style-name="Tabelle10.A2" table:number-columns-spanned="2" office:value-type="string">
            <text:p text:style-name="P3"><text:span text:style-name="T3">PC </text:span><text:span text:style-name="T8">¬</text:span><text:span text:style-name="T3"> IX</text:span></text:p>
          </table:table-cell>
          <table:covered-table-cell/>
          <table:table-cell table:style-name="Tabelle10.A2" office:value-type="string">
            <text:p text:style-name="P21">•<text:tab/>•<text:tab/>•<text:tab/>•<text:tab/>•<text:tab/>•<text:tab/>•<text:tab/>•</text:p>
          </table:table-cell>
          <table:table-cell table:style-name="Tabelle10.A2" office:value-type="string">
            <text:p text:style-name="P16">11 011 101</text:p>
            <text:p text:style-name="P15">11 101 001</text:p>
          </table:table-cell>
          <table:table-cell table:style-name="Tabelle10.A2" office:value-type="string">
            <text:p text:style-name="P16">DD</text:p>
            <text:p text:style-name="P15">E9</text:p>
          </table:table-cell>
          <table:table-cell table:style-name="Tabelle10.A2" office:value-type="string">
            <text:p text:style-name="P16">2</text:p>
          </table:table-cell>
          <table:table-cell table:style-name="Tabelle10.A2" office:value-type="string">
            <text:p text:style-name="P16">2</text:p>
          </table:table-cell>
          <table:table-cell table:style-name="Tabelle10.A2" office:value-type="string">
            <text:p text:style-name="P16">8</text:p>
          </table:table-cell>
          <table:table-cell table:style-name="Tabelle10.A2" office:value-type="string">
            <text:p text:style-name="P5"><text:span text:style-name="T4">ss<text:tab/>Condition</text:span><text:span text:style-name="T3"> 111<text:tab/>C</text:span></text:p>
            <text:p text:style-name="P18">110<text:tab/>NC</text:p>
          </table:table-cell>
        </table:table-row>
        <table:table-row table:style-name="Tabelle10.1">
          <table:table-cell table:style-name="Tabelle10.A2" office:value-type="string">
            <text:p text:style-name="P16">JP IY</text:p>
          </table:table-cell>
          <table:table-cell table:style-name="Tabelle10.A2" table:number-columns-spanned="2" office:value-type="string">
            <text:p text:style-name="P3"><text:span text:style-name="T3">PC </text:span><text:span text:style-name="T8">¬</text:span><text:span text:style-name="T3"> IY</text:span></text:p>
          </table:table-cell>
          <table:covered-table-cell/>
          <table:table-cell table:style-name="Tabelle10.A2" office:value-type="string">
            <text:p text:style-name="P21">•<text:tab/>•<text:tab/>•<text:tab/>•<text:tab/>•<text:tab/>•<text:tab/>•<text:tab/>•</text:p>
          </table:table-cell>
          <table:table-cell table:style-name="Tabelle10.A2" office:value-type="string">
            <text:p text:style-name="P16">11 111 101</text:p>
            <text:p text:style-name="P15">11 101 001</text:p>
          </table:table-cell>
          <table:table-cell table:style-name="Tabelle10.A2" office:value-type="string">
            <text:p text:style-name="P16">FD</text:p>
            <text:p text:style-name="P15">E9</text:p>
          </table:table-cell>
          <table:table-cell table:style-name="Tabelle10.A2" office:value-type="string">
            <text:p text:style-name="P16">2</text:p>
          </table:table-cell>
          <table:table-cell table:style-name="Tabelle10.A2" office:value-type="string">
            <text:p text:style-name="P16">2</text:p>
          </table:table-cell>
          <table:table-cell table:style-name="Tabelle10.A2" office:value-type="string">
            <text:p text:style-name="P16">8</text:p>
          </table:table-cell>
          <table:table-cell table:style-name="Tabelle10.A2" office:value-type="string">
            <text:p text:style-name="P19">101<text:tab/>Z</text:p>
            <text:p text:style-name="P18">100<text:tab/>NZ</text:p>
          </table:table-cell>
        </table:table-row>
        <table:table-row table:style-name="Tabelle10.1">
          <table:table-cell table:style-name="Tabelle10.A9" office:value-type="string">
            <text:p text:style-name="P16">DJNZ e</text:p>
          </table:table-cell>
          <table:table-cell table:style-name="Tabelle10.A9" table:number-columns-spanned="2" office:value-type="string">
            <text:p text:style-name="P3"><text:span text:style-name="T3">B </text:span><text:span text:style-name="T8">¬</text:span><text:span text:style-name="T3"> B - 1</text:span></text:p>
            <text:p text:style-name="P1"><text:span text:style-name="T3">if B </text:span><text:span text:style-name="T8">¹</text:span><text:span text:style-name="T3"> 0</text:span></text:p>
            <text:p text:style-name="P1"><text:span text:style-name="T3">PC </text:span><text:span text:style-name="T8">¬</text:span><text:span text:style-name="T3"> PC + e</text:span></text:p>
          </table:table-cell>
          <table:covered-table-cell/>
          <table:table-cell table:style-name="Tabelle10.A9" office:value-type="string">
            <text:p text:style-name="P21">•<text:tab/>•<text:tab/>•<text:tab/>•<text:tab/>•<text:tab/>•<text:tab/>•<text:tab/>•</text:p>
          </table:table-cell>
          <table:table-cell table:style-name="Tabelle10.A9" office:value-type="string">
            <text:p text:style-name="P16">00 010 000</text:p>
            <text:p text:style-name="P1"><text:span text:style-name="T8">¬</text:span><text:span text:style-name="T3"> e <text:s/>- 2 <text:s/></text:span><text:span text:style-name="T8">®</text:span></text:p>
          </table:table-cell>
          <table:table-cell table:style-name="Tabelle10.A9" office:value-type="string">
            <text:p text:style-name="P16">10</text:p>
          </table:table-cell>
          <table:table-cell table:style-name="Tabelle10.A9" office:value-type="string">
            <text:p text:style-name="P16">2</text:p>
            <text:p text:style-name="P15">2</text:p>
          </table:table-cell>
          <table:table-cell table:style-name="Tabelle10.A9" office:value-type="string">
            <text:p text:style-name="P16">2</text:p>
            <text:p text:style-name="P15">3</text:p>
          </table:table-cell>
          <table:table-cell table:style-name="Tabelle10.A9" office:value-type="string">
            <text:p text:style-name="P16">8</text:p>
            <text:p text:style-name="P15">13</text:p>
          </table:table-cell>
          <table:table-cell table:style-name="Tabelle10.A9" office:value-type="string">
            <text:p text:style-name="P19">if B = 0</text:p>
            <text:p text:style-name="P4"><text:span text:style-name="T3">if B </text:span><text:span text:style-name="T8">¹</text:span><text:span text:style-name="T3"> 0</text:span></text:p>
          </table:table-cell>
        </table:table-row>
        <table:table-row table:style-name="Tabelle10.1">
          <table:table-cell table:style-name="Tabelle10.A2" table:number-columns-spanned="2" office:value-type="string">
            <text:p text:style-name="P23">Notes:</text:p>
          </table:table-cell>
          <table:covered-table-cell/>
          <table:table-cell table:style-name="Tabelle10.A2" table:number-columns-spanned="8" office:value-type="string">
            <text:p text:style-name="P23">e is a signed two-complement number in the range &lt;-126, 129&gt;</text:p>
            <text:p text:style-name="P22">e - 2 in the opcode provides an effective number of PC + e as PC incremented by 2 prior to the addition of e.</text:p>
          </table:table-cell>
          <table:covered-table-cell/>
          <table:covered-table-cell/>
          <table:covered-table-cell/>
          <table:covered-table-cell/>
          <table:covered-table-cell/>
          <table:covered-table-cell/>
          <table:covered-table-cell/>
        </table:table-row>
        <table:table-row table:style-name="Tabelle10.1">
          <table:table-cell table:style-name="Tabelle10.A9" table:number-columns-spanned="2" office:value-type="string">
            <text:p text:style-name="P23">Flag Notation:</text:p>
          </table:table-cell>
          <table:covered-table-cell/>
          <table:table-cell table:style-name="Tabelle10.A9"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p text:style-name="P2"/>
      <text:h text:style-name="P46" text:outline-level="2">Call and Return Group</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column table:style-name="Tabelle11.F" table:number-columns-repeated="4"/>
        <table:table-column table:style-name="Tabelle11.J"/>
        <table:table-row table:style-name="Tabelle11.1">
          <table:table-cell table:style-name="Tabelle11.A1" office:value-type="string">
            <text:p text:style-name="P16"/>
            <text:p text:style-name="P15">Mnemonic</text:p>
          </table:table-cell>
          <table:table-cell table:style-name="Tabelle11.A1" table:number-columns-spanned="2" office:value-type="string">
            <text:p text:style-name="P16">Symbolic</text:p>
            <text:p text:style-name="P15">Operation</text:p>
          </table:table-cell>
          <table:covered-table-cell/>
          <table:table-cell table:style-name="Tabelle11.A1" office:value-type="string">
            <text:p text:style-name="P33">Flags</text:p>
            <text:p text:style-name="P24">S<text:tab/>Z<text:tab/>F5<text:tab/>H<text:tab/>F3<text:tab/>P/V<text:tab/>N<text:tab/>C</text:p>
          </table:table-cell>
          <table:table-cell table:style-name="Tabelle11.A1" office:value-type="string">
            <text:p text:style-name="P34">Opcode</text:p>
            <text:p text:style-name="P15">76 543 210</text:p>
          </table:table-cell>
          <table:table-cell table:style-name="Tabelle11.A1" office:value-type="string">
            <text:p text:style-name="P16"/>
            <text:p text:style-name="P15">Hex</text:p>
          </table:table-cell>
          <table:table-cell table:style-name="Tabelle11.A1" office:value-type="string">
            <text:p text:style-name="P16">No.of</text:p>
            <text:p text:style-name="P15">Bytes</text:p>
          </table:table-cell>
          <table:table-cell table:style-name="Tabelle11.A1" office:value-type="string">
            <text:p text:style-name="P16">No.of M</text:p>
            <text:p text:style-name="P15">Cycles</text:p>
          </table:table-cell>
          <table:table-cell table:style-name="Tabelle11.A1" office:value-type="string">
            <text:p text:style-name="P16">No.of T</text:p>
            <text:p text:style-name="P15">States</text:p>
          </table:table-cell>
          <table:table-cell table:style-name="Tabelle11.A1" office:value-type="string">
            <text:p text:style-name="P19"/>
            <text:p text:style-name="P18">Comments</text:p>
          </table:table-cell>
        </table:table-row>
        <table:table-row table:style-name="Tabelle11.1">
          <table:table-cell table:style-name="Tabelle11.A2" office:value-type="string">
            <text:p text:style-name="P16">CALL nn</text:p>
          </table:table-cell>
          <table:table-cell table:style-name="Tabelle11.A2" table:number-columns-spanned="2" office:value-type="string">
            <text:p text:style-name="P3"><text:span text:style-name="T3">SP </text:span><text:span text:style-name="T8">¬</text:span><text:span text:style-name="T3"> SP - 1</text:span></text:p>
            <text:p text:style-name="P1"><text:span text:style-name="T3">(SP) </text:span><text:span text:style-name="T8">¬</text:span><text:span text:style-name="T3"> PC</text:span><text:span text:style-name="T6">H</text:span></text:p>
            <text:p text:style-name="P1"><text:span text:style-name="T3">SP </text:span><text:span text:style-name="T8">¬</text:span><text:span text:style-name="T3"> SP - 1</text:span></text:p>
            <text:p text:style-name="P1"><text:span text:style-name="T3">(SP) </text:span><text:span text:style-name="T8">¬</text:span><text:span text:style-name="T3"> PC</text:span><text:span text:style-name="T6">L</text:span></text:p>
            <text:p text:style-name="P1"><text:span text:style-name="T3">PC </text:span><text:span text:style-name="T8">¬</text:span><text:span text:style-name="T3"> nn</text:span></text:p>
          </table:table-cell>
          <table:covered-table-cell/>
          <table:table-cell table:style-name="Tabelle11.A2" office:value-type="string">
            <text:p text:style-name="P21">•<text:tab/>•<text:tab/>•<text:tab/>•<text:tab/>•<text:tab/>•<text:tab/>•<text:tab/>•</text:p>
          </table:table-cell>
          <table:table-cell table:style-name="Tabelle11.A2" office:value-type="string">
            <text:p text:style-name="P16">11 001 101</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11.A2" office:value-type="string">
            <text:p text:style-name="P16">CD</text:p>
          </table:table-cell>
          <table:table-cell table:style-name="Tabelle11.A2" office:value-type="string">
            <text:p text:style-name="P16">3</text:p>
          </table:table-cell>
          <table:table-cell table:style-name="Tabelle11.A2" office:value-type="string">
            <text:p text:style-name="P16">5</text:p>
          </table:table-cell>
          <table:table-cell table:style-name="Tabelle11.A2" office:value-type="string">
            <text:p text:style-name="P16">17</text:p>
          </table:table-cell>
          <table:table-cell table:style-name="Tabelle11.A2" office:value-type="string">
            <text:p text:style-name="P19"/>
          </table:table-cell>
        </table:table-row>
        <table:table-row table:style-name="Tabelle11.1">
          <table:table-cell table:style-name="Tabelle11.A2" office:value-type="string">
            <text:p text:style-name="P16">CALL cc, nn</text:p>
          </table:table-cell>
          <table:table-cell table:style-name="Tabelle11.A2" table:number-columns-spanned="2" office:value-type="string">
            <text:p text:style-name="P16">if cc is true, </text:p>
            <text:p text:style-name="P1"><text:span text:style-name="T3">SP </text:span><text:span text:style-name="T8">¬</text:span><text:span text:style-name="T3"> SP - 1</text:span></text:p>
            <text:p text:style-name="P1"><text:span text:style-name="T3">(SP) </text:span><text:span text:style-name="T8">¬</text:span><text:span text:style-name="T3"> PC</text:span><text:span text:style-name="T6">H</text:span></text:p>
            <text:p text:style-name="P1"><text:span text:style-name="T3">SP </text:span><text:span text:style-name="T8">¬</text:span><text:span text:style-name="T3"> SP - 1</text:span></text:p>
            <text:p text:style-name="P1"><text:span text:style-name="T3">(SP) </text:span><text:span text:style-name="T8">¬</text:span><text:span text:style-name="T3"> PC</text:span><text:span text:style-name="T6">L</text:span></text:p>
            <text:p text:style-name="P1"><text:span text:style-name="T3">PC </text:span><text:span text:style-name="T8">¬</text:span><text:span text:style-name="T3"> nn</text:span></text:p>
          </table:table-cell>
          <table:covered-table-cell/>
          <table:table-cell table:style-name="Tabelle11.A2" office:value-type="string">
            <text:p text:style-name="P21">•<text:tab/>•<text:tab/>•<text:tab/>•<text:tab/>•<text:tab/>•<text:tab/>•<text:tab/>•</text:p>
          </table:table-cell>
          <table:table-cell table:style-name="Tabelle11.A2" office:value-type="string">
            <text:p text:style-name="P16">11 ccc <text:s/>10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elle11.A2" office:value-type="string">
            <text:p text:style-name="P16"/>
          </table:table-cell>
          <table:table-cell table:style-name="Tabelle11.A2" office:value-type="string">
            <text:p text:style-name="P16">3</text:p>
            <text:p text:style-name="P15">3</text:p>
          </table:table-cell>
          <table:table-cell table:style-name="Tabelle11.A2" office:value-type="string">
            <text:p text:style-name="P16">3</text:p>
            <text:p text:style-name="P15">5</text:p>
          </table:table-cell>
          <table:table-cell table:style-name="Tabelle11.A2" office:value-type="string">
            <text:p text:style-name="P16">10</text:p>
            <text:p text:style-name="P15">17</text:p>
          </table:table-cell>
          <table:table-cell table:style-name="Tabelle11.A2" office:value-type="string">
            <text:p text:style-name="P19">if cc is false</text:p>
            <text:p text:style-name="P18">if cc is true</text:p>
          </table:table-cell>
        </table:table-row>
        <table:table-row table:style-name="Tabelle11.1">
          <table:table-cell table:style-name="Tabelle11.A2" office:value-type="string">
            <text:p text:style-name="P16">RET</text:p>
          </table:table-cell>
          <table:table-cell table:style-name="Tabelle11.A2" table:number-columns-spanned="2" office:value-type="string">
            <text:p text:style-name="P3"><text:span text:style-name="T3">PC</text:span><text:span text:style-name="T6">L</text:span><text:span text:style-name="T3"> </text:span><text:span text:style-name="T8">¬</text:span><text:span text:style-name="T3"> (SP)</text:span></text:p>
            <text:p text:style-name="P1"><text:span text:style-name="T3">SP </text:span><text:span text:style-name="T8">¬</text:span><text:span text:style-name="T3"> SP + 1</text:span></text:p>
            <text:p text:style-name="P1"><text:span text:style-name="T3">PC</text:span><text:span text:style-name="T6">H</text:span><text:span text:style-name="T3"> </text:span><text:span text:style-name="T8">¬</text:span><text:span text:style-name="T3"> (SP)</text:span></text:p>
            <text:p text:style-name="P1"><text:span text:style-name="T3">SP </text:span><text:span text:style-name="T8">¬</text:span><text:span text:style-name="T3"> SP + 1</text:span></text:p>
          </table:table-cell>
          <table:covered-table-cell/>
          <table:table-cell table:style-name="Tabelle11.A2" office:value-type="string">
            <text:p text:style-name="P21">•<text:tab/>•<text:tab/>•<text:tab/>•<text:tab/>•<text:tab/>•<text:tab/>•<text:tab/>•</text:p>
          </table:table-cell>
          <table:table-cell table:style-name="Tabelle11.A2" office:value-type="string">
            <text:p text:style-name="P16">11 001 001</text:p>
          </table:table-cell>
          <table:table-cell table:style-name="Tabelle11.A2" office:value-type="string">
            <text:p text:style-name="P16">C9</text:p>
          </table:table-cell>
          <table:table-cell table:style-name="Tabelle11.A2" office:value-type="string">
            <text:p text:style-name="P16">1</text:p>
          </table:table-cell>
          <table:table-cell table:style-name="Tabelle11.A2" office:value-type="string">
            <text:p text:style-name="P16">3</text:p>
          </table:table-cell>
          <table:table-cell table:style-name="Tabelle11.A2" office:value-type="string">
            <text:p text:style-name="P16">10</text:p>
          </table:table-cell>
          <table:table-cell table:style-name="Tabelle11.A2" office:value-type="string">
            <text:p text:style-name="P19"/>
          </table:table-cell>
        </table:table-row>
        <table:table-row table:style-name="Tabelle11.1">
          <table:table-cell table:style-name="Tabelle11.A2" office:value-type="string">
            <text:p text:style-name="P16">RET cc</text:p>
          </table:table-cell>
          <table:table-cell table:style-name="Tabelle11.A2" table:number-columns-spanned="2" office:value-type="string">
            <text:p text:style-name="P16">if cc is true, </text:p>
            <text:p text:style-name="P1"><text:span text:style-name="T3">PC</text:span><text:span text:style-name="T6">L</text:span><text:span text:style-name="T3"> </text:span><text:span text:style-name="T8">¬</text:span><text:span text:style-name="T3"> (SP)</text:span></text:p>
            <text:p text:style-name="P1"><text:span text:style-name="T3">SP </text:span><text:span text:style-name="T8">¬</text:span><text:span text:style-name="T3"> SP + 1</text:span></text:p>
            <text:p text:style-name="P1"><text:span text:style-name="T3">PC</text:span><text:span text:style-name="T6">H</text:span><text:span text:style-name="T3"> </text:span><text:span text:style-name="T8">¬</text:span><text:span text:style-name="T3"> (SP)</text:span></text:p>
            <text:p text:style-name="P1"><text:span text:style-name="T3">SP </text:span><text:span text:style-name="T8">¬</text:span><text:span text:style-name="T3"> SP + 1</text:span></text:p>
          </table:table-cell>
          <table:covered-table-cell/>
          <table:table-cell table:style-name="Tabelle11.A2" office:value-type="string">
            <text:p text:style-name="P21">•<text:tab/>•<text:tab/>•<text:tab/>•<text:tab/>•<text:tab/>•<text:tab/>•<text:tab/>•</text:p>
          </table:table-cell>
          <table:table-cell table:style-name="Tabelle11.A2" office:value-type="string">
            <text:p text:style-name="P16">11 ccc <text:s/>000</text:p>
          </table:table-cell>
          <table:table-cell table:style-name="Tabelle11.A2" office:value-type="string">
            <text:p text:style-name="P16"/>
          </table:table-cell>
          <table:table-cell table:style-name="Tabelle11.A2" office:value-type="string">
            <text:p text:style-name="P16">1</text:p>
            <text:p text:style-name="P15">1</text:p>
          </table:table-cell>
          <table:table-cell table:style-name="Tabelle11.A2" office:value-type="string">
            <text:p text:style-name="P16">1</text:p>
            <text:p text:style-name="P15">3</text:p>
          </table:table-cell>
          <table:table-cell table:style-name="Tabelle11.A2" office:value-type="string">
            <text:p text:style-name="P16">5</text:p>
            <text:p text:style-name="P15">11</text:p>
          </table:table-cell>
          <table:table-cell table:style-name="Tabelle11.A2" office:value-type="string">
            <text:p text:style-name="P19">if cc is false</text:p>
            <text:p text:style-name="P18">if cc is true</text:p>
          </table:table-cell>
        </table:table-row>
        <table:table-row table:style-name="Tabelle11.1">
          <table:table-cell table:style-name="Tabelle11.A2" office:value-type="string">
            <text:p text:style-name="P3"><text:span text:style-name="T3">RETI</text:span><text:span text:style-name="T10">2</text:span></text:p>
          </table:table-cell>
          <table:table-cell table:style-name="Tabelle11.A2" table:number-columns-spanned="2" office:value-type="string">
            <text:p text:style-name="P3"><text:span text:style-name="T3">PC</text:span><text:span text:style-name="T6">L</text:span><text:span text:style-name="T3"> </text:span><text:span text:style-name="T8">¬</text:span><text:span text:style-name="T3"> (SP)</text:span></text:p>
            <text:p text:style-name="P1"><text:span text:style-name="T3">SP </text:span><text:span text:style-name="T8">¬</text:span><text:span text:style-name="T3"> SP + 1</text:span></text:p>
            <text:p text:style-name="P1"><text:span text:style-name="T3">PC</text:span><text:span text:style-name="T6">H</text:span><text:span text:style-name="T3"> </text:span><text:span text:style-name="T8">¬</text:span><text:span text:style-name="T3"> (SP)</text:span></text:p>
            <text:p text:style-name="P1"><text:span text:style-name="T3">SP </text:span><text:span text:style-name="T8">¬</text:span><text:span text:style-name="T3"> SP + 1</text:span></text:p>
          </table:table-cell>
          <table:covered-table-cell/>
          <table:table-cell table:style-name="Tabelle11.A2" office:value-type="string">
            <text:p text:style-name="P21">•<text:tab/>•<text:tab/>•<text:tab/>•<text:tab/>•<text:tab/>•<text:tab/>•<text:tab/>•</text:p>
          </table:table-cell>
          <table:table-cell table:style-name="Tabelle11.A2" office:value-type="string">
            <text:p text:style-name="P16">11 101 101</text:p>
            <text:p text:style-name="P15">01 001 101</text:p>
          </table:table-cell>
          <table:table-cell table:style-name="Tabelle11.A2" office:value-type="string">
            <text:p text:style-name="P16">ED</text:p>
            <text:p text:style-name="P15">4D</text:p>
          </table:table-cell>
          <table:table-cell table:style-name="Tabelle11.A2" office:value-type="string">
            <text:p text:style-name="P16">2</text:p>
          </table:table-cell>
          <table:table-cell table:style-name="Tabelle11.A2" office:value-type="string">
            <text:p text:style-name="P16">4</text:p>
          </table:table-cell>
          <table:table-cell table:style-name="Tabelle11.A2" office:value-type="string">
            <text:p text:style-name="P16">14</text:p>
          </table:table-cell>
          <table:table-cell table:style-name="Tabelle11.A2" office:value-type="string">
            <text:p text:style-name="P36">cc<text:tab/>Condition</text:p>
            <text:p text:style-name="P18">000<text:tab/>NZ</text:p>
            <text:p text:style-name="P18">001<text:tab/>Z </text:p>
            <text:p text:style-name="P18">010<text:tab/>NC</text:p>
            <text:p text:style-name="P18">011<text:tab/>C</text:p>
          </table:table-cell>
        </table:table-row>
        <table:table-row table:style-name="Tabelle11.1">
          <table:table-cell table:style-name="Tabelle11.A2" office:value-type="string">
            <text:p text:style-name="P3"><text:span text:style-name="T3">RETN</text:span><text:span text:style-name="T10">1,2</text:span></text:p>
          </table:table-cell>
          <table:table-cell table:style-name="Tabelle11.A2" table:number-columns-spanned="2" office:value-type="string">
            <text:p text:style-name="P3"><text:span text:style-name="T3">PC</text:span><text:span text:style-name="T6">L</text:span><text:span text:style-name="T3"> </text:span><text:span text:style-name="T8">¬</text:span><text:span text:style-name="T3"> (SP)</text:span></text:p>
            <text:p text:style-name="P1"><text:span text:style-name="T3">SP </text:span><text:span text:style-name="T8">¬</text:span><text:span text:style-name="T3"> SP + 1</text:span></text:p>
            <text:p text:style-name="P1"><text:span text:style-name="T3">PC</text:span><text:span text:style-name="T6">H</text:span><text:span text:style-name="T3"> </text:span><text:span text:style-name="T8">¬</text:span><text:span text:style-name="T3"> (SP)</text:span></text:p>
            <text:p text:style-name="P1"><text:span text:style-name="T3">SP </text:span><text:span text:style-name="T8">¬</text:span><text:span text:style-name="T3"> SP + 1</text:span></text:p>
            <text:p text:style-name="P1"><text:span text:style-name="T3">IFF</text:span><text:span text:style-name="T6">1</text:span><text:span text:style-name="T3"> </text:span><text:span text:style-name="T8">¬</text:span><text:span text:style-name="T3"> IFF</text:span><text:span text:style-name="T6">2</text:span></text:p>
          </table:table-cell>
          <table:covered-table-cell/>
          <table:table-cell table:style-name="Tabelle11.A2" office:value-type="string">
            <text:p text:style-name="P21">•<text:tab/>•<text:tab/>•<text:tab/>•<text:tab/>•<text:tab/>•<text:tab/>•<text:tab/>•</text:p>
          </table:table-cell>
          <table:table-cell table:style-name="Tabelle11.A2" office:value-type="string">
            <text:p text:style-name="P16">11 101 101</text:p>
            <text:p text:style-name="P15">01 000 101</text:p>
          </table:table-cell>
          <table:table-cell table:style-name="Tabelle11.A2" office:value-type="string">
            <text:p text:style-name="P16">ED</text:p>
            <text:p text:style-name="P15">45</text:p>
          </table:table-cell>
          <table:table-cell table:style-name="Tabelle11.A2" office:value-type="string">
            <text:p text:style-name="P16">2</text:p>
          </table:table-cell>
          <table:table-cell table:style-name="Tabelle11.A2" office:value-type="string">
            <text:p text:style-name="P16">4</text:p>
          </table:table-cell>
          <table:table-cell table:style-name="Tabelle11.A2" office:value-type="string">
            <text:p text:style-name="P16">14</text:p>
          </table:table-cell>
          <table:table-cell table:style-name="Tabelle11.A2" office:value-type="string">
            <text:p text:style-name="P19">100<text:tab/>PO</text:p>
            <text:p text:style-name="P18">101<text:tab/>PE</text:p>
            <text:p text:style-name="P18">110<text:tab/>P</text:p>
            <text:p text:style-name="P18">111<text:tab/>M</text:p>
            <text:p text:style-name="P18"/>
          </table:table-cell>
        </table:table-row>
        <table:table-row table:style-name="Tabelle11.1">
          <table:table-cell table:style-name="Tabelle11.A8" office:value-type="string">
            <text:p text:style-name="P16">RST p</text:p>
          </table:table-cell>
          <table:table-cell table:style-name="Tabelle11.A8" table:number-columns-spanned="2" office:value-type="string">
            <text:p text:style-name="P3"><text:span text:style-name="T3">SP </text:span><text:span text:style-name="T8">¬</text:span><text:span text:style-name="T3"> SP - 1</text:span></text:p>
            <text:p text:style-name="P1"><text:span text:style-name="T3">(SP) </text:span><text:span text:style-name="T8">¬</text:span><text:span text:style-name="T3"> PC</text:span><text:span text:style-name="T6">H</text:span></text:p>
            <text:p text:style-name="P1"><text:span text:style-name="T3">SP </text:span><text:span text:style-name="T8">¬</text:span><text:span text:style-name="T3"> SP - 1</text:span></text:p>
            <text:p text:style-name="P1"><text:span text:style-name="T3">(SP) </text:span><text:span text:style-name="T8">¬</text:span><text:span text:style-name="T3"> PC</text:span><text:span text:style-name="T6">L</text:span></text:p>
            <text:p text:style-name="P1"><text:span text:style-name="T3">PC </text:span><text:span text:style-name="T8">¬</text:span><text:span text:style-name="T3"> p</text:span></text:p>
          </table:table-cell>
          <table:covered-table-cell/>
          <table:table-cell table:style-name="Tabelle11.A8" office:value-type="string">
            <text:p text:style-name="P21">•<text:tab/>•<text:tab/>•<text:tab/>•<text:tab/>•<text:tab/>•<text:tab/>•<text:tab/>•</text:p>
          </table:table-cell>
          <table:table-cell table:style-name="Tabelle11.A8" office:value-type="string">
            <text:p text:style-name="P16">11 <text:s text:c="2"/>t <text:s text:c="2"/>111</text:p>
          </table:table-cell>
          <table:table-cell table:style-name="Tabelle11.A8" office:value-type="string">
            <text:p text:style-name="P16"/>
          </table:table-cell>
          <table:table-cell table:style-name="Tabelle11.A8" office:value-type="string">
            <text:p text:style-name="P16">1</text:p>
          </table:table-cell>
          <table:table-cell table:style-name="Tabelle11.A8" office:value-type="string">
            <text:p text:style-name="P16">3</text:p>
          </table:table-cell>
          <table:table-cell table:style-name="Tabelle11.A8" office:value-type="string">
            <text:p text:style-name="P16">11</text:p>
          </table:table-cell>
          <table:table-cell table:style-name="Tabelle11.A8" office:value-type="string">
            <text:p text:style-name="P36">t<text:tab/>p</text:p>
            <text:p text:style-name="P18">000<text:tab/>0h</text:p>
            <text:p text:style-name="P18">001<text:tab/>8h</text:p>
            <text:p text:style-name="P18">010<text:tab/>10h</text:p>
            <text:p text:style-name="P18">011<text:tab/>18h</text:p>
            <text:p text:style-name="P18">100<text:tab/>20h</text:p>
            <text:p text:style-name="P18">101<text:tab/>28h</text:p>
            <text:p text:style-name="P18">110<text:tab/>30h</text:p>
            <text:p text:style-name="P18">111<text:tab/>38h</text:p>
          </table:table-cell>
        </table:table-row>
        <table:table-row table:style-name="Tabelle11.1">
          <table:table-cell table:style-name="Tabelle11.A2" table:number-columns-spanned="2" office:value-type="string">
            <text:p text:style-name="P23">Notes:</text:p>
          </table:table-cell>
          <table:covered-table-cell/>
          <table:table-cell table:style-name="Tabelle11.A2" table:number-columns-spanned="8" office:value-type="string">
            <text:p text:style-name="P8"><text:span text:style-name="T10">1</text:span><text:span text:style-name="T3"> This instruction has other unofficial opcodes, see Opcode list.</text:span></text:p>
            <text:p text:style-name="P7"><text:span text:style-name="T10">2</text:span><text:span text:style-name="T3"> Instruction also IFF</text:span><text:span text:style-name="T6">1</text:span><text:span text:style-name="T3"> </text:span><text:span text:style-name="T8">¬</text:span><text:span text:style-name="T3"> IFF</text:span><text:span text:style-name="T6">2</text:span></text:p>
          </table:table-cell>
          <table:covered-table-cell/>
          <table:covered-table-cell/>
          <table:covered-table-cell/>
          <table:covered-table-cell/>
          <table:covered-table-cell/>
          <table:covered-table-cell/>
          <table:covered-table-cell/>
        </table:table-row>
        <text:soft-page-break/>
        <table:table-row table:style-name="Tabelle11.1">
          <table:table-cell table:style-name="Tabelle11.A8" table:number-columns-spanned="2" office:value-type="string">
            <text:p text:style-name="P23">Flag Notation:</text:p>
          </table:table-cell>
          <table:covered-table-cell/>
          <table:table-cell table:style-name="Tabelle11.A8"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h text:style-name="P51" text:outline-level="1"/>
      <text:section text:style-name="Sect1" text:name="Bereich1">
        <text:h text:style-name="P48" text:outline-level="1">Instructions sorted by opcode</text:h>
        <text:p text:style-name="P2"/>
        <text:p text:style-name="P2">If an EDxx instruction is not listed, it should operate as two NOPs.</text:p>
        <text:p text:style-name="P2">If a DDxx or FDxx instruction is not listed, it should operate as without the DD or FD prefix.</text:p>
        <text:p text:style-name="P2">An asterisk (*) after a instruction means it is unofficial.</text:p>
        <text:p text:style-name="P31"/>
      </text:section>
      <text:section text:style-name="Sect2" text:name="Bereich2">
        <text:p text:style-name="P32">00<text:tab/>NOP</text:p>
        <text:p text:style-name="P32">01 n n<text:tab/>LD BC, nn</text:p>
        <text:p text:style-name="P32">02<text:tab/>LD (BC), A</text:p>
        <text:p text:style-name="P32">03<text:tab/>INC BC</text:p>
        <text:p text:style-name="P32">04<text:tab/>INC B</text:p>
        <text:p text:style-name="P32">05<text:tab/>DEC B</text:p>
        <text:p text:style-name="P32">06 n<text:tab/>LD B, n</text:p>
        <text:p text:style-name="P32">07<text:tab/>RLCA</text:p>
        <text:p text:style-name="P32">08<text:tab/>EX AF, AF’</text:p>
        <text:p text:style-name="P32">09<text:tab/>ADD HL, BC</text:p>
        <text:p text:style-name="P32">0A<text:tab/>LD A, (BC)</text:p>
        <text:p text:style-name="P32">0B<text:tab/>DEC BC</text:p>
        <text:p text:style-name="P32">0C<text:tab/>INC C</text:p>
        <text:p text:style-name="P32">0D<text:tab/>DEC C</text:p>
        <text:p text:style-name="P32">0E n<text:tab/>LD C, n</text:p>
        <text:p text:style-name="P32">0F<text:tab/>RRCA</text:p>
        <text:p text:style-name="P32">10 n<text:tab/>DJNZ PC + n</text:p>
        <text:p text:style-name="P32">11 n n<text:tab/>LD DE, nn</text:p>
        <text:p text:style-name="P32">12<text:tab/>LD (DE), A</text:p>
        <text:p text:style-name="P32">13<text:tab/>INC DE</text:p>
        <text:p text:style-name="P32">14<text:tab/>INC D</text:p>
        <text:p text:style-name="P32">15<text:tab/>DEC D</text:p>
        <text:p text:style-name="P32">16 n<text:tab/>LD D, n</text:p>
        <text:p text:style-name="P32">17<text:tab/>RLA</text:p>
        <text:p text:style-name="P32">18 n<text:tab/>JR PC + n</text:p>
        <text:p text:style-name="P32">19<text:tab/>ADD HL, DE</text:p>
        <text:p text:style-name="P32">1A<text:tab/>LD A, (DE)</text:p>
        <text:p text:style-name="P32">1B<text:tab/>DEC DE</text:p>
        <text:p text:style-name="P32">1C<text:tab/>INC E</text:p>
        <text:p text:style-name="P32">1D<text:tab/>DEC E</text:p>
        <text:p text:style-name="P32">1E n<text:tab/>LD E, n</text:p>
        <text:p text:style-name="P32">1F<text:tab/>RRA</text:p>
        <text:p text:style-name="P32">20 n<text:tab/>JR NZ, PC + n</text:p>
        <text:p text:style-name="P32">21 n n<text:tab/>LD HL, nn</text:p>
        <text:p text:style-name="P32">22 n n<text:tab/>LD (nn), HL</text:p>
        <text:p text:style-name="P32">23<text:tab/>INC HL</text:p>
        <text:p text:style-name="P32">24<text:tab/>INC H</text:p>
        <text:p text:style-name="P32">25<text:tab/>DEC H</text:p>
        <text:p text:style-name="P32">26 n<text:tab/>LD H, n</text:p>
        <text:p text:style-name="P32">27<text:tab/>DAA</text:p>
        <text:p text:style-name="P32">28 n<text:tab/>JR Z, PC + n</text:p>
        <text:p text:style-name="P32">29<text:tab/>ADD HL, HL</text:p>
        <text:p text:style-name="P32">2A n n<text:tab/>LD HL, (nn)</text:p>
        <text:p text:style-name="P32">2B<text:tab/>DEC HL</text:p>
        <text:p text:style-name="P32">2C<text:tab/>INC L</text:p>
        <text:p text:style-name="P32">2D<text:tab/>DEC L</text:p>
        <text:p text:style-name="P32">2E n<text:tab/>LD L, n</text:p>
        <text:p text:style-name="P32">2F<text:tab/>CPL</text:p>
        <text:p text:style-name="P32">30 n<text:tab/>JR NC, PC + n</text:p>
        <text:p text:style-name="P32">31 n n<text:tab/>LD SP, nn</text:p>
        <text:p text:style-name="P32">32 n n<text:tab/>LD (nn), A</text:p>
        <text:p text:style-name="P32">33<text:tab/>INC SP</text:p>
        <text:p text:style-name="P32">34<text:tab/>INC (HL)</text:p>
        <text:p text:style-name="P32">35<text:tab/>DEC (HL)</text:p>
        <text:p text:style-name="P32">36 n<text:tab/>LD (HL), n</text:p>
        <text:p text:style-name="P32">37<text:tab/>SCF</text:p>
        <text:p text:style-name="P32">38 n<text:tab/>JR C, PC + n</text:p>
        <text:p text:style-name="P32">39<text:tab/>ADD HL, SP</text:p>
        <text:p text:style-name="P32">3A n n<text:tab/>LD A, (nn)</text:p>
        <text:p text:style-name="P32">3B<text:tab/>DEC SP</text:p>
        <text:p text:style-name="P32">3C<text:tab/>INC A</text:p>
        <text:p text:style-name="P32">3D<text:tab/>DEC A</text:p>
        <text:p text:style-name="P32">3E n<text:tab/>LD A, n</text:p>
        <text:p text:style-name="P32">3F<text:tab/>CCF</text:p>
        <text:p text:style-name="P32">40<text:tab/>LD B, B</text:p>
        <text:p text:style-name="P32">41<text:tab/>LD B, C</text:p>
        <text:p text:style-name="P32">42<text:tab/>LD B, D</text:p>
        <text:p text:style-name="P32">43<text:tab/>LD B, E</text:p>
        <text:p text:style-name="P32">44<text:tab/>LD B, H</text:p>
        <text:p text:style-name="P32">45<text:tab/>LD B, L</text:p>
        <text:p text:style-name="P32">46<text:tab/>LD B, (HL)</text:p>
        <text:p text:style-name="P32">47<text:tab/>LD B, A</text:p>
        <text:p text:style-name="P32">48<text:tab/>LD C, B</text:p>
        <text:p text:style-name="P32">49<text:tab/>LD C, C</text:p>
        <text:p text:style-name="P32">4A<text:tab/>LD C, D</text:p>
        <text:p text:style-name="P32">4B<text:tab/>LD C, E</text:p>
        <text:p text:style-name="P32">4C<text:tab/>LD C, H</text:p>
        <text:p text:style-name="P32">4D<text:tab/>LD C, L</text:p>
        <text:p text:style-name="P32">4E<text:tab/>LD C, (HL)</text:p>
        <text:p text:style-name="P32">4F<text:tab/>LD C, A</text:p>
        <text:p text:style-name="P32">50<text:tab/>LD D, B</text:p>
        <text:p text:style-name="P32">51<text:tab/>LD D, C</text:p>
        <text:p text:style-name="P32">52<text:tab/>LD D, D</text:p>
        <text:p text:style-name="P32">53<text:tab/>LD D, E</text:p>
        <text:p text:style-name="P32">54<text:tab/>LD D, H</text:p>
        <text:p text:style-name="P32">55<text:tab/>LD D, L</text:p>
        <text:p text:style-name="P32">56<text:tab/>LD D, (HL)</text:p>
        <text:p text:style-name="P32">57<text:tab/>LD D, A</text:p>
        <text:p text:style-name="P32">58<text:tab/>LD E, B</text:p>
        <text:p text:style-name="P32">59<text:tab/>LD E, C</text:p>
        <text:p text:style-name="P32">5A<text:tab/>LD E, D</text:p>
        <text:p text:style-name="P32">5B<text:tab/>LD E, E</text:p>
        <text:p text:style-name="P32">5C<text:tab/>LD E, H</text:p>
        <text:p text:style-name="P32">5D<text:tab/>LD E, L</text:p>
        <text:p text:style-name="P32">5E<text:tab/>LD E, (HL)</text:p>
        <text:p text:style-name="P32">5F<text:tab/>LD E, A</text:p>
        <text:p text:style-name="P32">60<text:tab/>LD H, B</text:p>
        <text:p text:style-name="P32">61<text:tab/>LD H, C</text:p>
        <text:p text:style-name="P32">62<text:tab/>LD H, D</text:p>
        <text:p text:style-name="P32">63<text:tab/>LD H, E</text:p>
        <text:p text:style-name="P32">64<text:tab/>LD H, H</text:p>
        <text:p text:style-name="P32">65<text:tab/>LD H, L</text:p>
        <text:p text:style-name="P32">66<text:tab/>LD H, (HL)</text:p>
        <text:p text:style-name="P32">67<text:tab/>LD H, A</text:p>
        <text:p text:style-name="P32">68<text:tab/>LD L, B</text:p>
        <text:p text:style-name="P32">69<text:tab/>LD L, C</text:p>
        <text:p text:style-name="P32">6A<text:tab/>LD L, D</text:p>
        <text:p text:style-name="P32">6B<text:tab/>LD L, E</text:p>
        <text:p text:style-name="P32">6C<text:tab/>LD L, H</text:p>
        <text:p text:style-name="P32">6D<text:tab/>LD L, L</text:p>
        <text:p text:style-name="P32">6E<text:tab/>LD L, (HL)</text:p>
        <text:p text:style-name="P32">6F<text:tab/>LD L, A</text:p>
        <text:p text:style-name="P32">70<text:tab/>LD (HL), B</text:p>
        <text:p text:style-name="P32">71<text:tab/>LD (HL), C</text:p>
        <text:p text:style-name="P32">72<text:tab/>LD (HL), D</text:p>
        <text:p text:style-name="P32">73<text:tab/>LD (HL), E</text:p>
        <text:p text:style-name="P32">74<text:tab/>LD (HL), H</text:p>
        <text:p text:style-name="P32">75<text:tab/>LD (HL), L</text:p>
        <text:p text:style-name="P32">76<text:tab/>HALT</text:p>
        <text:p text:style-name="P32">77<text:tab/>LD (HL), A</text:p>
        <text:p text:style-name="P32">78<text:tab/>LD A, B</text:p>
        <text:p text:style-name="P32">79<text:tab/>LD A, C</text:p>
        <text:p text:style-name="P32">7A<text:tab/>LD A, D</text:p>
        <text:p text:style-name="P32">7B<text:tab/>LD A, E</text:p>
        <text:p text:style-name="P32">7C<text:tab/>LD A, H</text:p>
        <text:p text:style-name="P32">7D<text:tab/>LD A, L</text:p>
        <text:p text:style-name="P32">7E<text:tab/>LD A, (HL)</text:p>
        <text:p text:style-name="P32">7F<text:tab/>LD A, A</text:p>
        <text:p text:style-name="P32">80<text:tab/>ADD A, B</text:p>
        <text:p text:style-name="P32">81<text:tab/>ADD A, C</text:p>
        <text:p text:style-name="P32">82<text:tab/>ADD A, D</text:p>
        <text:p text:style-name="P32">83<text:tab/>ADD A, E</text:p>
        <text:p text:style-name="P32">84<text:tab/>ADD A, H</text:p>
        <text:p text:style-name="P32">85<text:tab/>ADD A, L</text:p>
        <text:p text:style-name="P32">86<text:tab/>ADD A, (HL)</text:p>
        <text:p text:style-name="P32">87<text:tab/>ADD A, A</text:p>
        <text:p text:style-name="P32">88<text:tab/>ADC A, B</text:p>
        <text:p text:style-name="P32">89<text:tab/>ADC A, C</text:p>
        <text:p text:style-name="P32">8A<text:tab/>ADC A, D</text:p>
        <text:p text:style-name="P32">8B<text:tab/>ADC A, E</text:p>
        <text:p text:style-name="P32">8C<text:tab/>ADC A, H</text:p>
        <text:p text:style-name="P32">8D<text:tab/>ADC A, L</text:p>
        <text:p text:style-name="P32">8E<text:tab/>ADC A, (HL)</text:p>
        <text:p text:style-name="P32">8F<text:tab/>ADC A, A</text:p>
        <text:p text:style-name="P32">90<text:tab/>SUB B</text:p>
        <text:p text:style-name="P32">91<text:tab/>SUB C</text:p>
        <text:p text:style-name="P32">92<text:tab/>SUB D</text:p>
        <text:p text:style-name="P32">93<text:tab/>SUB E</text:p>
        <text:p text:style-name="P32">94<text:tab/>SUB H</text:p>
        <text:p text:style-name="P32">95<text:tab/>SUB L</text:p>
        <text:p text:style-name="P32">96<text:tab/>SUB (HL)</text:p>
        <text:p text:style-name="P32">97<text:tab/>SUB A</text:p>
        <text:p text:style-name="P32">98<text:tab/>SBC A, B</text:p>
        <text:p text:style-name="P32">99<text:tab/>SBC A, C</text:p>
        <text:p text:style-name="P32">9A<text:tab/>SBC A, D</text:p>
        <text:p text:style-name="P32">9B<text:tab/>SBC A, E</text:p>
        <text:p text:style-name="P32">9C<text:tab/>SBC A, H</text:p>
        <text:p text:style-name="P32">9D<text:tab/>SBC A, L</text:p>
        <text:p text:style-name="P32">9E<text:tab/>SBC A, (HL)</text:p>
        <text:p text:style-name="P32">9F<text:tab/>SBC A, A</text:p>
        <text:p text:style-name="P32">A0<text:tab/>AND B</text:p>
        <text:p text:style-name="P32">A1<text:tab/>AND C</text:p>
        <text:p text:style-name="P32">A2<text:tab/>AND D</text:p>
        <text:p text:style-name="P32">A3<text:tab/>AND E</text:p>
        <text:p text:style-name="P32">A4<text:tab/>AND H</text:p>
        <text:p text:style-name="P32">A5<text:tab/>AND L</text:p>
        <text:p text:style-name="P32">A6<text:tab/>AND (HL)</text:p>
        <text:p text:style-name="P32">A7<text:tab/>AND A</text:p>
        <text:p text:style-name="P32">A8<text:tab/>XOR B</text:p>
        <text:p text:style-name="P32">A9<text:tab/>XOR C</text:p>
        <text:p text:style-name="P32">AA<text:tab/>XOR D</text:p>
        <text:p text:style-name="P32">AB<text:tab/>XOR E</text:p>
        <text:p text:style-name="P32">AC<text:tab/>XOR H</text:p>
        <text:p text:style-name="P32">AD<text:tab/>XOR L</text:p>
        <text:p text:style-name="P32">AE<text:tab/>XOR (HL)</text:p>
        <text:p text:style-name="P32">AF<text:tab/>XOR A</text:p>
        <text:p text:style-name="P32">B0<text:tab/>OR B</text:p>
        <text:p text:style-name="P32">B1<text:tab/>OR C</text:p>
        <text:p text:style-name="P32">B2<text:tab/>OR D</text:p>
        <text:p text:style-name="P32">B3<text:tab/>OR E</text:p>
        <text:p text:style-name="P32">B4<text:tab/>OR H</text:p>
        <text:p text:style-name="P32">B5<text:tab/>OR L</text:p>
        <text:p text:style-name="P32">B6<text:tab/>OR (HL)</text:p>
        <text:p text:style-name="P32">B7<text:tab/>OR A</text:p>
        <text:p text:style-name="P32">B8<text:tab/>CP B</text:p>
        <text:p text:style-name="P32">B9<text:tab/>CP C</text:p>
        <text:p text:style-name="P32">BA<text:tab/>CP D</text:p>
        <text:p text:style-name="P32">BB<text:tab/>CP E</text:p>
        <text:p text:style-name="P32">BC<text:tab/>CP H</text:p>
        <text:p text:style-name="P32">BD<text:tab/>CP L</text:p>
        <text:p text:style-name="P32">BE<text:tab/>CP (HL)</text:p>
        <text:p text:style-name="P32">BF<text:tab/>CP A</text:p>
        <text:p text:style-name="P32">C0<text:tab/>RET NZ</text:p>
        <text:p text:style-name="P32">C1<text:tab/>POP BC</text:p>
        <text:p text:style-name="P32">C2 n n<text:tab/>JP NZ, nn</text:p>
        <text:p text:style-name="P32">C3 n n<text:tab/>JP nn</text:p>
        <text:p text:style-name="P32">C4 n n<text:tab/>CALL NZ, nn</text:p>
        <text:p text:style-name="P32">C5<text:tab/>PUSH BC</text:p>
        <text:p text:style-name="P32">C6 n<text:tab/>ADD A, n</text:p>
        <text:p text:style-name="P32">C7<text:tab/>RST 0h</text:p>
        <text:p text:style-name="P32">C8<text:tab/>RET Z</text:p>
        <text:p text:style-name="P32">C9<text:tab/>RET</text:p>
        <text:p text:style-name="P32">CA n n<text:tab/>JP Z, nn</text:p>
        <text:p text:style-name="P32">CB00<text:tab/>RLC B</text:p>
        <text:p text:style-name="P32">CB01<text:tab/>RLC C</text:p>
        <text:p text:style-name="P32">CB02<text:tab/>RLC D</text:p>
        <text:p text:style-name="P32">CB03<text:tab/>RLC E</text:p>
        <text:p text:style-name="P32">CB04<text:tab/>RLC H</text:p>
        <text:p text:style-name="P32">CB05<text:tab/>RLC L</text:p>
        <text:p text:style-name="P32">CB06<text:tab/>RLC (HL)</text:p>
        <text:p text:style-name="P32">CB07<text:tab/>RLC A</text:p>
        <text:p text:style-name="P32">CB08<text:tab/>RRC B</text:p>
        <text:p text:style-name="P32">CB09<text:tab/>RRC C</text:p>
        <text:p text:style-name="P32">CB0A<text:tab/>RRC D</text:p>
        <text:p text:style-name="P32">CB0B<text:tab/>RRC E</text:p>
        <text:p text:style-name="P32">CB0C<text:tab/>RRC H</text:p>
        <text:p text:style-name="P32">CB0D<text:tab/>RRC L</text:p>
        <text:p text:style-name="P32">CB0E<text:tab/>RRC (HL)</text:p>
        <text:p text:style-name="P32">CB0F<text:tab/>RRC A</text:p>
        <text:p text:style-name="P32"><text:soft-page-break/>CB10<text:tab/>RL B</text:p>
        <text:p text:style-name="P32">CB11<text:tab/>RL C</text:p>
        <text:p text:style-name="P32">CB12<text:tab/>RL D</text:p>
        <text:p text:style-name="P32">CB13<text:tab/>RL E</text:p>
        <text:p text:style-name="P32">CB14<text:tab/>RL H</text:p>
        <text:p text:style-name="P32">CB15<text:tab/>RL L</text:p>
        <text:p text:style-name="P32">CB16<text:tab/>RL (HL)</text:p>
        <text:p text:style-name="P32">CB17<text:tab/>RL A</text:p>
        <text:p text:style-name="P32">CB18<text:tab/>RR B</text:p>
        <text:p text:style-name="P32">CB19<text:tab/>RR C</text:p>
        <text:p text:style-name="P32">CB1A<text:tab/>RR D</text:p>
        <text:p text:style-name="P32">CB1B<text:tab/>RR E</text:p>
        <text:p text:style-name="P32">CB1C<text:tab/>RR H</text:p>
        <text:p text:style-name="P32">CB1D<text:tab/>RR L</text:p>
        <text:p text:style-name="P32">CB1E<text:tab/>RR (HL)</text:p>
        <text:p text:style-name="P32">CB1F<text:tab/>RR A</text:p>
        <text:p text:style-name="P32">CB20<text:tab/>SLA B</text:p>
        <text:p text:style-name="P32">CB21<text:tab/>SLA C</text:p>
        <text:p text:style-name="P32">CB22<text:tab/>SLA D</text:p>
        <text:p text:style-name="P32">CB23<text:tab/>SLA E</text:p>
        <text:p text:style-name="P32">CB24<text:tab/>SLA H</text:p>
        <text:p text:style-name="P32">CB25<text:tab/>SLA L</text:p>
        <text:p text:style-name="P32">CB26<text:tab/>SLA (HL)</text:p>
        <text:p text:style-name="P32">CB27<text:tab/>SLA A</text:p>
        <text:p text:style-name="P32">CB28<text:tab/>SRA B</text:p>
        <text:p text:style-name="P32">CB29<text:tab/>SRA C</text:p>
        <text:p text:style-name="P32">CB2A<text:tab/>SRA D</text:p>
        <text:p text:style-name="P32">CB2B<text:tab/>SRA E</text:p>
        <text:p text:style-name="P32">CB2C<text:tab/>SRA H</text:p>
        <text:p text:style-name="P32">CB2D<text:tab/>SRA L</text:p>
        <text:p text:style-name="P32">CB2E<text:tab/>SRA (HL)</text:p>
        <text:p text:style-name="P32">CB2F<text:tab/>SRA A</text:p>
        <text:p text:style-name="P32">CB30<text:tab/>SLL B*</text:p>
        <text:p text:style-name="P32">CB31<text:tab/>SLL C*</text:p>
        <text:p text:style-name="P32">CB32<text:tab/>SLL D*</text:p>
        <text:p text:style-name="P32">CB33<text:tab/>SLL E*</text:p>
        <text:p text:style-name="P32">CB34<text:tab/>SLL H*</text:p>
        <text:p text:style-name="P32">CB35<text:tab/>SLL L*</text:p>
        <text:p text:style-name="P32">CB36<text:tab/>SLL (HL)*</text:p>
        <text:p text:style-name="P32">CB37<text:tab/>SLL A*</text:p>
        <text:p text:style-name="P32">CB38<text:tab/>SRL B</text:p>
        <text:p text:style-name="P32">CB39<text:tab/>SRL C</text:p>
        <text:p text:style-name="P32">CB3A<text:tab/>SRL D</text:p>
        <text:p text:style-name="P32">CB3B<text:tab/>SRL E</text:p>
        <text:p text:style-name="P32">CB3C<text:tab/>SRL H</text:p>
        <text:p text:style-name="P32">CB3D<text:tab/>SRL L</text:p>
        <text:p text:style-name="P32">CB3E<text:tab/>SRL (HL)</text:p>
        <text:p text:style-name="P32">CB3F<text:tab/>SRL A</text:p>
        <text:p text:style-name="P32">CB40<text:tab/>BIT 0, B</text:p>
        <text:p text:style-name="P32">CB41<text:tab/>BIT 0, C</text:p>
        <text:p text:style-name="P32">CB42<text:tab/>BIT 0, D</text:p>
        <text:p text:style-name="P32">CB43<text:tab/>BIT 0, E</text:p>
        <text:p text:style-name="P32">CB44 <text:tab/>BIT 0, H</text:p>
        <text:p text:style-name="P32">CB45 <text:tab/>BIT 0, L</text:p>
        <text:p text:style-name="P32">CB46 <text:tab/>BIT 0, (HL)</text:p>
        <text:p text:style-name="P32">CB47 <text:tab/>BIT 0, A</text:p>
        <text:p text:style-name="P32">CB48<text:tab/>BIT 1, B</text:p>
        <text:p text:style-name="P32">CB49 <text:tab/>BIT 1, C</text:p>
        <text:p text:style-name="P32">CB4A <text:tab/>BIT 1, D</text:p>
        <text:p text:style-name="P32">CB4B <text:tab/>BIT 1, E</text:p>
        <text:p text:style-name="P32">CB4C <text:tab/>BIT 1, H</text:p>
        <text:p text:style-name="P32">CB4D <text:tab/>BIT 1, L</text:p>
        <text:p text:style-name="P32">CB4E <text:tab/>BIT 1, (HL)</text:p>
        <text:p text:style-name="P32">CB4F <text:tab/>BIT 1, A</text:p>
        <text:p text:style-name="P32">CB50<text:tab/>BIT 2, B</text:p>
        <text:p text:style-name="P32">CB51 <text:tab/>BIT 2, C</text:p>
        <text:p text:style-name="P32">CB52 <text:tab/>BIT 2, D</text:p>
        <text:p text:style-name="P32">CB53 <text:tab/>BIT 2, E</text:p>
        <text:p text:style-name="P32">CB54 <text:tab/>BIT 2, H</text:p>
        <text:p text:style-name="P32">CB55 <text:tab/>BIT 2, L</text:p>
        <text:p text:style-name="P32">CB56 <text:tab/>BIT 2, (HL)</text:p>
        <text:p text:style-name="P32">CB57 <text:tab/>BIT 2, A</text:p>
        <text:p text:style-name="P32">CB58<text:tab/>BIT 3, B</text:p>
        <text:p text:style-name="P32">CB59 <text:tab/>BIT 3, C</text:p>
        <text:p text:style-name="P32">CB5A <text:tab/>BIT 3, D</text:p>
        <text:p text:style-name="P32">CB5B <text:tab/>BIT 3, E</text:p>
        <text:p text:style-name="P32">CB5C <text:tab/>BIT 3, H</text:p>
        <text:p text:style-name="P32">CB5D <text:tab/>BIT 3, L</text:p>
        <text:p text:style-name="P32">CB5E <text:tab/>BIT 3, (HL)</text:p>
        <text:p text:style-name="P32">CB5F <text:tab/>BIT 3, A</text:p>
        <text:p text:style-name="P32">CB60<text:tab/>BIT 4, B</text:p>
        <text:p text:style-name="P32">CB61 <text:tab/>BIT 4, C</text:p>
        <text:p text:style-name="P32">CB62 <text:tab/>BIT 4, D</text:p>
        <text:p text:style-name="P32">CB63 <text:tab/>BIT 4, E</text:p>
        <text:p text:style-name="P32">CB64 <text:tab/>BIT 4, H</text:p>
        <text:p text:style-name="P32">CB65 <text:tab/>BIT 4, L</text:p>
        <text:p text:style-name="P32">CB66 <text:tab/>BIT 4, (HL)</text:p>
        <text:p text:style-name="P32">CB67 <text:tab/>BIT 4, A</text:p>
        <text:p text:style-name="P32">CB68<text:tab/>BIT 5, B</text:p>
        <text:p text:style-name="P32">CB69 <text:tab/>BIT 5, C</text:p>
        <text:p text:style-name="P32">CB6A <text:tab/>BIT 5, D</text:p>
        <text:p text:style-name="P32">CB6B <text:tab/>BIT 5, E</text:p>
        <text:p text:style-name="P32">CB6C <text:tab/>BIT 5, H</text:p>
        <text:p text:style-name="P32">CB6D <text:tab/>BIT 5, L</text:p>
        <text:p text:style-name="P32">CB6E <text:tab/>BIT 5, (HL)</text:p>
        <text:p text:style-name="P32">CB6F <text:tab/>BIT 5, A</text:p>
        <text:p text:style-name="P32">CB70<text:tab/>BIT 6, B</text:p>
        <text:p text:style-name="P32">CB71 <text:tab/>BIT 6, C</text:p>
        <text:p text:style-name="P32">CB72 <text:tab/>BIT 6, D</text:p>
        <text:p text:style-name="P32">CB73 <text:tab/>BIT 6, E</text:p>
        <text:p text:style-name="P32">CB74 <text:tab/>BIT 6, H</text:p>
        <text:p text:style-name="P32">CB75 <text:tab/>BIT 6, L</text:p>
        <text:p text:style-name="P32">CB76 <text:tab/>BIT 6, (HL)</text:p>
        <text:p text:style-name="P32">CB77 <text:tab/>BIT 6, A</text:p>
        <text:p text:style-name="P32">CB78<text:tab/>BIT 7, B</text:p>
        <text:p text:style-name="P32">CB79 <text:tab/>BIT 7, C</text:p>
        <text:p text:style-name="P32">CB7A <text:tab/>BIT 7, D</text:p>
        <text:p text:style-name="P32">CB7B <text:tab/>BIT 7, E</text:p>
        <text:p text:style-name="P32">CB7C <text:tab/>BIT 7, H</text:p>
        <text:p text:style-name="P32">CB7D <text:tab/>BIT 7, L</text:p>
        <text:p text:style-name="P32">CB7E <text:tab/>BIT 7, (HL)</text:p>
        <text:p text:style-name="P32">CB7F <text:tab/>BIT 7, A</text:p>
        <text:p text:style-name="P32">CB80<text:tab/>RES 0, B</text:p>
        <text:p text:style-name="P32">CB81<text:tab/>RES 0, C</text:p>
        <text:p text:style-name="P32">CB82<text:tab/>RES 0, D</text:p>
        <text:p text:style-name="P32">CB83<text:tab/>RES 0, E</text:p>
        <text:p text:style-name="P32">CB84 <text:tab/>RES 0, H</text:p>
        <text:p text:style-name="P32">CB85 <text:tab/>RES 0, L</text:p>
        <text:p text:style-name="P32">CB86 <text:tab/>RES 0, (HL)</text:p>
        <text:p text:style-name="P32">CB87 <text:tab/>RES 0, A</text:p>
        <text:p text:style-name="P32">CB88<text:tab/>RES 1, B</text:p>
        <text:p text:style-name="P32">CB89 <text:tab/>RES 1, C</text:p>
        <text:p text:style-name="P32">CB8A <text:tab/>RES 1, D</text:p>
        <text:p text:style-name="P32">CB8B <text:tab/>RES 1, E</text:p>
        <text:p text:style-name="P32">CB8C <text:tab/>RES 1, H</text:p>
        <text:p text:style-name="P32">CB8D <text:tab/>RES 1, L</text:p>
        <text:p text:style-name="P32">CB8E <text:tab/>RES 1, (HL)</text:p>
        <text:p text:style-name="P32">CB8F <text:tab/>RES 1, A</text:p>
        <text:p text:style-name="P32">CB90<text:tab/>RES 2, B</text:p>
        <text:p text:style-name="P32">CB91 <text:tab/>RES 2, C</text:p>
        <text:p text:style-name="P32">CB92 <text:tab/>RES 2, D</text:p>
        <text:p text:style-name="P32">CB93 <text:tab/>RES 2, E</text:p>
        <text:p text:style-name="P32">CB94 <text:tab/>RES 2, H</text:p>
        <text:p text:style-name="P32">CB95 <text:tab/>RES 2, L</text:p>
        <text:p text:style-name="P32">CB96 <text:tab/>RES 2, (HL)</text:p>
        <text:p text:style-name="P32">CB97 <text:tab/>RES 2, A</text:p>
        <text:p text:style-name="P32">CB98<text:tab/>RES 3, B</text:p>
        <text:p text:style-name="P32">CB99 <text:tab/>RES 3, C</text:p>
        <text:p text:style-name="P32">CB9A <text:tab/>RES 3, D</text:p>
        <text:p text:style-name="P32">CB9B <text:tab/>RES 3, E</text:p>
        <text:p text:style-name="P32">CB9C <text:tab/>RES 3, H</text:p>
        <text:p text:style-name="P32">CB9D <text:tab/>RES 3, L</text:p>
        <text:p text:style-name="P32">CB9E <text:tab/>RES 3, (HL)</text:p>
        <text:p text:style-name="P32">CB9F <text:tab/>RES 3, A</text:p>
        <text:p text:style-name="P32">CBA0<text:tab/>RES 4, B</text:p>
        <text:p text:style-name="P32">CBA1 <text:tab/>RES 4, C</text:p>
        <text:p text:style-name="P32">CBA2 <text:tab/>RES 4, D</text:p>
        <text:p text:style-name="P32">CBA3 <text:tab/>RES 4, E</text:p>
        <text:p text:style-name="P32">CBA4 <text:tab/>RES 4, H</text:p>
        <text:p text:style-name="P32">CBA5 <text:tab/>RES 4, L</text:p>
        <text:p text:style-name="P32">CBA6 <text:tab/>RES 4, (HL)</text:p>
        <text:p text:style-name="P32">CBA7 <text:tab/>RES 4, A</text:p>
        <text:p text:style-name="P32">CBA8<text:tab/>RES 5, B</text:p>
        <text:p text:style-name="P32">CBA9 <text:tab/>RES 5, C</text:p>
        <text:p text:style-name="P32">CBAA <text:tab/>RES 5, D</text:p>
        <text:p text:style-name="P32">CBAB <text:tab/>RES 5, E</text:p>
        <text:p text:style-name="P32">CBAC <text:tab/>RES 5, H</text:p>
        <text:p text:style-name="P32">CBAD <text:tab/>RES 5, L</text:p>
        <text:p text:style-name="P32">CBAE <text:tab/>RES 5, (HL)</text:p>
        <text:p text:style-name="P32">CBAF <text:tab/>RES 5, A</text:p>
        <text:p text:style-name="P32">CBB0<text:tab/>RES 6, B</text:p>
        <text:p text:style-name="P32">CBB1 <text:tab/>RES 6, C</text:p>
        <text:p text:style-name="P32">CBB2 <text:tab/>RES 6, D</text:p>
        <text:p text:style-name="P32">CBB3 <text:tab/>RES 6, E</text:p>
        <text:p text:style-name="P32">CBB4 <text:tab/>RES 6, H</text:p>
        <text:p text:style-name="P32">CBB5 <text:tab/>RES 6, L</text:p>
        <text:p text:style-name="P32">CBB6 <text:tab/>RES 6, (HL)</text:p>
        <text:p text:style-name="P32">CBB7 <text:tab/>RES 6, A</text:p>
        <text:p text:style-name="P32">CBB8<text:tab/>RES 7, B</text:p>
        <text:p text:style-name="P32">CBB9 <text:tab/>RES 7, C</text:p>
        <text:p text:style-name="P32">CBBA <text:tab/>RES 7, D</text:p>
        <text:p text:style-name="P32">CBBB <text:tab/>RES 7, E</text:p>
        <text:p text:style-name="P32">CBBC <text:tab/>RES 7, H</text:p>
        <text:p text:style-name="P32">CBBD <text:tab/>RES 7, L</text:p>
        <text:p text:style-name="P32">CBBE <text:tab/>RES 7, (HL)</text:p>
        <text:p text:style-name="P32">CBBF <text:tab/>RES 7, A</text:p>
        <text:p text:style-name="P32">CBC0<text:tab/>SET 0, B</text:p>
        <text:p text:style-name="P32">CBC1<text:tab/>SET 0, C</text:p>
        <text:p text:style-name="P32">CBC2<text:tab/>SET 0, D</text:p>
        <text:p text:style-name="P32">CBC3<text:tab/>SET 0, E</text:p>
        <text:p text:style-name="P32">CBC4 <text:tab/>SET 0, H</text:p>
        <text:p text:style-name="P32">CBC5 <text:tab/>SET 0, L</text:p>
        <text:p text:style-name="P32">CBC6 <text:tab/>SET 0, (HL)</text:p>
        <text:p text:style-name="P32">CBC7 <text:tab/>SET 0, A</text:p>
        <text:p text:style-name="P32">CBC8<text:tab/>SET 1, B</text:p>
        <text:p text:style-name="P32">CBC9 <text:tab/>SET 1, C</text:p>
        <text:p text:style-name="P32">CBCA <text:tab/>SET 1, D</text:p>
        <text:p text:style-name="P32">CBCB <text:tab/>SET 1, E</text:p>
        <text:p text:style-name="P32">CBCC <text:tab/>SET 1, H</text:p>
        <text:p text:style-name="P32">CBCD <text:tab/>SET 1, L</text:p>
        <text:p text:style-name="P32">CBCE <text:tab/>SET 1, (HL)</text:p>
        <text:p text:style-name="P32">CBCF <text:tab/>SET 1, A</text:p>
        <text:p text:style-name="P32">CBD0<text:tab/>SET 2, B</text:p>
        <text:p text:style-name="P32">CBD1 <text:tab/>SET 2, C</text:p>
        <text:p text:style-name="P32">CBD2 <text:tab/>SET 2, D</text:p>
        <text:p text:style-name="P32">CBD3 <text:tab/>SET 2, E</text:p>
        <text:p text:style-name="P32">CBD4 <text:tab/>SET 2, H</text:p>
        <text:p text:style-name="P32">CBD5 <text:tab/>SET 2, L</text:p>
        <text:p text:style-name="P32">CBD6 <text:tab/>SET 2, (HL)</text:p>
        <text:p text:style-name="P32">CBD7 <text:tab/>SET 2, A</text:p>
        <text:p text:style-name="P32">CBD8<text:tab/>SET 3, B</text:p>
        <text:p text:style-name="P32">CBD9 <text:tab/>SET 3, C</text:p>
        <text:p text:style-name="P32">CBDA <text:tab/>SET 3, D</text:p>
        <text:p text:style-name="P32">CBDB <text:tab/>SET 3, E</text:p>
        <text:p text:style-name="P32">CBDC <text:tab/>SET 3, H</text:p>
        <text:p text:style-name="P32">CBDD <text:tab/>SET 3, L</text:p>
        <text:p text:style-name="P32">CBDE <text:tab/>SET 3, (HL)</text:p>
        <text:p text:style-name="P32">CBDF <text:tab/>SET 3, A</text:p>
        <text:p text:style-name="P32">CBE0<text:tab/>SET 4, B</text:p>
        <text:p text:style-name="P32">CBE1 <text:tab/>SET 4, C</text:p>
        <text:p text:style-name="P32">CBE2 <text:tab/>SET 4, D</text:p>
        <text:p text:style-name="P32">CBE3 <text:tab/>SET 4, E</text:p>
        <text:p text:style-name="P32">CBE4 <text:tab/>SET 4, H</text:p>
        <text:p text:style-name="P32">CBE5 <text:tab/>SET 4, L</text:p>
        <text:p text:style-name="P32">CBE6 <text:tab/>SET 4, (HL)</text:p>
        <text:p text:style-name="P32">CBE7 <text:tab/>SET 4, A</text:p>
        <text:p text:style-name="P32">CBE8<text:tab/>SET 5, B</text:p>
        <text:p text:style-name="P32">CBE9 <text:tab/>SET 5, C</text:p>
        <text:p text:style-name="P32">CBEA <text:tab/>SET 5, D</text:p>
        <text:p text:style-name="P32">CBEB <text:tab/>SET 5, E</text:p>
        <text:p text:style-name="P32">CBEC <text:tab/>SET 5, H</text:p>
        <text:p text:style-name="P32">CBED <text:tab/>SET 5, L</text:p>
        <text:p text:style-name="P32">CBEE <text:tab/>SET 5, (HL)</text:p>
        <text:p text:style-name="P32">CBEF <text:tab/>SET 5, A</text:p>
        <text:p text:style-name="P32">CBF0<text:tab/>SET 6, B</text:p>
        <text:p text:style-name="P32">CBF1 <text:tab/>SET 6, C</text:p>
        <text:p text:style-name="P32">CBF2 <text:tab/>SET 6, D</text:p>
        <text:p text:style-name="P32">CBF3 <text:tab/>SET 6, E</text:p>
        <text:p text:style-name="P32">CBF4 <text:tab/>SET 6, H</text:p>
        <text:p text:style-name="P32">CBF5 <text:tab/>SET 6, L</text:p>
        <text:p text:style-name="P32">CBF6 <text:tab/>SET 6, (HL)</text:p>
        <text:p text:style-name="P32">CBF7 <text:tab/>SET 6, A</text:p>
        <text:p text:style-name="P32">CBF8<text:tab/>SET 7, B</text:p>
        <text:p text:style-name="P32">CBF9 <text:tab/>SET 7, C</text:p>
        <text:p text:style-name="P32">CBFA <text:tab/>SET 7, D</text:p>
        <text:p text:style-name="P32">CBFB <text:tab/>SET 7, E</text:p>
        <text:p text:style-name="P32">CBFC <text:tab/>SET 7, H</text:p>
        <text:p text:style-name="P32">CBFD <text:tab/>SET 7, L</text:p>
        <text:p text:style-name="P32">CBFE <text:tab/>SET 7, (HL)</text:p>
        <text:p text:style-name="P32">CBFF <text:tab/>SET 7, A</text:p>
        <text:p text:style-name="P32">CC n n<text:tab/>CALL Z, nn</text:p>
        <text:p text:style-name="P32">CD n n<text:tab/>CALL nn</text:p>
        <text:p text:style-name="P32">CE n<text:tab/>ADC A, n</text:p>
        <text:p text:style-name="P32">CF<text:tab/>RST 8h</text:p>
        <text:p text:style-name="P32">D0<text:tab/>RET NC</text:p>
        <text:p text:style-name="P32">D1<text:tab/>POP DE</text:p>
        <text:p text:style-name="P32">D2 n n<text:tab/>JP NC, nn</text:p>
        <text:p text:style-name="P32">D3 n<text:tab/>OUT (n), A</text:p>
        <text:p text:style-name="P32">D4 n n<text:tab/>CALL NC, nn</text:p>
        <text:p text:style-name="P32">D5<text:tab/>PUSH DE</text:p>
        <text:p text:style-name="P32">D6 n<text:tab/>SUB n</text:p>
        <text:p text:style-name="P32">D7<text:tab/>RST 10h</text:p>
        <text:p text:style-name="P32">D8<text:tab/>RETC</text:p>
        <text:p text:style-name="P32">D9<text:tab/>EXX</text:p>
        <text:p text:style-name="P32">DA n n<text:tab/>JP C, nn</text:p>
        <text:p text:style-name="P32">DB n<text:tab/>IN A, (n)</text:p>
        <text:p text:style-name="P32">DC n n<text:tab/>CALL C, nn</text:p>
        <text:p text:style-name="P32">DD09<text:tab/>ADD IX, BC</text:p>
        <text:p text:style-name="P32"><text:soft-page-break/>DD19<text:tab/>ADD IX, DE</text:p>
        <text:p text:style-name="P32">DD21 n n<text:tab/>LD IX, nn</text:p>
        <text:p text:style-name="P32">DD22 n n<text:tab/>LD (nn), IX</text:p>
        <text:p text:style-name="P32">DD23<text:tab/>INC IX</text:p>
        <text:p text:style-name="P13"><text:span text:style-name="T3">DD24<text:tab/>INC IX</text:span><text:span text:style-name="T6">H</text:span><text:span text:style-name="T3">*</text:span></text:p>
        <text:p text:style-name="P13"><text:span text:style-name="T3">DD25<text:tab/>DEC IX</text:span><text:span text:style-name="T6">H</text:span><text:span text:style-name="T3">*</text:span></text:p>
        <text:p text:style-name="P13"><text:span text:style-name="T3">DD26 n <text:tab/>LD IX</text:span><text:span text:style-name="T6">H</text:span><text:span text:style-name="T3">, n*</text:span></text:p>
        <text:p text:style-name="P32">DD29<text:tab/>ADD IX, IX</text:p>
        <text:p text:style-name="P32">DD2A n n<text:tab/>LD IX, (nn)</text:p>
        <text:p text:style-name="P32">DD2B<text:tab/>DEC IX</text:p>
        <text:p text:style-name="P13"><text:span text:style-name="T3">DD2C<text:tab/>INC IX</text:span><text:span text:style-name="T6">L</text:span><text:span text:style-name="T3">*</text:span></text:p>
        <text:p text:style-name="P13"><text:span text:style-name="T3">DD2D<text:tab/>DEC IX</text:span><text:span text:style-name="T6">L</text:span><text:span text:style-name="T3">*</text:span></text:p>
        <text:p text:style-name="P13"><text:span text:style-name="T3">DD2E n<text:tab/>LD IX</text:span><text:span text:style-name="T6">L</text:span><text:span text:style-name="T3">, n*</text:span></text:p>
        <text:p text:style-name="P32">DD34 d<text:tab/>INC (IX + d)</text:p>
        <text:p text:style-name="P32">DD35 d<text:tab/>DEC (IX + d)</text:p>
        <text:p text:style-name="P32">DD36 d n<text:tab/>LD (IX + d), n</text:p>
        <text:p text:style-name="P32">DD39<text:tab/>ADD IX, SP</text:p>
        <text:p text:style-name="P13"><text:span text:style-name="T3">DD44<text:tab/>LD B, IX</text:span><text:span text:style-name="T6">H</text:span><text:span text:style-name="T3">*</text:span></text:p>
        <text:p text:style-name="P13"><text:span text:style-name="T3">DD45<text:tab/>LD B, IX</text:span><text:span text:style-name="T6">L</text:span><text:span text:style-name="T3">*</text:span></text:p>
        <text:p text:style-name="P32">DD46 d<text:tab/>LD B, (IX + d)</text:p>
        <text:p text:style-name="P13"><text:span text:style-name="T3">DD4C<text:tab/>LD C, IX</text:span><text:span text:style-name="T6">H</text:span><text:span text:style-name="T3">*</text:span></text:p>
        <text:p text:style-name="P13"><text:span text:style-name="T3">DD4D<text:tab/>LD C, IX</text:span><text:span text:style-name="T6">L</text:span><text:span text:style-name="T3">*</text:span></text:p>
        <text:p text:style-name="P32">DD4E d<text:tab/>LD C, (IX + d)</text:p>
        <text:p text:style-name="P13"><text:span text:style-name="T3">DD54<text:tab/>LD D, IX</text:span><text:span text:style-name="T6">H</text:span><text:span text:style-name="T3">*</text:span></text:p>
        <text:p text:style-name="P13"><text:span text:style-name="T3">DD55<text:tab/>LD D, IX</text:span><text:span text:style-name="T6">L</text:span><text:span text:style-name="T3">*</text:span></text:p>
        <text:p text:style-name="P32">DD56 d<text:tab/>LD D, (IX + d)</text:p>
        <text:p text:style-name="P13"><text:span text:style-name="T3">DD5C<text:tab/>LD E, IX</text:span><text:span text:style-name="T6">H</text:span><text:span text:style-name="T3">*</text:span></text:p>
        <text:p text:style-name="P13"><text:span text:style-name="T3">DD5D<text:tab/>LD E, IX</text:span><text:span text:style-name="T6">L</text:span><text:span text:style-name="T3">*</text:span></text:p>
        <text:p text:style-name="P32">DD5E d<text:tab/>LD E, (IX + d)</text:p>
        <text:p text:style-name="P13"><text:span text:style-name="T3">DD60<text:tab/>LD IX</text:span><text:span text:style-name="T6">H</text:span><text:span text:style-name="T3">, B*</text:span></text:p>
        <text:p text:style-name="P13"><text:span text:style-name="T3">DD61<text:tab/>LD IX</text:span><text:span text:style-name="T6">H</text:span><text:span text:style-name="T3">, C*</text:span></text:p>
        <text:p text:style-name="P13"><text:span text:style-name="T3">DD62<text:tab/>LD IX</text:span><text:span text:style-name="T6">H</text:span><text:span text:style-name="T3">, D*</text:span></text:p>
        <text:p text:style-name="P13"><text:span text:style-name="T3">DD63<text:tab/>LD IX</text:span><text:span text:style-name="T6">H</text:span><text:span text:style-name="T3">, E*</text:span></text:p>
        <text:p text:style-name="P13"><text:span text:style-name="T3">DD64<text:tab/>LD IX</text:span><text:span text:style-name="T6">H</text:span><text:span text:style-name="T3">, IX</text:span><text:span text:style-name="T6">H</text:span><text:span text:style-name="T3">*</text:span></text:p>
        <text:p text:style-name="P13"><text:span text:style-name="T3">DD65<text:tab/>LD IX</text:span><text:span text:style-name="T6">H</text:span><text:span text:style-name="T3">, IX</text:span><text:span text:style-name="T6">L</text:span><text:span text:style-name="T3">*</text:span></text:p>
        <text:p text:style-name="P32">DD66 d<text:tab/>LD H, (IX + d)</text:p>
        <text:p text:style-name="P13"><text:span text:style-name="T3">DD67<text:tab/>LD IX</text:span><text:span text:style-name="T6">H</text:span><text:span text:style-name="T3">, A*</text:span></text:p>
        <text:p text:style-name="P13"><text:span text:style-name="T3">DD68<text:tab/>LD IX</text:span><text:span text:style-name="T6">L</text:span><text:span text:style-name="T3">, B*</text:span></text:p>
        <text:p text:style-name="P13"><text:span text:style-name="T3">DD69<text:tab/>LD IX</text:span><text:span text:style-name="T6">L</text:span><text:span text:style-name="T3">, C*</text:span></text:p>
        <text:p text:style-name="P13"><text:span text:style-name="T3">DD6A<text:tab/>LD IX</text:span><text:span text:style-name="T6">L</text:span><text:span text:style-name="T3">, D*</text:span></text:p>
        <text:p text:style-name="P13"><text:span text:style-name="T3">DD6B<text:tab/>LD IX</text:span><text:span text:style-name="T6">L</text:span><text:span text:style-name="T3">, E*</text:span></text:p>
        <text:p text:style-name="P13"><text:span text:style-name="T3">DD6C<text:tab/>LD IX</text:span><text:span text:style-name="T6">L</text:span><text:span text:style-name="T3">, IX</text:span><text:span text:style-name="T6">H</text:span><text:span text:style-name="T3">*</text:span></text:p>
        <text:p text:style-name="P13"><text:span text:style-name="T3">DD6D<text:tab/>LD IX</text:span><text:span text:style-name="T6">L</text:span><text:span text:style-name="T3">, IX</text:span><text:span text:style-name="T6">L</text:span><text:span text:style-name="T3">*</text:span></text:p>
        <text:p text:style-name="P32">DD6E d<text:tab/>LD L, (IX + d)</text:p>
        <text:p text:style-name="P13"><text:span text:style-name="T3">DD6F<text:tab/>LD IX</text:span><text:span text:style-name="T6">L</text:span><text:span text:style-name="T3">, A*</text:span></text:p>
        <text:p text:style-name="P32">DD70 d<text:tab/>LD (IX + d), B</text:p>
        <text:p text:style-name="P32">DD71 d<text:tab/>LD (IX + d), C</text:p>
        <text:p text:style-name="P32">DD72 d<text:tab/>LD (IX + d), D</text:p>
        <text:p text:style-name="P32">DD73 d<text:tab/>LD (IX + d), E</text:p>
        <text:p text:style-name="P32">DD74 d<text:tab/>LD (IX + d), H</text:p>
        <text:p text:style-name="P32">DD75 d<text:tab/>LD (IX + d), L</text:p>
        <text:p text:style-name="P32">DD77 d<text:tab/>LD (IX + d), A</text:p>
        <text:p text:style-name="P13"><text:span text:style-name="T3">DD7C<text:tab/>LD A, IX</text:span><text:span text:style-name="T6">H</text:span><text:span text:style-name="T3">*</text:span></text:p>
        <text:p text:style-name="P13"><text:span text:style-name="T3">DD7D<text:tab/>LD A, IX</text:span><text:span text:style-name="T6">L</text:span><text:span text:style-name="T3">*</text:span></text:p>
        <text:p text:style-name="P32">DD7E d<text:tab/>LD A, (IX + d)</text:p>
        <text:p text:style-name="P13"><text:span text:style-name="T3">DD84<text:tab/>ADD A, IX</text:span><text:span text:style-name="T6">H</text:span><text:span text:style-name="T3">*</text:span></text:p>
        <text:p text:style-name="P13"><text:span text:style-name="T3">DD85<text:tab/>ADD A, IX</text:span><text:span text:style-name="T6">L</text:span><text:span text:style-name="T3">*</text:span></text:p>
        <text:p text:style-name="P32">DD86 d<text:tab/>ADD A, (IX + d)</text:p>
        <text:p text:style-name="P13"><text:span text:style-name="T3">DD8C<text:tab/>ADC A, IX</text:span><text:span text:style-name="T6">H</text:span><text:span text:style-name="T3">*</text:span></text:p>
        <text:p text:style-name="P13"><text:span text:style-name="T3">DD8D<text:tab/>ADC A, IX</text:span><text:span text:style-name="T6">L</text:span><text:span text:style-name="T3">*</text:span></text:p>
        <text:p text:style-name="P32">DD8E d<text:tab/>ADC A, (IX + d)</text:p>
        <text:p text:style-name="P13"><text:span text:style-name="T3">DD94<text:tab/>SUB IX</text:span><text:span text:style-name="T6">H</text:span><text:span text:style-name="T3">*</text:span></text:p>
        <text:p text:style-name="P13"><text:span text:style-name="T3">DD95<text:tab/>SUB IX</text:span><text:span text:style-name="T6">L</text:span><text:span text:style-name="T3">*</text:span></text:p>
        <text:p text:style-name="P32">DD96 d<text:tab/>SUB (IX + d)</text:p>
        <text:p text:style-name="P13"><text:span text:style-name="T3">DD9C<text:tab/>SBC A, IX</text:span><text:span text:style-name="T6">H</text:span><text:span text:style-name="T3">*</text:span></text:p>
        <text:p text:style-name="P13"><text:span text:style-name="T3">DD9D<text:tab/>SBC A, IX</text:span><text:span text:style-name="T6">L</text:span><text:span text:style-name="T3">*</text:span></text:p>
        <text:p text:style-name="P32">DD9E d<text:tab/>SBC A, (IX + d)</text:p>
        <text:p text:style-name="P13"><text:span text:style-name="T3">DDA4<text:tab/>AND IX</text:span><text:span text:style-name="T6">H</text:span><text:span text:style-name="T3">*</text:span></text:p>
        <text:p text:style-name="P13"><text:span text:style-name="T3">DDA5<text:tab/>AND IX</text:span><text:span text:style-name="T6">L</text:span><text:span text:style-name="T3">*</text:span></text:p>
        <text:p text:style-name="P32">DDA6 d<text:tab/>AND (IX + d)</text:p>
        <text:p text:style-name="P13"><text:span text:style-name="T3">DDAC<text:tab/>XOR IX</text:span><text:span text:style-name="T6">H</text:span><text:span text:style-name="T3">*</text:span></text:p>
        <text:p text:style-name="P13"><text:span text:style-name="T3">DDAD<text:tab/>XOR IX</text:span><text:span text:style-name="T6">L</text:span><text:span text:style-name="T3">*</text:span></text:p>
        <text:p text:style-name="P32">DDAE d<text:tab/>XOR (IX + d)</text:p>
        <text:p text:style-name="P13"><text:span text:style-name="T3">DDB4<text:tab/>OR IX</text:span><text:span text:style-name="T6">H</text:span><text:span text:style-name="T3">*</text:span></text:p>
        <text:p text:style-name="P13"><text:span text:style-name="T3">DDB5<text:tab/>OR IX</text:span><text:span text:style-name="T6">L</text:span><text:span text:style-name="T3">*</text:span></text:p>
        <text:p text:style-name="P32">DDB6 d<text:tab/>OR (IX + d)</text:p>
        <text:p text:style-name="P13"><text:span text:style-name="T3">DDBC<text:tab/>CP IX</text:span><text:span text:style-name="T6">H</text:span><text:span text:style-name="T3">*</text:span></text:p>
        <text:p text:style-name="P13"><text:span text:style-name="T3">DDBD<text:tab/>CP IX</text:span><text:span text:style-name="T6">L</text:span><text:span text:style-name="T3">*</text:span></text:p>
        <text:p text:style-name="P32">DDBE d<text:tab/>CP (IX + d)</text:p>
        <text:p text:style-name="P32">DDCB d 00<text:tab/>LD B, RLC (IX + d)*</text:p>
        <text:p text:style-name="P32">DDCB d 01<text:tab/>LD C, RLC (IX + d)*</text:p>
        <text:p text:style-name="P32">DDCB d 02<text:tab/>LD D, RLC (IX + d)*</text:p>
        <text:p text:style-name="P32">DDCB d 03<text:tab/>LD E, RLC (IX + d)*</text:p>
        <text:p text:style-name="P32">DDCB d 04<text:tab/>LD H, RLC (IX + d)*</text:p>
        <text:p text:style-name="P32">DDCB d 05<text:tab/>LD L, RLC (IX + d)*</text:p>
        <text:p text:style-name="P32">DDCB d 06<text:tab/>RLC (IX + d)</text:p>
        <text:p text:style-name="P32">DDCB d 07<text:tab/>LD A, RLC (IX + d)*</text:p>
        <text:p text:style-name="P32">DDCB d 08<text:tab/>LD B, RRC (IX + d)*</text:p>
        <text:p text:style-name="P32">DDCB d 09<text:tab/>LD C, RRC (IX + d)*</text:p>
        <text:p text:style-name="P32">DDCB d 0A<text:tab/>LD D, RRC (IX + d)*</text:p>
        <text:p text:style-name="P32">DDCB d 0B<text:tab/>LD E, RRC (IX + d)*</text:p>
        <text:p text:style-name="P32">DDCB d 0C<text:tab/>LD H, RRC (IX + d)*</text:p>
        <text:p text:style-name="P32">DDCB d 0D<text:tab/>LD L, RRC (IX + d)*</text:p>
        <text:p text:style-name="P32">DDCB d 0E<text:tab/>RRC (IX + d)</text:p>
        <text:p text:style-name="P32">DDCB d 0F<text:tab/>LD A, RRC (IX + d)*</text:p>
        <text:p text:style-name="P32">DDCB d 10<text:tab/>LD B, RL (IX + d)*</text:p>
        <text:p text:style-name="P32">DDCB d 11<text:tab/>LD C, RL (IX + d)*</text:p>
        <text:p text:style-name="P32">DDCB d 12<text:tab/>LD D, RL (IX + d)*</text:p>
        <text:p text:style-name="P32">DDCB d 13<text:tab/>LD E, RL (IX + d)*</text:p>
        <text:p text:style-name="P32">DDCB d 14<text:tab/>LD H, RL (IX + d)*</text:p>
        <text:p text:style-name="P32">DDCB d 15<text:tab/>LD L, RL (IX + d)*</text:p>
        <text:p text:style-name="P32">DDCB d 16<text:tab/>RL (IX + d)</text:p>
        <text:p text:style-name="P32">DDCB d 17<text:tab/>LD A, RL (IX + d)*</text:p>
        <text:p text:style-name="P32">DDCB d 18<text:tab/>LD B, RR (IX + d)*</text:p>
        <text:p text:style-name="P32">DDCB d 19<text:tab/>LD C, RR (IX + d)*</text:p>
        <text:p text:style-name="P32">DDCB d 1A<text:tab/>LD D, RR (IX + d)*</text:p>
        <text:p text:style-name="P32">DDCB d 1B<text:tab/>LD E, RR (IX + d)*</text:p>
        <text:p text:style-name="P32">DDCB d 1C<text:tab/>LD H, RR (IX + d)*</text:p>
        <text:p text:style-name="P32">DDCB d 1D<text:tab/>LD L, RR (IX + d)*</text:p>
        <text:p text:style-name="P32">DDCB d 1E<text:tab/>RR (IX + d)</text:p>
        <text:p text:style-name="P32">DDCB d 1F<text:tab/>LD A, RR (IX + d)*</text:p>
        <text:p text:style-name="P32">DDCB d 20<text:tab/>LD B, SLA (IX + d)*</text:p>
        <text:p text:style-name="P32">DDCB d 21<text:tab/>LD C, SLA (IX + d)*</text:p>
        <text:p text:style-name="P32">DDCB d 22<text:tab/>LD D, SLA (IX + d)*</text:p>
        <text:p text:style-name="P32">DDCB d 23<text:tab/>LD E, SLA (IX + d)*</text:p>
        <text:p text:style-name="P32">DDCB d 24<text:tab/>LD H, SLA (IX + d)*</text:p>
        <text:p text:style-name="P32">DDCB d 25<text:tab/>LD L, SLA (IX + d)*</text:p>
        <text:p text:style-name="P32">DDCB d 26<text:tab/>SLA (IX + d)</text:p>
        <text:p text:style-name="P32">DDCB d 27<text:tab/>LD A, SLA (IX + d)*</text:p>
        <text:p text:style-name="P32">DDCB d 28<text:tab/>LD B, SRA (IX + d)*</text:p>
        <text:p text:style-name="P32">DDCB d 29<text:tab/>LD C, SRA (IX + d)*</text:p>
        <text:p text:style-name="P32">DDCB d 2A<text:tab/>LD D, SRA (IX + d)*</text:p>
        <text:p text:style-name="P32">DDCB d 2B<text:tab/>LD E, SRA (IX + d)*</text:p>
        <text:p text:style-name="P32">DDCB d 2C<text:tab/>LD H, SRA (IX + d)*</text:p>
        <text:p text:style-name="P32">DDCB d 2D<text:tab/>LD L, SRA (IX + d)*</text:p>
        <text:p text:style-name="P32">DDCB d 2E<text:tab/>SRA (IX + d)</text:p>
        <text:p text:style-name="P32">DDCB d 2F<text:tab/>LD A, SRA (IX + d)*</text:p>
        <text:p text:style-name="P32">DDCB d 30<text:tab/>LD B, SLL (IX + d)*</text:p>
        <text:p text:style-name="P32">DDCB d 31<text:tab/>LD C, SLL (IX + d)*</text:p>
        <text:p text:style-name="P32">DDCB d 32<text:tab/>LD D, SLL (IX + d)*</text:p>
        <text:p text:style-name="P32">DDCB d 33<text:tab/>LD E, SLL (IX + d)*</text:p>
        <text:p text:style-name="P32">DDCB d 34<text:tab/>LD H, SLL (IX + d)*</text:p>
        <text:p text:style-name="P32">DDCB d 35<text:tab/>LD L, SLL (IX + d)*</text:p>
        <text:p text:style-name="P32">DDCB d 36<text:tab/>SLL (IX + d)*</text:p>
        <text:p text:style-name="P32">DDCB d 37<text:tab/>LD A, SLL (IX + d)*</text:p>
        <text:p text:style-name="P32">DDCB d 38<text:tab/>LD B, SRL (IX + d)*</text:p>
        <text:p text:style-name="P32">DDCB d 39<text:tab/>LD C, SRL (IX + d)*</text:p>
        <text:p text:style-name="P32">DDCB d 3A<text:tab/>LD D, SRL (IX + d)*</text:p>
        <text:p text:style-name="P32">DDCB d 3B<text:tab/>LD E, SRL (IX + d)*</text:p>
        <text:p text:style-name="P32">DDCB d 3C<text:tab/>LD H, SRL (IX + d)*</text:p>
        <text:p text:style-name="P32">DDCB d 3D<text:tab/>LD L, SRL (IX + d)*</text:p>
        <text:p text:style-name="P32">DDCB d 3E<text:tab/>SRL (IX + d)</text:p>
        <text:p text:style-name="P32">DDCB d 3F<text:tab/>LD A, SRL (IX + d)*</text:p>
        <text:p text:style-name="P32">DDCB d 40<text:tab/>BIT 0, (IX + d)*</text:p>
        <text:p text:style-name="P32">DDCB d 41<text:tab/>BIT 0, (IX + d)*</text:p>
        <text:p text:style-name="P32">DDCB d 42<text:tab/>BIT 0, (IX + d)*</text:p>
        <text:p text:style-name="P32">DDCB d 43<text:tab/>BIT 0, (IX + d)*</text:p>
        <text:p text:style-name="P32">DDCB d 44<text:tab/>BIT 0, (IX + d)*</text:p>
        <text:p text:style-name="P32">DDCB d 45<text:tab/>BIT 0, (IX + d)*</text:p>
        <text:p text:style-name="P32">DDCB d 46<text:tab/>BIT 0, (IX + d)</text:p>
        <text:p text:style-name="P32">DDCB d 47<text:tab/>BIT 0, (IX + d)*</text:p>
        <text:p text:style-name="P32">DDCB d 48<text:tab/>BIT 1, (IX + d)*</text:p>
        <text:p text:style-name="P32">DDCB d 49<text:tab/>BIT 1, (IX + d)*</text:p>
        <text:p text:style-name="P32">DDCB d 4A<text:tab/>BIT 1, (IX + d)*</text:p>
        <text:p text:style-name="P32">DDCB d 4B<text:tab/>BIT 1, (IX + d)*</text:p>
        <text:p text:style-name="P32">DDCB d 4C<text:tab/>BIT 1, (IX + d)*</text:p>
        <text:p text:style-name="P32">DDCB d 4D<text:tab/>BIT 1, (IX + d)*</text:p>
        <text:p text:style-name="P32">DDCB d 4E<text:tab/>BIT 1, (IX + d)</text:p>
        <text:p text:style-name="P32">DDCB d 4F<text:tab/>BIT 1, (IX + d)*</text:p>
        <text:p text:style-name="P32">DDCB d 50<text:tab/>BIT 2, (IX + d)*</text:p>
        <text:p text:style-name="P32">DDCB d 51<text:tab/>BIT 2, (IX + d)*</text:p>
        <text:p text:style-name="P32">DDCB d 52<text:tab/>BIT 2, (IX + d)*</text:p>
        <text:p text:style-name="P32">DDCB d 53<text:tab/>BIT 2, (IX + d)*</text:p>
        <text:p text:style-name="P32">DDCB d 54<text:tab/>BIT 2, (IX + d)*</text:p>
        <text:p text:style-name="P32">DDCB d 55<text:tab/>BIT 2, (IX + d)*</text:p>
        <text:p text:style-name="P32">DDCB d 56<text:tab/>BIT 2, (IX + d)</text:p>
        <text:p text:style-name="P32">DDCB d 57<text:tab/>BIT 2, (IX + d)*</text:p>
        <text:p text:style-name="P32">DDCB d 58<text:tab/>BIT 3, (IX + d)*</text:p>
        <text:p text:style-name="P32">DDCB d 59<text:tab/>BIT 3, (IX + d)*</text:p>
        <text:p text:style-name="P32">DDCB d 5A<text:tab/>BIT 3, (IX + d)*</text:p>
        <text:p text:style-name="P32">DDCB d 5B<text:tab/>BIT 3, (IX + d)*</text:p>
        <text:p text:style-name="P32">DDCB d 5C<text:tab/>BIT 3, (IX + d)*</text:p>
        <text:p text:style-name="P32">DDCB d 5D<text:tab/>BIT 3, (IX + d)*</text:p>
        <text:p text:style-name="P32">DDCB d 5E<text:tab/>BIT 3, (IX + d)</text:p>
        <text:p text:style-name="P32">DDCB d 5F<text:tab/>BIT 3, (IX + d)*</text:p>
        <text:p text:style-name="P32">DDCB d 60<text:tab/>BIT 4, (IX + d)*</text:p>
        <text:p text:style-name="P32">DDCB d 61<text:tab/>BIT 4, (IX + d)*</text:p>
        <text:p text:style-name="P32">DDCB d 62<text:tab/>BIT 4, (IX + d)*</text:p>
        <text:p text:style-name="P32">DDCB d 63<text:tab/>BIT 4, (IX + d)*</text:p>
        <text:p text:style-name="P32">DDCB d 64<text:tab/>BIT 4, (IX + d)*</text:p>
        <text:p text:style-name="P32">DDCB d 65<text:tab/>BIT 4, (IX + d)*</text:p>
        <text:p text:style-name="P32">DDCB d 66<text:tab/>BIT 4, (IX + d)</text:p>
        <text:p text:style-name="P32">DDCB d 67<text:tab/>BIT 4, (IX + d)*</text:p>
        <text:p text:style-name="P32">DDCB d 68<text:tab/>BIT 5, (IX + d)*</text:p>
        <text:p text:style-name="P32">DDCB d 69<text:tab/>BIT 5, (IX + d)*</text:p>
        <text:p text:style-name="P32">DDCB d 6A<text:tab/>BIT 5, (IX + d)*</text:p>
        <text:p text:style-name="P32">DDCB d 6B<text:tab/>BIT 5, (IX + d)*</text:p>
        <text:p text:style-name="P32">DDCB d 6C<text:tab/>BIT 5, (IX + d)*</text:p>
        <text:p text:style-name="P32">DDCB d 6D<text:tab/>BIT 5, (IX + d)*</text:p>
        <text:p text:style-name="P32">DDCB d 6E<text:tab/>BIT 5, (IX + d)</text:p>
        <text:p text:style-name="P32">DDCB d 6F<text:tab/>BIT 5, (IX + d)*</text:p>
        <text:p text:style-name="P32">DDCB d 70<text:tab/>BIT 6, (IX + d)*</text:p>
        <text:p text:style-name="P32">DDCB d 71<text:tab/>BIT 6, (IX + d)*</text:p>
        <text:p text:style-name="P32">DDCB d 72<text:tab/>BIT 6, (IX + d)*</text:p>
        <text:p text:style-name="P32">DDCB d 73<text:tab/>BIT 6, (IX + d)*</text:p>
        <text:p text:style-name="P32">DDCB d 74<text:tab/>BIT 6, (IX + d)*</text:p>
        <text:p text:style-name="P32">DDCB d 75<text:tab/>BIT 6, (IX + d)*</text:p>
        <text:p text:style-name="P32">DDCB d 76<text:tab/>BIT 6, (IX + d)</text:p>
        <text:p text:style-name="P32">DDCB d 77<text:tab/>BIT 6, (IX + d)*</text:p>
        <text:p text:style-name="P32">DDCB d 78<text:tab/>BIT 7, (IX + d)*</text:p>
        <text:p text:style-name="P32">DDCB d 79<text:tab/>BIT 7, (IX + d)*</text:p>
        <text:p text:style-name="P32">DDCB d 7A<text:tab/>BIT 7, (IX + d)*</text:p>
        <text:p text:style-name="P32">DDCB d 7B<text:tab/>BIT 7, (IX + d)*</text:p>
        <text:p text:style-name="P32">DDCB d 7C<text:tab/>BIT 7, (IX + d)*</text:p>
        <text:p text:style-name="P32">DDCB d 7D<text:tab/>BIT 7, (IX + d)*</text:p>
        <text:p text:style-name="P32">DDCB d 7E<text:tab/>BIT 7, (IX + d)</text:p>
        <text:p text:style-name="P32">DDCB d 7F<text:tab/>BIT 7, (IX + d)*</text:p>
        <text:p text:style-name="P32">DDCB d 80<text:tab/>LD B, RES 0, (IX + d)*</text:p>
        <text:p text:style-name="P32">DDCB d 81<text:tab/>LD C, RES 0, (IX + d)*</text:p>
        <text:p text:style-name="P32">DDCB d 82<text:tab/>LD D, RES 0, (IX + d)*</text:p>
        <text:p text:style-name="P32">DDCB d 83<text:tab/>LD E, RES 0, (IX + d)*</text:p>
        <text:p text:style-name="P32">DDCB d 84<text:tab/>LD H, RES 0, (IX + d)*</text:p>
        <text:p text:style-name="P32">DDCB d 85<text:tab/>LD L, RES 0, (IX + d)*</text:p>
        <text:p text:style-name="P32">DDCB d 86<text:tab/>RES 0, (IX + d)</text:p>
        <text:p text:style-name="P32">DDCB d 87<text:tab/>LD A, RES 0, (IX + d)*</text:p>
        <text:p text:style-name="P32">DDCB d 88<text:tab/>LD B, RES 1, (IX + d)*</text:p>
        <text:p text:style-name="P32">DDCB d 89<text:tab/>LD C, RES 1, (IX + d)*</text:p>
        <text:p text:style-name="P32">DDCB d 8A<text:tab/>LD D, RES 1, (IX + d)*</text:p>
        <text:p text:style-name="P32">DDCB d 8B<text:tab/>LD E, RES 1, (IX + d)*</text:p>
        <text:p text:style-name="P32">DDCB d 8C<text:tab/>LD H, RES 1, (IX + d)*</text:p>
        <text:p text:style-name="P32">DDCB d 8D<text:tab/>LD L, RES 1, (IX + d)*</text:p>
        <text:p text:style-name="P32">DDCB d 8E<text:tab/>RES 1, (IX + d)</text:p>
        <text:p text:style-name="P32">DDCB d 8F<text:tab/>LD A, RES 1, (IX + d)*</text:p>
        <text:p text:style-name="P32">DDCB d 90<text:tab/>LD B, RES 2, (IX + d)*</text:p>
        <text:p text:style-name="P32">DDCB d 91<text:tab/>LD C, RES 2, (IX + d)*</text:p>
        <text:p text:style-name="P32">DDCB d 92<text:tab/>LD D, RES 2, (IX + d)*</text:p>
        <text:p text:style-name="P32">DDCB d 93<text:tab/>LD E, RES 2, (IX + d)*</text:p>
        <text:p text:style-name="P32">DDCB d 94<text:tab/>LD H, RES 2, (IX + d)*</text:p>
        <text:p text:style-name="P32">DDCB d 95<text:tab/>LD L, RES 2, (IX + d)*</text:p>
        <text:p text:style-name="P32">DDCB d 96<text:tab/>RES 2, (IX + d)</text:p>
        <text:p text:style-name="P32">DDCB d 97<text:tab/>LD A, RES 2, (IX + d)*</text:p>
        <text:p text:style-name="P32">DDCB d 98<text:tab/>LD B, RES 3, (IX + d)*</text:p>
        <text:p text:style-name="P32">DDCB d 99<text:tab/>LD C, RES 3, (IX + d)*</text:p>
        <text:p text:style-name="P32">DDCB d 9A<text:tab/>LD D, RES 3, (IX + d)*</text:p>
        <text:p text:style-name="P32">DDCB d 9B<text:tab/>LD E, RES 3, (IX + d)*</text:p>
        <text:p text:style-name="P32">DDCB d 9C<text:tab/>LD H, RES 3, (IX + d)*</text:p>
        <text:p text:style-name="P32">DDCB d 9D<text:tab/>LD L, RES 3, (IX + d)*</text:p>
        <text:p text:style-name="P32">DDCB d 9E<text:tab/>RES 3, (IX + d)</text:p>
        <text:p text:style-name="P32">DDCB d 9F<text:tab/>LD A, RES 3, (IX + d)*</text:p>
        <text:p text:style-name="P32">DDCB d A0<text:tab/>LD B, RES 4, (IX + d)*</text:p>
        <text:p text:style-name="P32">DDCB d A1<text:tab/>LD C, RES 4, (IX + d)*</text:p>
        <text:p text:style-name="P32">DDCB d A2<text:tab/>LD D, RES 4, (IX + d)*</text:p>
        <text:p text:style-name="P32">DDCB d A3<text:tab/>LD E, RES 4, (IX + d)*</text:p>
        <text:p text:style-name="P32">DDCB d A4<text:tab/>LD H, RES 4, (IX + d)*</text:p>
        <text:p text:style-name="P32">DDCB d A5<text:tab/>LD L, RES 4, (IX + d)*</text:p>
        <text:p text:style-name="P32">DDCB d A6<text:tab/>RES 4, (IX + d)</text:p>
        <text:p text:style-name="P32">DDCB d A7<text:tab/>LD A, RES 4, (IX + d)*</text:p>
        <text:p text:style-name="P32">DDCB d A8<text:tab/>LD B, RES 5, (IX + d)*</text:p>
        <text:p text:style-name="P32">DDCB d A9<text:tab/>LD C, RES 5, (IX + d)*</text:p>
        <text:p text:style-name="P32">DDCB d AA<text:tab/>LD D, RES 5, (IX + d)*</text:p>
        <text:p text:style-name="P32">DDCB d AB<text:tab/>LD E, RES 5, (IX + d)*</text:p>
        <text:p text:style-name="P32">DDCB d AC<text:tab/>LD H, RES 5, (IX + d)*</text:p>
        <text:p text:style-name="P32">DDCB d AD<text:tab/>LD L, RES 5, (IX + d)*</text:p>
        <text:p text:style-name="P32">DDCB d AE<text:tab/>RES 5, (IX + d)</text:p>
        <text:p text:style-name="P32">DDCB d AF<text:tab/>LD A, RES 5, (IX + d)*</text:p>
        <text:p text:style-name="P32">DDCB d B0<text:tab/>LD B, RES 6, (IX + d)*</text:p>
        <text:p text:style-name="P32">DDCB d B1<text:tab/>LD C, RES 6, (IX + d)*</text:p>
        <text:p text:style-name="P32">DDCB d B2<text:tab/>LD D, RES 6, (IX + d)*</text:p>
        <text:p text:style-name="P32"><text:soft-page-break/>DDCB d B3<text:tab/>LD E, RES 6, (IX + d)*</text:p>
        <text:p text:style-name="P32">DDCB d B4<text:tab/>LD H, RES 6, (IX + d)*</text:p>
        <text:p text:style-name="P32">DDCB d B5<text:tab/>LD L, RES 6, (IX + d)*</text:p>
        <text:p text:style-name="P32">DDCB d B6<text:tab/>RES 6, (IX + d)</text:p>
        <text:p text:style-name="P32">DDCB d B7<text:tab/>LD A, RES 6, (IX + d)*</text:p>
        <text:p text:style-name="P32">DDCB d B8<text:tab/>LD B, RES 7, (IX + d)*</text:p>
        <text:p text:style-name="P32">DDCB d B9<text:tab/>LD C, RES 7, (IX + d)*</text:p>
        <text:p text:style-name="P32">DDCB d BA<text:tab/>LD D, RES 7, (IX + d)*</text:p>
        <text:p text:style-name="P32">DDCB d BB<text:tab/>LD E, RES 7, (IX + d)*</text:p>
        <text:p text:style-name="P32">DDCB d BC<text:tab/>LD H, RES 7, (IX + d)*</text:p>
        <text:p text:style-name="P32">DDCB d BD<text:tab/>LD L, RES 7, (IX + d)*</text:p>
        <text:p text:style-name="P32">DDCB d BE<text:tab/>RES 7, (IX + d)</text:p>
        <text:p text:style-name="P32">DDCB d BF<text:tab/>LD A, RES 7, (IX + d)*</text:p>
        <text:p text:style-name="P32">DDCB d C0<text:tab/>LD B, SET 0, (IX + d)*</text:p>
        <text:p text:style-name="P32">DDCB d C1<text:tab/>LD C, SET 0, (IX + d)*</text:p>
        <text:p text:style-name="P32">DDCB d C2<text:tab/>LD D, SET 0, (IX + d)*</text:p>
        <text:p text:style-name="P32">DDCB d C3<text:tab/>LD E, SET 0, (IX + d)*</text:p>
        <text:p text:style-name="P32">DDCB d C4<text:tab/>LD H, SET 0, (IX + d)*</text:p>
        <text:p text:style-name="P32">DDCB d C5<text:tab/>LD L, SET 0, (IX + d)*</text:p>
        <text:p text:style-name="P32">DDCB d C6<text:tab/>SET 0, (IX + d)</text:p>
        <text:p text:style-name="P32">DDCB d C7<text:tab/>LD A, SET 0, (IX + d)*</text:p>
        <text:p text:style-name="P32">DDCB d C8<text:tab/>LD B, SET 1, (IX + d)*</text:p>
        <text:p text:style-name="P32">DDCB d C9<text:tab/>LD C, SET 1, (IX + d)*</text:p>
        <text:p text:style-name="P32">DDCB d CA<text:tab/>LD D, SET 1, (IX + d)*</text:p>
        <text:p text:style-name="P32">DDCB d CB<text:tab/>LD E, SET 1, (IX + d)*</text:p>
        <text:p text:style-name="P32">DDCB d CC<text:tab/>LD H, SET 1, (IX + d)*</text:p>
        <text:p text:style-name="P32">DDCB d CD<text:tab/>LD L, SET 1, (IX + d)*</text:p>
        <text:p text:style-name="P32">DDCB d CE<text:tab/>SET 1, (IX + d)</text:p>
        <text:p text:style-name="P32">DDCB d CF<text:tab/>LD A, SET 1, (IX + d)*</text:p>
        <text:p text:style-name="P32">DDCB d D0<text:tab/>LD B, SET 2, (IX + d)*</text:p>
        <text:p text:style-name="P32">DDCB d D1<text:tab/>LD C, SET 2, (IX + d)*</text:p>
        <text:p text:style-name="P32">DDCB d D2<text:tab/>LD D, SET 2, (IX + d)*</text:p>
        <text:p text:style-name="P32">DDCB d D3<text:tab/>LD E, SET 2, (IX + d)*</text:p>
        <text:p text:style-name="P32">DDCB d D4<text:tab/>LD H, SET 2, (IX + d)*</text:p>
        <text:p text:style-name="P32">DDCB d D5<text:tab/>LD L, SET 2, (IX + d)*</text:p>
        <text:p text:style-name="P32">DDCB d D6<text:tab/>SET 2, (IX + d)</text:p>
        <text:p text:style-name="P32">DDCB d D7<text:tab/>LD A, SET 2, (IX + d)*</text:p>
        <text:p text:style-name="P32">DDCB d D8<text:tab/>LD B, SET 3, (IX + d)*</text:p>
        <text:p text:style-name="P32">DDCB d D9<text:tab/>LD C, SET 3, (IX + d)*</text:p>
        <text:p text:style-name="P32">DDCB d DA<text:tab/>LD D, SET 3, (IX + d)*</text:p>
        <text:p text:style-name="P32">DDCB d DB<text:tab/>LD E, SET 3, (IX + d)*</text:p>
        <text:p text:style-name="P32">DDCB d DC<text:tab/>LD H, SET 3, (IX + d)*</text:p>
        <text:p text:style-name="P32">DDCB d DD<text:tab/>LD L, SET 3, (IX + d)*</text:p>
        <text:p text:style-name="P32">DDCB d DE<text:tab/>SET 3, (IX + d)</text:p>
        <text:p text:style-name="P32">DDCB d DF<text:tab/>LD A, SET 3, (IX + d)*</text:p>
        <text:p text:style-name="P32">DDCB d E0<text:tab/>LD B, SET 4, (IX + d)*</text:p>
        <text:p text:style-name="P32">DDCB d E1<text:tab/>LD C, SET 4, (IX + d)*</text:p>
        <text:p text:style-name="P32">DDCB d E2<text:tab/>LD D, SET 4, (IX + d)*</text:p>
        <text:p text:style-name="P32">DDCB d E3<text:tab/>LD E, SET 4, (IX + d)*</text:p>
        <text:p text:style-name="P32">DDCB d E4<text:tab/>LD H, SET 4, (IX + d)*</text:p>
        <text:p text:style-name="P32">DDCB d E5<text:tab/>LD L, SET 4, (IX + d)*</text:p>
        <text:p text:style-name="P32">DDCB d E6<text:tab/>SET 4, (IX + d)</text:p>
        <text:p text:style-name="P32">DDCB d E7<text:tab/>LD A, SET 4, (IX + d)*</text:p>
        <text:p text:style-name="P32">DDCB d E8<text:tab/>LD B, SET 5, (IX + d)*</text:p>
        <text:p text:style-name="P32">DDCB d E9<text:tab/>LD C, SET 5, (IX + d)*</text:p>
        <text:p text:style-name="P32">DDCB d EA<text:tab/>LD D, SET 5, (IX + d)*</text:p>
        <text:p text:style-name="P32">DDCB d EB<text:tab/>LD E, SET 5, (IX + d)*</text:p>
        <text:p text:style-name="P32">DDCB d EC<text:tab/>LD H, SET 5, (IX + d)*</text:p>
        <text:p text:style-name="P32">DDCB d ED<text:tab/>LD L, SET 5, (IX + d)*</text:p>
        <text:p text:style-name="P32">DDCB d EE<text:tab/>SET 5, (IX + d)</text:p>
        <text:p text:style-name="P32">DDCB d EF<text:tab/>LD A, SET 5, (IX + d)*</text:p>
        <text:p text:style-name="P32">DDCB d F0<text:tab/>LD B, SET 6, (IX + d)*</text:p>
        <text:p text:style-name="P32">DDCB d F1<text:tab/>LD C, SET 6, (IX + d)*</text:p>
        <text:p text:style-name="P32">DDCB d F2<text:tab/>LD D, SET 6, (IX + d)*</text:p>
        <text:p text:style-name="P32">DDCB d F3<text:tab/>LD E, SET 6, (IX + d)*</text:p>
        <text:p text:style-name="P32">DDCB d F4<text:tab/>LD H, SET 6, (IX + d)*</text:p>
        <text:p text:style-name="P32">DDCB d F5<text:tab/>LD L, SET 6, (IX + d)*</text:p>
        <text:p text:style-name="P32">DDCB d F6<text:tab/>SET 6, (IX + d)</text:p>
        <text:p text:style-name="P32">DDCB d F7<text:tab/>LD A, SET 6, (IX + d)*</text:p>
        <text:p text:style-name="P32">DDCB d F8<text:tab/>LD B, SET 7, (IX + d)*</text:p>
        <text:p text:style-name="P32">DDCB d F9<text:tab/>LD C, SET 7, (IX + d)*</text:p>
        <text:p text:style-name="P32">DDCB d FA<text:tab/>LD D, SET 7, (IX + d)*</text:p>
        <text:p text:style-name="P32">DDCB d FB<text:tab/>LD E, SET 7, (IX + d)*</text:p>
        <text:p text:style-name="P32">DDCB d FC<text:tab/>LD H, SET 7, (IX + d)*</text:p>
        <text:p text:style-name="P32">DDCB d FD<text:tab/>LD L, SET 7, (IX + d)*</text:p>
        <text:p text:style-name="P32">DDCB d FE<text:tab/>SET 7, (IX + d)</text:p>
        <text:p text:style-name="P32">DDCB d FF<text:tab/>LD A, SET 7, (IX + d)*</text:p>
        <text:p text:style-name="P32">DDE1<text:tab/>POP IX</text:p>
        <text:p text:style-name="P32">DDE3<text:tab/>EX (SP), IX</text:p>
        <text:p text:style-name="P32">DDE5<text:tab/>PUSH IX</text:p>
        <text:p text:style-name="P32">DDE9<text:tab/>JP (IX)</text:p>
        <text:p text:style-name="P32">DDF9<text:tab/>LD SP, IX</text:p>
        <text:p text:style-name="P32">DE n<text:tab/>SBC A, n</text:p>
        <text:p text:style-name="P32">DF<text:tab/>RST 18h</text:p>
        <text:p text:style-name="P32">E0<text:tab/>RET PO</text:p>
        <text:p text:style-name="P32">E1<text:tab/>POP HL</text:p>
        <text:p text:style-name="P32">E2 n n<text:tab/>JP PO, nn</text:p>
        <text:p text:style-name="P32">E3<text:tab/>EX (SP), HL</text:p>
        <text:p text:style-name="P32">E4 n n<text:tab/>CALL PO, nn</text:p>
        <text:p text:style-name="P32">E5<text:tab/>PUSH HL</text:p>
        <text:p text:style-name="P32">E6 n<text:tab/>AND n</text:p>
        <text:p text:style-name="P32">E7<text:tab/>RST 20h</text:p>
        <text:p text:style-name="P32">E8<text:tab/>RET PE</text:p>
        <text:p text:style-name="P32">E9<text:tab/>JP (HL)</text:p>
        <text:p text:style-name="P32">EA n n<text:tab/>JP PE, (nn)</text:p>
        <text:p text:style-name="P32">EB<text:tab/>EX DE, HL</text:p>
        <text:p text:style-name="P32">EC n n<text:tab/>CALL PE, nn</text:p>
        <text:p text:style-name="P32">ED40<text:tab/>IN B, (C)</text:p>
        <text:p text:style-name="P32">ED41<text:tab/>OUT (C), B</text:p>
        <text:p text:style-name="P32">ED42<text:tab/>SBC HL, BC</text:p>
        <text:p text:style-name="P32">ED43 n n<text:tab/>LD (nn), BC</text:p>
        <text:p text:style-name="P32">ED44<text:tab/>NEG</text:p>
        <text:p text:style-name="P32">ED45<text:tab/>RETN</text:p>
        <text:p text:style-name="P32">ED46<text:tab/>IM 0</text:p>
        <text:p text:style-name="P32">ED47<text:tab/>LD I, A</text:p>
        <text:p text:style-name="P32">ED48<text:tab/>IN C, (C)</text:p>
        <text:p text:style-name="P32">ED49<text:tab/>OUT (C), C</text:p>
        <text:p text:style-name="P32">ED4A<text:tab/>ADC HL, BC</text:p>
        <text:p text:style-name="P32">ED4B n n<text:tab/>LD BC, (nn)</text:p>
        <text:p text:style-name="P32">ED4C<text:tab/>NEG*</text:p>
        <text:p text:style-name="P32">ED4D<text:tab/>RETI</text:p>
        <text:p text:style-name="P32">ED4E<text:tab/>IM 0/1*</text:p>
        <text:p text:style-name="P32">ED4F<text:tab/>LD R, A</text:p>
        <text:p text:style-name="P32">ED50<text:tab/>IN D, (C)</text:p>
        <text:p text:style-name="P32">ED51<text:tab/>OUT (C), D</text:p>
        <text:p text:style-name="P32">ED52<text:tab/>SBC HL, DE</text:p>
        <text:p text:style-name="P32">ED53 n n<text:tab/>LD (nn), DE</text:p>
        <text:p text:style-name="P32">ED54<text:tab/>NEG*</text:p>
        <text:p text:style-name="P32">ED55<text:tab/>RETN*</text:p>
        <text:p text:style-name="P32">ED56<text:tab/>IM 1</text:p>
        <text:p text:style-name="P32">ED57<text:tab/>LD A, I</text:p>
        <text:p text:style-name="P32">ED58<text:tab/>IN E, (C)</text:p>
        <text:p text:style-name="P32">ED59<text:tab/>OUT (C), E</text:p>
        <text:p text:style-name="P32">ED5A<text:tab/>ADC HL, DE</text:p>
        <text:p text:style-name="P32">ED5B n n<text:tab/>LD DE, (nn)</text:p>
        <text:p text:style-name="P32">ED5C<text:tab/>NEG*</text:p>
        <text:p text:style-name="P32">ED5D<text:tab/>RETN*</text:p>
        <text:p text:style-name="P32">ED5E<text:tab/>IM 2</text:p>
        <text:p text:style-name="P32">ED5F<text:tab/>LD A, R</text:p>
        <text:p text:style-name="P32">ED60<text:tab/>IN H, (C)</text:p>
        <text:p text:style-name="P32">ED61<text:tab/>OUT (C), H</text:p>
        <text:p text:style-name="P32">ED62<text:tab/>SBC HL, HL</text:p>
        <text:p text:style-name="P32">ED63 n n<text:tab/>LD (nn), HL</text:p>
        <text:p text:style-name="P32">ED64<text:tab/>NEG*</text:p>
        <text:p text:style-name="P32">ED65<text:tab/>RETN*</text:p>
        <text:p text:style-name="P32">ED66<text:tab/>IM 0*</text:p>
        <text:p text:style-name="P32">ED67<text:tab/>RRD</text:p>
        <text:p text:style-name="P32">ED68<text:tab/>IN L, (C)</text:p>
        <text:p text:style-name="P32">ED69<text:tab/>OUT (C), L</text:p>
        <text:p text:style-name="P32">ED6A<text:tab/>ADC HL, HL</text:p>
        <text:p text:style-name="P32">ED6B n n<text:tab/>LD HL, (nn)</text:p>
        <text:p text:style-name="P32">ED6C<text:tab/>NEG*</text:p>
        <text:p text:style-name="P32">ED6D<text:tab/>RETN*</text:p>
        <text:p text:style-name="P32">ED6E<text:tab/>IM 0/1*</text:p>
        <text:p text:style-name="P32">ED6F<text:tab/>RLD</text:p>
        <text:p text:style-name="P32">ED70<text:tab/>IN (C)* / IN F, (C)*</text:p>
        <text:p text:style-name="P32">ED71<text:tab/>OUT (C), 0*</text:p>
        <text:p text:style-name="P32">ED72<text:tab/>SBC HL, SP</text:p>
        <text:p text:style-name="P32">ED73 n n<text:tab/>LD (nn), SP<text:tab/></text:p>
        <text:p text:style-name="P32">ED74<text:tab/>NEG*</text:p>
        <text:p text:style-name="P32">ED75<text:tab/>RETN*</text:p>
        <text:p text:style-name="P32">ED76<text:tab/>IM 1*</text:p>
        <text:p text:style-name="P32">ED78<text:tab/>IN A, (C)</text:p>
        <text:p text:style-name="P32">ED79<text:tab/>OUT (C), A</text:p>
        <text:p text:style-name="P32">ED7A<text:tab/>ADC HL, SP</text:p>
        <text:p text:style-name="P32">ED7B n n<text:tab/>LD SP, (nn)</text:p>
        <text:p text:style-name="P32">ED7C<text:tab/>NEG*</text:p>
        <text:p text:style-name="P32">ED7D<text:tab/>RETN*</text:p>
        <text:p text:style-name="P32">ED7E<text:tab/>IM 2*</text:p>
        <text:p text:style-name="P32">EDA0<text:tab/>LDI</text:p>
        <text:p text:style-name="P32">EDA1<text:tab/>CPI</text:p>
        <text:p text:style-name="P32">EDA2<text:tab/>INI</text:p>
        <text:p text:style-name="P32">EDA3<text:tab/>OUTI</text:p>
        <text:p text:style-name="P32">EDA8<text:tab/>LDD</text:p>
        <text:p text:style-name="P32">EDA9<text:tab/>CPD</text:p>
        <text:p text:style-name="P32">EDAA<text:tab/>IND</text:p>
        <text:p text:style-name="P32">EDAB<text:tab/>OUTD</text:p>
        <text:p text:style-name="P32">EDB0<text:tab/>LDIR</text:p>
        <text:p text:style-name="P32">EDB1<text:tab/>CPIR</text:p>
        <text:p text:style-name="P32">EDB2<text:tab/>INIR</text:p>
        <text:p text:style-name="P32">EDB3<text:tab/>OTIR</text:p>
        <text:p text:style-name="P32">EDB8<text:tab/>LDDR</text:p>
        <text:p text:style-name="P32">EDB9<text:tab/>CPDR</text:p>
        <text:p text:style-name="P32">EDBA<text:tab/>INDR</text:p>
        <text:p text:style-name="P32">EDBB<text:tab/>OTDR</text:p>
        <text:p text:style-name="P32">EE n<text:tab/>XOR n</text:p>
        <text:p text:style-name="P32">EF<text:tab/>RST 28h</text:p>
        <text:p text:style-name="P32">F0<text:tab/>RET P</text:p>
        <text:p text:style-name="P32">F1<text:tab/>POP AF</text:p>
        <text:p text:style-name="P32">F2 n n<text:tab/>JP P, nn</text:p>
        <text:p text:style-name="P32">F3<text:tab/>DI</text:p>
        <text:p text:style-name="P32">F4 n n<text:tab/>CALL P, nn</text:p>
        <text:p text:style-name="P32">F5<text:tab/>PUSH AF</text:p>
        <text:p text:style-name="P32">F6 n<text:tab/>OR n</text:p>
        <text:p text:style-name="P32">F7<text:tab/>RST 30h</text:p>
        <text:p text:style-name="P32">F8<text:tab/>RET M</text:p>
        <text:p text:style-name="P32">F9<text:tab/>LD SP, HL</text:p>
        <text:p text:style-name="P32">FA n n<text:tab/>JP M, nn</text:p>
        <text:p text:style-name="P32">FB<text:tab/>EI</text:p>
        <text:p text:style-name="P32">FC n n<text:tab/>CALL M, nn</text:p>
        <text:p text:style-name="P32">FD09<text:tab/>ADD IY, BC</text:p>
        <text:p text:style-name="P32">FD19<text:tab/>ADD IY, DE</text:p>
        <text:p text:style-name="P32">FD21 n n<text:tab/>LD IY, nn</text:p>
        <text:p text:style-name="P32">FD22 n n<text:tab/>LD (nn), IY</text:p>
        <text:p text:style-name="P32">FD23<text:tab/>INC IY</text:p>
        <text:p text:style-name="P13"><text:span text:style-name="T3">FD24<text:tab/>INC IY</text:span><text:span text:style-name="T6">H</text:span><text:span text:style-name="T3">*</text:span></text:p>
        <text:p text:style-name="P13"><text:span text:style-name="T3">FD25<text:tab/>DEC IY</text:span><text:span text:style-name="T6">H</text:span><text:span text:style-name="T3">*</text:span></text:p>
        <text:p text:style-name="P13"><text:span text:style-name="T3">FD26 n <text:tab/>LD IY</text:span><text:span text:style-name="T6">H</text:span><text:span text:style-name="T3">, n*</text:span></text:p>
        <text:p text:style-name="P32">FD29<text:tab/>ADD IY, IY</text:p>
        <text:p text:style-name="P32">FD2A n n<text:tab/>LD IY, (nn)</text:p>
        <text:p text:style-name="P32">FD2B<text:tab/>DEC IY</text:p>
        <text:p text:style-name="P13"><text:span text:style-name="T3">FD2C<text:tab/>INC IY</text:span><text:span text:style-name="T6">L</text:span><text:span text:style-name="T3">*</text:span></text:p>
        <text:p text:style-name="P13"><text:span text:style-name="T3">FD2D<text:tab/>DEC IY</text:span><text:span text:style-name="T6">L</text:span><text:span text:style-name="T3">*</text:span></text:p>
        <text:p text:style-name="P13"><text:span text:style-name="T3">FD2E n<text:tab/>LD IY</text:span><text:span text:style-name="T6">L</text:span><text:span text:style-name="T3">, n*</text:span></text:p>
        <text:p text:style-name="P32">FD34 d<text:tab/>INC (IY + d)</text:p>
        <text:p text:style-name="P32">FD35 d<text:tab/>DEC (IY + d)</text:p>
        <text:p text:style-name="P32">FD36 d n<text:tab/>LD (IY + d), n</text:p>
        <text:p text:style-name="P32">FD39<text:tab/>ADD IY, SP</text:p>
        <text:p text:style-name="P13"><text:span text:style-name="T3">FD44<text:tab/>LD B, IY</text:span><text:span text:style-name="T6">H</text:span><text:span text:style-name="T3">*</text:span></text:p>
        <text:p text:style-name="P13"><text:span text:style-name="T3">FD45<text:tab/>LD B, IY</text:span><text:span text:style-name="T6">L</text:span><text:span text:style-name="T3">*</text:span></text:p>
        <text:p text:style-name="P32">FD46 d<text:tab/>LD B, (IY + d)</text:p>
        <text:p text:style-name="P13"><text:span text:style-name="T3">FD4C<text:tab/>LD C, IY</text:span><text:span text:style-name="T6">H</text:span><text:span text:style-name="T3">*</text:span></text:p>
        <text:p text:style-name="P13"><text:span text:style-name="T3">FD4D<text:tab/>LD C, IY</text:span><text:span text:style-name="T6">L</text:span><text:span text:style-name="T3">*</text:span></text:p>
        <text:p text:style-name="P32">FD4E d<text:tab/>LD C, (IY + d)</text:p>
        <text:p text:style-name="P13"><text:span text:style-name="T3">FD54<text:tab/>LD D, IY</text:span><text:span text:style-name="T6">H</text:span><text:span text:style-name="T3">*</text:span></text:p>
        <text:p text:style-name="P13"><text:span text:style-name="T3">FD55<text:tab/>LD D, IY</text:span><text:span text:style-name="T6">L</text:span><text:span text:style-name="T3">*</text:span></text:p>
        <text:p text:style-name="P32">FD56 d<text:tab/>LD D, (IY + d)</text:p>
        <text:p text:style-name="P13"><text:span text:style-name="T3">FD5C<text:tab/>LD E, IY</text:span><text:span text:style-name="T6">H</text:span><text:span text:style-name="T3">*</text:span></text:p>
        <text:p text:style-name="P13"><text:span text:style-name="T3">FD5D<text:tab/>LD E, IY</text:span><text:span text:style-name="T6">L</text:span><text:span text:style-name="T3">*</text:span></text:p>
        <text:p text:style-name="P32">FD5E d<text:tab/>LD E, (IY + d)</text:p>
        <text:p text:style-name="P13"><text:span text:style-name="T3">FD60<text:tab/>LD IY</text:span><text:span text:style-name="T6">H</text:span><text:span text:style-name="T3">, B*</text:span></text:p>
        <text:p text:style-name="P13"><text:span text:style-name="T3">FD61<text:tab/>LD IY</text:span><text:span text:style-name="T6">H</text:span><text:span text:style-name="T3">, C*</text:span></text:p>
        <text:p text:style-name="P13"><text:span text:style-name="T3">FD62<text:tab/>LD IY</text:span><text:span text:style-name="T6">H</text:span><text:span text:style-name="T3">, D*</text:span></text:p>
        <text:p text:style-name="P13"><text:span text:style-name="T3">FD63<text:tab/>LD IY</text:span><text:span text:style-name="T6">H</text:span><text:span text:style-name="T3">, E*</text:span></text:p>
        <text:p text:style-name="P13"><text:span text:style-name="T3">FD64<text:tab/>LD IY</text:span><text:span text:style-name="T6">H</text:span><text:span text:style-name="T3">, IY</text:span><text:span text:style-name="T6">H</text:span><text:span text:style-name="T3">*</text:span></text:p>
        <text:p text:style-name="P13"><text:span text:style-name="T3">FD65<text:tab/>LD IY</text:span><text:span text:style-name="T6">H</text:span><text:span text:style-name="T3">, IY</text:span><text:span text:style-name="T6">L</text:span><text:span text:style-name="T3">*</text:span></text:p>
        <text:p text:style-name="P32">FD66 d<text:tab/>LD H, (IY + d)</text:p>
        <text:p text:style-name="P13"><text:span text:style-name="T3">FD67<text:tab/>LD IY</text:span><text:span text:style-name="T6">H</text:span><text:span text:style-name="T3">, A*</text:span></text:p>
        <text:p text:style-name="P13"><text:span text:style-name="T3">FD68<text:tab/>LD IY</text:span><text:span text:style-name="T6">L</text:span><text:span text:style-name="T3">, B*</text:span></text:p>
        <text:p text:style-name="P13"><text:span text:style-name="T3">FD69<text:tab/>LD IY</text:span><text:span text:style-name="T6">L</text:span><text:span text:style-name="T3">, C*</text:span></text:p>
        <text:p text:style-name="P13"><text:span text:style-name="T3">FD6A<text:tab/>LD IY</text:span><text:span text:style-name="T6">L</text:span><text:span text:style-name="T3">, D*</text:span></text:p>
        <text:p text:style-name="P13"><text:span text:style-name="T3">FD6B<text:tab/>LD IY</text:span><text:span text:style-name="T6">L</text:span><text:span text:style-name="T3">, E*</text:span></text:p>
        <text:p text:style-name="P13"><text:span text:style-name="T3">FD6C<text:tab/>LD IY</text:span><text:span text:style-name="T6">L</text:span><text:span text:style-name="T3">, IY</text:span><text:span text:style-name="T6">H</text:span><text:span text:style-name="T3">*</text:span></text:p>
        <text:p text:style-name="P13"><text:span text:style-name="T3">FD6D<text:tab/>LD IY</text:span><text:span text:style-name="T6">L</text:span><text:span text:style-name="T3">, IY</text:span><text:span text:style-name="T6">L</text:span><text:span text:style-name="T3">*</text:span></text:p>
        <text:p text:style-name="P32">FD6E d<text:tab/>LD L, (IY + d)</text:p>
        <text:p text:style-name="P13"><text:span text:style-name="T3">FD6F<text:tab/>LD IY</text:span><text:span text:style-name="T6">L</text:span><text:span text:style-name="T3">, A*</text:span></text:p>
        <text:p text:style-name="P32">FD70 d<text:tab/>LD (IY + d), B</text:p>
        <text:p text:style-name="P32">FD71 d<text:tab/>LD (IY + d), C</text:p>
        <text:p text:style-name="P32">FD72 d<text:tab/>LD (IY + d), D</text:p>
        <text:p text:style-name="P32">FD73 d<text:tab/>LD (IY + d), E</text:p>
        <text:p text:style-name="P32">FD74 d<text:tab/>LD (IY + d), H</text:p>
        <text:p text:style-name="P32">FD75 d<text:tab/>LD (IY + d), L</text:p>
        <text:p text:style-name="P32">FD77 d<text:tab/>LD (IY + d), A</text:p>
        <text:p text:style-name="P13"><text:span text:style-name="T3">FD7C<text:tab/>LD A, IY</text:span><text:span text:style-name="T6">H</text:span><text:span text:style-name="T3">*</text:span></text:p>
        <text:p text:style-name="P13"><text:span text:style-name="T3">FD7D<text:tab/>LD A, IY</text:span><text:span text:style-name="T6">L</text:span><text:span text:style-name="T3">*</text:span></text:p>
        <text:p text:style-name="P32">FD7E d<text:tab/>LD A, (IY + d)</text:p>
        <text:p text:style-name="P13"><text:span text:style-name="T3">FD84<text:tab/>ADD A, IY</text:span><text:span text:style-name="T6">H</text:span><text:span text:style-name="T3">*</text:span></text:p>
        <text:p text:style-name="P13"><text:span text:style-name="T3">FD85<text:tab/>ADD A, IY</text:span><text:span text:style-name="T6">L</text:span><text:span text:style-name="T3">*</text:span></text:p>
        <text:p text:style-name="P32">FD86 d<text:tab/>ADD A, (IY + d)</text:p>
        <text:p text:style-name="P13"><text:span text:style-name="T3">FD8C<text:tab/>ADC A, IY</text:span><text:span text:style-name="T6">H</text:span><text:span text:style-name="T3">*</text:span></text:p>
        <text:p text:style-name="P13"><text:span text:style-name="T3">FD8D<text:tab/>ADC A, IY</text:span><text:span text:style-name="T6">L</text:span><text:span text:style-name="T3">*</text:span></text:p>
        <text:p text:style-name="P32">FD8E d<text:tab/>ADC A, (IY + d)</text:p>
        <text:p text:style-name="P13"><text:span text:style-name="T3">FD94<text:tab/>SUB IY</text:span><text:span text:style-name="T6">H</text:span><text:span text:style-name="T3">*</text:span></text:p>
        <text:p text:style-name="P13"><text:span text:style-name="T3">FD95<text:tab/>SUB IY</text:span><text:span text:style-name="T6">L</text:span><text:span text:style-name="T3">*</text:span></text:p>
        <text:p text:style-name="P32">FD96 d<text:tab/>SUB (IY + d)</text:p>
        <text:p text:style-name="P13"><text:span text:style-name="T3">FD9C<text:tab/>SBC A, IY</text:span><text:span text:style-name="T6">H</text:span><text:span text:style-name="T3">*</text:span></text:p>
        <text:p text:style-name="P13"><text:span text:style-name="T3">FD9D<text:tab/>SBC A, IY</text:span><text:span text:style-name="T6">L</text:span><text:span text:style-name="T3">*</text:span></text:p>
        <text:p text:style-name="P32">FD9E d<text:tab/>SBC A, (IY + d)</text:p>
        <text:p text:style-name="P13"><text:soft-page-break/><text:span text:style-name="T3">FDA4<text:tab/>AND IY</text:span><text:span text:style-name="T6">H</text:span><text:span text:style-name="T3">*</text:span></text:p>
        <text:p text:style-name="P13"><text:span text:style-name="T3">FDA5<text:tab/>AND IY</text:span><text:span text:style-name="T6">L</text:span><text:span text:style-name="T3">*</text:span></text:p>
        <text:p text:style-name="P32">FDA6 d<text:tab/>AND (IY + d)</text:p>
        <text:p text:style-name="P13"><text:span text:style-name="T3">FDAC<text:tab/>XOR IY</text:span><text:span text:style-name="T6">H</text:span><text:span text:style-name="T3">*</text:span></text:p>
        <text:p text:style-name="P13"><text:span text:style-name="T3">FDAD<text:tab/>XOR IY</text:span><text:span text:style-name="T6">L</text:span><text:span text:style-name="T3">*</text:span></text:p>
        <text:p text:style-name="P32">FDAE d<text:tab/>XOR (IY + d)</text:p>
        <text:p text:style-name="P13"><text:span text:style-name="T3">FDB4<text:tab/>OR IY</text:span><text:span text:style-name="T6">H</text:span><text:span text:style-name="T3">*</text:span></text:p>
        <text:p text:style-name="P13"><text:span text:style-name="T3">FDB5<text:tab/>OR IY</text:span><text:span text:style-name="T6">L</text:span><text:span text:style-name="T3">*</text:span></text:p>
        <text:p text:style-name="P32">FDB6 d<text:tab/>OR (IY + d)</text:p>
        <text:p text:style-name="P13"><text:span text:style-name="T3">FDBC<text:tab/>CP IY</text:span><text:span text:style-name="T6">H</text:span><text:span text:style-name="T3">*</text:span></text:p>
        <text:p text:style-name="P13"><text:span text:style-name="T3">FDBD<text:tab/>CP IY</text:span><text:span text:style-name="T6">L</text:span><text:span text:style-name="T3">*</text:span></text:p>
        <text:p text:style-name="P32">FDBE d<text:tab/>CP (IY + d)</text:p>
        <text:p text:style-name="P32">FDCB d 00<text:tab/>LD B, RLC (IY + d)*</text:p>
        <text:p text:style-name="P32">FDCB d 01<text:tab/>LD C, RLC (IY + d)*</text:p>
        <text:p text:style-name="P32">FDCB d 02<text:tab/>LD D, RLC (IY + d)*</text:p>
        <text:p text:style-name="P32">FDCB d 03<text:tab/>LD E, RLC (IY + d)*</text:p>
        <text:p text:style-name="P32">FDCB d 04<text:tab/>LD H, RLC (IY + d)*</text:p>
        <text:p text:style-name="P32">FDCB d 05<text:tab/>LD L, RLC (IY + d)*</text:p>
        <text:p text:style-name="P32">FDCB d 06<text:tab/>RLC (IY + d)</text:p>
        <text:p text:style-name="P32">FDCB d 07<text:tab/>LD A, RLC (IY + d)*</text:p>
        <text:p text:style-name="P32">FDCB d 08<text:tab/>LD B, RRC (IY + d)*</text:p>
        <text:p text:style-name="P32">FDCB d 09<text:tab/>LD C, RRC (IY + d)*</text:p>
        <text:p text:style-name="P32">FDCB d 0A<text:tab/>LD D, RRC (IY + d)*</text:p>
        <text:p text:style-name="P32">FDCB d 0B<text:tab/>LD E, RRC (IY + d)*</text:p>
        <text:p text:style-name="P32">FDCB d 0C<text:tab/>LD H, RRC (IY + d)*</text:p>
        <text:p text:style-name="P32">FDCB d 0D<text:tab/>LD L, RRC (IY + d)*</text:p>
        <text:p text:style-name="P32">FDCB d 0E<text:tab/>RRC (IY + d)</text:p>
        <text:p text:style-name="P32">FDCB d 0F<text:tab/>LD A, RRC (IY + d)*</text:p>
        <text:p text:style-name="P32">FDCB d 10<text:tab/>LD B, RL (IY + d)*</text:p>
        <text:p text:style-name="P32">FDCB d 11<text:tab/>LD C, RL (IY + d)*</text:p>
        <text:p text:style-name="P32">FDCB d 12<text:tab/>LD D, RL (IY + d)*</text:p>
        <text:p text:style-name="P32">FDCB d 13<text:tab/>LD E, RL (IY + d)*</text:p>
        <text:p text:style-name="P32">FDCB d 14<text:tab/>LD H, RL (IY + d)*</text:p>
        <text:p text:style-name="P32">FDCB d 15<text:tab/>LD L, RL (IY + d)*</text:p>
        <text:p text:style-name="P32">FDCB d 16<text:tab/>RL (IY + d)</text:p>
        <text:p text:style-name="P32">FDCB d 17<text:tab/>LD A, RL (IY + d)*</text:p>
        <text:p text:style-name="P32">FDCB d 18<text:tab/>LD B, RR (IY + d)*</text:p>
        <text:p text:style-name="P32">FDCB d 19<text:tab/>LD C, RR (IY + d)*</text:p>
        <text:p text:style-name="P32">FDCB d 1A<text:tab/>LD D, RR (IY + d)*</text:p>
        <text:p text:style-name="P32">FDCB d 1B<text:tab/>LD E, RR (IY + d)*</text:p>
        <text:p text:style-name="P32">FDCB d 1C<text:tab/>LD H, RR (IY + d)*</text:p>
        <text:p text:style-name="P32">FDCB d 1D<text:tab/>LD L, RR (IY + d)*</text:p>
        <text:p text:style-name="P32">FDCB d 1E<text:tab/>RR (IY + d)</text:p>
        <text:p text:style-name="P32">FDCB d 1F<text:tab/>LD A, RR (IY + d)*</text:p>
        <text:p text:style-name="P32">FDCB d 20<text:tab/>LD B, SLA (IY + d)*</text:p>
        <text:p text:style-name="P32">FDCB d 21<text:tab/>LD C, SLA (IY + d)*</text:p>
        <text:p text:style-name="P32">FDCB d 22<text:tab/>LD D, SLA (IY + d)*</text:p>
        <text:p text:style-name="P32">FDCB d 23<text:tab/>LD E, SLA (IY + d)*</text:p>
        <text:p text:style-name="P32">FDCB d 24<text:tab/>LD H, SLA (IY + d)*</text:p>
        <text:p text:style-name="P32">FDCB d 25<text:tab/>LD L, SLA (IY + d)*</text:p>
        <text:p text:style-name="P32">FDCB d 26<text:tab/>SLA (IY + d)</text:p>
        <text:p text:style-name="P32">FDCB d 27<text:tab/>LD A, SLA (IY + d)*</text:p>
        <text:p text:style-name="P32">FDCB d 28<text:tab/>LD B, SRA (IY + d)*</text:p>
        <text:p text:style-name="P32">FDCB d 29<text:tab/>LD C, SRA (IY + d)*</text:p>
        <text:p text:style-name="P32">FDCB d 2A<text:tab/>LD D, SRA (IY + d)*</text:p>
        <text:p text:style-name="P32">FDCB d 2B<text:tab/>LD E, SRA (IY + d)*</text:p>
        <text:p text:style-name="P32">FDCB d 2C<text:tab/>LD H, SRA (IY + d)*</text:p>
        <text:p text:style-name="P32">FDCB d 2D<text:tab/>LD L, SRA (IY + d)*</text:p>
        <text:p text:style-name="P32">FDCB d 2E<text:tab/>SRA (IY + d)</text:p>
        <text:p text:style-name="P32">FDCB d 2F<text:tab/>LD A, SRA (IY + d)*</text:p>
        <text:p text:style-name="P32">FDCB d 30<text:tab/>LD B, SLL (IY + d)*</text:p>
        <text:p text:style-name="P32">FDCB d 31<text:tab/>LD C, SLL (IY + d)*</text:p>
        <text:p text:style-name="P32">FDCB d 32<text:tab/>LD D, SLL (IY + d)*</text:p>
        <text:p text:style-name="P32">FDCB d 33<text:tab/>LD E, SLL (IY + d)*</text:p>
        <text:p text:style-name="P32">FDCB d 34<text:tab/>LD H, SLL (IY + d)*</text:p>
        <text:p text:style-name="P32">FDCB d 35<text:tab/>LD L, SLL (IY + d)*</text:p>
        <text:p text:style-name="P32">FDCB d 36<text:tab/>SLL (IY + d)*</text:p>
        <text:p text:style-name="P32">FDCB d 37<text:tab/>LD A, SLL (IY + d)*</text:p>
        <text:p text:style-name="P32">FDCB d 38<text:tab/>LD B, SRL (IY + d)*</text:p>
        <text:p text:style-name="P32">FDCB d 39<text:tab/>LD C, SRL (IY + d)*</text:p>
        <text:p text:style-name="P32">FDCB d 3A<text:tab/>LD D, SRL (IY + d)*</text:p>
        <text:p text:style-name="P32">FDCB d 3B<text:tab/>LD E, SRL (IY + d)*</text:p>
        <text:p text:style-name="P32">FDCB d 3C<text:tab/>LD H, SRL (IY + d)*</text:p>
        <text:p text:style-name="P32">FDCB d 3D<text:tab/>LD L, SRL (IY + d)*</text:p>
        <text:p text:style-name="P32">FDCB d 3E<text:tab/>SRL (IY + d)</text:p>
        <text:p text:style-name="P32">FDCB d 3F<text:tab/>LD A, SRL (IY + d)*</text:p>
        <text:p text:style-name="P32">FDCB d 40<text:tab/>BIT 0, (IY + d)*</text:p>
        <text:p text:style-name="P32">FDCB d 41<text:tab/>BIT 0, (IY + d)*</text:p>
        <text:p text:style-name="P32">FDCB d 42<text:tab/>BIT 0, (IY + d)*</text:p>
        <text:p text:style-name="P32">FDCB d 43<text:tab/>BIT 0, (IY + d)*</text:p>
        <text:p text:style-name="P32">FDCB d 44<text:tab/>BIT 0, (IY + d)*</text:p>
        <text:p text:style-name="P32">FDCB d 45<text:tab/>BIT 0, (IY + d)*</text:p>
        <text:p text:style-name="P32">FDCB d 46<text:tab/>BIT 0, (IY + d)</text:p>
        <text:p text:style-name="P32">FDCB d 47<text:tab/>BIT 0, (IY + d)*</text:p>
        <text:p text:style-name="P32">FDCB d 48<text:tab/>BIT 1, (IY + d)*</text:p>
        <text:p text:style-name="P32">FDCB d 49<text:tab/>BIT 1, (IY + d)*</text:p>
        <text:p text:style-name="P32">FDCB d 4A<text:tab/>BIT 1, (IY + d)*</text:p>
        <text:p text:style-name="P32">FDCB d 4B<text:tab/>BIT 1, (IY + d)*</text:p>
        <text:p text:style-name="P32">FDCB d 4C<text:tab/>BIT 1, (IY + d)*</text:p>
        <text:p text:style-name="P32">FDCB d 4D<text:tab/>BIT 1, (IY + d)*</text:p>
        <text:p text:style-name="P32">FDCB d 4E<text:tab/>BIT 1, (IY + d)</text:p>
        <text:p text:style-name="P32">FDCB d 4F<text:tab/>BIT 1, (IY + d)*</text:p>
        <text:p text:style-name="P32">FDCB d 50<text:tab/>BIT 2, (IY + d)*</text:p>
        <text:p text:style-name="P32">FDCB d 51<text:tab/>BIT 2, (IY + d)*</text:p>
        <text:p text:style-name="P32">FDCB d 52<text:tab/>BIT 2, (IY + d)*</text:p>
        <text:p text:style-name="P32">FDCB d 53<text:tab/>BIT 2, (IY + d)*</text:p>
        <text:p text:style-name="P32">FDCB d 54<text:tab/>BIT 2, (IY + d)*</text:p>
        <text:p text:style-name="P32">FDCB d 55<text:tab/>BIT 2, (IY + d)*</text:p>
        <text:p text:style-name="P32">FDCB d 56<text:tab/>BIT 2, (IY + d)</text:p>
        <text:p text:style-name="P32">FDCB d 57<text:tab/>BIT 2, (IY + d)*</text:p>
        <text:p text:style-name="P32">FDCB d 58<text:tab/>BIT 3, (IY + d)*</text:p>
        <text:p text:style-name="P32">FDCB d 59<text:tab/>BIT 3, (IY + d)*</text:p>
        <text:p text:style-name="P32">FDCB d 5A<text:tab/>BIT 3, (IY + d)*</text:p>
        <text:p text:style-name="P32">FDCB d 5B<text:tab/>BIT 3, (IY + d)*</text:p>
        <text:p text:style-name="P32">FDCB d 5C<text:tab/>BIT 3, (IY + d)*</text:p>
        <text:p text:style-name="P32">FDCB d 5D<text:tab/>BIT 3, (IY + d)*</text:p>
        <text:p text:style-name="P32">FDCB d 5E<text:tab/>BIT 3, (IY + d)</text:p>
        <text:p text:style-name="P32">FDCB d 5F<text:tab/>BIT 3, (IY + d)*</text:p>
        <text:p text:style-name="P32">FDCB d 60<text:tab/>BIT 4, (IY + d)*</text:p>
        <text:p text:style-name="P32">FDCB d 61<text:tab/>BIT 4, (IY + d)*</text:p>
        <text:p text:style-name="P32">FDCB d 62<text:tab/>BIT 4, (IY + d)*</text:p>
        <text:p text:style-name="P32">FDCB d 63<text:tab/>BIT 4, (IY + d)*</text:p>
        <text:p text:style-name="P32">FDCB d 64<text:tab/>BIT 4, (IY + d)*</text:p>
        <text:p text:style-name="P32">FDCB d 65<text:tab/>BIT 4, (IY + d)*</text:p>
        <text:p text:style-name="P32">FDCB d 66<text:tab/>BIT 4, (IY + d)</text:p>
        <text:p text:style-name="P32">FDCB d 67<text:tab/>BIT 4, (IY + d)*</text:p>
        <text:p text:style-name="P32">FDCB d 68<text:tab/>BIT 5, (IY + d)*</text:p>
        <text:p text:style-name="P32">FDCB d 69<text:tab/>BIT 5, (IY + d)*</text:p>
        <text:p text:style-name="P32">FDCB d 6A<text:tab/>BIT 5, (IY + d)*</text:p>
        <text:p text:style-name="P32">FDCB d 6B<text:tab/>BIT 5, (IY + d)*</text:p>
        <text:p text:style-name="P32">FDCB d 6C<text:tab/>BIT 5, (IY + d)*</text:p>
        <text:p text:style-name="P32">FDCB d 6D<text:tab/>BIT 5, (IY + d)*</text:p>
        <text:p text:style-name="P32">FDCB d 6E<text:tab/>BIT 5, (IY + d)</text:p>
        <text:p text:style-name="P32">FDCB d 6F<text:tab/>BIT 5, (IY + d)*</text:p>
        <text:p text:style-name="P32">FDCB d 70<text:tab/>BIT 6, (IY + d)*</text:p>
        <text:p text:style-name="P32">FDCB d 71<text:tab/>BIT 6, (IY + d)*</text:p>
        <text:p text:style-name="P32">FDCB d 72<text:tab/>BIT 6, (IY + d)*</text:p>
        <text:p text:style-name="P32">FDCB d 73<text:tab/>BIT 6, (IY + d)*</text:p>
        <text:p text:style-name="P32">FDCB d 74<text:tab/>BIT 6, (IY + d)*</text:p>
        <text:p text:style-name="P32">FDCB d 75<text:tab/>BIT 6, (IY + d)*</text:p>
        <text:p text:style-name="P32">FDCB d 76<text:tab/>BIT 6, (IY + d)</text:p>
        <text:p text:style-name="P32">FDCB d 77<text:tab/>BIT 6, (IY + d)*</text:p>
        <text:p text:style-name="P32">FDCB d 78<text:tab/>BIT 7, (IY + d)*</text:p>
        <text:p text:style-name="P32">FDCB d 79<text:tab/>BIT 7, (IY + d)*</text:p>
        <text:p text:style-name="P32">FDCB d 7A<text:tab/>BIT 7, (IY + d)*</text:p>
        <text:p text:style-name="P32">FDCB d 7B<text:tab/>BIT 7, (IY + d)*</text:p>
        <text:p text:style-name="P32">FDCB d 7C<text:tab/>BIT 7, (IY + d)*</text:p>
        <text:p text:style-name="P32">FDCB d 7D<text:tab/>BIT 7, (IY + d)*</text:p>
        <text:p text:style-name="P32">FDCB d 7E<text:tab/>BIT 7, (IY + d)</text:p>
        <text:p text:style-name="P32">FDCB d 7F<text:tab/>BIT 7, (IY + d)*</text:p>
        <text:p text:style-name="P32">FDCB d 80<text:tab/>LD B, RES 0, (IY + d)*</text:p>
        <text:p text:style-name="P32">FDCB d 81<text:tab/>LD C, RES 0, (IY + d)*</text:p>
        <text:p text:style-name="P32">FDCB d 82<text:tab/>LD D, RES 0, (IY + d)*</text:p>
        <text:p text:style-name="P32">FDCB d 83<text:tab/>LD E, RES 0, (IY + d)*</text:p>
        <text:p text:style-name="P32">FDCB d 84<text:tab/>LD H, RES 0, (IY + d)*</text:p>
        <text:p text:style-name="P32">FDCB d 85<text:tab/>LD L, RES 0, (IY + d)*</text:p>
        <text:p text:style-name="P32">FDCB d 86<text:tab/>RES 0, (IY + d)</text:p>
        <text:p text:style-name="P32">FDCB d 87<text:tab/>LD A, RES 0, (IY + d)*</text:p>
        <text:p text:style-name="P32">FDCB d 88<text:tab/>LD B, RES 1, (IY + d)*</text:p>
        <text:p text:style-name="P32">FDCB d 89<text:tab/>LD C, RES 1, (IY + d)*</text:p>
        <text:p text:style-name="P32">FDCB d 8A<text:tab/>LD D, RES 1, (IY + d)*</text:p>
        <text:p text:style-name="P32">FDCB d 8B<text:tab/>LD E, RES 1, (IY + d)*</text:p>
        <text:p text:style-name="P32">FDCB d 8C<text:tab/>LD H, RES 1, (IY + d)*</text:p>
        <text:p text:style-name="P32">FDCB d 8D<text:tab/>LD L, RES 1, (IY + d)*</text:p>
        <text:p text:style-name="P32">FDCB d 8E<text:tab/>RES 1, (IY + d)</text:p>
        <text:p text:style-name="P32">FDCB d 8F<text:tab/>LD A, RES 1, (IY + d)*</text:p>
        <text:p text:style-name="P32">FDCB d 90<text:tab/>LD B, RES 2, (IY + d)*</text:p>
        <text:p text:style-name="P32">FDCB d 91<text:tab/>LD C, RES 2, (IY + d)*</text:p>
        <text:p text:style-name="P32">FDCB d 92<text:tab/>LD D, RES 2, (IY + d)*</text:p>
        <text:p text:style-name="P32">FDCB d 93<text:tab/>LD E, RES 2, (IY + d)*</text:p>
        <text:p text:style-name="P32">FDCB d 94<text:tab/>LD H, RES 2, (IY + d)*</text:p>
        <text:p text:style-name="P32">FDCB d 95<text:tab/>LD L, RES 2, (IY + d)*</text:p>
        <text:p text:style-name="P32">FDCB d 96<text:tab/>RES 2, (IY + d)</text:p>
        <text:p text:style-name="P32">FDCB d 97<text:tab/>LD A, RES 2, (IY + d)*</text:p>
        <text:p text:style-name="P32">FDCB d 98<text:tab/>LD B, RES 3, (IY + d)*</text:p>
        <text:p text:style-name="P32">FDCB d 99<text:tab/>LD C, RES 3, (IY + d)*</text:p>
        <text:p text:style-name="P32">FDCB d 9A<text:tab/>LD D, RES 3, (IY + d)*</text:p>
        <text:p text:style-name="P32">FDCB d 9B<text:tab/>LD E, RES 3, (IY + d)*</text:p>
        <text:p text:style-name="P32">FDCB d 9C<text:tab/>LD H, RES 3, (IY + d)*</text:p>
        <text:p text:style-name="P32">FDCB d 9D<text:tab/>LD L, RES 3, (IY + d)*</text:p>
        <text:p text:style-name="P32">FDCB d 9E<text:tab/>RES 3, (IY + d)</text:p>
        <text:p text:style-name="P32">FDCB d 9F<text:tab/>LD A, RES 3, (IY + d)*</text:p>
        <text:p text:style-name="P32">FDCB d A0<text:tab/>LD B, RES 4, (IY + d)*</text:p>
        <text:p text:style-name="P32">FDCB d A1<text:tab/>LD C, RES 4, (IY + d)*</text:p>
        <text:p text:style-name="P32">FDCB d A2<text:tab/>LD D, RES 4, (IY + d)*</text:p>
        <text:p text:style-name="P32">FDCB d A3<text:tab/>LD E, RES 4, (IY + d)*</text:p>
        <text:p text:style-name="P32">FDCB d A4<text:tab/>LD H, RES 4, (IY + d)*</text:p>
        <text:p text:style-name="P32">FDCB d A5<text:tab/>LD L, RES 4, (IY + d)*</text:p>
        <text:p text:style-name="P32">FDCB d A6<text:tab/>RES 4, (IY + d)</text:p>
        <text:p text:style-name="P32">FDCB d A7<text:tab/>LD A, RES 4, (IY + d)*</text:p>
        <text:p text:style-name="P32">FDCB d A8<text:tab/>LD B, RES 5, (IY + d)*</text:p>
        <text:p text:style-name="P32">FDCB d A9<text:tab/>LD C, RES 5, (IY + d)*</text:p>
        <text:p text:style-name="P32">FDCB d AA<text:tab/>LD D, RES 5, (IY + d)*</text:p>
        <text:p text:style-name="P32">FDCB d AB<text:tab/>LD E, RES 5, (IY + d)*</text:p>
        <text:p text:style-name="P32">FDCB d AC<text:tab/>LD H, RES 5, (IY + d)*</text:p>
        <text:p text:style-name="P32">FDCB d AD<text:tab/>LD L, RES 5, (IY + d)*</text:p>
        <text:p text:style-name="P32">FDCB d AE<text:tab/>RES 5, (IY + d)</text:p>
        <text:p text:style-name="P32">FDCB d AF<text:tab/>LD A, RES 5, (IY + d)*</text:p>
        <text:p text:style-name="P32">FDCB d B0<text:tab/>LD B, RES 6, (IY + d)*</text:p>
        <text:p text:style-name="P32">FDCB d B1<text:tab/>LD C, RES 6, (IY + d)*</text:p>
        <text:p text:style-name="P32">FDCB d B2<text:tab/>LD D, RES 6, (IY + d)*</text:p>
        <text:p text:style-name="P32">FDCB d B3<text:tab/>LD E, RES 6, (IY + d)*</text:p>
        <text:p text:style-name="P32">FDCB d B4<text:tab/>LD H, RES 6, (IY + d)*</text:p>
        <text:p text:style-name="P32">FDCB d B5<text:tab/>LD L, RES 6, (IY + d)*</text:p>
        <text:p text:style-name="P32">FDCB d B6<text:tab/>RES 6, (IY + d)</text:p>
        <text:p text:style-name="P32">FDCB d B7<text:tab/>LD A, RES 6, (IY + d)*</text:p>
        <text:p text:style-name="P32">FDCB d B8<text:tab/>LD B, RES 7, (IY + d)*</text:p>
        <text:p text:style-name="P32">FDCB d B9<text:tab/>LD C, RES 7, (IY + d)*</text:p>
        <text:p text:style-name="P32">FDCB d BA<text:tab/>LD D, RES 7, (IY + d)*</text:p>
        <text:p text:style-name="P32">FDCB d BB<text:tab/>LD E, RES 7, (IY + d)*</text:p>
        <text:p text:style-name="P32">FDCB d BC<text:tab/>LD H, RES 7, (IY + d)*</text:p>
        <text:p text:style-name="P32">FDCB d BD<text:tab/>LD L, RES 7, (IY + d)*</text:p>
        <text:p text:style-name="P32">FDCB d BE<text:tab/>RES 7, (IY + d)</text:p>
        <text:p text:style-name="P32">FDCB d BF<text:tab/>LD A, RES 7, (IY + d)*</text:p>
        <text:p text:style-name="P32">FDCB d C0<text:tab/>LD B, SET 0, (IY + d)*</text:p>
        <text:p text:style-name="P32">FDCB d C1<text:tab/>LD C, SET 0, (IY + d)*</text:p>
        <text:p text:style-name="P32">FDCB d C2<text:tab/>LD D, SET 0, (IY + d)*</text:p>
        <text:p text:style-name="P32">FDCB d C3<text:tab/>LD E, SET 0, (IY + d)*</text:p>
        <text:p text:style-name="P32">FDCB d C4<text:tab/>LD H, SET 0, (IY + d)*</text:p>
        <text:p text:style-name="P32">FDCB d C5<text:tab/>LD L, SET 0, (IY + d)*</text:p>
        <text:p text:style-name="P32">FDCB d C6<text:tab/>SET 0, (IY + d)</text:p>
        <text:p text:style-name="P32">FDCB d C7<text:tab/>LD A, SET 0, (IY + d)*</text:p>
        <text:p text:style-name="P32">FDCB d C8<text:tab/>LD B, SET 1, (IY + d)*</text:p>
        <text:p text:style-name="P32">FDCB d C9<text:tab/>LD C, SET 1, (IY + d)*</text:p>
        <text:p text:style-name="P32">FDCB d CA<text:tab/>LD D, SET 1, (IY + d)*</text:p>
        <text:p text:style-name="P32">FDCB d CB<text:tab/>LD E, SET 1, (IY + d)*</text:p>
        <text:p text:style-name="P32">FDCB d CC<text:tab/>LD H, SET 1, (IY + d)*</text:p>
        <text:p text:style-name="P32">FDCB d CD<text:tab/>LD L, SET 1, (IY + d)*</text:p>
        <text:p text:style-name="P32">FDCB d CE<text:tab/>SET 1, (IY + d)</text:p>
        <text:p text:style-name="P32">FDCB d CF<text:tab/>LD A, SET 1, (IY + d)*</text:p>
        <text:p text:style-name="P32">FDCB d D0<text:tab/>LD B, SET 2, (IY + d)*</text:p>
        <text:p text:style-name="P32">FDCB d D1<text:tab/>LD C, SET 2, (IY + d)*</text:p>
        <text:p text:style-name="P32">FDCB d D2<text:tab/>LD D, SET 2, (IY + d)*</text:p>
        <text:p text:style-name="P32">FDCB d D3<text:tab/>LD E, SET 2, (IY + d)*</text:p>
        <text:p text:style-name="P32">FDCB d D4<text:tab/>LD H, SET 2, (IY + d)*</text:p>
        <text:p text:style-name="P32">FDCB d D5<text:tab/>LD L, SET 2, (IY + d)*</text:p>
        <text:p text:style-name="P32">FDCB d D6<text:tab/>SET 2, (IY + d)</text:p>
        <text:p text:style-name="P32">FDCB d D7<text:tab/>LD A, SET 2, (IY + d)*</text:p>
        <text:p text:style-name="P32">FDCB d D8<text:tab/>LD B, SET 3, (IY + d)*</text:p>
        <text:p text:style-name="P32">FDCB d D9<text:tab/>LD C, SET 3, (IY + d)*</text:p>
        <text:p text:style-name="P32">FDCB d DA<text:tab/>LD D, SET 3, (IY + d)*</text:p>
        <text:p text:style-name="P32">FDCB d DB<text:tab/>LD E, SET 3, (IY + d)*</text:p>
        <text:p text:style-name="P32">FDCB d DC<text:tab/>LD H, SET 3, (IY + d)*</text:p>
        <text:p text:style-name="P32">FDCB d DD<text:tab/>LD L, SET 3, (IY + d)*</text:p>
        <text:p text:style-name="P32">FDCB d DE<text:tab/>SET 3, (IY + d)</text:p>
        <text:p text:style-name="P32">FDCB d DF<text:tab/>LD A, SET 3, (IY + d)*</text:p>
        <text:p text:style-name="P32">FDCB d E0<text:tab/>LD B, SET 4, (IY + d)*</text:p>
        <text:p text:style-name="P32">FDCB d E1<text:tab/>LD C, SET 4, (IY + d)*</text:p>
        <text:p text:style-name="P32">FDCB d E2<text:tab/>LD D, SET 4, (IY + d)*</text:p>
        <text:p text:style-name="P32">FDCB d E3<text:tab/>LD E, SET 4, (IY + d)*</text:p>
        <text:p text:style-name="P32">FDCB d E4<text:tab/>LD H, SET 4, (IY + d)*</text:p>
        <text:p text:style-name="P32">FDCB d E5<text:tab/>LD L, SET 4, (IY + d)*</text:p>
        <text:p text:style-name="P32">FDCB d E6<text:tab/>SET 4, (IY + d)</text:p>
        <text:p text:style-name="P32">FDCB d E7<text:tab/>LD A, SET 4, (IY + d)*</text:p>
        <text:p text:style-name="P32">FDCB d E8<text:tab/>LD B, SET 5, (IY + d)*</text:p>
        <text:p text:style-name="P32">FDCB d E9<text:tab/>LD C, SET 5, (IY + d)*</text:p>
        <text:p text:style-name="P32">FDCB d EA<text:tab/>LD D, SET 5, (IY + d)*</text:p>
        <text:p text:style-name="P32">FDCB d EB<text:tab/>LD E, SET 5, (IY + d)*</text:p>
        <text:p text:style-name="P32">FDCB d EC<text:tab/>LD H, SET 5, (IY + d)*</text:p>
        <text:p text:style-name="P32">FDCB d ED<text:tab/>LD L, SET 5, (IY + d)*</text:p>
        <text:p text:style-name="P32">FDCB d EE<text:tab/>SET 5, (IY + d)</text:p>
        <text:p text:style-name="P32">FDCB d EF<text:tab/>LD A, SET 5, (IY + d)*</text:p>
        <text:p text:style-name="P32">FDCB d F0<text:tab/>LD B, SET 6, (IY + d)*</text:p>
        <text:p text:style-name="P32">FDCB d F1<text:tab/>LD C, SET 6, (IY + d)*</text:p>
        <text:p text:style-name="P32">FDCB d F2<text:tab/>LD D, SET 6, (IY + d)*</text:p>
        <text:p text:style-name="P32">FDCB d F3<text:tab/>LD E, SET 6, (IY + d)*</text:p>
        <text:p text:style-name="P32">FDCB d F4<text:tab/>LD H, SET 6, (IY + d)*</text:p>
        <text:p text:style-name="P32">FDCB d F5<text:tab/>LD L, SET 6, (IY + d)*</text:p>
        <text:p text:style-name="P32"><text:soft-page-break/>FDCB d F6<text:tab/>SET 6, (IY + d)</text:p>
        <text:p text:style-name="P32">FDCB d F7<text:tab/>LD A, SET 6, (IY + d)*</text:p>
        <text:p text:style-name="P32">FDCB d F8<text:tab/>LD B, SET 7, (IY + d)*</text:p>
        <text:p text:style-name="P32">FDCB d F9<text:tab/>LD C, SET 7, (IY + d)*</text:p>
        <text:p text:style-name="P32">FDCB d FA<text:tab/>LD D, SET 7, (IY + d)*</text:p>
        <text:p text:style-name="P32">FDCB d FB<text:tab/>LD E, SET 7, (IY + d)*</text:p>
        <text:p text:style-name="P32">FDCB d FC<text:tab/>LD H, SET 7, (IY + d)*</text:p>
        <text:p text:style-name="P32">FDCB d FD<text:tab/>LD L, SET 7, (IY + d)*</text:p>
        <text:p text:style-name="P32">FDCB d FE<text:tab/>SET 7, (IY + d)</text:p>
        <text:p text:style-name="P32">FDCB d FF<text:tab/>LD A, SET 7, (IY + d)*</text:p>
        <text:p text:style-name="P32">FDE1<text:tab/>POP IY</text:p>
        <text:p text:style-name="P32">FDE3<text:tab/>EX (SP), IY</text:p>
        <text:p text:style-name="P32">FDE5<text:tab/>PUSH IY</text:p>
        <text:p text:style-name="P32">FDE9<text:tab/>JP (IY)</text:p>
        <text:p text:style-name="P32">FDF9<text:tab/>LD SP, IY</text:p>
        <text:p text:style-name="P32">FE n<text:tab/>CP n</text:p>
        <text:p text:style-name="P32">FF<text:tab/>RST 38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T Extra" svg:font-family="'MT Extra', Symbol" style:font-family-generic="roman" style:font-pitch="variable" style:font-charset="x-symbol"/>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1pt" fo:language="en" fo:country="GB" style:font-name-asian="Times New Roman" style:font-size-asian="11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Z80 Specifications</dc:title>
    <dc:subject>Zilog Z80 CPU</dc:subject>
    <meta:keyword>Z80</meta:keyword>
    <meta:keyword>Undocumented</meta:keyword>
    <meta:keyword>Specifications</meta:keyword>
    <meta:initial-creator>Sean Young</meta:initial-creator>
    <meta:creation-date>1997-01-28T20:43:00</meta:creation-date>
    <dc:creator>-</dc:creator>
    <dc:date>1997-09-21T13:56:00</dc:date>
    <meta:print-date>1997-01-28T20:49:00</meta:print-date>
    <meta:editing-cycles>17</meta:editing-cycles>
    <meta:editing-duration>PT02H43M00S</meta:editing-duration>
    <meta:document-statistic meta:table-count="11" meta:image-count="17" meta:object-count="0" meta:page-count="18" meta:paragraph-count="3364" meta:word-count="14919" meta:character-count="49043"/>
    <meta:generator>OpenOffice.org/3.1$Unix OpenOffice.org_project/310m19$Build-9420</meta:generator>
    <meta:user-defined meta:name="Info 1"/>
    <meta:user-defined meta:name="Info 2"/>
    <meta:user-defined meta:name="Info 3"/>
    <meta:user-defined meta:name="Info 4"/>
  </office:meta>
</office:document-meta>
</file>